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7.8pt"/>
    </style:style>
    <style:style style:name="co3" style:family="table-column">
      <style:table-column-properties fo:break-before="auto" style:column-width="30.1pt"/>
    </style:style>
    <style:style style:name="co4" style:family="table-column">
      <style:table-column-properties fo:break-before="auto" style:column-width="61.74pt"/>
    </style:style>
    <style:style style:name="co5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177.56pt"/>
    </style:style>
    <style:style style:name="co7" style:family="table-column">
      <style:table-column-properties fo:break-before="auto" style:column-width="27.75pt"/>
    </style:style>
    <style:style style:name="co8" style:family="table-column">
      <style:table-column-properties fo:break-before="auto" style:column-width="72.54pt"/>
    </style:style>
    <style:style style:name="co9" style:family="table-column">
      <style:table-column-properties fo:break-before="auto" style:column-width="47.06pt"/>
    </style:style>
    <style:style style:name="co10" style:family="table-column">
      <style:table-column-properties fo:break-before="auto" style:column-width="49.41pt"/>
    </style:style>
    <style:style style:name="co11" style:family="table-column">
      <style:table-column-properties fo:break-before="auto" style:column-width="41.64pt"/>
    </style:style>
    <style:style style:name="co12" style:family="table-column">
      <style:table-column-properties fo:break-before="auto" style:column-width="58.65pt"/>
    </style:style>
    <style:style style:name="co13" style:family="table-column">
      <style:table-column-properties fo:break-before="auto" style:column-width="49.21pt"/>
    </style:style>
    <style:style style:name="co14" style:family="table-column">
      <style:table-column-properties fo:break-before="auto" style:column-width="16.61pt"/>
    </style:style>
    <style:style style:name="co15" style:family="table-column">
      <style:table-column-properties fo:break-before="auto" style:column-width="25.2pt"/>
    </style:style>
    <style:style style:name="co16" style:family="table-column">
      <style:table-column-properties fo:break-before="auto" style:column-width="57.46pt"/>
    </style:style>
    <style:style style:name="co17" style:family="table-column">
      <style:table-column-properties fo:break-before="auto" style:column-width="16.24pt"/>
    </style:style>
    <style:style style:name="co18" style:family="table-column">
      <style:table-column-properties fo:break-before="auto" style:column-width="44.59pt"/>
    </style:style>
    <style:style style:name="co19" style:family="table-column">
      <style:table-column-properties fo:break-before="auto" style:column-width="47.99pt"/>
    </style:style>
    <style:style style:name="co20" style:family="table-column">
      <style:table-column-properties fo:break-before="auto" style:column-width="116.19pt"/>
    </style:style>
    <style:style style:name="co21" style:family="table-column">
      <style:table-column-properties fo:break-before="auto" style:column-width="51.14pt"/>
    </style:style>
    <style:style style:name="co22" style:family="table-column">
      <style:table-column-properties fo:break-before="auto" style:column-width="85.89pt"/>
    </style:style>
    <style:style style:name="co23" style:family="table-column">
      <style:table-column-properties fo:break-before="auto" style:column-width="117.55pt"/>
    </style:style>
    <style:style style:name="co24" style:family="table-column">
      <style:table-column-properties fo:break-before="auto" style:column-width="78.21pt"/>
    </style:style>
    <style:style style:name="co25" style:family="table-column">
      <style:table-column-properties fo:break-before="auto" style:column-width="52.7pt"/>
    </style:style>
    <style:style style:name="co26" style:family="table-column">
      <style:table-column-properties fo:break-before="auto" style:column-width="146.64pt"/>
    </style:style>
    <style:style style:name="co27" style:family="table-column">
      <style:table-column-properties fo:break-before="auto" style:column-width="173.65pt"/>
    </style:style>
    <style:style style:name="co28" style:family="table-column">
      <style:table-column-properties fo:break-before="auto" style:column-width="96.01pt"/>
    </style:style>
    <style:style style:name="co29" style:family="table-column">
      <style:table-column-properties fo:break-before="auto" style:column-width="74.61pt"/>
    </style:style>
    <style:style style:name="co30" style:family="table-column">
      <style:table-column-properties fo:break-before="auto" style:column-width="54.74pt"/>
    </style:style>
    <style:style style:name="co31" style:family="table-column">
      <style:table-column-properties fo:break-before="auto" style:column-width="49.49pt"/>
    </style:style>
    <style:style style:name="co32" style:family="table-column">
      <style:table-column-properties fo:break-before="auto" style:column-width="31.66pt"/>
    </style:style>
    <style:style style:name="co33" style:family="table-column">
      <style:table-column-properties fo:break-before="auto" style:column-width="147.71pt"/>
    </style:style>
    <style:style style:name="co34" style:family="table-column">
      <style:table-column-properties fo:break-before="auto" style:column-width="47.85pt"/>
    </style:style>
    <style:style style:name="co35" style:family="table-column">
      <style:table-column-properties fo:break-before="auto" style:column-width="60.94pt"/>
    </style:style>
    <style:style style:name="co36" style:family="table-column">
      <style:table-column-properties fo:break-before="auto" style:column-width="89.49pt"/>
    </style:style>
    <style:style style:name="co37" style:family="table-column">
      <style:table-column-properties fo:break-before="auto" style:column-width="114.24pt"/>
    </style:style>
    <style:style style:name="co38" style:family="table-column">
      <style:table-column-properties fo:break-before="auto" style:column-width="52.44pt"/>
    </style:style>
    <style:style style:name="co39" style:family="table-column">
      <style:table-column-properties fo:break-before="auto" style:column-width="63.3pt"/>
    </style:style>
    <style:style style:name="co40" style:family="table-column">
      <style:table-column-properties fo:break-before="auto" style:column-width="74.1pt"/>
    </style:style>
    <style:style style:name="co41" style:family="table-column">
      <style:table-column-properties fo:break-before="auto" style:column-width="58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color="#800000"/>
    </style:style>
    <style:style style:name="ce10" style:family="table-cell" style:parent-style-name="Default">
      <style:text-properties fo:color="#800000"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 Narrow"/>
    </style:style>
    <style:style style:name="ce3" style:family="table-cell" style:parent-style-name="Default">
      <style:text-properties style:font-name="Liberation Sans Narrow" fo:font-weight="bold" style:font-weight-asian="bold" style:font-weight-complex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 Narrow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" style:family="table-cell" style:parent-style-name="Default">
      <style:text-properties style:font-name="Liberation Sans Narrow" fo:font-size="10pt" style:font-size-asian="10pt" style:font-size-complex="10pt"/>
    </style:style>
    <style:style style:name="ce6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Liberation Sans Narrow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cemdat07_chang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7"/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asis change → Fe+3, O2 instead of Fe+2, e-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2O</text:p>
          </table:table-cell>
          <table:table-cell office:value-type="string" calcext:value-type="string">
            <text:p>O(1)H(2)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+</text:p>
          </table:table-cell>
          <table:table-cell office:value-type="string" calcext:value-type="string">
            <text:p>H(1)+(1)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CO3-</text:p>
          </table:table-cell>
          <table:table-cell office:value-type="string" calcext:value-type="string">
            <text:p>O(3)H(1)C(1)-(1)</text:p>
          </table:table-cell>
          <table:table-cell office:value-type="float" office:value="5.4" calcext:value-type="float">
            <text:p>5.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+2</text:p>
          </table:table-cell>
          <table:table-cell office:value-type="string" calcext:value-type="string">
            <text:p>CA(1)+(2)</text:p>
          </table:table-cell>
          <table:table-cell office:value-type="float" office:value="4.9" calcext:value-type="float">
            <text:p>4.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(OH)4</text:p>
          </table:table-cell>
          <table:table-cell office:value-type="string" calcext:value-type="string">
            <text:p>O(4)H(4)SI(1)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+3</text:p>
          </table:table-cell>
          <table:table-cell office:value-type="string" calcext:value-type="string">
            <text:p>AL(1)+(3)</text:p>
          </table:table-cell>
          <table:table-cell office:value-type="float" office:value="6.7" calcext:value-type="float">
            <text:p>6.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+</text:p>
          </table:table-cell>
          <table:table-cell office:value-type="string" calcext:value-type="string">
            <text:p>K(1)+(1)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+2</text:p>
          </table:table-cell>
          <table:table-cell office:value-type="string" calcext:value-type="string">
            <text:p>MG(1)+(2)</text:p>
          </table:table-cell>
          <table:table-cell office:value-type="float" office:value="5.5" calcext:value-type="float">
            <text:p>5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4-2</text:p>
          </table:table-cell>
          <table:table-cell office:value-type="string" calcext:value-type="string">
            <text:p>O(4)S(1)-(2)</text:p>
          </table:table-cell>
          <table:table-cell office:value-type="float" office:value="5.3" calcext:value-type="float">
            <text:p>5.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-</text:p>
          </table:table-cell>
          <table:table-cell office:value-type="string" calcext:value-type="string">
            <text:p>CL(1)-(1)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+</text:p>
          </table:table-cell>
          <table:table-cell office:value-type="string" calcext:value-type="string">
            <text:p>NA(1)+(1)</text:p>
          </table:table-cell>
          <table:table-cell office:value-type="float" office:value="4.3" calcext:value-type="float">
            <text:p>4.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(2)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+3</text:p>
          </table:table-cell>
          <table:table-cell office:value-type="string" calcext:value-type="string">
            <text:p>FE(1)+(3)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!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OX(1)-(1)</text:p>
          </table:table-cell>
          <table:table-cell office:value-type="float" office:value="3.7" calcext:value-type="float">
            <text:p>3.7</text:p>
          </table:table-cell>
          <table:table-cell office:value-type="float" office:value="-54.2935" calcext:value-type="float">
            <text:p>-54.2935</text:p>
          </table:table-cell>
          <table:table-cell office:value-type="float" office:value="-49.8166" calcext:value-type="float">
            <text:p>-49.8166</text:p>
          </table:table-cell>
          <table:table-cell office:value-type="float" office:value="-46.01815" calcext:value-type="float">
            <text:p>-46.01815</text:p>
          </table:table-cell>
          <table:table-cell office:value-type="float" office:value="-42.7531" calcext:value-type="float">
            <text:p>-42.7531</text:p>
          </table:table-cell>
          <table:table-cell office:value-type="float" office:value="-39.9151" calcext:value-type="float">
            <text:p>-39.9151</text:p>
          </table:table-cell>
          <table:table-cell office:value-type="float" office:value="-37.4243" calcext:value-type="float">
            <text:p>-37.4243</text:p>
          </table:table-cell>
          <table:table-cell office:value-type="float" office:value="-35.2197" calcext:value-type="float">
            <text:p>-35.219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+2</text:p>
          </table:table-cell>
          <table:table-cell office:value-type="string" calcext:value-type="string">
            <text:p>FE(1)+(2)</text:p>
          </table:table-cell>
          <table:table-cell office:value-type="float" office:value="5.1" calcext:value-type="float">
            <text:p>5.1</text:p>
          </table:table-cell>
          <table:table-cell office:value-type="float" office:value="-10.02145" calcext:value-type="float">
            <text:p>-10.02145</text:p>
          </table:table-cell>
          <table:table-cell office:value-type="float" office:value="-8.476" calcext:value-type="float">
            <text:p>-8.476</text:p>
          </table:table-cell>
          <table:table-cell office:value-type="float" office:value="-7.147475" calcext:value-type="float">
            <text:p>-7.147475</text:p>
          </table:table-cell>
          <table:table-cell office:value-type="float" office:value="-5.99095" calcext:value-type="float">
            <text:p>-5.99095</text:p>
          </table:table-cell>
          <table:table-cell office:value-type="float" office:value="-4.97295" calcext:value-type="float">
            <text:p>-4.97295</text:p>
          </table:table-cell>
          <table:table-cell office:value-type="float" office:value="-4.06845" calcext:value-type="float">
            <text:p>-4.06845</text:p>
          </table:table-cell>
          <table:table-cell office:value-type="float" office:value="-3.25825" calcext:value-type="float">
            <text:p>-3.2582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O(OH)3-</text:p>
          </table:table-cell>
          <table:table-cell office:value-type="string" calcext:value-type="string">
            <text:p>O(4)H(3)SI(1)-(1)</text:p>
          </table:table-cell>
          <table:table-cell office:value-type="float" office:value="4" calcext:value-type="float">
            <text:p>4</text:p>
          </table:table-cell>
          <table:table-cell office:value-type="float" office:value="-10.3189" calcext:value-type="float">
            <text:p>-10.3189</text:p>
          </table:table-cell>
          <table:table-cell office:value-type="float" office:value="-9.81024" calcext:value-type="float">
            <text:p>-9.81024</text:p>
          </table:table-cell>
          <table:table-cell office:value-type="float" office:value="-9.45051" calcext:value-type="float">
            <text:p>-9.45051</text:p>
          </table:table-cell>
          <table:table-cell office:value-type="float" office:value="-9.20257" calcext:value-type="float">
            <text:p>-9.20257</text:p>
          </table:table-cell>
          <table:table-cell office:value-type="float" office:value="-9.03993" calcext:value-type="float">
            <text:p>-9.03993</text:p>
          </table:table-cell>
          <table:table-cell office:value-type="float" office:value="-8.94324" calcext:value-type="float">
            <text:p>-8.94324</text:p>
          </table:table-cell>
          <table:table-cell office:value-type="float" office:value="-8.89811" calcext:value-type="float">
            <text:p>-8.8981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O2(OH)2-2</text:p>
          </table:table-cell>
          <table:table-cell office:value-type="string" calcext:value-type="string">
            <text:p>O(4)H(2)SI(1)-(2)</text:p>
          </table:table-cell>
          <table:table-cell office:value-type="float" office:value="4" calcext:value-type="float">
            <text:p>4</text:p>
          </table:table-cell>
          <table:table-cell office:value-type="float" office:value="-24.3426" calcext:value-type="float">
            <text:p>-24.3426</text:p>
          </table:table-cell>
          <table:table-cell office:value-type="float" office:value="-23.14" calcext:value-type="float">
            <text:p>-23.14</text:p>
          </table:table-cell>
          <table:table-cell office:value-type="float" office:value="-22.1235" calcext:value-type="float">
            <text:p>-22.1235</text:p>
          </table:table-cell>
          <table:table-cell office:value-type="float" office:value="-21.253" calcext:value-type="float">
            <text:p>-21.253</text:p>
          </table:table-cell>
          <table:table-cell office:value-type="float" office:value="-20.4991" calcext:value-type="float">
            <text:p>-20.4991</text:p>
          </table:table-cell>
          <table:table-cell office:value-type="float" office:value="-19.8399" calcext:value-type="float">
            <text:p>-19.8399</text:p>
          </table:table-cell>
          <table:table-cell office:value-type="float" office:value="-19.2586" calcext:value-type="float">
            <text:p>-19.258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SO4+</text:p>
          </table:table-cell>
          <table:table-cell office:value-type="string" calcext:value-type="string">
            <text:p>O(4)AL(1)S(1)+(1)</text:p>
          </table:table-cell>
          <table:table-cell office:value-type="float" office:value="4" calcext:value-type="float">
            <text:p>4</text:p>
          </table:table-cell>
          <table:table-cell office:value-type="float" office:value="3.65606" calcext:value-type="float">
            <text:p>3.65606</text:p>
          </table:table-cell>
          <table:table-cell office:value-type="float" office:value="3.89987" calcext:value-type="float">
            <text:p>3.89987</text:p>
          </table:table-cell>
          <table:table-cell office:value-type="float" office:value="4.17068" calcext:value-type="float">
            <text:p>4.17068</text:p>
          </table:table-cell>
          <table:table-cell office:value-type="float" office:value="4.458" calcext:value-type="float">
            <text:p>4.458</text:p>
          </table:table-cell>
          <table:table-cell office:value-type="float" office:value="4.75482" calcext:value-type="float">
            <text:p>4.75482</text:p>
          </table:table-cell>
          <table:table-cell office:value-type="float" office:value="5.0563" calcext:value-type="float">
            <text:p>5.0563</text:p>
          </table:table-cell>
          <table:table-cell office:value-type="float" office:value="5.35916" calcext:value-type="float">
            <text:p>5.3591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(SO4)2-</text:p>
          </table:table-cell>
          <table:table-cell office:value-type="string" calcext:value-type="string">
            <text:p>O(8)AL(1)S(2)-(1)</text:p>
          </table:table-cell>
          <table:table-cell office:value-type="float" office:value="4" calcext:value-type="float">
            <text:p>4</text:p>
          </table:table-cell>
          <table:table-cell office:value-type="float" office:value="5.79599" calcext:value-type="float">
            <text:p>5.79599</text:p>
          </table:table-cell>
          <table:table-cell office:value-type="float" office:value="5.90135" calcext:value-type="float">
            <text:p>5.90135</text:p>
          </table:table-cell>
          <table:table-cell office:value-type="float" office:value="6.12355" calcext:value-type="float">
            <text:p>6.12355</text:p>
          </table:table-cell>
          <table:table-cell office:value-type="float" office:value="6.42785" calcext:value-type="float">
            <text:p>6.42785</text:p>
          </table:table-cell>
          <table:table-cell office:value-type="float" office:value="6.79009" calcext:value-type="float">
            <text:p>6.79009</text:p>
          </table:table-cell>
          <table:table-cell office:value-type="float" office:value="7.19316" calcext:value-type="float">
            <text:p>7.19316</text:p>
          </table:table-cell>
          <table:table-cell office:value-type="float" office:value="7.6247" calcext:value-type="float">
            <text:p>7.624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(OH)2+</text:p>
          </table:table-cell>
          <table:table-cell office:value-type="string" calcext:value-type="string">
            <text:p>O(2)H(2)AL(1)+(1)</text:p>
          </table:table-cell>
          <table:table-cell office:value-type="float" office:value="4" calcext:value-type="float">
            <text:p>4</text:p>
          </table:table-cell>
          <table:table-cell office:value-type="float" office:value="-12.2642" calcext:value-type="float">
            <text:p>-12.2642</text:p>
          </table:table-cell>
          <table:table-cell office:value-type="float" office:value="-10.5994" calcext:value-type="float">
            <text:p>-10.5994</text:p>
          </table:table-cell>
          <table:table-cell office:value-type="float" office:value="-9.21662" calcext:value-type="float">
            <text:p>-9.21662</text:p>
          </table:table-cell>
          <table:table-cell office:value-type="float" office:value="-8.05325" calcext:value-type="float">
            <text:p>-8.05325</text:p>
          </table:table-cell>
          <table:table-cell office:value-type="float" office:value="-7.06381" calcext:value-type="float">
            <text:p>-7.06381</text:p>
          </table:table-cell>
          <table:table-cell office:value-type="float" office:value="-6.21441" calcext:value-type="float">
            <text:p>-6.21441</text:p>
          </table:table-cell>
          <table:table-cell office:value-type="float" office:value="-5.4793" calcext:value-type="float">
            <text:p>-5.479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(OH)4-</text:p>
          </table:table-cell>
          <table:table-cell office:value-type="string" calcext:value-type="string">
            <text:p>O(4)H(4)AL(1)-(1)</text:p>
          </table:table-cell>
          <table:table-cell office:value-type="float" office:value="4" calcext:value-type="float">
            <text:p>4</text:p>
          </table:table-cell>
          <table:table-cell office:value-type="float" office:value="-25.7251" calcext:value-type="float">
            <text:p>-25.7251</text:p>
          </table:table-cell>
          <table:table-cell office:value-type="float" office:value="-22.8756" calcext:value-type="float">
            <text:p>-22.8756</text:p>
          </table:table-cell>
          <table:table-cell office:value-type="float" office:value="-20.4911" calcext:value-type="float">
            <text:p>-20.4911</text:p>
          </table:table-cell>
          <table:table-cell office:value-type="float" office:value="-18.4697" calcext:value-type="float">
            <text:p>-18.4697</text:p>
          </table:table-cell>
          <table:table-cell office:value-type="float" office:value="-16.737" calcext:value-type="float">
            <text:p>-16.737</text:p>
          </table:table-cell>
          <table:table-cell office:value-type="float" office:value="-15.2375" calcext:value-type="float">
            <text:p>-15.2375</text:p>
          </table:table-cell>
          <table:table-cell office:value-type="float" office:value="-13.929" calcext:value-type="float">
            <text:p>-13.92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(OH)3</text:p>
          </table:table-cell>
          <table:table-cell office:value-type="string" calcext:value-type="string">
            <text:p>O(3)H(3)AL(1)</text:p>
          </table:table-cell>
          <table:table-cell office:value-type="float" office:value="0" calcext:value-type="float">
            <text:p>0</text:p>
          </table:table-cell>
          <table:table-cell office:value-type="float" office:value="-18.9765" calcext:value-type="float">
            <text:p>-18.9765</text:p>
          </table:table-cell>
          <table:table-cell office:value-type="float" office:value="-16.4386" calcext:value-type="float">
            <text:p>-16.4386</text:p>
          </table:table-cell>
          <table:table-cell office:value-type="float" office:value="-14.3719" calcext:value-type="float">
            <text:p>-14.3719</text:p>
          </table:table-cell>
          <table:table-cell office:value-type="float" office:value="-12.6692" calcext:value-type="float">
            <text:p>-12.6692</text:p>
          </table:table-cell>
          <table:table-cell office:value-type="float" office:value="-11.2528" calcext:value-type="float">
            <text:p>-11.2528</text:p>
          </table:table-cell>
          <table:table-cell office:value-type="float" office:value="-10.0651" calcext:value-type="float">
            <text:p>-10.0651</text:p>
          </table:table-cell>
          <table:table-cell office:value-type="float" office:value="-9.06253" calcext:value-type="float">
            <text:p>-9.0625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OH+2</text:p>
          </table:table-cell>
          <table:table-cell office:value-type="string" calcext:value-type="string">
            <text:p>O(1)H(1)AL(1)+(2)</text:p>
          </table:table-cell>
          <table:table-cell office:value-type="float" office:value="4" calcext:value-type="float">
            <text:p>4</text:p>
          </table:table-cell>
          <table:table-cell office:value-type="float" office:value="-5.7243" calcext:value-type="float">
            <text:p>-5.7243</text:p>
          </table:table-cell>
          <table:table-cell office:value-type="float" office:value="-4.95731" calcext:value-type="float">
            <text:p>-4.95731</text:p>
          </table:table-cell>
          <table:table-cell office:value-type="float" office:value="-4.27192" calcext:value-type="float">
            <text:p>-4.27192</text:p>
          </table:table-cell>
          <table:table-cell office:value-type="float" office:value="-3.65321" calcext:value-type="float">
            <text:p>-3.65321</text:p>
          </table:table-cell>
          <table:table-cell office:value-type="float" office:value="-3.08992" calcext:value-type="float">
            <text:p>-3.08992</text:p>
          </table:table-cell>
          <table:table-cell office:value-type="float" office:value="-2.57333" calcext:value-type="float">
            <text:p>-2.57333</text:p>
          </table:table-cell>
          <table:table-cell office:value-type="float" office:value="-2.09658" calcext:value-type="float">
            <text:p>-2.0965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(OH)6SIO-</text:p>
          </table:table-cell>
          <table:table-cell office:value-type="string" calcext:value-type="string">
            <text:p>O(7)H(6)AL(1)SI(1)-(1)</text:p>
          </table:table-cell>
          <table:table-cell office:value-type="float" office:value="4" calcext:value-type="float">
            <text:p>4</text:p>
          </table:table-cell>
          <table:table-cell office:value-type="float" office:value="-21.7955" calcext:value-type="float">
            <text:p>-21.7955</text:p>
          </table:table-cell>
          <table:table-cell office:value-type="float" office:value="-19.2754" calcext:value-type="float">
            <text:p>-19.2754</text:p>
          </table:table-cell>
          <table:table-cell office:value-type="float" office:value="-17.1694" calcext:value-type="float">
            <text:p>-17.1694</text:p>
          </table:table-cell>
          <table:table-cell office:value-type="float" office:value="-15.3865" calcext:value-type="float">
            <text:p>-15.3865</text:p>
          </table:table-cell>
          <table:table-cell office:value-type="float" office:value="-13.8604" calcext:value-type="float">
            <text:p>-13.8604</text:p>
          </table:table-cell>
          <table:table-cell office:value-type="float" office:value="-12.5415" calcext:value-type="float">
            <text:p>-12.5415</text:p>
          </table:table-cell>
          <table:table-cell office:value-type="float" office:value="-11.3923" calcext:value-type="float">
            <text:p>-11.392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SIO(OH)3+2</text:p>
          </table:table-cell>
          <table:table-cell office:value-type="string" calcext:value-type="string">
            <text:p>O(4)H(3)AL(1)SI(1)+(2)</text:p>
          </table:table-cell>
          <table:table-cell office:value-type="float" office:value="4" calcext:value-type="float">
            <text:p>4</text:p>
          </table:table-cell>
          <table:table-cell office:value-type="float" office:value="-2.24152" calcext:value-type="float">
            <text:p>-2.24152</text:p>
          </table:table-cell>
          <table:table-cell office:value-type="float" office:value="-2.41015" calcext:value-type="float">
            <text:p>-2.41015</text:p>
          </table:table-cell>
          <table:table-cell office:value-type="float" office:value="-2.62292" calcext:value-type="float">
            <text:p>-2.62292</text:p>
          </table:table-cell>
          <table:table-cell office:value-type="float" office:value="-2.86526" calcext:value-type="float">
            <text:p>-2.86526</text:p>
          </table:table-cell>
          <table:table-cell office:value-type="float" office:value="-3.1272" calcext:value-type="float">
            <text:p>-3.1272</text:p>
          </table:table-cell>
          <table:table-cell office:value-type="float" office:value="-3.40177" calcext:value-type="float">
            <text:p>-3.40177</text:p>
          </table:table-cell>
          <table:table-cell office:value-type="float" office:value="-3.68404" calcext:value-type="float">
            <text:p>-3.6840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CO3</text:p>
          </table:table-cell>
          <table:table-cell office:value-type="string" calcext:value-type="string">
            <text:p>O(3)CA(1)C(1)</text:p>
          </table:table-cell>
          <table:table-cell office:value-type="float" office:value="0" calcext:value-type="float">
            <text:p>0</text:p>
          </table:table-cell>
          <table:table-cell office:value-type="float" office:value="-7.61634" calcext:value-type="float">
            <text:p>-7.61634</text:p>
          </table:table-cell>
          <table:table-cell office:value-type="float" office:value="-7.10473" calcext:value-type="float">
            <text:p>-7.10473</text:p>
          </table:table-cell>
          <table:table-cell office:value-type="float" office:value="-6.69198" calcext:value-type="float">
            <text:p>-6.69198</text:p>
          </table:table-cell>
          <table:table-cell office:value-type="float" office:value="-6.35539" calcext:value-type="float">
            <text:p>-6.35539</text:p>
          </table:table-cell>
          <table:table-cell office:value-type="float" office:value="-6.0785" calcext:value-type="float">
            <text:p>-6.0785</text:p>
          </table:table-cell>
          <table:table-cell office:value-type="float" office:value="-5.84917" calcext:value-type="float">
            <text:p>-5.84917</text:p>
          </table:table-cell>
          <table:table-cell office:value-type="float" office:value="-5.65819" calcext:value-type="float">
            <text:p>-5.6581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HCO3+</text:p>
          </table:table-cell>
          <table:table-cell office:value-type="string" calcext:value-type="string">
            <text:p>O(3)H(1)CA(1)C(1)+(1)</text:p>
          </table:table-cell>
          <table:table-cell office:value-type="float" office:value="4" calcext:value-type="float">
            <text:p>4</text:p>
          </table:table-cell>
          <table:table-cell office:value-type="float" office:value="1.14956" calcext:value-type="float">
            <text:p>1.14956</text:p>
          </table:table-cell>
          <table:table-cell office:value-type="float" office:value="1.10602" calcext:value-type="float">
            <text:p>1.10602</text:p>
          </table:table-cell>
          <table:table-cell office:value-type="float" office:value="1.1708" calcext:value-type="float">
            <text:p>1.1708</text:p>
          </table:table-cell>
          <table:table-cell office:value-type="float" office:value="1.31327" calcext:value-type="float">
            <text:p>1.31327</text:p>
          </table:table-cell>
          <table:table-cell office:value-type="float" office:value="1.51196" calcext:value-type="float">
            <text:p>1.51196</text:p>
          </table:table-cell>
          <table:table-cell office:value-type="float" office:value="1.75156" calcext:value-type="float">
            <text:p>1.75156</text:p>
          </table:table-cell>
          <table:table-cell office:value-type="float" office:value="2.02091" calcext:value-type="float">
            <text:p>2.0209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O4</text:p>
          </table:table-cell>
          <table:table-cell office:value-type="string" calcext:value-type="string">
            <text:p>O(4)CA(1)S(1)</text:p>
          </table:table-cell>
          <table:table-cell office:value-type="float" office:value="0" calcext:value-type="float">
            <text:p>0</text:p>
          </table:table-cell>
          <table:table-cell office:value-type="float" office:value="2.27049" calcext:value-type="float">
            <text:p>2.27049</text:p>
          </table:table-cell>
          <table:table-cell office:value-type="float" office:value="2.30033" calcext:value-type="float">
            <text:p>2.30033</text:p>
          </table:table-cell>
          <table:table-cell office:value-type="float" office:value="2.39082" calcext:value-type="float">
            <text:p>2.39082</text:p>
          </table:table-cell>
          <table:table-cell office:value-type="float" office:value="2.5242" calcext:value-type="float">
            <text:p>2.5242</text:p>
          </table:table-cell>
          <table:table-cell office:value-type="float" office:value="2.68811" calcext:value-type="float">
            <text:p>2.68811</text:p>
          </table:table-cell>
          <table:table-cell office:value-type="float" office:value="2.87374" calcext:value-type="float">
            <text:p>2.87374</text:p>
          </table:table-cell>
          <table:table-cell office:value-type="float" office:value="3.07475" calcext:value-type="float">
            <text:p>3.0747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OH+</text:p>
          </table:table-cell>
          <table:table-cell office:value-type="string" calcext:value-type="string">
            <text:p>O(1)H(1)CA(1)+(1)</text:p>
          </table:table-cell>
          <table:table-cell office:value-type="float" office:value="4" calcext:value-type="float">
            <text:p>4</text:p>
          </table:table-cell>
          <table:table-cell office:value-type="float" office:value="-14.0274" calcext:value-type="float">
            <text:p>-14.0274</text:p>
          </table:table-cell>
          <table:table-cell office:value-type="float" office:value="-12.7801" calcext:value-type="float">
            <text:p>-12.7801</text:p>
          </table:table-cell>
          <table:table-cell office:value-type="float" office:value="-11.7387" calcext:value-type="float">
            <text:p>-11.7387</text:p>
          </table:table-cell>
          <table:table-cell office:value-type="float" office:value="-10.8581" calcext:value-type="float">
            <text:p>-10.8581</text:p>
          </table:table-cell>
          <table:table-cell office:value-type="float" office:value="-10.1051" calcext:value-type="float">
            <text:p>-10.1051</text:p>
          </table:table-cell>
          <table:table-cell office:value-type="float" office:value="-9.4551" calcext:value-type="float">
            <text:p>-9.4551</text:p>
          </table:table-cell>
          <table:table-cell office:value-type="float" office:value="-8.88937" calcext:value-type="float">
            <text:p>-8.8893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IO(OH)3+</text:p>
          </table:table-cell>
          <table:table-cell office:value-type="string" calcext:value-type="string">
            <text:p>O(4)H(3)CA(1)SI(1)+(1)</text:p>
          </table:table-cell>
          <table:table-cell office:value-type="float" office:value="4" calcext:value-type="float">
            <text:p>4</text:p>
          </table:table-cell>
          <table:table-cell office:value-type="float" office:value="-9.08598" calcext:value-type="float">
            <text:p>-9.08598</text:p>
          </table:table-cell>
          <table:table-cell office:value-type="float" office:value="-8.60972" calcext:value-type="float">
            <text:p>-8.60972</text:p>
          </table:table-cell>
          <table:table-cell office:value-type="float" office:value="-8.19058" calcext:value-type="float">
            <text:p>-8.19058</text:p>
          </table:table-cell>
          <table:table-cell office:value-type="float" office:value="-7.81742" calcext:value-type="float">
            <text:p>-7.81742</text:p>
          </table:table-cell>
          <table:table-cell office:value-type="float" office:value="-7.48197" calcext:value-type="float">
            <text:p>-7.48197</text:p>
          </table:table-cell>
          <table:table-cell office:value-type="float" office:value="-7.1779" calcext:value-type="float">
            <text:p>-7.1779</text:p>
          </table:table-cell>
          <table:table-cell office:value-type="float" office:value="-6.90027" calcext:value-type="float">
            <text:p>-6.9002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IO2(OH)2</text:p>
          </table:table-cell>
          <table:table-cell office:value-type="string" calcext:value-type="string">
            <text:p>O(4)H(2)CA(1)SI(1)</text:p>
          </table:table-cell>
          <table:table-cell office:value-type="float" office:value="0" calcext:value-type="float">
            <text:p>0</text:p>
          </table:table-cell>
          <table:table-cell office:value-type="float" office:value="-19.321" calcext:value-type="float">
            <text:p>-19.321</text:p>
          </table:table-cell>
          <table:table-cell office:value-type="float" office:value="-18.5395" calcext:value-type="float">
            <text:p>-18.5395</text:p>
          </table:table-cell>
          <table:table-cell office:value-type="float" office:value="-17.8789" calcext:value-type="float">
            <text:p>-17.8789</text:p>
          </table:table-cell>
          <table:table-cell office:value-type="float" office:value="-17.3132" calcext:value-type="float">
            <text:p>-17.3132</text:p>
          </table:table-cell>
          <table:table-cell office:value-type="float" office:value="-16.8232" calcext:value-type="float">
            <text:p>-16.8232</text:p>
          </table:table-cell>
          <table:table-cell office:value-type="float" office:value="-16.3948" calcext:value-type="float">
            <text:p>-16.3948</text:p>
          </table:table-cell>
          <table:table-cell office:value-type="float" office:value="-16.0171" calcext:value-type="float">
            <text:p>-16.017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CO3</text:p>
          </table:table-cell>
          <table:table-cell office:value-type="string" calcext:value-type="string">
            <text:p>O(3)FE(1)C(1)</text:p>
          </table:table-cell>
          <table:table-cell office:value-type="float" office:value="0" calcext:value-type="float">
            <text:p>0</text:p>
          </table:table-cell>
          <table:table-cell office:value-type="float" office:value="-16.28287" calcext:value-type="float">
            <text:p>-16.28287</text:p>
          </table:table-cell>
          <table:table-cell office:value-type="float" office:value="-14.42543" calcext:value-type="float">
            <text:p>-14.42543</text:p>
          </table:table-cell>
          <table:table-cell office:value-type="float" office:value="-12.852105" calcext:value-type="float">
            <text:p>-12.852105</text:p>
          </table:table-cell>
          <table:table-cell office:value-type="float" office:value="-11.50213" calcext:value-type="float">
            <text:p>-11.50213</text:p>
          </table:table-cell>
          <table:table-cell office:value-type="float" office:value="-10.33062" calcext:value-type="float">
            <text:p>-10.33062</text:p>
          </table:table-cell>
          <table:table-cell office:value-type="float" office:value="-9.30414" calcext:value-type="float">
            <text:p>-9.30414</text:p>
          </table:table-cell>
          <table:table-cell office:value-type="float" office:value="-8.39718" calcext:value-type="float">
            <text:p>-8.3971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HCO3+</text:p>
          </table:table-cell>
          <table:table-cell office:value-type="string" calcext:value-type="string">
            <text:p>O(3)H(1)FE(1)C(1)+(1)</text:p>
          </table:table-cell>
          <table:table-cell office:value-type="float" office:value="4" calcext:value-type="float">
            <text:p>4</text:p>
          </table:table-cell>
          <table:table-cell office:value-type="float" office:value="-7.76981" calcext:value-type="float">
            <text:p>-7.76981</text:p>
          </table:table-cell>
          <table:table-cell office:value-type="float" office:value="-6.47598" calcext:value-type="float">
            <text:p>-6.47598</text:p>
          </table:table-cell>
          <table:table-cell office:value-type="float" office:value="-5.258815" calcext:value-type="float">
            <text:p>-5.258815</text:p>
          </table:table-cell>
          <table:table-cell office:value-type="float" office:value="-4.1109" calcext:value-type="float">
            <text:p>-4.1109</text:p>
          </table:table-cell>
          <table:table-cell office:value-type="float" office:value="-3.02523" calcext:value-type="float">
            <text:p>-3.02523</text:p>
          </table:table-cell>
          <table:table-cell office:value-type="float" office:value="-1.99588" calcext:value-type="float">
            <text:p>-1.99588</text:p>
          </table:table-cell>
          <table:table-cell office:value-type="float" office:value="-1.01766" calcext:value-type="float">
            <text:p>-1.0176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HSO4+</text:p>
          </table:table-cell>
          <table:table-cell office:value-type="string" calcext:value-type="string">
            <text:p>O(4)H(1)FE(1)S(1)+(1)</text:p>
          </table:table-cell>
          <table:table-cell office:value-type="float" office:value="4" calcext:value-type="float">
            <text:p>4</text:p>
          </table:table-cell>
          <table:table-cell office:value-type="float" office:value="-7.0053" calcext:value-type="float">
            <text:p>-7.0053</text:p>
          </table:table-cell>
          <table:table-cell office:value-type="float" office:value="-5.40712" calcext:value-type="float">
            <text:p>-5.40712</text:p>
          </table:table-cell>
          <table:table-cell office:value-type="float" office:value="-3.818025" calcext:value-type="float">
            <text:p>-3.818025</text:p>
          </table:table-cell>
          <table:table-cell office:value-type="float" office:value="-2.25339" calcext:value-type="float">
            <text:p>-2.25339</text:p>
          </table:table-cell>
          <table:table-cell office:value-type="float" office:value="-0.72181" calcext:value-type="float">
            <text:p>-0.72181</text:p>
          </table:table-cell>
          <table:table-cell office:value-type="float" office:value="0.77179" calcext:value-type="float">
            <text:p>0.77179</text:p>
          </table:table-cell>
          <table:table-cell office:value-type="float" office:value="2.22495" calcext:value-type="float">
            <text:p>2.2249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SO4</text:p>
          </table:table-cell>
          <table:table-cell office:value-type="string" calcext:value-type="string">
            <text:p>O(4)FE(1)S(1)</text:p>
          </table:table-cell>
          <table:table-cell office:value-type="float" office:value="0" calcext:value-type="float">
            <text:p>0</text:p>
          </table:table-cell>
          <table:table-cell office:value-type="float" office:value="-7.86001" calcext:value-type="float">
            <text:p>-7.86001</text:p>
          </table:table-cell>
          <table:table-cell office:value-type="float" office:value="-6.22567" calcext:value-type="float">
            <text:p>-6.22567</text:p>
          </table:table-cell>
          <table:table-cell office:value-type="float" office:value="-4.755205" calcext:value-type="float">
            <text:p>-4.755205</text:p>
          </table:table-cell>
          <table:table-cell office:value-type="float" office:value="-3.41993" calcext:value-type="float">
            <text:p>-3.41993</text:p>
          </table:table-cell>
          <table:table-cell office:value-type="float" office:value="-2.1976" calcext:value-type="float">
            <text:p>-2.1976</text:p>
          </table:table-cell>
          <table:table-cell office:value-type="float" office:value="-1.07113" calcext:value-type="float">
            <text:p>-1.07113</text:p>
          </table:table-cell>
          <table:table-cell office:value-type="float" office:value="-0.027" calcext:value-type="float">
            <text:p>-0.02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CL+</text:p>
          </table:table-cell>
          <table:table-cell office:value-type="string" calcext:value-type="string">
            <text:p>FE(1)CL(1)+(1)</text:p>
          </table:table-cell>
          <table:table-cell office:value-type="float" office:value="4" calcext:value-type="float">
            <text:p>4</text:p>
          </table:table-cell>
          <table:table-cell office:value-type="float" office:value="-9.851908" calcext:value-type="float">
            <text:p>-9.851908</text:p>
          </table:table-cell>
          <table:table-cell office:value-type="float" office:value="-8.335477" calcext:value-type="float">
            <text:p>-8.335477</text:p>
          </table:table-cell>
          <table:table-cell office:value-type="float" office:value="-6.949584" calcext:value-type="float">
            <text:p>-6.949584</text:p>
          </table:table-cell>
          <table:table-cell office:value-type="float" office:value="-5.673806" calcext:value-type="float">
            <text:p>-5.673806</text:p>
          </table:table-cell>
          <table:table-cell office:value-type="float" office:value="-4.491814" calcext:value-type="float">
            <text:p>-4.491814</text:p>
          </table:table-cell>
          <table:table-cell office:value-type="float" office:value="-3.390828" calcext:value-type="float">
            <text:p>-3.390828</text:p>
          </table:table-cell>
          <table:table-cell office:value-type="float" office:value="-2.360549" calcext:value-type="float">
            <text:p>-2.36054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OH+</text:p>
          </table:table-cell>
          <table:table-cell office:value-type="string" calcext:value-type="string">
            <text:p>O(1)H(1)FE(1)+(1)</text:p>
          </table:table-cell>
          <table:table-cell office:value-type="float" office:value="4" calcext:value-type="float">
            <text:p>4</text:p>
          </table:table-cell>
          <table:table-cell office:value-type="float" office:value="-20.35945" calcext:value-type="float">
            <text:p>-20.35945</text:p>
          </table:table-cell>
          <table:table-cell office:value-type="float" office:value="-17.97685" calcext:value-type="float">
            <text:p>-17.97685</text:p>
          </table:table-cell>
          <table:table-cell office:value-type="float" office:value="-15.933865" calcext:value-type="float">
            <text:p>-15.933865</text:p>
          </table:table-cell>
          <table:table-cell office:value-type="float" office:value="-14.15963" calcext:value-type="float">
            <text:p>-14.15963</text:p>
          </table:table-cell>
          <table:table-cell office:value-type="float" office:value="-12.60162" calcext:value-type="float">
            <text:p>-12.60162</text:p>
          </table:table-cell>
          <table:table-cell office:value-type="float" office:value="-11.22051" calcext:value-type="float">
            <text:p>-11.22051</text:p>
          </table:table-cell>
          <table:table-cell office:value-type="float" office:value="-9.9861" calcext:value-type="float">
            <text:p>-9.986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HSO4+2</text:p>
          </table:table-cell>
          <table:table-cell office:value-type="string" calcext:value-type="string">
            <text:p>O(4)H(1)FE(1)S(1)+(2)</text:p>
          </table:table-cell>
          <table:table-cell office:value-type="float" office:value="4" calcext:value-type="float">
            <text:p>4</text:p>
          </table:table-cell>
          <table:table-cell office:value-type="float" office:value="4.9902" calcext:value-type="float">
            <text:p>4.9902</text:p>
          </table:table-cell>
          <table:table-cell office:value-type="float" office:value="4.4686" calcext:value-type="float">
            <text:p>4.4686</text:p>
          </table:table-cell>
          <table:table-cell office:value-type="float" office:value="4.2888" calcext:value-type="float">
            <text:p>4.2888</text:p>
          </table:table-cell>
          <table:table-cell office:value-type="float" office:value="4.3582" calcext:value-type="float">
            <text:p>4.3582</text:p>
          </table:table-cell>
          <table:table-cell office:value-type="float" office:value="4.612" calcext:value-type="float">
            <text:p>4.612</text:p>
          </table:table-cell>
          <table:table-cell office:value-type="float" office:value="5.00305" calcext:value-type="float">
            <text:p>5.00305</text:p>
          </table:table-cell>
          <table:table-cell office:value-type="float" office:value="5.49709" calcext:value-type="float">
            <text:p>5.4970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SO4+</text:p>
          </table:table-cell>
          <table:table-cell office:value-type="string" calcext:value-type="string">
            <text:p>O(4)FE(1)S(1)+(1)</text:p>
          </table:table-cell>
          <table:table-cell office:value-type="float" office:value="4" calcext:value-type="float">
            <text:p>4</text:p>
          </table:table-cell>
          <table:table-cell office:value-type="float" office:value="3.8103" calcext:value-type="float">
            <text:p>3.8103</text:p>
          </table:table-cell>
          <table:table-cell office:value-type="float" office:value="4.04" calcext:value-type="float">
            <text:p>4.04</text:p>
          </table:table-cell>
          <table:table-cell office:value-type="float" office:value="4.3011" calcext:value-type="float">
            <text:p>4.3011</text:p>
          </table:table-cell>
          <table:table-cell office:value-type="float" office:value="4.5817" calcext:value-type="float">
            <text:p>4.5817</text:p>
          </table:table-cell>
          <table:table-cell office:value-type="float" office:value="4.8742" calcext:value-type="float">
            <text:p>4.8742</text:p>
          </table:table-cell>
          <table:table-cell office:value-type="float" office:value="5.1734" calcext:value-type="float">
            <text:p>5.1734</text:p>
          </table:table-cell>
          <table:table-cell office:value-type="float" office:value="5.47532" calcext:value-type="float">
            <text:p>5.4753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(SO4)2-</text:p>
          </table:table-cell>
          <table:table-cell office:value-type="string" calcext:value-type="string">
            <text:p>O(8)FE(1)S(2)-(1)</text:p>
          </table:table-cell>
          <table:table-cell office:value-type="float" office:value="4" calcext:value-type="float">
            <text:p>4</text:p>
          </table:table-cell>
          <table:table-cell office:value-type="float" office:value="5.2285" calcext:value-type="float">
            <text:p>5.2285</text:p>
          </table:table-cell>
          <table:table-cell office:value-type="float" office:value="5.3804" calcext:value-type="float">
            <text:p>5.3804</text:p>
          </table:table-cell>
          <table:table-cell office:value-type="float" office:value="5.6441" calcext:value-type="float">
            <text:p>5.6441</text:p>
          </table:table-cell>
          <table:table-cell office:value-type="float" office:value="5.98548" calcext:value-type="float">
            <text:p>5.98548</text:p>
          </table:table-cell>
          <table:table-cell office:value-type="float" office:value="6.38146" calcext:value-type="float">
            <text:p>6.38146</text:p>
          </table:table-cell>
          <table:table-cell office:value-type="float" office:value="6.81535" calcext:value-type="float">
            <text:p>6.81535</text:p>
          </table:table-cell>
          <table:table-cell office:value-type="float" office:value="7.27518" calcext:value-type="float">
            <text:p>7.2751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(OH)3</text:p>
          </table:table-cell>
          <table:table-cell office:value-type="string" calcext:value-type="string">
            <text:p>O(3)H(3)FE(1)</text:p>
          </table:table-cell>
          <table:table-cell office:value-type="float" office:value="0" calcext:value-type="float">
            <text:p>0</text:p>
          </table:table-cell>
          <table:table-cell office:value-type="float" office:value="-14.8919" calcext:value-type="float">
            <text:p>-14.8919</text:p>
          </table:table-cell>
          <table:table-cell office:value-type="float" office:value="-12.561" calcext:value-type="float">
            <text:p>-12.561</text:p>
          </table:table-cell>
          <table:table-cell office:value-type="float" office:value="-10.7217" calcext:value-type="float">
            <text:p>-10.7217</text:p>
          </table:table-cell>
          <table:table-cell office:value-type="float" office:value="-9.2589" calcext:value-type="float">
            <text:p>-9.2589</text:p>
          </table:table-cell>
          <table:table-cell office:value-type="float" office:value="-8.0891" calcext:value-type="float">
            <text:p>-8.0891</text:p>
          </table:table-cell>
          <table:table-cell office:value-type="float" office:value="-7.1511" calcext:value-type="float">
            <text:p>-7.1511</text:p>
          </table:table-cell>
          <table:table-cell office:value-type="float" office:value="-6.3989" calcext:value-type="float">
            <text:p>-6.398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2(OH)2+4</text:p>
          </table:table-cell>
          <table:table-cell office:value-type="string" calcext:value-type="string">
            <text:p>O(2)H(2)FE(2)+(4)</text:p>
          </table:table-cell>
          <table:table-cell office:value-type="float" office:value="4" calcext:value-type="float">
            <text:p>4</text:p>
          </table:table-cell>
          <table:table-cell office:value-type="float" office:value="-3.8565" calcext:value-type="float">
            <text:p>-3.8565</text:p>
          </table:table-cell>
          <table:table-cell office:value-type="float" office:value="-2.9507" calcext:value-type="float">
            <text:p>-2.9507</text:p>
          </table:table-cell>
          <table:table-cell office:value-type="float" office:value="-2.185" calcext:value-type="float">
            <text:p>-2.185</text:p>
          </table:table-cell>
          <table:table-cell office:value-type="float" office:value="-1.5294" calcext:value-type="float">
            <text:p>-1.5294</text:p>
          </table:table-cell>
          <table:table-cell office:value-type="float" office:value="-0.9616" calcext:value-type="float">
            <text:p>-0.9616</text:p>
          </table:table-cell>
          <table:table-cell office:value-type="float" office:value="-0.465" calcext:value-type="float">
            <text:p>-0.465</text:p>
          </table:table-cell>
          <table:table-cell office:value-type="float" office:value="-0.0273" calcext:value-type="float">
            <text:p>-0.027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3(OH)4+5</text:p>
          </table:table-cell>
          <table:table-cell office:value-type="string" calcext:value-type="string">
            <text:p>O(4)H(4)FE(3)+(5)</text:p>
          </table:table-cell>
          <table:table-cell office:value-type="float" office:value="9" calcext:value-type="float">
            <text:p>9</text:p>
          </table:table-cell>
          <table:table-cell office:value-type="float" office:value="-7.2586" calcext:value-type="float">
            <text:p>-7.2586</text:p>
          </table:table-cell>
          <table:table-cell office:value-type="float" office:value="-6.2993" calcext:value-type="float">
            <text:p>-6.2993</text:p>
          </table:table-cell>
          <table:table-cell office:value-type="float" office:value="-5.4882" calcext:value-type="float">
            <text:p>-5.4882</text:p>
          </table:table-cell>
          <table:table-cell office:value-type="float" office:value="-4.794" calcext:value-type="float">
            <text:p>-4.794</text:p>
          </table:table-cell>
          <table:table-cell office:value-type="float" office:value="-4.1926" calcext:value-type="float">
            <text:p>-4.1926</text:p>
          </table:table-cell>
          <table:table-cell office:value-type="float" office:value="-3.6666" calcext:value-type="float">
            <text:p>-3.6666</text:p>
          </table:table-cell>
          <table:table-cell office:value-type="float" office:value="-3.2031" calcext:value-type="float">
            <text:p>-3.203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CL+2</text:p>
          </table:table-cell>
          <table:table-cell office:value-type="string" calcext:value-type="string">
            <text:p>FE(1)CL(1)+(2)</text:p>
          </table:table-cell>
          <table:table-cell office:value-type="float" office:value="4" calcext:value-type="float">
            <text:p>4</text:p>
          </table:table-cell>
          <table:table-cell office:value-type="float" office:value="1.4599" calcext:value-type="float">
            <text:p>1.4599</text:p>
          </table:table-cell>
          <table:table-cell office:value-type="float" office:value="1.4803" calcext:value-type="float">
            <text:p>1.4803</text:p>
          </table:table-cell>
          <table:table-cell office:value-type="float" office:value="1.5702" calcext:value-type="float">
            <text:p>1.5702</text:p>
          </table:table-cell>
          <table:table-cell office:value-type="float" office:value="1.7093" calcext:value-type="float">
            <text:p>1.7093</text:p>
          </table:table-cell>
          <table:table-cell office:value-type="float" office:value="1.8836" calcext:value-type="float">
            <text:p>1.8836</text:p>
          </table:table-cell>
          <table:table-cell office:value-type="float" office:value="2.0831" calcext:value-type="float">
            <text:p>2.0831</text:p>
          </table:table-cell>
          <table:table-cell office:value-type="float" office:value="2.3005" calcext:value-type="float">
            <text:p>2.300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CL2+</text:p>
          </table:table-cell>
          <table:table-cell office:value-type="string" calcext:value-type="string">
            <text:p>FE(1)CL(2)+(1)</text:p>
          </table:table-cell>
          <table:table-cell office:value-type="float" office:value="4" calcext:value-type="float">
            <text:p>4</text:p>
          </table:table-cell>
          <table:table-cell office:value-type="float" office:value="2.2907" calcext:value-type="float">
            <text:p>2.2907</text:p>
          </table:table-cell>
          <table:table-cell office:value-type="float" office:value="2.1312" calcext:value-type="float">
            <text:p>2.1312</text:p>
          </table:table-cell>
          <table:table-cell office:value-type="float" office:value="2.2075" calcext:value-type="float">
            <text:p>2.2075</text:p>
          </table:table-cell>
          <table:table-cell office:value-type="float" office:value="2.4536" calcext:value-type="float">
            <text:p>2.4536</text:p>
          </table:table-cell>
          <table:table-cell office:value-type="float" office:value="2.8233" calcext:value-type="float">
            <text:p>2.8233</text:p>
          </table:table-cell>
          <table:table-cell office:value-type="float" office:value="3.2834" calcext:value-type="float">
            <text:p>3.2834</text:p>
          </table:table-cell>
          <table:table-cell office:value-type="float" office:value="3.8098" calcext:value-type="float">
            <text:p>3.809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CL3</text:p>
          </table:table-cell>
          <table:table-cell office:value-type="string" calcext:value-type="string">
            <text:p>FE(1)CL(3)</text:p>
          </table:table-cell>
          <table:table-cell office:value-type="float" office:value="0" calcext:value-type="float">
            <text:p>0</text:p>
          </table:table-cell>
          <table:table-cell office:value-type="float" office:value="1.4982" calcext:value-type="float">
            <text:p>1.4982</text:p>
          </table:table-cell>
          <table:table-cell office:value-type="float" office:value="1.1146" calcext:value-type="float">
            <text:p>1.1146</text:p>
          </table:table-cell>
          <table:table-cell office:value-type="float" office:value="1.066" calcext:value-type="float">
            <text:p>1.066</text:p>
          </table:table-cell>
          <table:table-cell office:value-type="float" office:value="1.2603" calcext:value-type="float">
            <text:p>1.2603</text:p>
          </table:table-cell>
          <table:table-cell office:value-type="float" office:value="1.6329" calcext:value-type="float">
            <text:p>1.6329</text:p>
          </table:table-cell>
          <table:table-cell office:value-type="float" office:value="2.1374" calcext:value-type="float">
            <text:p>2.1374</text:p>
          </table:table-cell>
          <table:table-cell office:value-type="float" office:value="2.7397" calcext:value-type="float">
            <text:p>2.739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OH+2</text:p>
          </table:table-cell>
          <table:table-cell office:value-type="string" calcext:value-type="string">
            <text:p>O(1)H(1)FE(1)+(2)</text:p>
          </table:table-cell>
          <table:table-cell office:value-type="float" office:value="4" calcext:value-type="float">
            <text:p>4</text:p>
          </table:table-cell>
          <table:table-cell office:value-type="float" office:value="-2.8802" calcext:value-type="float">
            <text:p>-2.8802</text:p>
          </table:table-cell>
          <table:table-cell office:value-type="float" office:value="-2.1894" calcext:value-type="float">
            <text:p>-2.1894</text:p>
          </table:table-cell>
          <table:table-cell office:value-type="float" office:value="-1.6163" calcext:value-type="float">
            <text:p>-1.6163</text:p>
          </table:table-cell>
          <table:table-cell office:value-type="float" office:value="-1.1351" calcext:value-type="float">
            <text:p>-1.1351</text:p>
          </table:table-cell>
          <table:table-cell office:value-type="float" office:value="-0.7264" calcext:value-type="float">
            <text:p>-0.7264</text:p>
          </table:table-cell>
          <table:table-cell office:value-type="float" office:value="-0.3761" calcext:value-type="float">
            <text:p>-0.3761</text:p>
          </table:table-cell>
          <table:table-cell office:value-type="float" office:value="-0.0736" calcext:value-type="float">
            <text:p>-0.073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(OH)2+</text:p>
          </table:table-cell>
          <table:table-cell office:value-type="string" calcext:value-type="string">
            <text:p>O(2)H(2)FE(1)+(1)</text:p>
          </table:table-cell>
          <table:table-cell office:value-type="float" office:value="4" calcext:value-type="float">
            <text:p>4</text:p>
          </table:table-cell>
          <table:table-cell office:value-type="float" office:value="-7.0009" calcext:value-type="float">
            <text:p>-7.0009</text:p>
          </table:table-cell>
          <table:table-cell office:value-type="float" office:value="-5.6709" calcext:value-type="float">
            <text:p>-5.6709</text:p>
          </table:table-cell>
          <table:table-cell office:value-type="float" office:value="-4.6143" calcext:value-type="float">
            <text:p>-4.6143</text:p>
          </table:table-cell>
          <table:table-cell office:value-type="float" office:value="-3.7676" calcext:value-type="float">
            <text:p>-3.7676</text:p>
          </table:table-cell>
          <table:table-cell office:value-type="float" office:value="-3.0844" calcext:value-type="float">
            <text:p>-3.0844</text:p>
          </table:table-cell>
          <table:table-cell office:value-type="float" office:value="-2.5309" calcext:value-type="float">
            <text:p>-2.5309</text:p>
          </table:table-cell>
          <table:table-cell office:value-type="float" office:value="-2.0816" calcext:value-type="float">
            <text:p>-2.081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(OH)4-</text:p>
          </table:table-cell>
          <table:table-cell office:value-type="string" calcext:value-type="string">
            <text:p>O(4)H(4)FE(1)-(1)</text:p>
          </table:table-cell>
          <table:table-cell office:value-type="float" office:value="4" calcext:value-type="float">
            <text:p>4</text:p>
          </table:table-cell>
          <table:table-cell office:value-type="float" office:value="-24.5054" calcext:value-type="float">
            <text:p>-24.5054</text:p>
          </table:table-cell>
          <table:table-cell office:value-type="float" office:value="-21.5956" calcext:value-type="float">
            <text:p>-21.5956</text:p>
          </table:table-cell>
          <table:table-cell office:value-type="float" office:value="-19.2408" calcext:value-type="float">
            <text:p>-19.2408</text:p>
          </table:table-cell>
          <table:table-cell office:value-type="float" office:value="-17.314" calcext:value-type="float">
            <text:p>-17.314</text:p>
          </table:table-cell>
          <table:table-cell office:value-type="float" office:value="-15.723" calcext:value-type="float">
            <text:p>-15.723</text:p>
          </table:table-cell>
          <table:table-cell office:value-type="float" office:value="-14.3997" calcext:value-type="float">
            <text:p>-14.3997</text:p>
          </table:table-cell>
          <table:table-cell office:value-type="float" office:value="-13.2928" calcext:value-type="float">
            <text:p>-13.292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SIO(OH)3+2</text:p>
          </table:table-cell>
          <table:table-cell office:value-type="string" calcext:value-type="string">
            <text:p>O(4)H(3)FE(1)SI(1)+(2)</text:p>
          </table:table-cell>
          <table:table-cell office:value-type="float" office:value="4" calcext:value-type="float">
            <text:p>4</text:p>
          </table:table-cell>
          <table:table-cell office:value-type="float" office:value="0.2693" calcext:value-type="float">
            <text:p>0.2693</text:p>
          </table:table-cell>
          <table:table-cell office:value-type="float" office:value="-0.1099" calcext:value-type="float">
            <text:p>-0.1099</text:p>
          </table:table-cell>
          <table:table-cell office:value-type="float" office:value="-0.5006" calcext:value-type="float">
            <text:p>-0.5006</text:p>
          </table:table-cell>
          <table:table-cell office:value-type="float" office:value="-0.8954" calcext:value-type="float">
            <text:p>-0.8954</text:p>
          </table:table-cell>
          <table:table-cell office:value-type="float" office:value="-1.2893" calcext:value-type="float">
            <text:p>-1.2893</text:p>
          </table:table-cell>
          <table:table-cell office:value-type="float" office:value="-1.6792" calcext:value-type="float">
            <text:p>-1.6792</text:p>
          </table:table-cell>
          <table:table-cell office:value-type="float" office:value="-2.0633" calcext:value-type="float">
            <text:p>-2.063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SO4-</text:p>
          </table:table-cell>
          <table:table-cell office:value-type="string" calcext:value-type="string">
            <text:p>O(4)K(1)S(1)-(1)</text:p>
          </table:table-cell>
          <table:table-cell office:value-type="float" office:value="4" calcext:value-type="float">
            <text:p>4</text:p>
          </table:table-cell>
          <table:table-cell office:value-type="float" office:value="0.844893" calcext:value-type="float">
            <text:p>0.844893</text:p>
          </table:table-cell>
          <table:table-cell office:value-type="float" office:value="0.85027" calcext:value-type="float">
            <text:p>0.85027</text:p>
          </table:table-cell>
          <table:table-cell office:value-type="float" office:value="0.926925" calcext:value-type="float">
            <text:p>0.926925</text:p>
          </table:table-cell>
          <table:table-cell office:value-type="float" office:value="1.05432" calcext:value-type="float">
            <text:p>1.05432</text:p>
          </table:table-cell>
          <table:table-cell office:value-type="float" office:value="1.2181" calcext:value-type="float">
            <text:p>1.2181</text:p>
          </table:table-cell>
          <table:table-cell office:value-type="float" office:value="1.40806" calcext:value-type="float">
            <text:p>1.40806</text:p>
          </table:table-cell>
          <table:table-cell office:value-type="float" office:value="1.61679" calcext:value-type="float">
            <text:p>1.6167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H</text:p>
          </table:table-cell>
          <table:table-cell office:value-type="string" calcext:value-type="string">
            <text:p>O(1)H(1)K(1)</text:p>
          </table:table-cell>
          <table:table-cell office:value-type="float" office:value="0" calcext:value-type="float">
            <text:p>0</text:p>
          </table:table-cell>
          <table:table-cell office:value-type="float" office:value="-15.5186" calcext:value-type="float">
            <text:p>-15.5186</text:p>
          </table:table-cell>
          <table:table-cell office:value-type="float" office:value="-14.4596" calcext:value-type="float">
            <text:p>-14.4596</text:p>
          </table:table-cell>
          <table:table-cell office:value-type="float" office:value="-13.6218" calcext:value-type="float">
            <text:p>-13.6218</text:p>
          </table:table-cell>
          <table:table-cell office:value-type="float" office:value="-12.9533" calcext:value-type="float">
            <text:p>-12.9533</text:p>
          </table:table-cell>
          <table:table-cell office:value-type="float" office:value="-12.4169" calcext:value-type="float">
            <text:p>-12.4169</text:p>
          </table:table-cell>
          <table:table-cell office:value-type="float" office:value="-11.9849" calcext:value-type="float">
            <text:p>-11.9849</text:p>
          </table:table-cell>
          <table:table-cell office:value-type="float" office:value="-11.6367" calcext:value-type="float">
            <text:p>-11.636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CO3</text:p>
          </table:table-cell>
          <table:table-cell office:value-type="string" calcext:value-type="string">
            <text:p>O(3)MG(1)C(1)</text:p>
          </table:table-cell>
          <table:table-cell office:value-type="float" office:value="0" calcext:value-type="float">
            <text:p>0</text:p>
          </table:table-cell>
          <table:table-cell office:value-type="float" office:value="-7.74316" calcext:value-type="float">
            <text:p>-7.74316</text:p>
          </table:table-cell>
          <table:table-cell office:value-type="float" office:value="-7.34885" calcext:value-type="float">
            <text:p>-7.34885</text:p>
          </table:table-cell>
          <table:table-cell office:value-type="float" office:value="-7.03589" calcext:value-type="float">
            <text:p>-7.03589</text:p>
          </table:table-cell>
          <table:table-cell office:value-type="float" office:value="-6.78531" calcext:value-type="float">
            <text:p>-6.78531</text:p>
          </table:table-cell>
          <table:table-cell office:value-type="float" office:value="-6.58339" calcext:value-type="float">
            <text:p>-6.58339</text:p>
          </table:table-cell>
          <table:table-cell office:value-type="float" office:value="-6.42002" calcext:value-type="float">
            <text:p>-6.42002</text:p>
          </table:table-cell>
          <table:table-cell office:value-type="float" office:value="-6.28759" calcext:value-type="float">
            <text:p>-6.2875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HCO3+</text:p>
          </table:table-cell>
          <table:table-cell office:value-type="string" calcext:value-type="string">
            <text:p>O(3)H(1)MG(1)C(1)+(1)</text:p>
          </table:table-cell>
          <table:table-cell office:value-type="float" office:value="4" calcext:value-type="float">
            <text:p>4</text:p>
          </table:table-cell>
          <table:table-cell office:value-type="float" office:value="1.10116" calcext:value-type="float">
            <text:p>1.10116</text:p>
          </table:table-cell>
          <table:table-cell office:value-type="float" office:value="1.06867" calcext:value-type="float">
            <text:p>1.06867</text:p>
          </table:table-cell>
          <table:table-cell office:value-type="float" office:value="1.14669" calcext:value-type="float">
            <text:p>1.14669</text:p>
          </table:table-cell>
          <table:table-cell office:value-type="float" office:value="1.30382" calcext:value-type="float">
            <text:p>1.30382</text:p>
          </table:table-cell>
          <table:table-cell office:value-type="float" office:value="1.51809" calcext:value-type="float">
            <text:p>1.51809</text:p>
          </table:table-cell>
          <table:table-cell office:value-type="float" office:value="1.77382" calcext:value-type="float">
            <text:p>1.77382</text:p>
          </table:table-cell>
          <table:table-cell office:value-type="float" office:value="2.05963" calcext:value-type="float">
            <text:p>2.0596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OH+</text:p>
          </table:table-cell>
          <table:table-cell office:value-type="string" calcext:value-type="string">
            <text:p>O(1)H(1)MG(1)+(1)</text:p>
          </table:table-cell>
          <table:table-cell office:value-type="float" office:value="4" calcext:value-type="float">
            <text:p>4</text:p>
          </table:table-cell>
          <table:table-cell office:value-type="float" office:value="-12.4147" calcext:value-type="float">
            <text:p>-12.4147</text:p>
          </table:table-cell>
          <table:table-cell office:value-type="float" office:value="-11.4395" calcext:value-type="float">
            <text:p>-11.4395</text:p>
          </table:table-cell>
          <table:table-cell office:value-type="float" office:value="-10.5896" calcext:value-type="float">
            <text:p>-10.5896</text:p>
          </table:table-cell>
          <table:table-cell office:value-type="float" office:value="-9.83976" calcext:value-type="float">
            <text:p>-9.83976</text:p>
          </table:table-cell>
          <table:table-cell office:value-type="float" office:value="-9.17143" calcext:value-type="float">
            <text:p>-9.17143</text:p>
          </table:table-cell>
          <table:table-cell office:value-type="float" office:value="-8.57043" calcext:value-type="float">
            <text:p>-8.57043</text:p>
          </table:table-cell>
          <table:table-cell office:value-type="float" office:value="-8.0258" calcext:value-type="float">
            <text:p>-8.025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SO4</text:p>
          </table:table-cell>
          <table:table-cell office:value-type="string" calcext:value-type="string">
            <text:p>O(4)MG(1)S(1)</text:p>
          </table:table-cell>
          <table:table-cell office:value-type="float" office:value="0" calcext:value-type="float">
            <text:p>0</text:p>
          </table:table-cell>
          <table:table-cell office:value-type="float" office:value="2.30126" calcext:value-type="float">
            <text:p>2.30126</text:p>
          </table:table-cell>
          <table:table-cell office:value-type="float" office:value="2.37044" calcext:value-type="float">
            <text:p>2.37044</text:p>
          </table:table-cell>
          <table:table-cell office:value-type="float" office:value="2.49591" calcext:value-type="float">
            <text:p>2.49591</text:p>
          </table:table-cell>
          <table:table-cell office:value-type="float" office:value="2.6607" calcext:value-type="float">
            <text:p>2.6607</text:p>
          </table:table-cell>
          <table:table-cell office:value-type="float" office:value="2.85307" calcext:value-type="float">
            <text:p>2.85307</text:p>
          </table:table-cell>
          <table:table-cell office:value-type="float" office:value="3.0647" calcext:value-type="float">
            <text:p>3.0647</text:p>
          </table:table-cell>
          <table:table-cell office:value-type="float" office:value="3.28961" calcext:value-type="float">
            <text:p>3.2896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SIO(OH)3+</text:p>
          </table:table-cell>
          <table:table-cell office:value-type="string" calcext:value-type="string">
            <text:p>O(4)H(3)MG(1)SI(1)+(1)</text:p>
          </table:table-cell>
          <table:table-cell office:value-type="float" office:value="4" calcext:value-type="float">
            <text:p>4</text:p>
          </table:table-cell>
          <table:table-cell office:value-type="float" office:value="-8.71016" calcext:value-type="float">
            <text:p>-8.71016</text:p>
          </table:table-cell>
          <table:table-cell office:value-type="float" office:value="-8.30958" calcext:value-type="float">
            <text:p>-8.30958</text:p>
          </table:table-cell>
          <table:table-cell office:value-type="float" office:value="-7.95046" calcext:value-type="float">
            <text:p>-7.95046</text:p>
          </table:table-cell>
          <table:table-cell office:value-type="float" office:value="-7.62534" calcext:value-type="float">
            <text:p>-7.62534</text:p>
          </table:table-cell>
          <table:table-cell office:value-type="float" office:value="-7.32858" calcext:value-type="float">
            <text:p>-7.32858</text:p>
          </table:table-cell>
          <table:table-cell office:value-type="float" office:value="-7.05578" calcext:value-type="float">
            <text:p>-7.05578</text:p>
          </table:table-cell>
          <table:table-cell office:value-type="float" office:value="-6.80349" calcext:value-type="float">
            <text:p>-6.8034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SIO2(OH)2</text:p>
          </table:table-cell>
          <table:table-cell office:value-type="string" calcext:value-type="string">
            <text:p>O(4)H(2)MG(1)SI(1)</text:p>
          </table:table-cell>
          <table:table-cell office:value-type="float" office:value="0" calcext:value-type="float">
            <text:p>0</text:p>
          </table:table-cell>
          <table:table-cell office:value-type="float" office:value="-18.1201" calcext:value-type="float">
            <text:p>-18.1201</text:p>
          </table:table-cell>
          <table:table-cell office:value-type="float" office:value="-17.4393" calcext:value-type="float">
            <text:p>-17.4393</text:p>
          </table:table-cell>
          <table:table-cell office:value-type="float" office:value="-16.8638" calcext:value-type="float">
            <text:p>-16.8638</text:p>
          </table:table-cell>
          <table:table-cell office:value-type="float" office:value="-16.371" calcext:value-type="float">
            <text:p>-16.371</text:p>
          </table:table-cell>
          <table:table-cell office:value-type="float" office:value="-15.9442" calcext:value-type="float">
            <text:p>-15.9442</text:p>
          </table:table-cell>
          <table:table-cell office:value-type="float" office:value="-15.571" calcext:value-type="float">
            <text:p>-15.571</text:p>
          </table:table-cell>
          <table:table-cell office:value-type="float" office:value="-15.2419" calcext:value-type="float">
            <text:p>-15.241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CO3-</text:p>
          </table:table-cell>
          <table:table-cell office:value-type="string" calcext:value-type="string">
            <text:p>O(3)NA(1)C(1)-(1)</text:p>
          </table:table-cell>
          <table:table-cell office:value-type="float" office:value="4" calcext:value-type="float">
            <text:p>4</text:p>
          </table:table-cell>
          <table:table-cell office:value-type="float" office:value="-8.93764" calcext:value-type="float">
            <text:p>-8.93764</text:p>
          </table:table-cell>
          <table:table-cell office:value-type="float" office:value="-9.05899" calcext:value-type="float">
            <text:p>-9.05899</text:p>
          </table:table-cell>
          <table:table-cell office:value-type="float" office:value="-9.18007" calcext:value-type="float">
            <text:p>-9.18007</text:p>
          </table:table-cell>
          <table:table-cell office:value-type="float" office:value="-9.2996" calcext:value-type="float">
            <text:p>-9.2996</text:p>
          </table:table-cell>
          <table:table-cell office:value-type="float" office:value="-9.41684" calcext:value-type="float">
            <text:p>-9.41684</text:p>
          </table:table-cell>
          <table:table-cell office:value-type="float" office:value="-9.53135" calcext:value-type="float">
            <text:p>-9.53135</text:p>
          </table:table-cell>
          <table:table-cell office:value-type="float" office:value="-9.64291" calcext:value-type="float">
            <text:p>-9.6429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CO3</text:p>
          </table:table-cell>
          <table:table-cell office:value-type="string" calcext:value-type="string">
            <text:p>O(3)H(1)NA(1)C(1)</text:p>
          </table:table-cell>
          <table:table-cell office:value-type="float" office:value="0" calcext:value-type="float">
            <text:p>0</text:p>
          </table:table-cell>
          <table:table-cell office:value-type="float" office:value="-0.221593" calcext:value-type="float">
            <text:p>-0.221593</text:p>
          </table:table-cell>
          <table:table-cell office:value-type="float" office:value="-0.249575" calcext:value-type="float">
            <text:p>-0.249575</text:p>
          </table:table-cell>
          <table:table-cell office:value-type="float" office:value="-0.206378" calcext:value-type="float">
            <text:p>-0.206378</text:p>
          </table:table-cell>
          <table:table-cell office:value-type="float" office:value="-0.112147" calcext:value-type="float">
            <text:p>-0.112147</text:p>
          </table:table-cell>
          <table:table-cell office:value-type="float" office:value="0.0190199" calcext:value-type="float">
            <text:p>0.0190199</text:p>
          </table:table-cell>
          <table:table-cell office:value-type="float" office:value="0.177048" calcext:value-type="float">
            <text:p>0.177048</text:p>
          </table:table-cell>
          <table:table-cell office:value-type="float" office:value="0.354612" calcext:value-type="float">
            <text:p>0.35461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SO4-</text:p>
          </table:table-cell>
          <table:table-cell office:value-type="string" calcext:value-type="string">
            <text:p>O(4)NA(1)S(1)-(1)</text:p>
          </table:table-cell>
          <table:table-cell office:value-type="float" office:value="4" calcext:value-type="float">
            <text:p>4</text:p>
          </table:table-cell>
          <table:table-cell office:value-type="float" office:value="0.688101" calcext:value-type="float">
            <text:p>0.688101</text:p>
          </table:table-cell>
          <table:table-cell office:value-type="float" office:value="0.700419" calcext:value-type="float">
            <text:p>0.700419</text:p>
          </table:table-cell>
          <table:table-cell office:value-type="float" office:value="0.777961" calcext:value-type="float">
            <text:p>0.777961</text:p>
          </table:table-cell>
          <table:table-cell office:value-type="float" office:value="0.901845" calcext:value-type="float">
            <text:p>0.901845</text:p>
          </table:table-cell>
          <table:table-cell office:value-type="float" office:value="1.0589" calcext:value-type="float">
            <text:p>1.0589</text:p>
          </table:table-cell>
          <table:table-cell office:value-type="float" office:value="1.23975" calcext:value-type="float">
            <text:p>1.23975</text:p>
          </table:table-cell>
          <table:table-cell office:value-type="float" office:value="1.43759" calcext:value-type="float">
            <text:p>1.4375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OH</text:p>
          </table:table-cell>
          <table:table-cell office:value-type="string" calcext:value-type="string">
            <text:p>O(1)H(1)NA(1)</text:p>
          </table:table-cell>
          <table:table-cell office:value-type="float" office:value="0" calcext:value-type="float">
            <text:p>0</text:p>
          </table:table-cell>
          <table:table-cell office:value-type="float" office:value="-15.1055" calcext:value-type="float">
            <text:p>-15.1055</text:p>
          </table:table-cell>
          <table:table-cell office:value-type="float" office:value="-14.181" calcext:value-type="float">
            <text:p>-14.181</text:p>
          </table:table-cell>
          <table:table-cell office:value-type="float" office:value="-13.4425" calcext:value-type="float">
            <text:p>-13.4425</text:p>
          </table:table-cell>
          <table:table-cell office:value-type="float" office:value="-12.8469" calcext:value-type="float">
            <text:p>-12.8469</text:p>
          </table:table-cell>
          <table:table-cell office:value-type="float" office:value="-12.3631" calcext:value-type="float">
            <text:p>-12.3631</text:p>
          </table:table-cell>
          <table:table-cell office:value-type="float" office:value="-11.9679" calcext:value-type="float">
            <text:p>-11.9679</text:p>
          </table:table-cell>
          <table:table-cell office:value-type="float" office:value="-11.644" calcext:value-type="float">
            <text:p>-11.64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O(2)C(1)</text:p>
          </table:table-cell>
          <table:table-cell office:value-type="float" office:value="0" calcext:value-type="float">
            <text:p>0</text:p>
          </table:table-cell>
          <table:table-cell office:value-type="float" office:value="6.58112" calcext:value-type="float">
            <text:p>6.58112</text:p>
          </table:table-cell>
          <table:table-cell office:value-type="float" office:value="6.35256" calcext:value-type="float">
            <text:p>6.35256</text:p>
          </table:table-cell>
          <table:table-cell office:value-type="float" office:value="6.27922" calcext:value-type="float">
            <text:p>6.27922</text:p>
          </table:table-cell>
          <table:table-cell office:value-type="float" office:value="6.31903" calcext:value-type="float">
            <text:p>6.31903</text:p>
          </table:table-cell>
          <table:table-cell office:value-type="float" office:value="6.44236" calcext:value-type="float">
            <text:p>6.44236</text:p>
          </table:table-cell>
          <table:table-cell office:value-type="float" office:value="6.62789" calcext:value-type="float">
            <text:p>6.62789</text:p>
          </table:table-cell>
          <table:table-cell office:value-type="float" office:value="6.86" calcext:value-type="float">
            <text:p>6.8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3-2</text:p>
          </table:table-cell>
          <table:table-cell office:value-type="string" calcext:value-type="string">
            <text:p>O(3)C(1)-(2)</text:p>
          </table:table-cell>
          <table:table-cell office:value-type="float" office:value="5.4" calcext:value-type="float">
            <text:p>5.4</text:p>
          </table:table-cell>
          <table:table-cell office:value-type="float" office:value="-10.6179" calcext:value-type="float">
            <text:p>-10.6179</text:p>
          </table:table-cell>
          <table:table-cell office:value-type="float" office:value="-10.3297" calcext:value-type="float">
            <text:p>-10.3297</text:p>
          </table:table-cell>
          <table:table-cell office:value-type="float" office:value="-10.1725" calcext:value-type="float">
            <text:p>-10.1725</text:p>
          </table:table-cell>
          <table:table-cell office:value-type="float" office:value="-10.1117" calcext:value-type="float">
            <text:p>-10.1117</text:p>
          </table:table-cell>
          <table:table-cell office:value-type="float" office:value="-10.1231" calcext:value-type="float">
            <text:p>-10.1231</text:p>
          </table:table-cell>
          <table:table-cell office:value-type="float" office:value="-10.189" calcext:value-type="float">
            <text:p>-10.189</text:p>
          </table:table-cell>
          <table:table-cell office:value-type="float" office:value="-10.2964" calcext:value-type="float">
            <text:p>-10.296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H(4)C(1)</text:p>
          </table:table-cell>
          <table:table-cell office:value-type="float" office:value="0" calcext:value-type="float">
            <text:p>0</text:p>
          </table:table-cell>
          <table:table-cell office:value-type="float" office:value="-157.8212" calcext:value-type="float">
            <text:p>-157.8212</text:p>
          </table:table-cell>
          <table:table-cell office:value-type="float" office:value="-144.1198" calcext:value-type="float">
            <text:p>-144.1198</text:p>
          </table:table-cell>
          <table:table-cell office:value-type="float" office:value="-132.2988" calcext:value-type="float">
            <text:p>-132.2988</text:p>
          </table:table-cell>
          <table:table-cell office:value-type="float" office:value="-121.9707" calcext:value-type="float">
            <text:p>-121.9707</text:p>
          </table:table-cell>
          <table:table-cell office:value-type="float" office:value="-112.8493" calcext:value-type="float">
            <text:p>-112.8493</text:p>
          </table:table-cell>
          <table:table-cell office:value-type="float" office:value="-104.7183" calcext:value-type="float">
            <text:p>-104.7183</text:p>
          </table:table-cell>
          <table:table-cell office:value-type="float" office:value="-97.4112" calcext:value-type="float">
            <text:p>-97.411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O3-2</text:p>
          </table:table-cell>
          <table:table-cell office:value-type="string" calcext:value-type="string">
            <text:p>O(3)S(2)-(2)</text:p>
          </table:table-cell>
          <table:table-cell office:value-type="float" office:value="4" calcext:value-type="float">
            <text:p>4</text:p>
          </table:table-cell>
          <table:table-cell office:value-type="float" office:value="-147.5436" calcext:value-type="float">
            <text:p>-147.5436</text:p>
          </table:table-cell>
          <table:table-cell office:value-type="float" office:value="-133.9416" calcext:value-type="float">
            <text:p>-133.9416</text:p>
          </table:table-cell>
          <table:table-cell office:value-type="float" office:value="-122.1598" calcext:value-type="float">
            <text:p>-122.1598</text:p>
          </table:table-cell>
          <table:table-cell office:value-type="float" office:value="-111.8268" calcext:value-type="float">
            <text:p>-111.8268</text:p>
          </table:table-cell>
          <table:table-cell office:value-type="float" office:value="-102.6679" calcext:value-type="float">
            <text:p>-102.6679</text:p>
          </table:table-cell>
          <table:table-cell office:value-type="float" office:value="-94.475" calcext:value-type="float">
            <text:p>-94.475</text:p>
          </table:table-cell>
          <table:table-cell office:value-type="float" office:value="-87.0877" calcext:value-type="float">
            <text:p>-87.087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3-2</text:p>
          </table:table-cell>
          <table:table-cell office:value-type="string" calcext:value-type="string">
            <text:p>O(3)S(1)-(2)</text:p>
          </table:table-cell>
          <table:table-cell office:value-type="float" office:value="4.5" calcext:value-type="float">
            <text:p>4.5</text:p>
          </table:table-cell>
          <table:table-cell office:value-type="float" office:value="-50.64255" calcext:value-type="float">
            <text:p>-50.64255</text:p>
          </table:table-cell>
          <table:table-cell office:value-type="float" office:value="-46.38769" calcext:value-type="float">
            <text:p>-46.38769</text:p>
          </table:table-cell>
          <table:table-cell office:value-type="float" office:value="-42.75642" calcext:value-type="float">
            <text:p>-42.75642</text:p>
          </table:table-cell>
          <table:table-cell office:value-type="float" office:value="-39.61697" calcext:value-type="float">
            <text:p>-39.61697</text:p>
          </table:table-cell>
          <table:table-cell office:value-type="float" office:value="-36.87254" calcext:value-type="float">
            <text:p>-36.87254</text:p>
          </table:table-cell>
          <table:table-cell office:value-type="float" office:value="-34.45027" calcext:value-type="float">
            <text:p>-34.45027</text:p>
          </table:table-cell>
          <table:table-cell office:value-type="float" office:value="-32.29437" calcext:value-type="float">
            <text:p>-32.2943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SO3-</text:p>
          </table:table-cell>
          <table:table-cell office:value-type="string" calcext:value-type="string">
            <text:p>O(3)H(1)S(1)-(1)</text:p>
          </table:table-cell>
          <table:table-cell office:value-type="float" office:value="4" calcext:value-type="float">
            <text:p>4</text:p>
          </table:table-cell>
          <table:table-cell office:value-type="float" office:value="-43.5124" calcext:value-type="float">
            <text:p>-43.5124</text:p>
          </table:table-cell>
          <table:table-cell office:value-type="float" office:value="-39.1671" calcext:value-type="float">
            <text:p>-39.1671</text:p>
          </table:table-cell>
          <table:table-cell office:value-type="float" office:value="-35.36595" calcext:value-type="float">
            <text:p>-35.36595</text:p>
          </table:table-cell>
          <table:table-cell office:value-type="float" office:value="-32.0009" calcext:value-type="float">
            <text:p>-32.0009</text:p>
          </table:table-cell>
          <table:table-cell office:value-type="float" office:value="-28.9918" calcext:value-type="float">
            <text:p>-28.9918</text:p>
          </table:table-cell>
          <table:table-cell office:value-type="float" office:value="-26.2775" calcext:value-type="float">
            <text:p>-26.2775</text:p>
          </table:table-cell>
          <table:table-cell office:value-type="float" office:value="-23.8106" calcext:value-type="float">
            <text:p>-23.810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SO4-</text:p>
          </table:table-cell>
          <table:table-cell office:value-type="string" calcext:value-type="string">
            <text:p>O(4)H(1)S(1)-(1)</text:p>
          </table:table-cell>
          <table:table-cell office:value-type="float" office:value="4" calcext:value-type="float">
            <text:p>4</text:p>
          </table:table-cell>
          <table:table-cell office:value-type="float" office:value="1.72047" calcext:value-type="float">
            <text:p>1.72047</text:p>
          </table:table-cell>
          <table:table-cell office:value-type="float" office:value="1.98897" calcext:value-type="float">
            <text:p>1.98897</text:p>
          </table:table-cell>
          <table:table-cell office:value-type="float" office:value="2.31388" calcext:value-type="float">
            <text:p>2.31388</text:p>
          </table:table-cell>
          <table:table-cell office:value-type="float" office:value="2.67601" calcext:value-type="float">
            <text:p>2.67601</text:p>
          </table:table-cell>
          <table:table-cell office:value-type="float" office:value="3.06224" calcext:value-type="float">
            <text:p>3.06224</text:p>
          </table:table-cell>
          <table:table-cell office:value-type="float" office:value="3.46347" calcext:value-type="float">
            <text:p>3.46347</text:p>
          </table:table-cell>
          <table:table-cell office:value-type="float" office:value="3.87328" calcext:value-type="float">
            <text:p>3.8732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S-</text:p>
          </table:table-cell>
          <table:table-cell office:value-type="string" calcext:value-type="string">
            <text:p>H(1)S(1)-(1)</text:p>
          </table:table-cell>
          <table:table-cell office:value-type="float" office:value="3.5" calcext:value-type="float">
            <text:p>3.5</text:p>
          </table:table-cell>
          <table:table-cell office:value-type="float" office:value="-152.081" calcext:value-type="float">
            <text:p>-152.081</text:p>
          </table:table-cell>
          <table:table-cell office:value-type="float" office:value="-138.2797" calcext:value-type="float">
            <text:p>-138.2797</text:p>
          </table:table-cell>
          <table:table-cell office:value-type="float" office:value="-126.3961" calcext:value-type="float">
            <text:p>-126.3961</text:p>
          </table:table-cell>
          <table:table-cell office:value-type="float" office:value="-116.0332" calcext:value-type="float">
            <text:p>-116.0332</text:p>
          </table:table-cell>
          <table:table-cell office:value-type="float" office:value="-106.898" calcext:value-type="float">
            <text:p>-106.898</text:p>
          </table:table-cell>
          <table:table-cell office:value-type="float" office:value="-98.769" calcext:value-type="float">
            <text:p>-98.769</text:p>
          </table:table-cell>
          <table:table-cell office:value-type="float" office:value="-91.4763" calcext:value-type="float">
            <text:p>-91.476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2S</text:p>
          </table:table-cell>
          <table:table-cell office:value-type="string" calcext:value-type="string">
            <text:p>H(2)S(1)</text:p>
          </table:table-cell>
          <table:table-cell office:value-type="float" office:value="0" calcext:value-type="float">
            <text:p>0</text:p>
          </table:table-cell>
          <table:table-cell office:value-type="float" office:value="-144.6682" calcext:value-type="float">
            <text:p>-144.6682</text:p>
          </table:table-cell>
          <table:table-cell office:value-type="float" office:value="-131.289" calcext:value-type="float">
            <text:p>-131.289</text:p>
          </table:table-cell>
          <table:table-cell office:value-type="float" office:value="-119.6696" calcext:value-type="float">
            <text:p>-119.6696</text:p>
          </table:table-cell>
          <table:table-cell office:value-type="float" office:value="-109.4536" calcext:value-type="float">
            <text:p>-109.4536</text:p>
          </table:table-cell>
          <table:table-cell office:value-type="float" office:value="-100.3768" calcext:value-type="float">
            <text:p>-100.3768</text:p>
          </table:table-cell>
          <table:table-cell office:value-type="float" office:value="-92.239" calcext:value-type="float">
            <text:p>-92.239</text:p>
          </table:table-cell>
          <table:table-cell office:value-type="float" office:value="-84.8854" calcext:value-type="float">
            <text:p>-84.885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-2</text:p>
          </table:table-cell>
          <table:table-cell office:value-type="string" calcext:value-type="string">
            <text:p>S(1)-(2)</text:p>
          </table:table-cell>
          <table:table-cell office:value-type="float" office:value="5" calcext:value-type="float">
            <text:p>5</text:p>
          </table:table-cell>
          <table:table-cell office:value-type="float" office:value="-172.829" calcext:value-type="float">
            <text:p>-172.829</text:p>
          </table:table-cell>
          <table:table-cell office:value-type="float" office:value="-157.2879" calcext:value-type="float">
            <text:p>-157.2879</text:p>
          </table:table-cell>
          <table:table-cell office:value-type="float" office:value="-143.9338" calcext:value-type="float">
            <text:p>-143.9338</text:p>
          </table:table-cell>
          <table:table-cell office:value-type="float" office:value="-132.3116" calcext:value-type="float">
            <text:p>-132.3116</text:p>
          </table:table-cell>
          <table:table-cell office:value-type="float" office:value="-122.0857" calcext:value-type="float">
            <text:p>-122.0857</text:p>
          </table:table-cell>
          <table:table-cell office:value-type="float" office:value="-113.0031" calcext:value-type="float">
            <text:p>-113.0031</text:p>
          </table:table-cell>
          <table:table-cell office:value-type="float" office:value="-104.8694" calcext:value-type="float">
            <text:p>-104.869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H-</text:p>
          </table:table-cell>
          <table:table-cell office:value-type="string" calcext:value-type="string">
            <text:p>O(1)H(1)-(1)</text:p>
          </table:table-cell>
          <table:table-cell office:value-type="float" office:value="10.7" calcext:value-type="float">
            <text:p>10.7</text:p>
          </table:table-cell>
          <table:table-cell office:value-type="float" office:value="-14.9396" calcext:value-type="float">
            <text:p>-14.9396</text:p>
          </table:table-cell>
          <table:table-cell table:style-name="ce10" office:value-type="float" office:value="-14.0001" calcext:value-type="float">
            <text:p>-14.0001</text:p>
          </table:table-cell>
          <table:table-cell office:value-type="float" office:value="-13.2778" calcext:value-type="float">
            <text:p>-13.2778</text:p>
          </table:table-cell>
          <table:table-cell office:value-type="float" office:value="-12.7207" calcext:value-type="float">
            <text:p>-12.7207</text:p>
          </table:table-cell>
          <table:table-cell office:value-type="float" office:value="-12.2915" calcext:value-type="float">
            <text:p>-12.2915</text:p>
          </table:table-cell>
          <table:table-cell office:value-type="float" office:value="-11.9627" calcext:value-type="float">
            <text:p>-11.9627</text:p>
          </table:table-cell>
          <table:table-cell office:value-type="float" office:value="-11.7139" calcext:value-type="float">
            <text:p>-11.713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(2)</text:p>
          </table:table-cell>
          <table:table-cell office:value-type="float" office:value="0" calcext:value-type="float">
            <text:p>0</text:p>
          </table:table-cell>
          <table:table-cell office:value-type="float" office:value="-50.47454" calcext:value-type="float">
            <text:p>-50.47454</text:p>
          </table:table-cell>
          <table:table-cell office:value-type="float" office:value="-46.09649" calcext:value-type="float">
            <text:p>-46.09649</text:p>
          </table:table-cell>
          <table:table-cell office:value-type="float" office:value="-42.32499" calcext:value-type="float">
            <text:p>-42.32499</text:p>
          </table:table-cell>
          <table:table-cell office:value-type="float" office:value="-39.03455" calcext:value-type="float">
            <text:p>-39.03455</text:p>
          </table:table-cell>
          <table:table-cell office:value-type="float" office:value="-36.1326" calcext:value-type="float">
            <text:p>-36.1326</text:p>
          </table:table-cell>
          <table:table-cell office:value-type="float" office:value="-33.54919" calcext:value-type="float">
            <text:p>-33.54919</text:p>
          </table:table-cell>
          <table:table-cell office:value-type="float" office:value="-31.23057" calcext:value-type="float">
            <text:p>-31.2305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O2-AM</text:p>
          </table:table-cell>
          <table:table-cell office:value-type="string" calcext:value-type="string">
            <text:p>O(2)SI(1)</text:p>
          </table:table-cell>
          <table:table-cell office:value-type="float" office:value="2600" calcext:value-type="float">
            <text:p>2600</text:p>
          </table:table-cell>
          <table:table-cell office:value-type="float" office:value="6.27933" calcext:value-type="float">
            <text:p>6.27933</text:p>
          </table:table-cell>
          <table:table-cell table:style-name="ce10" office:value-type="float" office:value="5.66601" calcext:value-type="float">
            <text:p>5.66601</text:p>
          </table:table-cell>
          <table:table-cell office:value-type="float" office:value="5.15076" calcext:value-type="float">
            <text:p>5.15076</text:p>
          </table:table-cell>
          <table:table-cell office:value-type="float" office:value="4.71222" calcext:value-type="float">
            <text:p>4.71222</text:p>
          </table:table-cell>
          <table:table-cell office:value-type="float" office:value="4.33479" calcext:value-type="float">
            <text:p>4.33479</text:p>
          </table:table-cell>
          <table:table-cell office:value-type="float" office:value="4.00682" calcext:value-type="float">
            <text:p>4.00682</text:p>
          </table:table-cell>
          <table:table-cell office:value-type="float" office:value="3.71941" calcext:value-type="float">
            <text:p>3.7194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HTOB1</text:p>
          </table:table-cell>
          <table:table-cell office:value-type="string" calcext:value-type="string">
            <text:p>O(250)H(160)CA(50)SI(60)/(25)</text:p>
          </table:table-cell>
          <table:table-cell office:value-type="float" office:value="2600" calcext:value-type="float">
            <text:p>2600</text:p>
          </table:table-cell>
          <table:table-cell office:value-type="float" office:value="-68.8715" calcext:value-type="float">
            <text:p>-68.8715</text:p>
          </table:table-cell>
          <table:table-cell office:value-type="float" office:value="-65.1416" calcext:value-type="float">
            <text:p>-65.1416</text:p>
          </table:table-cell>
          <table:table-cell office:value-type="float" office:value="-62.5152" calcext:value-type="float">
            <text:p>-62.5152</text:p>
          </table:table-cell>
          <table:table-cell office:value-type="float" office:value="-60.7169" calcext:value-type="float">
            <text:p>-60.7169</text:p>
          </table:table-cell>
          <table:table-cell office:value-type="float" office:value="-59.55" calcext:value-type="float">
            <text:p>-59.55</text:p>
          </table:table-cell>
          <table:table-cell office:value-type="float" office:value="-58.8708" calcext:value-type="float">
            <text:p>-58.8708</text:p>
          </table:table-cell>
          <table:table-cell office:value-type="float" office:value="-58.5729" calcext:value-type="float">
            <text:p>-58.572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HJEN</text:p>
          </table:table-cell>
          <table:table-cell office:value-type="string" calcext:value-type="string">
            <text:p>O(173)H(126)CA(50)SI(30)/(30)</text:p>
          </table:table-cell>
          <table:table-cell office:value-type="float" office:value="2600" calcext:value-type="float">
            <text:p>2600</text:p>
          </table:table-cell>
          <table:table-cell office:value-type="float" office:value="-58.6789" calcext:value-type="float">
            <text:p>-58.6789</text:p>
          </table:table-cell>
          <table:table-cell office:value-type="float" office:value="-55.6367" calcext:value-type="float">
            <text:p>-55.6367</text:p>
          </table:table-cell>
          <table:table-cell office:value-type="float" office:value="-53.5184" calcext:value-type="float">
            <text:p>-53.5184</text:p>
          </table:table-cell>
          <table:table-cell office:value-type="float" office:value="-52.0924" calcext:value-type="float">
            <text:p>-52.0924</text:p>
          </table:table-cell>
          <table:table-cell office:value-type="float" office:value="-51.1935" calcext:value-type="float">
            <text:p>-51.1935</text:p>
          </table:table-cell>
          <table:table-cell office:value-type="float" office:value="-50.7012" calcext:value-type="float">
            <text:p>-50.7012</text:p>
          </table:table-cell>
          <table:table-cell office:value-type="float" office:value="-50.5262" calcext:value-type="float">
            <text:p>-50.526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HTOB2</text:p>
          </table:table-cell>
          <table:table-cell office:value-type="string" calcext:value-type="string">
            <text:p>O(81)H(60)CA(15)SI(18)/(18)</text:p>
          </table:table-cell>
          <table:table-cell office:value-type="float" office:value="2600" calcext:value-type="float">
            <text:p>2600</text:p>
          </table:table-cell>
          <table:table-cell office:value-type="float" office:value="-28.6984" calcext:value-type="float">
            <text:p>-28.6984</text:p>
          </table:table-cell>
          <table:table-cell office:value-type="float" office:value="-27.1441" calcext:value-type="float">
            <text:p>-27.1441</text:p>
          </table:table-cell>
          <table:table-cell office:value-type="float" office:value="-26.0496" calcext:value-type="float">
            <text:p>-26.0496</text:p>
          </table:table-cell>
          <table:table-cell office:value-type="float" office:value="-25.3002" calcext:value-type="float">
            <text:p>-25.3002</text:p>
          </table:table-cell>
          <table:table-cell office:value-type="float" office:value="-24.8139" calcext:value-type="float">
            <text:p>-24.8139</text:p>
          </table:table-cell>
          <table:table-cell office:value-type="float" office:value="-24.5309" calcext:value-type="float">
            <text:p>-24.5309</text:p>
          </table:table-cell>
          <table:table-cell office:value-type="float" office:value="-24.4066" calcext:value-type="float">
            <text:p>-24.406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AH8</text:p>
          </table:table-cell>
          <table:table-cell office:value-type="string" calcext:value-type="string">
            <text:p>O(13)H(16)CA(2)AL(2)</text:p>
          </table:table-cell>
          <table:table-cell office:value-type="float" office:value="2600" calcext:value-type="float">
            <text:p>2600</text:p>
          </table:table-cell>
          <table:table-cell office:value-type="float" office:value="-95.531" calcext:value-type="float">
            <text:p>-95.531</text:p>
          </table:table-cell>
          <table:table-cell office:value-type="float" office:value="-87.3112" calcext:value-type="float">
            <text:p>-87.3112</text:p>
          </table:table-cell>
          <table:table-cell office:value-type="float" office:value="-80.7123" calcext:value-type="float">
            <text:p>-80.7123</text:p>
          </table:table-cell>
          <table:table-cell office:value-type="float" office:value="-75.3599" calcext:value-type="float">
            <text:p>-75.3599</text:p>
          </table:table-cell>
          <table:table-cell office:value-type="float" office:value="-70.9834" calcext:value-type="float">
            <text:p>-70.9834</text:p>
          </table:table-cell>
          <table:table-cell office:value-type="float" office:value="-67.3828" calcext:value-type="float">
            <text:p>-67.3828</text:p>
          </table:table-cell>
          <table:table-cell office:value-type="float" office:value="-64.4071" calcext:value-type="float">
            <text:p>-64.407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FH8</text:p>
          </table:table-cell>
          <table:table-cell office:value-type="string" calcext:value-type="string">
            <text:p>O(13)H(16)CA(2)FE(2)</text:p>
          </table:table-cell>
          <table:table-cell office:value-type="float" office:value="2600" calcext:value-type="float">
            <text:p>2600</text:p>
          </table:table-cell>
          <table:table-cell office:value-type="float" office:value="-98.1174" calcext:value-type="float">
            <text:p>-98.1174</text:p>
          </table:table-cell>
          <table:table-cell office:value-type="float" office:value="-88.7884" calcext:value-type="float">
            <text:p>-88.7884</text:p>
          </table:table-cell>
          <table:table-cell office:value-type="float" office:value="-81.5468" calcext:value-type="float">
            <text:p>-81.5468</text:p>
          </table:table-cell>
          <table:table-cell office:value-type="float" office:value="-75.8988" calcext:value-type="float">
            <text:p>-75.8988</text:p>
          </table:table-cell>
          <table:table-cell office:value-type="float" office:value="-71.4858" calcext:value-type="float">
            <text:p>-71.4858</text:p>
          </table:table-cell>
          <table:table-cell office:value-type="float" office:value="-68.0452" calcext:value-type="float">
            <text:p>-68.0452</text:p>
          </table:table-cell>
          <table:table-cell office:value-type="float" office:value="-65.3799" calcext:value-type="float">
            <text:p>-65.379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YDROGARNET-OH</text:p>
          </table:table-cell>
          <table:table-cell office:value-type="string" calcext:value-type="string">
            <text:p>O(12)H(12)CA(3)AL(2)</text:p>
          </table:table-cell>
          <table:table-cell office:value-type="float" office:value="2600" calcext:value-type="float">
            <text:p>2600</text:p>
          </table:table-cell>
          <table:table-cell office:value-type="float" office:value="-132.167" calcext:value-type="float">
            <text:p>-132.167</text:p>
          </table:table-cell>
          <table:table-cell office:value-type="float" office:value="-122.588" calcext:value-type="float">
            <text:p>-122.588</text:p>
          </table:table-cell>
          <table:table-cell office:value-type="float" office:value="-115.13" calcext:value-type="float">
            <text:p>-115.13</text:p>
          </table:table-cell>
          <table:table-cell office:value-type="float" office:value="-109.29" calcext:value-type="float">
            <text:p>-109.29</text:p>
          </table:table-cell>
          <table:table-cell office:value-type="float" office:value="-104.706" calcext:value-type="float">
            <text:p>-104.706</text:p>
          </table:table-cell>
          <table:table-cell office:value-type="float" office:value="-101.112" calcext:value-type="float">
            <text:p>-101.112</text:p>
          </table:table-cell>
          <table:table-cell office:value-type="float" office:value="-98.308" calcext:value-type="float">
            <text:p>-98.30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YDROGARNET-FE</text:p>
          </table:table-cell>
          <table:table-cell office:value-type="string" calcext:value-type="string">
            <text:p>O(12)H(12)CA(3)FE(2)</text:p>
          </table:table-cell>
          <table:table-cell office:value-type="float" office:value="2600" calcext:value-type="float">
            <text:p>2600</text:p>
          </table:table-cell>
          <table:table-cell office:value-type="float" office:value="-135.1404" calcext:value-type="float">
            <text:p>-135.1404</text:p>
          </table:table-cell>
          <table:table-cell office:value-type="float" office:value="-124.3464" calcext:value-type="float">
            <text:p>-124.3464</text:p>
          </table:table-cell>
          <table:table-cell office:value-type="float" office:value="-116.1578" calcext:value-type="float">
            <text:p>-116.1578</text:p>
          </table:table-cell>
          <table:table-cell office:value-type="float" office:value="-109.9468" calcext:value-type="float">
            <text:p>-109.9468</text:p>
          </table:table-cell>
          <table:table-cell office:value-type="float" office:value="-105.2608" calcext:value-type="float">
            <text:p>-105.2608</text:p>
          </table:table-cell>
          <table:table-cell office:value-type="float" office:value="-101.7696" calcext:value-type="float">
            <text:p>-101.7696</text:p>
          </table:table-cell>
          <table:table-cell office:value-type="float" office:value="-99.2248" calcext:value-type="float">
            <text:p>-99.224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4AH13</text:p>
          </table:table-cell>
          <table:table-cell office:value-type="string" calcext:value-type="string">
            <text:p>O(20)H(26)CA(4)AL(2)</text:p>
          </table:table-cell>
          <table:table-cell office:value-type="float" office:value="2600" calcext:value-type="float">
            <text:p>2600</text:p>
          </table:table-cell>
          <table:table-cell office:value-type="float" office:value="-167.384" calcext:value-type="float">
            <text:p>-167.384</text:p>
          </table:table-cell>
          <table:table-cell office:value-type="float" office:value="-155.153" calcext:value-type="float">
            <text:p>-155.153</text:p>
          </table:table-cell>
          <table:table-cell office:value-type="float" office:value="-145.705" calcext:value-type="float">
            <text:p>-145.705</text:p>
          </table:table-cell>
          <table:table-cell office:value-type="float" office:value="-138.378" calcext:value-type="float">
            <text:p>-138.378</text:p>
          </table:table-cell>
          <table:table-cell office:value-type="float" office:value="-132.693" calcext:value-type="float">
            <text:p>-132.693</text:p>
          </table:table-cell>
          <table:table-cell office:value-type="float" office:value="-128.301" calcext:value-type="float">
            <text:p>-128.301</text:p>
          </table:table-cell>
          <table:table-cell office:value-type="float" office:value="-124.937" calcext:value-type="float">
            <text:p>-124.93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4FH13</text:p>
          </table:table-cell>
          <table:table-cell office:value-type="string" calcext:value-type="string">
            <text:p>O(20)H(26)CA(4)FE(2)</text:p>
          </table:table-cell>
          <table:table-cell office:value-type="float" office:value="2600" calcext:value-type="float">
            <text:p>2600</text:p>
          </table:table-cell>
          <table:table-cell office:value-type="float" office:value="-169.9254" calcext:value-type="float">
            <text:p>-169.9254</text:p>
          </table:table-cell>
          <table:table-cell office:value-type="float" office:value="-156.5874" calcext:value-type="float">
            <text:p>-156.5874</text:p>
          </table:table-cell>
          <table:table-cell office:value-type="float" office:value="-146.5018" calcext:value-type="float">
            <text:p>-146.5018</text:p>
          </table:table-cell>
          <table:table-cell office:value-type="float" office:value="-138.8818" calcext:value-type="float">
            <text:p>-138.8818</text:p>
          </table:table-cell>
          <table:table-cell office:value-type="float" office:value="-133.1628" calcext:value-type="float">
            <text:p>-133.1628</text:p>
          </table:table-cell>
          <table:table-cell office:value-type="float" office:value="-128.9326" calcext:value-type="float">
            <text:p>-128.9326</text:p>
          </table:table-cell>
          <table:table-cell office:value-type="float" office:value="-125.8818" calcext:value-type="float">
            <text:p>-125.881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TTRINGITE</text:p>
          </table:table-cell>
          <table:table-cell office:value-type="string" calcext:value-type="string">
            <text:p>O(50)H(64)CA(6)AL(2)S(3)</text:p>
          </table:table-cell>
          <table:table-cell office:value-type="float" office:value="2600" calcext:value-type="float">
            <text:p>2600</text:p>
          </table:table-cell>
          <table:table-cell office:value-type="float" office:value="-159.575" calcext:value-type="float">
            <text:p>-159.575</text:p>
          </table:table-cell>
          <table:table-cell office:value-type="float" office:value="-146.595" calcext:value-type="float">
            <text:p>-146.595</text:p>
          </table:table-cell>
          <table:table-cell office:value-type="float" office:value="-136.481" calcext:value-type="float">
            <text:p>-136.481</text:p>
          </table:table-cell>
          <table:table-cell office:value-type="float" office:value="-128.555" calcext:value-type="float">
            <text:p>-128.555</text:p>
          </table:table-cell>
          <table:table-cell office:value-type="float" office:value="-122.327" calcext:value-type="float">
            <text:p>-122.327</text:p>
          </table:table-cell>
          <table:table-cell office:value-type="float" office:value="-117.437" calcext:value-type="float">
            <text:p>-117.437</text:p>
          </table:table-cell>
          <table:table-cell office:value-type="float" office:value="-113.616" calcext:value-type="float">
            <text:p>-113.61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ICARBOALUMINATE</text:p>
          </table:table-cell>
          <table:table-cell office:value-type="string" calcext:value-type="string">
            <text:p>O(47)H(64)CA(6)AL(2)C(3)</text:p>
          </table:table-cell>
          <table:table-cell office:value-type="float" office:value="2600" calcext:value-type="float">
            <text:p>2600</text:p>
          </table:table-cell>
          <table:table-cell office:value-type="float" office:value="-192.432" calcext:value-type="float">
            <text:p>-192.432</text:p>
          </table:table-cell>
          <table:table-cell office:value-type="float" office:value="-179.22" calcext:value-type="float">
            <text:p>-179.22</text:p>
          </table:table-cell>
          <table:table-cell office:value-type="float" office:value="-169.175" calcext:value-type="float">
            <text:p>-169.175</text:p>
          </table:table-cell>
          <table:table-cell office:value-type="float" office:value="-161.534" calcext:value-type="float">
            <text:p>-161.534</text:p>
          </table:table-cell>
          <table:table-cell office:value-type="float" office:value="-155.75" calcext:value-type="float">
            <text:p>-155.75</text:p>
          </table:table-cell>
          <table:table-cell office:value-type="float" office:value="-151.419" calcext:value-type="float">
            <text:p>-151.419</text:p>
          </table:table-cell>
          <table:table-cell office:value-type="float" office:value="-148.242" calcext:value-type="float">
            <text:p>-148.24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TTRINGITE-FE</text:p>
          </table:table-cell>
          <table:table-cell office:value-type="string" calcext:value-type="string">
            <text:p>O(50)H(64)CA(6)FE(2)S(3)</text:p>
          </table:table-cell>
          <table:table-cell office:value-type="float" office:value="2600" calcext:value-type="float">
            <text:p>2600</text:p>
          </table:table-cell>
          <table:table-cell office:value-type="float" office:value="-156.7744" calcext:value-type="float">
            <text:p>-156.7744</text:p>
          </table:table-cell>
          <table:table-cell office:value-type="float" office:value="-143.1364" calcext:value-type="float">
            <text:p>-143.1364</text:p>
          </table:table-cell>
          <table:table-cell office:value-type="float" office:value="-132.7628" calcext:value-type="float">
            <text:p>-132.7628</text:p>
          </table:table-cell>
          <table:table-cell office:value-type="float" office:value="-124.8668" calcext:value-type="float">
            <text:p>-124.8668</text:p>
          </table:table-cell>
          <table:table-cell office:value-type="float" office:value="-118.8848" calcext:value-type="float">
            <text:p>-118.8848</text:p>
          </table:table-cell>
          <table:table-cell office:value-type="float" office:value="-114.4026" calcext:value-type="float">
            <text:p>-114.4026</text:p>
          </table:table-cell>
          <table:table-cell office:value-type="float" office:value="-111.1098" calcext:value-type="float">
            <text:p>-111.109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OSULFOALUMINATE</text:p>
          </table:table-cell>
          <table:table-cell office:value-type="string" calcext:value-type="string">
            <text:p>O(22)H(24)CA(4)AL(2)S(1)</text:p>
          </table:table-cell>
          <table:table-cell office:value-type="float" office:value="2600" calcext:value-type="float">
            <text:p>2600</text:p>
          </table:table-cell>
          <table:table-cell office:value-type="float" office:value="-141.31" calcext:value-type="float">
            <text:p>-141.31</text:p>
          </table:table-cell>
          <table:table-cell office:value-type="float" office:value="-130.991" calcext:value-type="float">
            <text:p>-130.991</text:p>
          </table:table-cell>
          <table:table-cell office:value-type="float" office:value="-123.019" calcext:value-type="float">
            <text:p>-123.019</text:p>
          </table:table-cell>
          <table:table-cell office:value-type="float" office:value="-116.834" calcext:value-type="float">
            <text:p>-116.834</text:p>
          </table:table-cell>
          <table:table-cell office:value-type="float" office:value="-112.033" calcext:value-type="float">
            <text:p>-112.033</text:p>
          </table:table-cell>
          <table:table-cell office:value-type="float" office:value="-108.322" calcext:value-type="float">
            <text:p>-108.322</text:p>
          </table:table-cell>
          <table:table-cell office:value-type="float" office:value="-105.478" calcext:value-type="float">
            <text:p>-105.47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OSULFATE-FE</text:p>
          </table:table-cell>
          <table:table-cell office:value-type="string" calcext:value-type="string">
            <text:p>O(22)H(24)CA(4)FE(2)S(1)</text:p>
          </table:table-cell>
          <table:table-cell office:value-type="float" office:value="2600" calcext:value-type="float">
            <text:p>2600</text:p>
          </table:table-cell>
          <table:table-cell office:value-type="float" office:value="-143.7914" calcext:value-type="float">
            <text:p>-143.7914</text:p>
          </table:table-cell>
          <table:table-cell office:value-type="float" office:value="-132.3714" calcext:value-type="float">
            <text:p>-132.3714</text:p>
          </table:table-cell>
          <table:table-cell office:value-type="float" office:value="-123.7648" calcext:value-type="float">
            <text:p>-123.7648</text:p>
          </table:table-cell>
          <table:table-cell office:value-type="float" office:value="-117.2898" calcext:value-type="float">
            <text:p>-117.2898</text:p>
          </table:table-cell>
          <table:table-cell office:value-type="float" office:value="-112.4578" calcext:value-type="float">
            <text:p>-112.4578</text:p>
          </table:table-cell>
          <table:table-cell office:value-type="float" office:value="-108.9106" calcext:value-type="float">
            <text:p>-108.9106</text:p>
          </table:table-cell>
          <table:table-cell office:value-type="float" office:value="-106.3808" calcext:value-type="float">
            <text:p>-106.380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ATLINGITE</text:p>
          </table:table-cell>
          <table:table-cell office:value-type="string" calcext:value-type="string">
            <text:p>O(15)H(16)CA(2)AL(2)SI(1)</text:p>
          </table:table-cell>
          <table:table-cell office:value-type="float" office:value="2600" calcext:value-type="float">
            <text:p>2600</text:p>
          </table:table-cell>
          <table:table-cell office:value-type="float" office:value="-97.2509" calcext:value-type="float">
            <text:p>-97.2509</text:p>
          </table:table-cell>
          <table:table-cell office:value-type="float" office:value="-89.2577" calcext:value-type="float">
            <text:p>-89.2577</text:p>
          </table:table-cell>
          <table:table-cell office:value-type="float" office:value="-82.8471" calcext:value-type="float">
            <text:p>-82.8471</text:p>
          </table:table-cell>
          <table:table-cell office:value-type="float" office:value="-77.6533" calcext:value-type="float">
            <text:p>-77.6533</text:p>
          </table:table-cell>
          <table:table-cell office:value-type="float" office:value="-73.4118" calcext:value-type="float">
            <text:p>-73.4118</text:p>
          </table:table-cell>
          <table:table-cell office:value-type="float" office:value="-69.9272" calcext:value-type="float">
            <text:p>-69.9272</text:p>
          </table:table-cell>
          <table:table-cell office:value-type="float" office:value="-67.052" calcext:value-type="float">
            <text:p>-67.05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ATLINGITE-FE</text:p>
          </table:table-cell>
          <table:table-cell office:value-type="string" calcext:value-type="string">
            <text:p>O(15)H(16)CA(2)FE(2)SI(1)</text:p>
          </table:table-cell>
          <table:table-cell office:value-type="float" office:value="2600" calcext:value-type="float">
            <text:p>2600</text:p>
          </table:table-cell>
          <table:table-cell office:value-type="float" office:value="-99.7934" calcext:value-type="float">
            <text:p>-99.7934</text:p>
          </table:table-cell>
          <table:table-cell office:value-type="float" office:value="-90.6944" calcext:value-type="float">
            <text:p>-90.6944</text:p>
          </table:table-cell>
          <table:table-cell office:value-type="float" office:value="-83.6448" calcext:value-type="float">
            <text:p>-83.6448</text:p>
          </table:table-cell>
          <table:table-cell office:value-type="float" office:value="-78.1578" calcext:value-type="float">
            <text:p>-78.1578</text:p>
          </table:table-cell>
          <table:table-cell office:value-type="float" office:value="-73.8818" calcext:value-type="float">
            <text:p>-73.8818</text:p>
          </table:table-cell>
          <table:table-cell office:value-type="float" office:value="-70.5594" calcext:value-type="float">
            <text:p>-70.5594</text:p>
          </table:table-cell>
          <table:table-cell office:value-type="float" office:value="-67.9964" calcext:value-type="float">
            <text:p>-67.996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MICARBOALUMINATE</text:p>
          </table:table-cell>
          <table:table-cell office:value-type="string" calcext:value-type="string">
            <text:p>O(40)H(48)CA(8)AL(4)C(1)/(2)</text:p>
          </table:table-cell>
          <table:table-cell office:value-type="float" office:value="2600" calcext:value-type="float">
            <text:p>2600</text:p>
          </table:table-cell>
          <table:table-cell office:value-type="float" office:value="-161.526" calcext:value-type="float">
            <text:p>-161.526</text:p>
          </table:table-cell>
          <table:table-cell office:value-type="float" office:value="-150.04" calcext:value-type="float">
            <text:p>-150.04</text:p>
          </table:table-cell>
          <table:table-cell office:value-type="float" office:value="-141.202" calcext:value-type="float">
            <text:p>-141.202</text:p>
          </table:table-cell>
          <table:table-cell office:value-type="float" office:value="-134.378" calcext:value-type="float">
            <text:p>-134.378</text:p>
          </table:table-cell>
          <table:table-cell office:value-type="float" office:value="-129.114" calcext:value-type="float">
            <text:p>-129.114</text:p>
          </table:table-cell>
          <table:table-cell office:value-type="float" office:value="-125.076" calcext:value-type="float">
            <text:p>-125.076</text:p>
          </table:table-cell>
          <table:table-cell office:value-type="float" office:value="-122.012" calcext:value-type="float">
            <text:p>-122.01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MICARBONATE-FE</text:p>
          </table:table-cell>
          <table:table-cell office:value-type="string" calcext:value-type="string">
            <text:p>O(40)H(48)CA(8)FE(4)C(1)/(2)</text:p>
          </table:table-cell>
          <table:table-cell office:value-type="float" office:value="2600" calcext:value-type="float">
            <text:p>2600</text:p>
          </table:table-cell>
          <table:table-cell office:value-type="float" office:value="-164.0414" calcext:value-type="float">
            <text:p>-164.0414</text:p>
          </table:table-cell>
          <table:table-cell office:value-type="float" office:value="-151.4524" calcext:value-type="float">
            <text:p>-151.4524</text:p>
          </table:table-cell>
          <table:table-cell office:value-type="float" office:value="-141.9768" calcext:value-type="float">
            <text:p>-141.9768</text:p>
          </table:table-cell>
          <table:table-cell office:value-type="float" office:value="-134.8618" calcext:value-type="float">
            <text:p>-134.8618</text:p>
          </table:table-cell>
          <table:table-cell office:value-type="float" office:value="-129.5648" calcext:value-type="float">
            <text:p>-129.5648</text:p>
          </table:table-cell>
          <table:table-cell office:value-type="float" office:value="-125.6886" calcext:value-type="float">
            <text:p>-125.6886</text:p>
          </table:table-cell>
          <table:table-cell office:value-type="float" office:value="-122.9378" calcext:value-type="float">
            <text:p>-122.937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OCARBOALUMINATE</text:p>
          </table:table-cell>
          <table:table-cell office:value-type="string" calcext:value-type="string">
            <text:p>O(20)H(22)CA(4)AL(2)C(1)</text:p>
          </table:table-cell>
          <table:table-cell office:value-type="float" office:value="2600" calcext:value-type="float">
            <text:p>2600</text:p>
          </table:table-cell>
          <table:table-cell office:value-type="float" office:value="-154.486" calcext:value-type="float">
            <text:p>-154.486</text:p>
          </table:table-cell>
          <table:table-cell office:value-type="float" office:value="-143.546" calcext:value-type="float">
            <text:p>-143.546</text:p>
          </table:table-cell>
          <table:table-cell office:value-type="float" office:value="-135.148" calcext:value-type="float">
            <text:p>-135.148</text:p>
          </table:table-cell>
          <table:table-cell office:value-type="float" office:value="-128.683" calcext:value-type="float">
            <text:p>-128.683</text:p>
          </table:table-cell>
          <table:table-cell office:value-type="float" office:value="-123.714" calcext:value-type="float">
            <text:p>-123.714</text:p>
          </table:table-cell>
          <table:table-cell office:value-type="float" office:value="-119.919" calcext:value-type="float">
            <text:p>-119.919</text:p>
          </table:table-cell>
          <table:table-cell office:value-type="float" office:value="-117.059" calcext:value-type="float">
            <text:p>-117.05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OCARBONATE-FE</text:p>
          </table:table-cell>
          <table:table-cell office:value-type="string" calcext:value-type="string">
            <text:p>O(20)H(22)CA(4)FE(2)C(1)</text:p>
          </table:table-cell>
          <table:table-cell office:value-type="float" office:value="2600" calcext:value-type="float">
            <text:p>2600</text:p>
          </table:table-cell>
          <table:table-cell office:value-type="float" office:value="-157.1844" calcext:value-type="float">
            <text:p>-157.1844</text:p>
          </table:table-cell>
          <table:table-cell office:value-type="float" office:value="-145.0164" calcext:value-type="float">
            <text:p>-145.0164</text:p>
          </table:table-cell>
          <table:table-cell office:value-type="float" office:value="-135.8648" calcext:value-type="float">
            <text:p>-135.8648</text:p>
          </table:table-cell>
          <table:table-cell office:value-type="float" office:value="-128.9988" calcext:value-type="float">
            <text:p>-128.9988</text:p>
          </table:table-cell>
          <table:table-cell office:value-type="float" office:value="-123.8948" calcext:value-type="float">
            <text:p>-123.8948</text:p>
          </table:table-cell>
          <table:table-cell office:value-type="float" office:value="-120.1656" calcext:value-type="float">
            <text:p>-120.1656</text:p>
          </table:table-cell>
          <table:table-cell office:value-type="float" office:value="-117.5268" calcext:value-type="float">
            <text:p>-117.526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YDROTALCITE-OH</text:p>
          </table:table-cell>
          <table:table-cell office:value-type="string" calcext:value-type="string">
            <text:p>O(17)H(20)MG(4)AL(2)</text:p>
          </table:table-cell>
          <table:table-cell office:value-type="float" office:value="2600" calcext:value-type="float">
            <text:p>2600</text:p>
          </table:table-cell>
          <table:table-cell office:value-type="float" office:value="-198.948" calcext:value-type="float">
            <text:p>-198.948</text:p>
          </table:table-cell>
          <table:table-cell office:value-type="float" office:value="-185.774" calcext:value-type="float">
            <text:p>-185.774</text:p>
          </table:table-cell>
          <table:table-cell office:value-type="float" office:value="-175.498" calcext:value-type="float">
            <text:p>-175.498</text:p>
          </table:table-cell>
          <table:table-cell office:value-type="float" office:value="-167.435" calcext:value-type="float">
            <text:p>-167.435</text:p>
          </table:table-cell>
          <table:table-cell office:value-type="float" office:value="-161.09" calcext:value-type="float">
            <text:p>-161.09</text:p>
          </table:table-cell>
          <table:table-cell office:value-type="float" office:value="-156.099" calcext:value-type="float">
            <text:p>-156.099</text:p>
          </table:table-cell>
          <table:table-cell office:value-type="float" office:value="-152.19" calcext:value-type="float">
            <text:p>-152.1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YDROTALCITE-FE</text:p>
          </table:table-cell>
          <table:table-cell office:value-type="string" calcext:value-type="string">
            <text:p>O(17)H(20)MG(4)FE(2)</text:p>
          </table:table-cell>
          <table:table-cell office:value-type="float" office:value="2600" calcext:value-type="float">
            <text:p>2600</text:p>
          </table:table-cell>
          <table:table-cell office:value-type="float" office:value="-201.4634" calcext:value-type="float">
            <text:p>-201.4634</text:p>
          </table:table-cell>
          <table:table-cell office:value-type="float" office:value="-187.1854" calcext:value-type="float">
            <text:p>-187.1854</text:p>
          </table:table-cell>
          <table:table-cell office:value-type="float" office:value="-176.2728" calcext:value-type="float">
            <text:p>-176.2728</text:p>
          </table:table-cell>
          <table:table-cell office:value-type="float" office:value="-167.9178" calcext:value-type="float">
            <text:p>-167.9178</text:p>
          </table:table-cell>
          <table:table-cell office:value-type="float" office:value="-161.5398" calcext:value-type="float">
            <text:p>-161.5398</text:p>
          </table:table-cell>
          <table:table-cell office:value-type="float" office:value="-156.7126" calcext:value-type="float">
            <text:p>-156.7126</text:p>
          </table:table-cell>
          <table:table-cell office:value-type="float" office:value="-153.1158" calcext:value-type="float">
            <text:p>-153.115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H10</text:p>
          </table:table-cell>
          <table:table-cell office:value-type="string" calcext:value-type="string">
            <text:p>O(14)H(20)CA(1)AL(2)</text:p>
          </table:table-cell>
          <table:table-cell office:value-type="float" office:value="2600" calcext:value-type="float">
            <text:p>2600</text:p>
          </table:table-cell>
          <table:table-cell office:value-type="float" office:value="-60.0276" calcext:value-type="float">
            <text:p>-60.0276</text:p>
          </table:table-cell>
          <table:table-cell office:value-type="float" office:value="-53.2456" calcext:value-type="float">
            <text:p>-53.2456</text:p>
          </table:table-cell>
          <table:table-cell office:value-type="float" office:value="-47.5759" calcext:value-type="float">
            <text:p>-47.5759</text:p>
          </table:table-cell>
          <table:table-cell office:value-type="float" office:value="-42.7742" calcext:value-type="float">
            <text:p>-42.7742</text:p>
          </table:table-cell>
          <table:table-cell office:value-type="float" office:value="-38.6626" calcext:value-type="float">
            <text:p>-38.6626</text:p>
          </table:table-cell>
          <table:table-cell office:value-type="float" office:value="-35.108" calcext:value-type="float">
            <text:p>-35.108</text:p>
          </table:table-cell>
          <table:table-cell office:value-type="float" office:value="-32.0094" calcext:value-type="float">
            <text:p>-32.009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YDROGARNET-SI</text:p>
          </table:table-cell>
          <table:table-cell office:value-type="string" calcext:value-type="string">
            <text:p>O(300)H(220)CA(75)AL(50)SI(20)/(25)</text:p>
          </table:table-cell>
          <table:table-cell office:value-type="float" office:value="2600" calcext:value-type="float">
            <text:p>2600</text:p>
          </table:table-cell>
          <table:table-cell office:value-type="float" office:value="-138.161" calcext:value-type="float">
            <text:p>-138.161</text:p>
          </table:table-cell>
          <table:table-cell office:value-type="float" office:value="-128.266" calcext:value-type="float">
            <text:p>-128.266</text:p>
          </table:table-cell>
          <table:table-cell office:value-type="float" office:value="-120.554" calcext:value-type="float">
            <text:p>-120.554</text:p>
          </table:table-cell>
          <table:table-cell office:value-type="float" office:value="-114.509" calcext:value-type="float">
            <text:p>-114.509</text:p>
          </table:table-cell>
          <table:table-cell office:value-type="float" office:value="-109.758" calcext:value-type="float">
            <text:p>-109.758</text:p>
          </table:table-cell>
          <table:table-cell office:value-type="float" office:value="-106.027" calcext:value-type="float">
            <text:p>-106.027</text:p>
          </table:table-cell>
          <table:table-cell office:value-type="float" office:value="-103.11" calcext:value-type="float">
            <text:p>-103.1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YDROTALCITE-C</text:p>
          </table:table-cell>
          <table:table-cell office:value-type="string" calcext:value-type="string">
            <text:p>O(18)H(18)MG(4)AL(2)C(1)</text:p>
          </table:table-cell>
          <table:table-cell office:value-type="float" office:value="2600" calcext:value-type="float">
            <text:p>2600</text:p>
          </table:table-cell>
          <table:table-cell office:value-type="float" office:value="-174.208" calcext:value-type="float">
            <text:p>-174.208</text:p>
          </table:table-cell>
          <table:table-cell office:value-type="float" office:value="-163.217" calcext:value-type="float">
            <text:p>-163.217</text:p>
          </table:table-cell>
          <table:table-cell office:value-type="float" office:value="-154.735" calcext:value-type="float">
            <text:p>-154.735</text:p>
          </table:table-cell>
          <table:table-cell office:value-type="float" office:value="-148.163" calcext:value-type="float">
            <text:p>-148.163</text:p>
          </table:table-cell>
          <table:table-cell office:value-type="float" office:value="-143.071" calcext:value-type="float">
            <text:p>-143.071</text:p>
          </table:table-cell>
          <table:table-cell office:value-type="float" office:value="-139.142" calcext:value-type="float">
            <text:p>-139.142</text:p>
          </table:table-cell>
          <table:table-cell office:value-type="float" office:value="-136.14" calcext:value-type="float">
            <text:p>-136.1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NGENITE</text:p>
          </table:table-cell>
          <table:table-cell office:value-type="string" calcext:value-type="string">
            <text:p>O(9)H(2)K(2)CA(1)S(2)</text:p>
          </table:table-cell>
          <table:table-cell office:value-type="float" office:value="2600" calcext:value-type="float">
            <text:p>2600</text:p>
          </table:table-cell>
          <table:table-cell office:value-type="float" office:value="-7.66209" calcext:value-type="float">
            <text:p>-7.66209</text:p>
          </table:table-cell>
          <table:table-cell office:value-type="float" office:value="-7.19741" calcext:value-type="float">
            <text:p>-7.19741</text:p>
          </table:table-cell>
          <table:table-cell office:value-type="float" office:value="-7.05698" calcext:value-type="float">
            <text:p>-7.05698</text:p>
          </table:table-cell>
          <table:table-cell office:value-type="float" office:value="-7.1528" calcext:value-type="float">
            <text:p>-7.1528</text:p>
          </table:table-cell>
          <table:table-cell office:value-type="float" office:value="-7.42288" calcext:value-type="float">
            <text:p>-7.42288</text:p>
          </table:table-cell>
          <table:table-cell office:value-type="float" office:value="-7.82262" calcext:value-type="float">
            <text:p>-7.82262</text:p>
          </table:table-cell>
          <table:table-cell office:value-type="float" office:value="-8.31937" calcext:value-type="float">
            <text:p>-8.3193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(OH)3-AM</text:p>
          </table:table-cell>
          <table:table-cell office:value-type="string" calcext:value-type="string">
            <text:p>O(3)H(3)AL(1)</text:p>
          </table:table-cell>
          <table:table-cell office:value-type="float" office:value="2600" calcext:value-type="float">
            <text:p>2600</text:p>
          </table:table-cell>
          <table:table-cell office:value-type="float" office:value="-10.7324" calcext:value-type="float">
            <text:p>-10.7324</text:p>
          </table:table-cell>
          <table:table-cell office:value-type="float" office:value="-8.63405" calcext:value-type="float">
            <text:p>-8.63405</text:p>
          </table:table-cell>
          <table:table-cell office:value-type="float" office:value="-6.76349" calcext:value-type="float">
            <text:p>-6.76349</text:p>
          </table:table-cell>
          <table:table-cell office:value-type="float" office:value="-5.07863" calcext:value-type="float">
            <text:p>-5.07863</text:p>
          </table:table-cell>
          <table:table-cell office:value-type="float" office:value="-3.5477" calcext:value-type="float">
            <text:p>-3.5477</text:p>
          </table:table-cell>
          <table:table-cell office:value-type="float" office:value="-2.14624" calcext:value-type="float">
            <text:p>-2.14624</text:p>
          </table:table-cell>
          <table:table-cell office:value-type="float" office:value="-0.854996" calcext:value-type="float">
            <text:p>-0.85499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(OH)3-MIC</text:p>
          </table:table-cell>
          <table:table-cell office:value-type="string" calcext:value-type="string">
            <text:p>O(3)H(3)FE(1)</text:p>
          </table:table-cell>
          <table:table-cell office:value-type="float" office:value="2600" calcext:value-type="float">
            <text:p>2600</text:p>
          </table:table-cell>
          <table:table-cell office:value-type="float" office:value="-15.0923" calcext:value-type="float">
            <text:p>-15.0923</text:p>
          </table:table-cell>
          <table:table-cell office:value-type="float" office:value="-12.1938" calcext:value-type="float">
            <text:p>-12.1938</text:p>
          </table:table-cell>
          <table:table-cell office:value-type="float" office:value="-9.7738" calcext:value-type="float">
            <text:p>-9.7738</text:p>
          </table:table-cell>
          <table:table-cell office:value-type="float" office:value="-7.7271" calcext:value-type="float">
            <text:p>-7.7271</text:p>
          </table:table-cell>
          <table:table-cell office:value-type="float" office:value="-5.9768" calcext:value-type="float">
            <text:p>-5.9768</text:p>
          </table:table-cell>
          <table:table-cell office:value-type="float" office:value="-4.4657" calcext:value-type="float">
            <text:p>-4.4657</text:p>
          </table:table-cell>
          <table:table-cell office:value-type="float" office:value="-3.1505" calcext:value-type="float">
            <text:p>-3.150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O(3)CA(1)C(1)</text:p>
          </table:table-cell>
          <table:table-cell office:value-type="float" office:value="2600" calcext:value-type="float">
            <text:p>2600</text:p>
          </table:table-cell>
          <table:table-cell office:value-type="float" office:value="2.2293" calcext:value-type="float">
            <text:p>2.2293</text:p>
          </table:table-cell>
          <table:table-cell office:value-type="float" office:value="1.84815" calcext:value-type="float">
            <text:p>1.84815</text:p>
          </table:table-cell>
          <table:table-cell office:value-type="float" office:value="1.4759" calcext:value-type="float">
            <text:p>1.4759</text:p>
          </table:table-cell>
          <table:table-cell office:value-type="float" office:value="1.11421" calcext:value-type="float">
            <text:p>1.11421</text:p>
          </table:table-cell>
          <table:table-cell office:value-type="float" office:value="0.763865" calcext:value-type="float">
            <text:p>0.763865</text:p>
          </table:table-cell>
          <table:table-cell office:value-type="float" office:value="0.425045" calcext:value-type="float">
            <text:p>0.425045</text:p>
          </table:table-cell>
          <table:table-cell office:value-type="float" office:value="0.0976338" calcext:value-type="float">
            <text:p>0.097633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O(2)H(2)CA(1)</text:p>
          </table:table-cell>
          <table:table-cell office:value-type="float" office:value="2600" calcext:value-type="float">
            <text:p>2600</text:p>
          </table:table-cell>
          <table:table-cell office:value-type="float" office:value="24.9023" calcext:value-type="float">
            <text:p>24.9023</text:p>
          </table:table-cell>
          <table:table-cell office:value-type="float" office:value="22.808" calcext:value-type="float">
            <text:p>22.808</text:p>
          </table:table-cell>
          <table:table-cell office:value-type="float" office:value="21.0487" calcext:value-type="float">
            <text:p>21.0487</text:p>
          </table:table-cell>
          <table:table-cell office:value-type="float" office:value="19.5514" calcext:value-type="float">
            <text:p>19.5514</text:p>
          </table:table-cell>
          <table:table-cell office:value-type="float" office:value="18.2629" calcext:value-type="float">
            <text:p>18.2629</text:p>
          </table:table-cell>
          <table:table-cell office:value-type="float" office:value="17.1432" calcext:value-type="float">
            <text:p>17.1432</text:p>
          </table:table-cell>
          <table:table-cell office:value-type="float" office:value="16.1622" calcext:value-type="float">
            <text:p>16.162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HYDRITE</text:p>
          </table:table-cell>
          <table:table-cell office:value-type="string" calcext:value-type="string">
            <text:p>O(4)CA(1)S(1)</text:p>
          </table:table-cell>
          <table:table-cell office:value-type="float" office:value="2600" calcext:value-type="float">
            <text:p>2600</text:p>
          </table:table-cell>
          <table:table-cell office:value-type="float" office:value="-4.14963" calcext:value-type="float">
            <text:p>-4.14963</text:p>
          </table:table-cell>
          <table:table-cell office:value-type="float" office:value="-4.35899" calcext:value-type="float">
            <text:p>-4.35899</text:p>
          </table:table-cell>
          <table:table-cell office:value-type="float" office:value="-4.67052" calcext:value-type="float">
            <text:p>-4.67052</text:p>
          </table:table-cell>
          <table:table-cell office:value-type="float" office:value="-5.05253" calcext:value-type="float">
            <text:p>-5.05253</text:p>
          </table:table-cell>
          <table:table-cell office:value-type="float" office:value="-5.48311" calcext:value-type="float">
            <text:p>-5.48311</text:p>
          </table:table-cell>
          <table:table-cell office:value-type="float" office:value="-5.94684" calcext:value-type="float">
            <text:p>-5.94684</text:p>
          </table:table-cell>
          <table:table-cell office:value-type="float" office:value="-6.43269" calcext:value-type="float">
            <text:p>-6.4326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YPSUM</text:p>
          </table:table-cell>
          <table:table-cell office:value-type="string" calcext:value-type="string">
            <text:p>O(6)H(4)CA(1)S(1)</text:p>
          </table:table-cell>
          <table:table-cell office:value-type="float" office:value="2600" calcext:value-type="float">
            <text:p>2600</text:p>
          </table:table-cell>
          <table:table-cell office:value-type="float" office:value="-4.6311" calcext:value-type="float">
            <text:p>-4.6311</text:p>
          </table:table-cell>
          <table:table-cell office:value-type="float" office:value="-4.58123" calcext:value-type="float">
            <text:p>-4.58123</text:p>
          </table:table-cell>
          <table:table-cell office:value-type="float" office:value="-4.65186" calcext:value-type="float">
            <text:p>-4.65186</text:p>
          </table:table-cell>
          <table:table-cell office:value-type="float" office:value="-4.80893" calcext:value-type="float">
            <text:p>-4.80893</text:p>
          </table:table-cell>
          <table:table-cell office:value-type="float" office:value="-5.02857" calcext:value-type="float">
            <text:p>-5.02857</text:p>
          </table:table-cell>
          <table:table-cell office:value-type="float" office:value="-5.29374" calcext:value-type="float">
            <text:p>-5.29374</text:p>
          </table:table-cell>
          <table:table-cell office:value-type="float" office:value="-5.59204" calcext:value-type="float">
            <text:p>-5.5920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MATITE</text:p>
          </table:table-cell>
          <table:table-cell office:value-type="string" calcext:value-type="string">
            <text:p>O(3)FE(2)</text:p>
          </table:table-cell>
          <table:table-cell office:value-type="float" office:value="2600" calcext:value-type="float">
            <text:p>2600</text:p>
          </table:table-cell>
          <table:table-cell office:value-type="float" office:value="3.287" calcext:value-type="float">
            <text:p>3.287</text:p>
          </table:table-cell>
          <table:table-cell office:value-type="float" office:value="1.1225" calcext:value-type="float">
            <text:p>1.1225</text:p>
          </table:table-cell>
          <table:table-cell office:value-type="float" office:value="-0.7178" calcext:value-type="float">
            <text:p>-0.7178</text:p>
          </table:table-cell>
          <table:table-cell office:value-type="float" office:value="-2.3034" calcext:value-type="float">
            <text:p>-2.3034</text:p>
          </table:table-cell>
          <table:table-cell office:value-type="float" office:value="-3.6844" calcext:value-type="float">
            <text:p>-3.6844</text:p>
          </table:table-cell>
          <table:table-cell office:value-type="float" office:value="-4.8991" calcext:value-type="float">
            <text:p>-4.8991</text:p>
          </table:table-cell>
          <table:table-cell office:value-type="float" office:value="-5.9766" calcext:value-type="float">
            <text:p>-5.976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CITE</text:p>
          </table:table-cell>
          <table:table-cell office:value-type="string" calcext:value-type="string">
            <text:p>O(2)H(2)MG(1)</text:p>
          </table:table-cell>
          <table:table-cell office:value-type="float" office:value="2600" calcext:value-type="float">
            <text:p>2600</text:p>
          </table:table-cell>
          <table:table-cell office:value-type="float" office:value="18.6818" calcext:value-type="float">
            <text:p>18.6818</text:p>
          </table:table-cell>
          <table:table-cell office:value-type="float" office:value="16.8368" calcext:value-type="float">
            <text:p>16.8368</text:p>
          </table:table-cell>
          <table:table-cell office:value-type="float" office:value="15.2948" calcext:value-type="float">
            <text:p>15.2948</text:p>
          </table:table-cell>
          <table:table-cell office:value-type="float" office:value="13.9893" calcext:value-type="float">
            <text:p>13.9893</text:p>
          </table:table-cell>
          <table:table-cell office:value-type="float" office:value="12.8718" calcext:value-type="float">
            <text:p>12.8718</text:p>
          </table:table-cell>
          <table:table-cell office:value-type="float" office:value="11.906" calcext:value-type="float">
            <text:p>11.906</text:p>
          </table:table-cell>
          <table:table-cell office:value-type="float" office:value="11.0644" calcext:value-type="float">
            <text:p>11.064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AUMASITE</text:p>
          </table:table-cell>
          <table:table-cell office:value-type="string" calcext:value-type="string">
            <text:p>O(50)H(60)CA(6)SI(2)S(2)C(2)</text:p>
          </table:table-cell>
          <table:table-cell office:value-type="float" office:value="2600" calcext:value-type="float">
            <text:p>2600</text:p>
          </table:table-cell>
          <table:table-cell office:value-type="float" office:value="-124.531" calcext:value-type="float">
            <text:p>-124.531</text:p>
          </table:table-cell>
          <table:table-cell office:value-type="float" office:value="-117.644" calcext:value-type="float">
            <text:p>-117.644</text:p>
          </table:table-cell>
          <table:table-cell office:value-type="float" office:value="-112.874" calcext:value-type="float">
            <text:p>-112.874</text:p>
          </table:table-cell>
          <table:table-cell office:value-type="float" office:value="-109.688" calcext:value-type="float">
            <text:p>-109.688</text:p>
          </table:table-cell>
          <table:table-cell office:value-type="float" office:value="-107.708" calcext:value-type="float">
            <text:p>-107.708</text:p>
          </table:table-cell>
          <table:table-cell office:value-type="float" office:value="-106.658" calcext:value-type="float">
            <text:p>-106.658</text:p>
          </table:table-cell>
          <table:table-cell office:value-type="float" office:value="-106.333" calcext:value-type="float">
            <text:p>-106.333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4(G)</text:p>
          </table:table-cell>
          <table:table-cell office:value-type="string" calcext:value-type="string">
            <text:p>H(4)C(1)</text:p>
          </table:table-cell>
          <table:table-cell office:value-type="float" office:value="0.65571812" calcext:value-type="float">
            <text:p>0.65571812</text:p>
          </table:table-cell>
          <table:table-cell office:value-type="float" office:value="-160.4269" calcext:value-type="float">
            <text:p>-160.4269</text:p>
          </table:table-cell>
          <table:table-cell office:value-type="float" office:value="-146.9838" calcext:value-type="float">
            <text:p>-146.9838</text:p>
          </table:table-cell>
          <table:table-cell office:value-type="float" office:value="-135.2991" calcext:value-type="float">
            <text:p>-135.2991</text:p>
          </table:table-cell>
          <table:table-cell office:value-type="float" office:value="-125.0177" calcext:value-type="float">
            <text:p>-125.0177</text:p>
          </table:table-cell>
          <table:table-cell office:value-type="float" office:value="-115.876" calcext:value-type="float">
            <text:p>-115.876</text:p>
          </table:table-cell>
          <table:table-cell office:value-type="float" office:value="-107.674" calcext:value-type="float">
            <text:p>-107.674</text:p>
          </table:table-cell>
          <table:table-cell office:value-type="float" office:value="-100.2576" calcext:value-type="float">
            <text:p>-100.2576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2(G)</text:p>
          </table:table-cell>
          <table:table-cell office:value-type="string" calcext:value-type="string">
            <text:p>O(2)C(1)</text:p>
          </table:table-cell>
          <table:table-cell office:value-type="float" office:value="1.7987951" calcext:value-type="float">
            <text:p>1.7987951</text:p>
          </table:table-cell>
          <table:table-cell office:value-type="float" office:value="-7.67413" calcext:value-type="float">
            <text:p>-7.67413</text:p>
          </table:table-cell>
          <table:table-cell office:value-type="float" office:value="-7.81402" calcext:value-type="float">
            <text:p>-7.81402</text:p>
          </table:table-cell>
          <table:table-cell office:value-type="float" office:value="-7.98225" calcext:value-type="float">
            <text:p>-7.98225</text:p>
          </table:table-cell>
          <table:table-cell office:value-type="float" office:value="-8.16912" calcext:value-type="float">
            <text:p>-8.16912</text:p>
          </table:table-cell>
          <table:table-cell office:value-type="float" office:value="-8.36802" calcext:value-type="float">
            <text:p>-8.36802</text:p>
          </table:table-cell>
          <table:table-cell office:value-type="float" office:value="-8.57434" calcext:value-type="float">
            <text:p>-8.57434</text:p>
          </table:table-cell>
          <table:table-cell office:value-type="float" office:value="-8.78485" calcext:value-type="float">
            <text:p>-8.78485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2(G)</text:p>
          </table:table-cell>
          <table:table-cell office:value-type="string" calcext:value-type="string">
            <text:p>H(2)</text:p>
          </table:table-cell>
          <table:table-cell office:value-type="float" office:value="0.082401604" calcext:value-type="float">
            <text:p>0.082401604</text:p>
          </table:table-cell>
          <table:table-cell office:value-type="float" office:value="-53.487592" calcext:value-type="float">
            <text:p>-53.487592</text:p>
          </table:table-cell>
          <table:table-cell office:value-type="float" office:value="-49.202435" calcext:value-type="float">
            <text:p>-49.202435</text:p>
          </table:table-cell>
          <table:table-cell office:value-type="float" office:value="-45.462633" calcext:value-type="float">
            <text:p>-45.462633</text:p>
          </table:table-cell>
          <table:table-cell office:value-type="float" office:value="-42.159251" calcext:value-type="float">
            <text:p>-42.159251</text:p>
          </table:table-cell>
          <table:table-cell office:value-type="float" office:value="-39.211373" calcext:value-type="float">
            <text:p>-39.211373</text:p>
          </table:table-cell>
          <table:table-cell office:value-type="float" office:value="-36.55745" calcext:value-type="float">
            <text:p>-36.55745</text:p>
          </table:table-cell>
          <table:table-cell office:value-type="float" office:value="-34.14988" calcext:value-type="float">
            <text:p>-34.14988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2(G)</text:p>
          </table:table-cell>
          <table:table-cell office:value-type="string" calcext:value-type="string">
            <text:p>O(2)</text:p>
          </table:table-cell>
          <table:table-cell office:value-type="float" office:value="1.3078802" calcext:value-type="float">
            <text:p>1.3078802</text:p>
          </table:table-cell>
          <table:table-cell office:value-type="float" office:value="-2.641" calcext:value-type="float">
            <text:p>-2.641</text:p>
          </table:table-cell>
          <table:table-cell office:value-type="float" office:value="-2.8798" calcext:value-type="float">
            <text:p>-2.8798</text:p>
          </table:table-cell>
          <table:table-cell office:value-type="float" office:value="-3.0116" calcext:value-type="float">
            <text:p>-3.0116</text:p>
          </table:table-cell>
          <table:table-cell office:value-type="float" office:value="-3.0652" calcext:value-type="float">
            <text:p>-3.0652</text:p>
          </table:table-cell>
          <table:table-cell office:value-type="float" office:value="-3.0601" calcext:value-type="float">
            <text:p>-3.0601</text:p>
          </table:table-cell>
          <table:table-cell office:value-type="float" office:value="-3.0107" calcext:value-type="float">
            <text:p>-3.0107</text:p>
          </table:table-cell>
          <table:table-cell office:value-type="float" office:value="-2.9274" calcext:value-type="float">
            <text:p>-2.9274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2S(G)</text:p>
          </table:table-cell>
          <table:table-cell office:value-type="string" calcext:value-type="string">
            <text:p>H(2)S(1)</text:p>
          </table:table-cell>
          <table:table-cell office:value-type="float" office:value="1.3930612" calcext:value-type="float">
            <text:p>1.3930612</text:p>
          </table:table-cell>
          <table:table-cell office:value-type="float" office:value="-160.1385" calcext:value-type="float">
            <text:p>-160.1385</text:p>
          </table:table-cell>
          <table:table-cell office:value-type="float" office:value="-146.24" calcext:value-type="float">
            <text:p>-146.24</text:p>
          </table:table-cell>
          <table:table-cell office:value-type="float" office:value="-134.3178" calcext:value-type="float">
            <text:p>-134.3178</text:p>
          </table:table-cell>
          <table:table-cell office:value-type="float" office:value="-123.959" calcext:value-type="float">
            <text:p>-123.959</text:p>
          </table:table-cell>
          <table:table-cell office:value-type="float" office:value="-114.8595" calcext:value-type="float">
            <text:p>-114.8595</text:p>
          </table:table-cell>
          <table:table-cell office:value-type="float" office:value="-106.7899" calcext:value-type="float">
            <text:p>-106.7899</text:p>
          </table:table-cell>
          <table:table-cell office:value-type="float" office:value="-99.5745" calcext:value-type="float">
            <text:p>-99.5745</text:p>
          </table:table-cell>
        </table:table-row>
        <table:table-row table:style-name="ro1" table:number-rows-repeated="104845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emdata07_jacques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ARAMET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A07</text:p>
          </table:table-cell>
          <table:table-cell table:number-columns-repeated="2" office:value-type="string" calcext:value-type="string">
            <text:p>H+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A07</text:p>
          </table:table-cell>
          <table:table-cell table:number-columns-repeated="2" office:value-type="string" calcext:value-type="string">
            <text:p>e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A07</text:p>
          </table:table-cell>
          <table:table-cell table:number-columns-repeated="2" office:value-type="string" calcext:value-type="string">
            <text:p>H2O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A07</text:p>
          </table:table-cell>
          <table:table-cell table:number-columns-repeated="2" office:value-type="string" calcext:value-type="string">
            <text:p>HCO3-</text:p>
          </table:table-cell>
          <table:table-cell office:value-type="float" office:value="5.4" calcext:value-type="float">
            <text:p>5.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A07</text:p>
          </table:table-cell>
          <table:table-cell table:number-columns-repeated="2" office:value-type="string" calcext:value-type="string">
            <text:p>Ca+2</text:p>
          </table:table-cell>
          <table:table-cell office:value-type="float" office:value="4.86" calcext:value-type="float">
            <text:p>4.8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A07</text:p>
          </table:table-cell>
          <table:table-cell table:number-columns-repeated="2" office:value-type="string" calcext:value-type="string">
            <text:p>Si(OH)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A07</text:p>
          </table:table-cell>
          <table:table-cell table:number-columns-repeated="2" office:value-type="string" calcext:value-type="string">
            <text:p>Al+3</text:p>
          </table:table-cell>
          <table:table-cell office:value-type="float" office:value="6.65" calcext:value-type="float">
            <text:p>6.6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A07</text:p>
          </table:table-cell>
          <table:table-cell table:number-columns-repeated="2" office:value-type="string" calcext:value-type="string">
            <text:p>Fe+2</text:p>
          </table:table-cell>
          <table:table-cell office:value-type="float" office:value="5.08" calcext:value-type="float">
            <text:p>5.0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A07</text:p>
          </table:table-cell>
          <table:table-cell table:number-columns-repeated="2" office:value-type="string" calcext:value-type="string">
            <text:p>K+</text:p>
          </table:table-cell>
          <table:table-cell office:value-type="float" office:value="3.71" calcext:value-type="float">
            <text:p>3.7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A07</text:p>
          </table:table-cell>
          <table:table-cell table:number-columns-repeated="2" office:value-type="string" calcext:value-type="string">
            <text:p>Mg+2</text:p>
          </table:table-cell>
          <table:table-cell office:value-type="float" office:value="5.46" calcext:value-type="float">
            <text:p>5.4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A07</text:p>
          </table:table-cell>
          <table:table-cell table:number-columns-repeated="2" office:value-type="string" calcext:value-type="string">
            <text:p>SO4-2</text:p>
          </table:table-cell>
          <table:table-cell office:value-type="float" office:value="5.31" calcext:value-type="float">
            <text:p>5.3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A07</text:p>
          </table:table-cell>
          <table:table-cell table:number-columns-repeated="2" office:value-type="string" calcext:value-type="string">
            <text:p>Br-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A07</text:p>
          </table:table-cell>
          <table:table-cell table:number-columns-repeated="2" office:value-type="string" calcext:value-type="string">
            <text:p>Cl-</text:p>
          </table:table-cell>
          <table:table-cell office:value-type="float" office:value="3.71" calcext:value-type="float">
            <text:p>3.7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A07</text:p>
          </table:table-cell>
          <table:table-cell table:number-columns-repeated="2" office:value-type="string" calcext:value-type="string">
            <text:p>NO3-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A07</text:p>
          </table:table-cell>
          <table:table-cell table:number-columns-repeated="2" office:value-type="string" calcext:value-type="string">
            <text:p>Na+</text:p>
          </table:table-cell>
          <table:table-cell office:value-type="float" office:value="4.32" calcext:value-type="float">
            <text:p>4.3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O2</text:p>
          </table:table-cell>
          <table:table-cell office:value-type="float" office:value="0" calcext:value-type="float">
            <text:p>0</text:p>
          </table:table-cell>
          <table:table-cell office:value-type="float" office:value="-108.587" calcext:value-type="float">
            <text:p>-108.587</text:p>
          </table:table-cell>
          <table:table-cell office:value-type="float" office:value="-99.6332" calcext:value-type="float">
            <text:p>-99.6332</text:p>
          </table:table-cell>
          <table:table-cell office:value-type="float" office:value="-92.0363" calcext:value-type="float">
            <text:p>-92.0363</text:p>
          </table:table-cell>
          <table:table-cell office:value-type="float" office:value="-85.5062" calcext:value-type="float">
            <text:p>-85.5062</text:p>
          </table:table-cell>
          <table:table-cell office:value-type="float" office:value="-79.8302" calcext:value-type="float">
            <text:p>-79.8302</text:p>
          </table:table-cell>
          <table:table-cell office:value-type="float" office:value="-74.8486" calcext:value-type="float">
            <text:p>-74.8486</text:p>
          </table:table-cell>
          <table:table-cell office:value-type="float" office:value="-70.4394" calcext:value-type="float">
            <text:p>-70.439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SiO(OH)3-</text:p>
          </table:table-cell>
          <table:table-cell office:value-type="float" office:value="4" calcext:value-type="float">
            <text:p>4</text:p>
          </table:table-cell>
          <table:table-cell office:value-type="float" office:value="-10.3189" calcext:value-type="float">
            <text:p>-10.3189</text:p>
          </table:table-cell>
          <table:table-cell office:value-type="float" office:value="-9.81024" calcext:value-type="float">
            <text:p>-9.81024</text:p>
          </table:table-cell>
          <table:table-cell office:value-type="float" office:value="-9.45051" calcext:value-type="float">
            <text:p>-9.45051</text:p>
          </table:table-cell>
          <table:table-cell office:value-type="float" office:value="-9.20257" calcext:value-type="float">
            <text:p>-9.20257</text:p>
          </table:table-cell>
          <table:table-cell office:value-type="float" office:value="-9.03993" calcext:value-type="float">
            <text:p>-9.03993</text:p>
          </table:table-cell>
          <table:table-cell office:value-type="float" office:value="-8.94324" calcext:value-type="float">
            <text:p>-8.94324</text:p>
          </table:table-cell>
          <table:table-cell office:value-type="float" office:value="-8.89811" calcext:value-type="float">
            <text:p>-8.8981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SiO2(OH)2-2</text:p>
          </table:table-cell>
          <table:table-cell office:value-type="float" office:value="4" calcext:value-type="float">
            <text:p>4</text:p>
          </table:table-cell>
          <table:table-cell office:value-type="float" office:value="-24.3426" calcext:value-type="float">
            <text:p>-24.3426</text:p>
          </table:table-cell>
          <table:table-cell office:value-type="float" office:value="-23.14" calcext:value-type="float">
            <text:p>-23.14</text:p>
          </table:table-cell>
          <table:table-cell office:value-type="float" office:value="-22.1235" calcext:value-type="float">
            <text:p>-22.1235</text:p>
          </table:table-cell>
          <table:table-cell office:value-type="float" office:value="-21.253" calcext:value-type="float">
            <text:p>-21.253</text:p>
          </table:table-cell>
          <table:table-cell office:value-type="float" office:value="-20.4991" calcext:value-type="float">
            <text:p>-20.4991</text:p>
          </table:table-cell>
          <table:table-cell office:value-type="float" office:value="-19.8399" calcext:value-type="float">
            <text:p>-19.8399</text:p>
          </table:table-cell>
          <table:table-cell office:value-type="float" office:value="-19.2586" calcext:value-type="float">
            <text:p>-19.258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AlSO4+</text:p>
          </table:table-cell>
          <table:table-cell office:value-type="float" office:value="4" calcext:value-type="float">
            <text:p>4</text:p>
          </table:table-cell>
          <table:table-cell office:value-type="float" office:value="3.65606" calcext:value-type="float">
            <text:p>3.65606</text:p>
          </table:table-cell>
          <table:table-cell office:value-type="float" office:value="3.89987" calcext:value-type="float">
            <text:p>3.89987</text:p>
          </table:table-cell>
          <table:table-cell office:value-type="float" office:value="4.17068" calcext:value-type="float">
            <text:p>4.17068</text:p>
          </table:table-cell>
          <table:table-cell office:value-type="float" office:value="4.458" calcext:value-type="float">
            <text:p>4.458</text:p>
          </table:table-cell>
          <table:table-cell office:value-type="float" office:value="4.75482" calcext:value-type="float">
            <text:p>4.75482</text:p>
          </table:table-cell>
          <table:table-cell office:value-type="float" office:value="5.0563" calcext:value-type="float">
            <text:p>5.0563</text:p>
          </table:table-cell>
          <table:table-cell office:value-type="float" office:value="5.35916" calcext:value-type="float">
            <text:p>5.3591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Al(SO4)2-</text:p>
          </table:table-cell>
          <table:table-cell office:value-type="float" office:value="4" calcext:value-type="float">
            <text:p>4</text:p>
          </table:table-cell>
          <table:table-cell office:value-type="float" office:value="5.79599" calcext:value-type="float">
            <text:p>5.79599</text:p>
          </table:table-cell>
          <table:table-cell office:value-type="float" office:value="5.90135" calcext:value-type="float">
            <text:p>5.90135</text:p>
          </table:table-cell>
          <table:table-cell office:value-type="float" office:value="6.12355" calcext:value-type="float">
            <text:p>6.12355</text:p>
          </table:table-cell>
          <table:table-cell office:value-type="float" office:value="6.42785" calcext:value-type="float">
            <text:p>6.42785</text:p>
          </table:table-cell>
          <table:table-cell office:value-type="float" office:value="6.79009" calcext:value-type="float">
            <text:p>6.79009</text:p>
          </table:table-cell>
          <table:table-cell office:value-type="float" office:value="7.19316" calcext:value-type="float">
            <text:p>7.19316</text:p>
          </table:table-cell>
          <table:table-cell office:value-type="float" office:value="7.6247" calcext:value-type="float">
            <text:p>7.624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Al(OH)2+</text:p>
          </table:table-cell>
          <table:table-cell office:value-type="float" office:value="4" calcext:value-type="float">
            <text:p>4</text:p>
          </table:table-cell>
          <table:table-cell office:value-type="float" office:value="-12.2642" calcext:value-type="float">
            <text:p>-12.2642</text:p>
          </table:table-cell>
          <table:table-cell office:value-type="float" office:value="-10.5994" calcext:value-type="float">
            <text:p>-10.5994</text:p>
          </table:table-cell>
          <table:table-cell office:value-type="float" office:value="-9.21662" calcext:value-type="float">
            <text:p>-9.21662</text:p>
          </table:table-cell>
          <table:table-cell office:value-type="float" office:value="-8.05325" calcext:value-type="float">
            <text:p>-8.05325</text:p>
          </table:table-cell>
          <table:table-cell office:value-type="float" office:value="-7.06381" calcext:value-type="float">
            <text:p>-7.06381</text:p>
          </table:table-cell>
          <table:table-cell office:value-type="float" office:value="-6.21441" calcext:value-type="float">
            <text:p>-6.21441</text:p>
          </table:table-cell>
          <table:table-cell office:value-type="float" office:value="-5.4793" calcext:value-type="float">
            <text:p>-5.479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Al(OH)4-</text:p>
          </table:table-cell>
          <table:table-cell office:value-type="float" office:value="4" calcext:value-type="float">
            <text:p>4</text:p>
          </table:table-cell>
          <table:table-cell office:value-type="float" office:value="-25.7251" calcext:value-type="float">
            <text:p>-25.7251</text:p>
          </table:table-cell>
          <table:table-cell office:value-type="float" office:value="-22.8756" calcext:value-type="float">
            <text:p>-22.8756</text:p>
          </table:table-cell>
          <table:table-cell office:value-type="float" office:value="-20.4911" calcext:value-type="float">
            <text:p>-20.4911</text:p>
          </table:table-cell>
          <table:table-cell office:value-type="float" office:value="-18.4697" calcext:value-type="float">
            <text:p>-18.4697</text:p>
          </table:table-cell>
          <table:table-cell office:value-type="float" office:value="-16.737" calcext:value-type="float">
            <text:p>-16.737</text:p>
          </table:table-cell>
          <table:table-cell office:value-type="float" office:value="-15.2375" calcext:value-type="float">
            <text:p>-15.2375</text:p>
          </table:table-cell>
          <table:table-cell office:value-type="float" office:value="-13.929" calcext:value-type="float">
            <text:p>-13.92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Al(OH)3</text:p>
          </table:table-cell>
          <table:table-cell office:value-type="float" office:value="0" calcext:value-type="float">
            <text:p>0</text:p>
          </table:table-cell>
          <table:table-cell office:value-type="float" office:value="-18.9765" calcext:value-type="float">
            <text:p>-18.9765</text:p>
          </table:table-cell>
          <table:table-cell office:value-type="float" office:value="-16.4386" calcext:value-type="float">
            <text:p>-16.4386</text:p>
          </table:table-cell>
          <table:table-cell office:value-type="float" office:value="-14.3719" calcext:value-type="float">
            <text:p>-14.3719</text:p>
          </table:table-cell>
          <table:table-cell office:value-type="float" office:value="-12.6692" calcext:value-type="float">
            <text:p>-12.6692</text:p>
          </table:table-cell>
          <table:table-cell office:value-type="float" office:value="-11.2528" calcext:value-type="float">
            <text:p>-11.2528</text:p>
          </table:table-cell>
          <table:table-cell office:value-type="float" office:value="-10.0651" calcext:value-type="float">
            <text:p>-10.0651</text:p>
          </table:table-cell>
          <table:table-cell office:value-type="float" office:value="-9.06253" calcext:value-type="float">
            <text:p>-9.0625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AlOH+2</text:p>
          </table:table-cell>
          <table:table-cell office:value-type="float" office:value="4" calcext:value-type="float">
            <text:p>4</text:p>
          </table:table-cell>
          <table:table-cell office:value-type="float" office:value="-5.7243" calcext:value-type="float">
            <text:p>-5.7243</text:p>
          </table:table-cell>
          <table:table-cell office:value-type="float" office:value="-4.95731" calcext:value-type="float">
            <text:p>-4.95731</text:p>
          </table:table-cell>
          <table:table-cell office:value-type="float" office:value="-4.27192" calcext:value-type="float">
            <text:p>-4.27192</text:p>
          </table:table-cell>
          <table:table-cell office:value-type="float" office:value="-3.65321" calcext:value-type="float">
            <text:p>-3.65321</text:p>
          </table:table-cell>
          <table:table-cell office:value-type="float" office:value="-3.08992" calcext:value-type="float">
            <text:p>-3.08992</text:p>
          </table:table-cell>
          <table:table-cell office:value-type="float" office:value="-2.57333" calcext:value-type="float">
            <text:p>-2.57333</text:p>
          </table:table-cell>
          <table:table-cell office:value-type="float" office:value="-2.09658" calcext:value-type="float">
            <text:p>-2.0965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Al(OH)6SiO-</text:p>
          </table:table-cell>
          <table:table-cell office:value-type="float" office:value="4" calcext:value-type="float">
            <text:p>4</text:p>
          </table:table-cell>
          <table:table-cell office:value-type="float" office:value="-21.7955" calcext:value-type="float">
            <text:p>-21.7955</text:p>
          </table:table-cell>
          <table:table-cell office:value-type="float" office:value="-19.2754" calcext:value-type="float">
            <text:p>-19.2754</text:p>
          </table:table-cell>
          <table:table-cell office:value-type="float" office:value="-17.1694" calcext:value-type="float">
            <text:p>-17.1694</text:p>
          </table:table-cell>
          <table:table-cell office:value-type="float" office:value="-15.3865" calcext:value-type="float">
            <text:p>-15.3865</text:p>
          </table:table-cell>
          <table:table-cell office:value-type="float" office:value="-13.8604" calcext:value-type="float">
            <text:p>-13.8604</text:p>
          </table:table-cell>
          <table:table-cell office:value-type="float" office:value="-12.5415" calcext:value-type="float">
            <text:p>-12.5415</text:p>
          </table:table-cell>
          <table:table-cell office:value-type="float" office:value="-11.3923" calcext:value-type="float">
            <text:p>-11.392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AlSiO(OH)3+2</text:p>
          </table:table-cell>
          <table:table-cell office:value-type="float" office:value="4" calcext:value-type="float">
            <text:p>4</text:p>
          </table:table-cell>
          <table:table-cell office:value-type="float" office:value="-2.24152" calcext:value-type="float">
            <text:p>-2.24152</text:p>
          </table:table-cell>
          <table:table-cell office:value-type="float" office:value="-2.41015" calcext:value-type="float">
            <text:p>-2.41015</text:p>
          </table:table-cell>
          <table:table-cell office:value-type="float" office:value="-2.62292" calcext:value-type="float">
            <text:p>-2.62292</text:p>
          </table:table-cell>
          <table:table-cell office:value-type="float" office:value="-2.86526" calcext:value-type="float">
            <text:p>-2.86526</text:p>
          </table:table-cell>
          <table:table-cell office:value-type="float" office:value="-3.1272" calcext:value-type="float">
            <text:p>-3.1272</text:p>
          </table:table-cell>
          <table:table-cell office:value-type="float" office:value="-3.40177" calcext:value-type="float">
            <text:p>-3.40177</text:p>
          </table:table-cell>
          <table:table-cell office:value-type="float" office:value="-3.68404" calcext:value-type="float">
            <text:p>-3.6840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CaCO3</text:p>
          </table:table-cell>
          <table:table-cell office:value-type="float" office:value="0" calcext:value-type="float">
            <text:p>0</text:p>
          </table:table-cell>
          <table:table-cell office:value-type="float" office:value="-7.61634" calcext:value-type="float">
            <text:p>-7.61634</text:p>
          </table:table-cell>
          <table:table-cell office:value-type="float" office:value="-7.10473" calcext:value-type="float">
            <text:p>-7.10473</text:p>
          </table:table-cell>
          <table:table-cell office:value-type="float" office:value="-6.69198" calcext:value-type="float">
            <text:p>-6.69198</text:p>
          </table:table-cell>
          <table:table-cell office:value-type="float" office:value="-6.35539" calcext:value-type="float">
            <text:p>-6.35539</text:p>
          </table:table-cell>
          <table:table-cell office:value-type="float" office:value="-6.0785" calcext:value-type="float">
            <text:p>-6.0785</text:p>
          </table:table-cell>
          <table:table-cell office:value-type="float" office:value="-5.84917" calcext:value-type="float">
            <text:p>-5.84917</text:p>
          </table:table-cell>
          <table:table-cell office:value-type="float" office:value="-5.65819" calcext:value-type="float">
            <text:p>-5.6581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CaHCO3+</text:p>
          </table:table-cell>
          <table:table-cell office:value-type="float" office:value="4" calcext:value-type="float">
            <text:p>4</text:p>
          </table:table-cell>
          <table:table-cell office:value-type="float" office:value="1.14956" calcext:value-type="float">
            <text:p>1.14956</text:p>
          </table:table-cell>
          <table:table-cell office:value-type="float" office:value="1.10602" calcext:value-type="float">
            <text:p>1.10602</text:p>
          </table:table-cell>
          <table:table-cell office:value-type="float" office:value="1.1708" calcext:value-type="float">
            <text:p>1.1708</text:p>
          </table:table-cell>
          <table:table-cell office:value-type="float" office:value="1.31327" calcext:value-type="float">
            <text:p>1.31327</text:p>
          </table:table-cell>
          <table:table-cell office:value-type="float" office:value="1.51196" calcext:value-type="float">
            <text:p>1.51196</text:p>
          </table:table-cell>
          <table:table-cell office:value-type="float" office:value="1.75156" calcext:value-type="float">
            <text:p>1.75156</text:p>
          </table:table-cell>
          <table:table-cell office:value-type="float" office:value="2.02091" calcext:value-type="float">
            <text:p>2.0209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CaSO4</text:p>
          </table:table-cell>
          <table:table-cell office:value-type="float" office:value="0" calcext:value-type="float">
            <text:p>0</text:p>
          </table:table-cell>
          <table:table-cell office:value-type="float" office:value="2.27049" calcext:value-type="float">
            <text:p>2.27049</text:p>
          </table:table-cell>
          <table:table-cell office:value-type="float" office:value="2.30033" calcext:value-type="float">
            <text:p>2.30033</text:p>
          </table:table-cell>
          <table:table-cell office:value-type="float" office:value="2.39082" calcext:value-type="float">
            <text:p>2.39082</text:p>
          </table:table-cell>
          <table:table-cell office:value-type="float" office:value="2.5242" calcext:value-type="float">
            <text:p>2.5242</text:p>
          </table:table-cell>
          <table:table-cell office:value-type="float" office:value="2.68811" calcext:value-type="float">
            <text:p>2.68811</text:p>
          </table:table-cell>
          <table:table-cell office:value-type="float" office:value="2.87374" calcext:value-type="float">
            <text:p>2.87374</text:p>
          </table:table-cell>
          <table:table-cell office:value-type="float" office:value="3.07475" calcext:value-type="float">
            <text:p>3.0747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CaOH+</text:p>
          </table:table-cell>
          <table:table-cell office:value-type="float" office:value="4" calcext:value-type="float">
            <text:p>4</text:p>
          </table:table-cell>
          <table:table-cell office:value-type="float" office:value="-14.0274" calcext:value-type="float">
            <text:p>-14.0274</text:p>
          </table:table-cell>
          <table:table-cell office:value-type="float" office:value="-12.7801" calcext:value-type="float">
            <text:p>-12.7801</text:p>
          </table:table-cell>
          <table:table-cell office:value-type="float" office:value="-11.7387" calcext:value-type="float">
            <text:p>-11.7387</text:p>
          </table:table-cell>
          <table:table-cell office:value-type="float" office:value="-10.8581" calcext:value-type="float">
            <text:p>-10.8581</text:p>
          </table:table-cell>
          <table:table-cell office:value-type="float" office:value="-10.1051" calcext:value-type="float">
            <text:p>-10.1051</text:p>
          </table:table-cell>
          <table:table-cell office:value-type="float" office:value="-9.4551" calcext:value-type="float">
            <text:p>-9.4551</text:p>
          </table:table-cell>
          <table:table-cell office:value-type="float" office:value="-8.88937" calcext:value-type="float">
            <text:p>-8.8893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CaSiO(OH)3+</text:p>
          </table:table-cell>
          <table:table-cell office:value-type="float" office:value="4" calcext:value-type="float">
            <text:p>4</text:p>
          </table:table-cell>
          <table:table-cell office:value-type="float" office:value="-9.08598" calcext:value-type="float">
            <text:p>-9.08598</text:p>
          </table:table-cell>
          <table:table-cell office:value-type="float" office:value="-8.60972" calcext:value-type="float">
            <text:p>-8.60972</text:p>
          </table:table-cell>
          <table:table-cell office:value-type="float" office:value="-8.19058" calcext:value-type="float">
            <text:p>-8.19058</text:p>
          </table:table-cell>
          <table:table-cell office:value-type="float" office:value="-7.81742" calcext:value-type="float">
            <text:p>-7.81742</text:p>
          </table:table-cell>
          <table:table-cell office:value-type="float" office:value="-7.48197" calcext:value-type="float">
            <text:p>-7.48197</text:p>
          </table:table-cell>
          <table:table-cell office:value-type="float" office:value="-7.1779" calcext:value-type="float">
            <text:p>-7.1779</text:p>
          </table:table-cell>
          <table:table-cell office:value-type="float" office:value="-6.90027" calcext:value-type="float">
            <text:p>-6.9002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CaSiO2(OH)2</text:p>
          </table:table-cell>
          <table:table-cell office:value-type="float" office:value="0" calcext:value-type="float">
            <text:p>0</text:p>
          </table:table-cell>
          <table:table-cell office:value-type="float" office:value="-19.321" calcext:value-type="float">
            <text:p>-19.321</text:p>
          </table:table-cell>
          <table:table-cell office:value-type="float" office:value="-18.5395" calcext:value-type="float">
            <text:p>-18.5395</text:p>
          </table:table-cell>
          <table:table-cell office:value-type="float" office:value="-17.8789" calcext:value-type="float">
            <text:p>-17.8789</text:p>
          </table:table-cell>
          <table:table-cell office:value-type="float" office:value="-17.3132" calcext:value-type="float">
            <text:p>-17.3132</text:p>
          </table:table-cell>
          <table:table-cell office:value-type="float" office:value="-16.8232" calcext:value-type="float">
            <text:p>-16.8232</text:p>
          </table:table-cell>
          <table:table-cell office:value-type="float" office:value="-16.3948" calcext:value-type="float">
            <text:p>-16.3948</text:p>
          </table:table-cell>
          <table:table-cell office:value-type="float" office:value="-16.0171" calcext:value-type="float">
            <text:p>-16.017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Fe+3</text:p>
          </table:table-cell>
          <table:table-cell office:value-type="float" office:value="9" calcext:value-type="float">
            <text:p>9</text:p>
          </table:table-cell>
          <table:table-cell office:value-type="float" office:value="-17.1253" calcext:value-type="float">
            <text:p>-17.1253</text:p>
          </table:table-cell>
          <table:table-cell office:value-type="float" office:value="-16.4323" calcext:value-type="float">
            <text:p>-16.4323</text:p>
          </table:table-cell>
          <table:table-cell office:value-type="float" office:value="-15.8616" calcext:value-type="float">
            <text:p>-15.8616</text:p>
          </table:table-cell>
          <table:table-cell office:value-type="float" office:value="-15.3856" calcext:value-type="float">
            <text:p>-15.3856</text:p>
          </table:table-cell>
          <table:table-cell office:value-type="float" office:value="-14.9846" calcext:value-type="float">
            <text:p>-14.9846</text:p>
          </table:table-cell>
          <table:table-cell office:value-type="float" office:value="-14.6437" calcext:value-type="float">
            <text:p>-14.6437</text:p>
          </table:table-cell>
          <table:table-cell office:value-type="float" office:value="-14.3516" calcext:value-type="float">
            <text:p>-14.351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FeCO3</text:p>
          </table:table-cell>
          <table:table-cell office:value-type="float" office:value="0" calcext:value-type="float">
            <text:p>0</text:p>
          </table:table-cell>
          <table:table-cell office:value-type="float" office:value="-6.26142" calcext:value-type="float">
            <text:p>-6.26142</text:p>
          </table:table-cell>
          <table:table-cell office:value-type="float" office:value="-5.94943" calcext:value-type="float">
            <text:p>-5.94943</text:p>
          </table:table-cell>
          <table:table-cell office:value-type="float" office:value="-5.70463" calcext:value-type="float">
            <text:p>-5.70463</text:p>
          </table:table-cell>
          <table:table-cell office:value-type="float" office:value="-5.51118" calcext:value-type="float">
            <text:p>-5.51118</text:p>
          </table:table-cell>
          <table:table-cell office:value-type="float" office:value="-5.35767" calcext:value-type="float">
            <text:p>-5.35767</text:p>
          </table:table-cell>
          <table:table-cell office:value-type="float" office:value="-5.23569" calcext:value-type="float">
            <text:p>-5.23569</text:p>
          </table:table-cell>
          <table:table-cell office:value-type="float" office:value="-5.13893" calcext:value-type="float">
            <text:p>-5.1389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FeHCO3+</text:p>
          </table:table-cell>
          <table:table-cell office:value-type="float" office:value="4" calcext:value-type="float">
            <text:p>4</text:p>
          </table:table-cell>
          <table:table-cell office:value-type="float" office:value="2.25164" calcext:value-type="float">
            <text:p>2.25164</text:p>
          </table:table-cell>
          <table:table-cell office:value-type="float" office:value="2.00002" calcext:value-type="float">
            <text:p>2.00002</text:p>
          </table:table-cell>
          <table:table-cell office:value-type="float" office:value="1.88866" calcext:value-type="float">
            <text:p>1.88866</text:p>
          </table:table-cell>
          <table:table-cell office:value-type="float" office:value="1.88005" calcext:value-type="float">
            <text:p>1.88005</text:p>
          </table:table-cell>
          <table:table-cell office:value-type="float" office:value="1.94772" calcext:value-type="float">
            <text:p>1.94772</text:p>
          </table:table-cell>
          <table:table-cell office:value-type="float" office:value="2.07257" calcext:value-type="float">
            <text:p>2.07257</text:p>
          </table:table-cell>
          <table:table-cell office:value-type="float" office:value="2.24059" calcext:value-type="float">
            <text:p>2.2405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FeHSO4+</text:p>
          </table:table-cell>
          <table:table-cell office:value-type="float" office:value="4" calcext:value-type="float">
            <text:p>4</text:p>
          </table:table-cell>
          <table:table-cell office:value-type="float" office:value="3.01615" calcext:value-type="float">
            <text:p>3.01615</text:p>
          </table:table-cell>
          <table:table-cell office:value-type="float" office:value="3.06888" calcext:value-type="float">
            <text:p>3.06888</text:p>
          </table:table-cell>
          <table:table-cell office:value-type="float" office:value="3.32945" calcext:value-type="float">
            <text:p>3.32945</text:p>
          </table:table-cell>
          <table:table-cell office:value-type="float" office:value="3.73756" calcext:value-type="float">
            <text:p>3.73756</text:p>
          </table:table-cell>
          <table:table-cell office:value-type="float" office:value="4.25114" calcext:value-type="float">
            <text:p>4.25114</text:p>
          </table:table-cell>
          <table:table-cell office:value-type="float" office:value="4.84024" calcext:value-type="float">
            <text:p>4.84024</text:p>
          </table:table-cell>
          <table:table-cell office:value-type="float" office:value="5.4832" calcext:value-type="float">
            <text:p>5.483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FeSO4</text:p>
          </table:table-cell>
          <table:table-cell office:value-type="float" office:value="0" calcext:value-type="float">
            <text:p>0</text:p>
          </table:table-cell>
          <table:table-cell office:value-type="float" office:value="2.16144" calcext:value-type="float">
            <text:p>2.16144</text:p>
          </table:table-cell>
          <table:table-cell office:value-type="float" office:value="2.25033" calcext:value-type="float">
            <text:p>2.25033</text:p>
          </table:table-cell>
          <table:table-cell office:value-type="float" office:value="2.39227" calcext:value-type="float">
            <text:p>2.39227</text:p>
          </table:table-cell>
          <table:table-cell office:value-type="float" office:value="2.57102" calcext:value-type="float">
            <text:p>2.57102</text:p>
          </table:table-cell>
          <table:table-cell office:value-type="float" office:value="2.77535" calcext:value-type="float">
            <text:p>2.77535</text:p>
          </table:table-cell>
          <table:table-cell office:value-type="float" office:value="2.99732" calcext:value-type="float">
            <text:p>2.99732</text:p>
          </table:table-cell>
          <table:table-cell office:value-type="float" office:value="3.23125" calcext:value-type="float">
            <text:p>3.2312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FeCl+</text:p>
          </table:table-cell>
          <table:table-cell office:value-type="float" office:value="4" calcext:value-type="float">
            <text:p>4</text:p>
          </table:table-cell>
          <table:table-cell office:value-type="float" office:value="0.169542" calcext:value-type="float">
            <text:p>0.169542</text:p>
          </table:table-cell>
          <table:table-cell office:value-type="float" office:value="0.140523" calcext:value-type="float">
            <text:p>0.140523</text:p>
          </table:table-cell>
          <table:table-cell office:value-type="float" office:value="0.197891" calcext:value-type="float">
            <text:p>0.197891</text:p>
          </table:table-cell>
          <table:table-cell office:value-type="float" office:value="0.317144" calcext:value-type="float">
            <text:p>0.317144</text:p>
          </table:table-cell>
          <table:table-cell office:value-type="float" office:value="0.481136" calcext:value-type="float">
            <text:p>0.481136</text:p>
          </table:table-cell>
          <table:table-cell office:value-type="float" office:value="0.677622" calcext:value-type="float">
            <text:p>0.677622</text:p>
          </table:table-cell>
          <table:table-cell office:value-type="float" office:value="0.897701" calcext:value-type="float">
            <text:p>0.89770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FeOH+</text:p>
          </table:table-cell>
          <table:table-cell office:value-type="float" office:value="4" calcext:value-type="float">
            <text:p>4</text:p>
          </table:table-cell>
          <table:table-cell office:value-type="float" office:value="-10.338" calcext:value-type="float">
            <text:p>-10.338</text:p>
          </table:table-cell>
          <table:table-cell office:value-type="float" office:value="-9.50085" calcext:value-type="float">
            <text:p>-9.50085</text:p>
          </table:table-cell>
          <table:table-cell office:value-type="float" office:value="-8.78639" calcext:value-type="float">
            <text:p>-8.78639</text:p>
          </table:table-cell>
          <table:table-cell office:value-type="float" office:value="-8.16868" calcext:value-type="float">
            <text:p>-8.16868</text:p>
          </table:table-cell>
          <table:table-cell office:value-type="float" office:value="-7.62867" calcext:value-type="float">
            <text:p>-7.62867</text:p>
          </table:table-cell>
          <table:table-cell office:value-type="float" office:value="-7.15206" calcext:value-type="float">
            <text:p>-7.15206</text:p>
          </table:table-cell>
          <table:table-cell office:value-type="float" office:value="-6.72785" calcext:value-type="float">
            <text:p>-6.7278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FeHSO4+2</text:p>
          </table:table-cell>
          <table:table-cell office:value-type="float" office:value="4" calcext:value-type="float">
            <text:p>4</text:p>
          </table:table-cell>
          <table:table-cell office:value-type="float" office:value="-12.1351" calcext:value-type="float">
            <text:p>-12.1351</text:p>
          </table:table-cell>
          <table:table-cell office:value-type="float" office:value="-11.9637" calcext:value-type="float">
            <text:p>-11.9637</text:p>
          </table:table-cell>
          <table:table-cell office:value-type="float" office:value="-11.5728" calcext:value-type="float">
            <text:p>-11.5728</text:p>
          </table:table-cell>
          <table:table-cell office:value-type="float" office:value="-11.0274" calcext:value-type="float">
            <text:p>-11.0274</text:p>
          </table:table-cell>
          <table:table-cell office:value-type="float" office:value="-10.3726" calcext:value-type="float">
            <text:p>-10.3726</text:p>
          </table:table-cell>
          <table:table-cell office:value-type="float" office:value="-9.64065" calcext:value-type="float">
            <text:p>-9.64065</text:p>
          </table:table-cell>
          <table:table-cell office:value-type="float" office:value="-8.85451" calcext:value-type="float">
            <text:p>-8.8545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FeSO4+</text:p>
          </table:table-cell>
          <table:table-cell office:value-type="float" office:value="4" calcext:value-type="float">
            <text:p>4</text:p>
          </table:table-cell>
          <table:table-cell office:value-type="float" office:value="-13.315" calcext:value-type="float">
            <text:p>-13.315</text:p>
          </table:table-cell>
          <table:table-cell office:value-type="float" office:value="-12.3923" calcext:value-type="float">
            <text:p>-12.3923</text:p>
          </table:table-cell>
          <table:table-cell office:value-type="float" office:value="-11.5605" calcext:value-type="float">
            <text:p>-11.5605</text:p>
          </table:table-cell>
          <table:table-cell office:value-type="float" office:value="-10.8039" calcext:value-type="float">
            <text:p>-10.8039</text:p>
          </table:table-cell>
          <table:table-cell office:value-type="float" office:value="-10.1104" calcext:value-type="float">
            <text:p>-10.1104</text:p>
          </table:table-cell>
          <table:table-cell office:value-type="float" office:value="-9.4703" calcext:value-type="float">
            <text:p>-9.4703</text:p>
          </table:table-cell>
          <table:table-cell office:value-type="float" office:value="-8.87628" calcext:value-type="float">
            <text:p>-8.8762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Fe(SO4)2-</text:p>
          </table:table-cell>
          <table:table-cell office:value-type="float" office:value="4" calcext:value-type="float">
            <text:p>4</text:p>
          </table:table-cell>
          <table:table-cell office:value-type="float" office:value="-11.8968" calcext:value-type="float">
            <text:p>-11.8968</text:p>
          </table:table-cell>
          <table:table-cell office:value-type="float" office:value="-11.0519" calcext:value-type="float">
            <text:p>-11.0519</text:p>
          </table:table-cell>
          <table:table-cell office:value-type="float" office:value="-10.2175" calcext:value-type="float">
            <text:p>-10.2175</text:p>
          </table:table-cell>
          <table:table-cell office:value-type="float" office:value="-9.40012" calcext:value-type="float">
            <text:p>-9.40012</text:p>
          </table:table-cell>
          <table:table-cell office:value-type="float" office:value="-8.60314" calcext:value-type="float">
            <text:p>-8.60314</text:p>
          </table:table-cell>
          <table:table-cell office:value-type="float" office:value="-7.82835" calcext:value-type="float">
            <text:p>-7.82835</text:p>
          </table:table-cell>
          <table:table-cell office:value-type="float" office:value="-7.07642" calcext:value-type="float">
            <text:p>-7.0764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Fe(OH)3</text:p>
          </table:table-cell>
          <table:table-cell office:value-type="float" office:value="0" calcext:value-type="float">
            <text:p>0</text:p>
          </table:table-cell>
          <table:table-cell office:value-type="float" office:value="-32.0172" calcext:value-type="float">
            <text:p>-32.0172</text:p>
          </table:table-cell>
          <table:table-cell office:value-type="float" office:value="-28.9933" calcext:value-type="float">
            <text:p>-28.9933</text:p>
          </table:table-cell>
          <table:table-cell office:value-type="float" office:value="-26.5833" calcext:value-type="float">
            <text:p>-26.5833</text:p>
          </table:table-cell>
          <table:table-cell office:value-type="float" office:value="-24.6445" calcext:value-type="float">
            <text:p>-24.6445</text:p>
          </table:table-cell>
          <table:table-cell office:value-type="float" office:value="-23.0737" calcext:value-type="float">
            <text:p>-23.0737</text:p>
          </table:table-cell>
          <table:table-cell office:value-type="float" office:value="-21.7948" calcext:value-type="float">
            <text:p>-21.7948</text:p>
          </table:table-cell>
          <table:table-cell office:value-type="float" office:value="-20.7505" calcext:value-type="float">
            <text:p>-20.750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Fe2(OH)2+4</text:p>
          </table:table-cell>
          <table:table-cell office:value-type="float" office:value="4" calcext:value-type="float">
            <text:p>4</text:p>
          </table:table-cell>
          <table:table-cell office:value-type="float" office:value="-38.1071" calcext:value-type="float">
            <text:p>-38.1071</text:p>
          </table:table-cell>
          <table:table-cell office:value-type="float" office:value="-35.8153" calcext:value-type="float">
            <text:p>-35.8153</text:p>
          </table:table-cell>
          <table:table-cell office:value-type="float" office:value="-33.9082" calcext:value-type="float">
            <text:p>-33.9082</text:p>
          </table:table-cell>
          <table:table-cell office:value-type="float" office:value="-32.3006" calcext:value-type="float">
            <text:p>-32.3006</text:p>
          </table:table-cell>
          <table:table-cell office:value-type="float" office:value="-30.9308" calcext:value-type="float">
            <text:p>-30.9308</text:p>
          </table:table-cell>
          <table:table-cell office:value-type="float" office:value="-29.7524" calcext:value-type="float">
            <text:p>-29.7524</text:p>
          </table:table-cell>
          <table:table-cell office:value-type="float" office:value="-28.7305" calcext:value-type="float">
            <text:p>-28.730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Fe3(OH)4+5</text:p>
          </table:table-cell>
          <table:table-cell office:value-type="float" office:value="9" calcext:value-type="float">
            <text:p>9</text:p>
          </table:table-cell>
          <table:table-cell office:value-type="float" office:value="-58.6345" calcext:value-type="float">
            <text:p>-58.6345</text:p>
          </table:table-cell>
          <table:table-cell office:value-type="float" office:value="-55.5962" calcext:value-type="float">
            <text:p>-55.5962</text:p>
          </table:table-cell>
          <table:table-cell office:value-type="float" office:value="-53.073" calcext:value-type="float">
            <text:p>-53.073</text:p>
          </table:table-cell>
          <table:table-cell office:value-type="float" office:value="-50.9508" calcext:value-type="float">
            <text:p>-50.9508</text:p>
          </table:table-cell>
          <table:table-cell office:value-type="float" office:value="-49.1464" calcext:value-type="float">
            <text:p>-49.1464</text:p>
          </table:table-cell>
          <table:table-cell office:value-type="float" office:value="-47.5977" calcext:value-type="float">
            <text:p>-47.5977</text:p>
          </table:table-cell>
          <table:table-cell office:value-type="float" office:value="-46.2579" calcext:value-type="float">
            <text:p>-46.257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FeCl+2</text:p>
          </table:table-cell>
          <table:table-cell office:value-type="float" office:value="4" calcext:value-type="float">
            <text:p>4</text:p>
          </table:table-cell>
          <table:table-cell office:value-type="float" office:value="-15.6654" calcext:value-type="float">
            <text:p>-15.6654</text:p>
          </table:table-cell>
          <table:table-cell office:value-type="float" office:value="-14.952" calcext:value-type="float">
            <text:p>-14.952</text:p>
          </table:table-cell>
          <table:table-cell office:value-type="float" office:value="-14.2914" calcext:value-type="float">
            <text:p>-14.2914</text:p>
          </table:table-cell>
          <table:table-cell office:value-type="float" office:value="-13.6763" calcext:value-type="float">
            <text:p>-13.6763</text:p>
          </table:table-cell>
          <table:table-cell office:value-type="float" office:value="-13.101" calcext:value-type="float">
            <text:p>-13.101</text:p>
          </table:table-cell>
          <table:table-cell office:value-type="float" office:value="-12.5606" calcext:value-type="float">
            <text:p>-12.5606</text:p>
          </table:table-cell>
          <table:table-cell office:value-type="float" office:value="-12.0511" calcext:value-type="float">
            <text:p>-12.051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FeCl2+</text:p>
          </table:table-cell>
          <table:table-cell office:value-type="float" office:value="4" calcext:value-type="float">
            <text:p>4</text:p>
          </table:table-cell>
          <table:table-cell office:value-type="float" office:value="-14.8346" calcext:value-type="float">
            <text:p>-14.8346</text:p>
          </table:table-cell>
          <table:table-cell office:value-type="float" office:value="-14.3011" calcext:value-type="float">
            <text:p>-14.3011</text:p>
          </table:table-cell>
          <table:table-cell office:value-type="float" office:value="-13.6541" calcext:value-type="float">
            <text:p>-13.6541</text:p>
          </table:table-cell>
          <table:table-cell office:value-type="float" office:value="-12.932" calcext:value-type="float">
            <text:p>-12.932</text:p>
          </table:table-cell>
          <table:table-cell office:value-type="float" office:value="-12.1613" calcext:value-type="float">
            <text:p>-12.1613</text:p>
          </table:table-cell>
          <table:table-cell office:value-type="float" office:value="-11.3603" calcext:value-type="float">
            <text:p>-11.3603</text:p>
          </table:table-cell>
          <table:table-cell office:value-type="float" office:value="-10.5418" calcext:value-type="float">
            <text:p>-10.541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FeCl3</text:p>
          </table:table-cell>
          <table:table-cell office:value-type="float" office:value="0" calcext:value-type="float">
            <text:p>0</text:p>
          </table:table-cell>
          <table:table-cell office:value-type="float" office:value="-15.6271" calcext:value-type="float">
            <text:p>-15.6271</text:p>
          </table:table-cell>
          <table:table-cell office:value-type="float" office:value="-15.3177" calcext:value-type="float">
            <text:p>-15.3177</text:p>
          </table:table-cell>
          <table:table-cell office:value-type="float" office:value="-14.7956" calcext:value-type="float">
            <text:p>-14.7956</text:p>
          </table:table-cell>
          <table:table-cell office:value-type="float" office:value="-14.1253" calcext:value-type="float">
            <text:p>-14.1253</text:p>
          </table:table-cell>
          <table:table-cell office:value-type="float" office:value="-13.3517" calcext:value-type="float">
            <text:p>-13.3517</text:p>
          </table:table-cell>
          <table:table-cell office:value-type="float" office:value="-12.5063" calcext:value-type="float">
            <text:p>-12.5063</text:p>
          </table:table-cell>
          <table:table-cell office:value-type="float" office:value="-11.6119" calcext:value-type="float">
            <text:p>-11.611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FeOH+2</text:p>
          </table:table-cell>
          <table:table-cell office:value-type="float" office:value="4" calcext:value-type="float">
            <text:p>4</text:p>
          </table:table-cell>
          <table:table-cell office:value-type="float" office:value="-20.0055" calcext:value-type="float">
            <text:p>-20.0055</text:p>
          </table:table-cell>
          <table:table-cell office:value-type="float" office:value="-18.6217" calcext:value-type="float">
            <text:p>-18.6217</text:p>
          </table:table-cell>
          <table:table-cell office:value-type="float" office:value="-17.4779" calcext:value-type="float">
            <text:p>-17.4779</text:p>
          </table:table-cell>
          <table:table-cell office:value-type="float" office:value="-16.5207" calcext:value-type="float">
            <text:p>-16.5207</text:p>
          </table:table-cell>
          <table:table-cell office:value-type="float" office:value="-15.711" calcext:value-type="float">
            <text:p>-15.711</text:p>
          </table:table-cell>
          <table:table-cell office:value-type="float" office:value="-15.0198" calcext:value-type="float">
            <text:p>-15.0198</text:p>
          </table:table-cell>
          <table:table-cell office:value-type="float" office:value="-14.4252" calcext:value-type="float">
            <text:p>-14.425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Fe(OH)2+</text:p>
          </table:table-cell>
          <table:table-cell office:value-type="float" office:value="4" calcext:value-type="float">
            <text:p>4</text:p>
          </table:table-cell>
          <table:table-cell office:value-type="float" office:value="-24.1262" calcext:value-type="float">
            <text:p>-24.1262</text:p>
          </table:table-cell>
          <table:table-cell office:value-type="float" office:value="-22.1032" calcext:value-type="float">
            <text:p>-22.1032</text:p>
          </table:table-cell>
          <table:table-cell office:value-type="float" office:value="-20.4759" calcext:value-type="float">
            <text:p>-20.4759</text:p>
          </table:table-cell>
          <table:table-cell office:value-type="float" office:value="-19.1532" calcext:value-type="float">
            <text:p>-19.1532</text:p>
          </table:table-cell>
          <table:table-cell office:value-type="float" office:value="-18.069" calcext:value-type="float">
            <text:p>-18.069</text:p>
          </table:table-cell>
          <table:table-cell office:value-type="float" office:value="-17.1746" calcext:value-type="float">
            <text:p>-17.1746</text:p>
          </table:table-cell>
          <table:table-cell office:value-type="float" office:value="-16.4332" calcext:value-type="float">
            <text:p>-16.433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Fe(OH)4-</text:p>
          </table:table-cell>
          <table:table-cell office:value-type="float" office:value="4" calcext:value-type="float">
            <text:p>4</text:p>
          </table:table-cell>
          <table:table-cell office:value-type="float" office:value="-41.6307" calcext:value-type="float">
            <text:p>-41.6307</text:p>
          </table:table-cell>
          <table:table-cell office:value-type="float" office:value="-38.0279" calcext:value-type="float">
            <text:p>-38.0279</text:p>
          </table:table-cell>
          <table:table-cell office:value-type="float" office:value="-35.1024" calcext:value-type="float">
            <text:p>-35.1024</text:p>
          </table:table-cell>
          <table:table-cell office:value-type="float" office:value="-32.6996" calcext:value-type="float">
            <text:p>-32.6996</text:p>
          </table:table-cell>
          <table:table-cell office:value-type="float" office:value="-30.7076" calcext:value-type="float">
            <text:p>-30.7076</text:p>
          </table:table-cell>
          <table:table-cell office:value-type="float" office:value="-29.0434" calcext:value-type="float">
            <text:p>-29.0434</text:p>
          </table:table-cell>
          <table:table-cell office:value-type="float" office:value="-27.6444" calcext:value-type="float">
            <text:p>-27.644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FeSiO(OH)3+2</text:p>
          </table:table-cell>
          <table:table-cell office:value-type="float" office:value="4" calcext:value-type="float">
            <text:p>4</text:p>
          </table:table-cell>
          <table:table-cell office:value-type="float" office:value="-16.856" calcext:value-type="float">
            <text:p>-16.856</text:p>
          </table:table-cell>
          <table:table-cell office:value-type="float" office:value="-16.5422" calcext:value-type="float">
            <text:p>-16.5422</text:p>
          </table:table-cell>
          <table:table-cell office:value-type="float" office:value="-16.3622" calcext:value-type="float">
            <text:p>-16.3622</text:p>
          </table:table-cell>
          <table:table-cell office:value-type="float" office:value="-16.281" calcext:value-type="float">
            <text:p>-16.281</text:p>
          </table:table-cell>
          <table:table-cell office:value-type="float" office:value="-16.2739" calcext:value-type="float">
            <text:p>-16.2739</text:p>
          </table:table-cell>
          <table:table-cell office:value-type="float" office:value="-16.3229" calcext:value-type="float">
            <text:p>-16.3229</text:p>
          </table:table-cell>
          <table:table-cell office:value-type="float" office:value="-16.4149" calcext:value-type="float">
            <text:p>-16.414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KSO4-</text:p>
          </table:table-cell>
          <table:table-cell office:value-type="float" office:value="4" calcext:value-type="float">
            <text:p>4</text:p>
          </table:table-cell>
          <table:table-cell office:value-type="float" office:value="0.844893" calcext:value-type="float">
            <text:p>0.844893</text:p>
          </table:table-cell>
          <table:table-cell office:value-type="float" office:value="0.85027" calcext:value-type="float">
            <text:p>0.85027</text:p>
          </table:table-cell>
          <table:table-cell office:value-type="float" office:value="0.926925" calcext:value-type="float">
            <text:p>0.926925</text:p>
          </table:table-cell>
          <table:table-cell office:value-type="float" office:value="1.05432" calcext:value-type="float">
            <text:p>1.05432</text:p>
          </table:table-cell>
          <table:table-cell office:value-type="float" office:value="1.2181" calcext:value-type="float">
            <text:p>1.2181</text:p>
          </table:table-cell>
          <table:table-cell office:value-type="float" office:value="1.40806" calcext:value-type="float">
            <text:p>1.40806</text:p>
          </table:table-cell>
          <table:table-cell office:value-type="float" office:value="1.61679" calcext:value-type="float">
            <text:p>1.6167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KOH</text:p>
          </table:table-cell>
          <table:table-cell office:value-type="float" office:value="0" calcext:value-type="float">
            <text:p>0</text:p>
          </table:table-cell>
          <table:table-cell office:value-type="float" office:value="-15.5186" calcext:value-type="float">
            <text:p>-15.5186</text:p>
          </table:table-cell>
          <table:table-cell office:value-type="float" office:value="-14.4596" calcext:value-type="float">
            <text:p>-14.4596</text:p>
          </table:table-cell>
          <table:table-cell office:value-type="float" office:value="-13.6218" calcext:value-type="float">
            <text:p>-13.6218</text:p>
          </table:table-cell>
          <table:table-cell office:value-type="float" office:value="-12.9533" calcext:value-type="float">
            <text:p>-12.9533</text:p>
          </table:table-cell>
          <table:table-cell office:value-type="float" office:value="-12.4169" calcext:value-type="float">
            <text:p>-12.4169</text:p>
          </table:table-cell>
          <table:table-cell office:value-type="float" office:value="-11.9849" calcext:value-type="float">
            <text:p>-11.9849</text:p>
          </table:table-cell>
          <table:table-cell office:value-type="float" office:value="-11.6367" calcext:value-type="float">
            <text:p>-11.636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MgCO3</text:p>
          </table:table-cell>
          <table:table-cell office:value-type="float" office:value="0" calcext:value-type="float">
            <text:p>0</text:p>
          </table:table-cell>
          <table:table-cell office:value-type="float" office:value="-7.74316" calcext:value-type="float">
            <text:p>-7.74316</text:p>
          </table:table-cell>
          <table:table-cell office:value-type="float" office:value="-7.34885" calcext:value-type="float">
            <text:p>-7.34885</text:p>
          </table:table-cell>
          <table:table-cell office:value-type="float" office:value="-7.03589" calcext:value-type="float">
            <text:p>-7.03589</text:p>
          </table:table-cell>
          <table:table-cell office:value-type="float" office:value="-6.78531" calcext:value-type="float">
            <text:p>-6.78531</text:p>
          </table:table-cell>
          <table:table-cell office:value-type="float" office:value="-6.58339" calcext:value-type="float">
            <text:p>-6.58339</text:p>
          </table:table-cell>
          <table:table-cell office:value-type="float" office:value="-6.42002" calcext:value-type="float">
            <text:p>-6.42002</text:p>
          </table:table-cell>
          <table:table-cell office:value-type="float" office:value="-6.28759" calcext:value-type="float">
            <text:p>-6.2875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MgHCO3+</text:p>
          </table:table-cell>
          <table:table-cell office:value-type="float" office:value="4" calcext:value-type="float">
            <text:p>4</text:p>
          </table:table-cell>
          <table:table-cell office:value-type="float" office:value="1.10116" calcext:value-type="float">
            <text:p>1.10116</text:p>
          </table:table-cell>
          <table:table-cell office:value-type="float" office:value="1.06867" calcext:value-type="float">
            <text:p>1.06867</text:p>
          </table:table-cell>
          <table:table-cell office:value-type="float" office:value="1.14669" calcext:value-type="float">
            <text:p>1.14669</text:p>
          </table:table-cell>
          <table:table-cell office:value-type="float" office:value="1.30382" calcext:value-type="float">
            <text:p>1.30382</text:p>
          </table:table-cell>
          <table:table-cell office:value-type="float" office:value="1.51809" calcext:value-type="float">
            <text:p>1.51809</text:p>
          </table:table-cell>
          <table:table-cell office:value-type="float" office:value="1.77382" calcext:value-type="float">
            <text:p>1.77382</text:p>
          </table:table-cell>
          <table:table-cell office:value-type="float" office:value="2.05963" calcext:value-type="float">
            <text:p>2.0596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MgOH+</text:p>
          </table:table-cell>
          <table:table-cell office:value-type="float" office:value="4" calcext:value-type="float">
            <text:p>4</text:p>
          </table:table-cell>
          <table:table-cell office:value-type="float" office:value="-12.4147" calcext:value-type="float">
            <text:p>-12.4147</text:p>
          </table:table-cell>
          <table:table-cell office:value-type="float" office:value="-11.4395" calcext:value-type="float">
            <text:p>-11.4395</text:p>
          </table:table-cell>
          <table:table-cell office:value-type="float" office:value="-10.5896" calcext:value-type="float">
            <text:p>-10.5896</text:p>
          </table:table-cell>
          <table:table-cell office:value-type="float" office:value="-9.83976" calcext:value-type="float">
            <text:p>-9.83976</text:p>
          </table:table-cell>
          <table:table-cell office:value-type="float" office:value="-9.17143" calcext:value-type="float">
            <text:p>-9.17143</text:p>
          </table:table-cell>
          <table:table-cell office:value-type="float" office:value="-8.57043" calcext:value-type="float">
            <text:p>-8.57043</text:p>
          </table:table-cell>
          <table:table-cell office:value-type="float" office:value="-8.0258" calcext:value-type="float">
            <text:p>-8.025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MgSO4</text:p>
          </table:table-cell>
          <table:table-cell office:value-type="float" office:value="0" calcext:value-type="float">
            <text:p>0</text:p>
          </table:table-cell>
          <table:table-cell office:value-type="float" office:value="2.30126" calcext:value-type="float">
            <text:p>2.30126</text:p>
          </table:table-cell>
          <table:table-cell office:value-type="float" office:value="2.37044" calcext:value-type="float">
            <text:p>2.37044</text:p>
          </table:table-cell>
          <table:table-cell office:value-type="float" office:value="2.49591" calcext:value-type="float">
            <text:p>2.49591</text:p>
          </table:table-cell>
          <table:table-cell office:value-type="float" office:value="2.6607" calcext:value-type="float">
            <text:p>2.6607</text:p>
          </table:table-cell>
          <table:table-cell office:value-type="float" office:value="2.85307" calcext:value-type="float">
            <text:p>2.85307</text:p>
          </table:table-cell>
          <table:table-cell office:value-type="float" office:value="3.0647" calcext:value-type="float">
            <text:p>3.0647</text:p>
          </table:table-cell>
          <table:table-cell office:value-type="float" office:value="3.28961" calcext:value-type="float">
            <text:p>3.2896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MgSiO(OH)3+</text:p>
          </table:table-cell>
          <table:table-cell office:value-type="float" office:value="4" calcext:value-type="float">
            <text:p>4</text:p>
          </table:table-cell>
          <table:table-cell office:value-type="float" office:value="-8.71016" calcext:value-type="float">
            <text:p>-8.71016</text:p>
          </table:table-cell>
          <table:table-cell office:value-type="float" office:value="-8.30958" calcext:value-type="float">
            <text:p>-8.30958</text:p>
          </table:table-cell>
          <table:table-cell office:value-type="float" office:value="-7.95046" calcext:value-type="float">
            <text:p>-7.95046</text:p>
          </table:table-cell>
          <table:table-cell office:value-type="float" office:value="-7.62534" calcext:value-type="float">
            <text:p>-7.62534</text:p>
          </table:table-cell>
          <table:table-cell office:value-type="float" office:value="-7.32858" calcext:value-type="float">
            <text:p>-7.32858</text:p>
          </table:table-cell>
          <table:table-cell office:value-type="float" office:value="-7.05578" calcext:value-type="float">
            <text:p>-7.05578</text:p>
          </table:table-cell>
          <table:table-cell office:value-type="float" office:value="-6.80349" calcext:value-type="float">
            <text:p>-6.8034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MgSiO2(OH)2</text:p>
          </table:table-cell>
          <table:table-cell office:value-type="float" office:value="0" calcext:value-type="float">
            <text:p>0</text:p>
          </table:table-cell>
          <table:table-cell office:value-type="float" office:value="-18.1201" calcext:value-type="float">
            <text:p>-18.1201</text:p>
          </table:table-cell>
          <table:table-cell office:value-type="float" office:value="-17.4393" calcext:value-type="float">
            <text:p>-17.4393</text:p>
          </table:table-cell>
          <table:table-cell office:value-type="float" office:value="-16.8638" calcext:value-type="float">
            <text:p>-16.8638</text:p>
          </table:table-cell>
          <table:table-cell office:value-type="float" office:value="-16.371" calcext:value-type="float">
            <text:p>-16.371</text:p>
          </table:table-cell>
          <table:table-cell office:value-type="float" office:value="-15.9442" calcext:value-type="float">
            <text:p>-15.9442</text:p>
          </table:table-cell>
          <table:table-cell office:value-type="float" office:value="-15.571" calcext:value-type="float">
            <text:p>-15.571</text:p>
          </table:table-cell>
          <table:table-cell office:value-type="float" office:value="-15.2419" calcext:value-type="float">
            <text:p>-15.241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NaCO3-</text:p>
          </table:table-cell>
          <table:table-cell office:value-type="float" office:value="4" calcext:value-type="float">
            <text:p>4</text:p>
          </table:table-cell>
          <table:table-cell office:value-type="float" office:value="-8.93764" calcext:value-type="float">
            <text:p>-8.93764</text:p>
          </table:table-cell>
          <table:table-cell office:value-type="float" office:value="-9.05899" calcext:value-type="float">
            <text:p>-9.05899</text:p>
          </table:table-cell>
          <table:table-cell office:value-type="float" office:value="-9.18007" calcext:value-type="float">
            <text:p>-9.18007</text:p>
          </table:table-cell>
          <table:table-cell office:value-type="float" office:value="-9.2996" calcext:value-type="float">
            <text:p>-9.2996</text:p>
          </table:table-cell>
          <table:table-cell office:value-type="float" office:value="-9.41684" calcext:value-type="float">
            <text:p>-9.41684</text:p>
          </table:table-cell>
          <table:table-cell office:value-type="float" office:value="-9.53135" calcext:value-type="float">
            <text:p>-9.53135</text:p>
          </table:table-cell>
          <table:table-cell office:value-type="float" office:value="-9.64291" calcext:value-type="float">
            <text:p>-9.6429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NaHCO3</text:p>
          </table:table-cell>
          <table:table-cell office:value-type="float" office:value="0" calcext:value-type="float">
            <text:p>0</text:p>
          </table:table-cell>
          <table:table-cell office:value-type="float" office:value="-0.221593" calcext:value-type="float">
            <text:p>-0.221593</text:p>
          </table:table-cell>
          <table:table-cell office:value-type="float" office:value="-0.249575" calcext:value-type="float">
            <text:p>-0.249575</text:p>
          </table:table-cell>
          <table:table-cell office:value-type="float" office:value="-0.206378" calcext:value-type="float">
            <text:p>-0.206378</text:p>
          </table:table-cell>
          <table:table-cell office:value-type="float" office:value="-0.112147" calcext:value-type="float">
            <text:p>-0.112147</text:p>
          </table:table-cell>
          <table:table-cell office:value-type="float" office:value="0.0190199" calcext:value-type="float">
            <text:p>0.0190199</text:p>
          </table:table-cell>
          <table:table-cell office:value-type="float" office:value="0.177048" calcext:value-type="float">
            <text:p>0.177048</text:p>
          </table:table-cell>
          <table:table-cell office:value-type="float" office:value="0.354612" calcext:value-type="float">
            <text:p>0.35461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NaSO4-</text:p>
          </table:table-cell>
          <table:table-cell office:value-type="float" office:value="4" calcext:value-type="float">
            <text:p>4</text:p>
          </table:table-cell>
          <table:table-cell office:value-type="float" office:value="0.688101" calcext:value-type="float">
            <text:p>0.688101</text:p>
          </table:table-cell>
          <table:table-cell office:value-type="float" office:value="0.700419" calcext:value-type="float">
            <text:p>0.700419</text:p>
          </table:table-cell>
          <table:table-cell office:value-type="float" office:value="0.777961" calcext:value-type="float">
            <text:p>0.777961</text:p>
          </table:table-cell>
          <table:table-cell office:value-type="float" office:value="0.901845" calcext:value-type="float">
            <text:p>0.901845</text:p>
          </table:table-cell>
          <table:table-cell office:value-type="float" office:value="1.0589" calcext:value-type="float">
            <text:p>1.0589</text:p>
          </table:table-cell>
          <table:table-cell office:value-type="float" office:value="1.23975" calcext:value-type="float">
            <text:p>1.23975</text:p>
          </table:table-cell>
          <table:table-cell office:value-type="float" office:value="1.43759" calcext:value-type="float">
            <text:p>1.4375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NaOH</text:p>
          </table:table-cell>
          <table:table-cell office:value-type="float" office:value="0" calcext:value-type="float">
            <text:p>0</text:p>
          </table:table-cell>
          <table:table-cell office:value-type="float" office:value="-15.1055" calcext:value-type="float">
            <text:p>-15.1055</text:p>
          </table:table-cell>
          <table:table-cell office:value-type="float" office:value="-14.181" calcext:value-type="float">
            <text:p>-14.181</text:p>
          </table:table-cell>
          <table:table-cell office:value-type="float" office:value="-13.4425" calcext:value-type="float">
            <text:p>-13.4425</text:p>
          </table:table-cell>
          <table:table-cell office:value-type="float" office:value="-12.8469" calcext:value-type="float">
            <text:p>-12.8469</text:p>
          </table:table-cell>
          <table:table-cell office:value-type="float" office:value="-12.3631" calcext:value-type="float">
            <text:p>-12.3631</text:p>
          </table:table-cell>
          <table:table-cell office:value-type="float" office:value="-11.9679" calcext:value-type="float">
            <text:p>-11.9679</text:p>
          </table:table-cell>
          <table:table-cell office:value-type="float" office:value="-11.644" calcext:value-type="float">
            <text:p>-11.64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CO2</text:p>
          </table:table-cell>
          <table:table-cell office:value-type="float" office:value="0" calcext:value-type="float">
            <text:p>0</text:p>
          </table:table-cell>
          <table:table-cell office:value-type="float" office:value="6.58112" calcext:value-type="float">
            <text:p>6.58112</text:p>
          </table:table-cell>
          <table:table-cell office:value-type="float" office:value="6.35256" calcext:value-type="float">
            <text:p>6.35256</text:p>
          </table:table-cell>
          <table:table-cell office:value-type="float" office:value="6.27922" calcext:value-type="float">
            <text:p>6.27922</text:p>
          </table:table-cell>
          <table:table-cell office:value-type="float" office:value="6.31903" calcext:value-type="float">
            <text:p>6.31903</text:p>
          </table:table-cell>
          <table:table-cell office:value-type="float" office:value="6.44236" calcext:value-type="float">
            <text:p>6.44236</text:p>
          </table:table-cell>
          <table:table-cell office:value-type="float" office:value="6.62789" calcext:value-type="float">
            <text:p>6.62789</text:p>
          </table:table-cell>
          <table:table-cell office:value-type="float" office:value="6.86" calcext:value-type="float">
            <text:p>6.8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CO3-2</text:p>
          </table:table-cell>
          <table:table-cell office:value-type="float" office:value="5.4" calcext:value-type="float">
            <text:p>5.4</text:p>
          </table:table-cell>
          <table:table-cell office:value-type="float" office:value="-10.6179" calcext:value-type="float">
            <text:p>-10.6179</text:p>
          </table:table-cell>
          <table:table-cell office:value-type="float" office:value="-10.3297" calcext:value-type="float">
            <text:p>-10.3297</text:p>
          </table:table-cell>
          <table:table-cell office:value-type="float" office:value="-10.1725" calcext:value-type="float">
            <text:p>-10.1725</text:p>
          </table:table-cell>
          <table:table-cell office:value-type="float" office:value="-10.1117" calcext:value-type="float">
            <text:p>-10.1117</text:p>
          </table:table-cell>
          <table:table-cell office:value-type="float" office:value="-10.1231" calcext:value-type="float">
            <text:p>-10.1231</text:p>
          </table:table-cell>
          <table:table-cell office:value-type="float" office:value="-10.189" calcext:value-type="float">
            <text:p>-10.189</text:p>
          </table:table-cell>
          <table:table-cell office:value-type="float" office:value="-10.2964" calcext:value-type="float">
            <text:p>-10.296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CH4</text:p>
          </table:table-cell>
          <table:table-cell office:value-type="float" office:value="0" calcext:value-type="float">
            <text:p>0</text:p>
          </table:table-cell>
          <table:table-cell office:value-type="float" office:value="59.3528" calcext:value-type="float">
            <text:p>59.3528</text:p>
          </table:table-cell>
          <table:table-cell office:value-type="float" office:value="55.1466" calcext:value-type="float">
            <text:p>55.1466</text:p>
          </table:table-cell>
          <table:table-cell office:value-type="float" office:value="51.7738" calcext:value-type="float">
            <text:p>51.7738</text:p>
          </table:table-cell>
          <table:table-cell office:value-type="float" office:value="49.0417" calcext:value-type="float">
            <text:p>49.0417</text:p>
          </table:table-cell>
          <table:table-cell office:value-type="float" office:value="46.8111" calcext:value-type="float">
            <text:p>46.8111</text:p>
          </table:table-cell>
          <table:table-cell office:value-type="float" office:value="44.9789" calcext:value-type="float">
            <text:p>44.9789</text:p>
          </table:table-cell>
          <table:table-cell office:value-type="float" office:value="43.4676" calcext:value-type="float">
            <text:p>43.467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NH4+</text:p>
          </table:table-cell>
          <table:table-cell office:value-type="float" office:value="2.5" calcext:value-type="float">
            <text:p>2.5</text:p>
          </table:table-cell>
          <table:table-cell office:value-type="float" office:value="159.084" calcext:value-type="float">
            <text:p>159.084</text:p>
          </table:table-cell>
          <table:table-cell office:value-type="float" office:value="146.439" calcext:value-type="float">
            <text:p>146.439</text:p>
          </table:table-cell>
          <table:table-cell office:value-type="float" office:value="135.873" calcext:value-type="float">
            <text:p>135.873</text:p>
          </table:table-cell>
          <table:table-cell office:value-type="float" office:value="126.928" calcext:value-type="float">
            <text:p>126.928</text:p>
          </table:table-cell>
          <table:table-cell office:value-type="float" office:value="119.273" calcext:value-type="float">
            <text:p>119.273</text:p>
          </table:table-cell>
          <table:table-cell office:value-type="float" office:value="112.658" calcext:value-type="float">
            <text:p>112.658</text:p>
          </table:table-cell>
          <table:table-cell office:value-type="float" office:value="106.894" calcext:value-type="float">
            <text:p>106.89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NH3</text:p>
          </table:table-cell>
          <table:table-cell office:value-type="float" office:value="0" calcext:value-type="float">
            <text:p>0</text:p>
          </table:table-cell>
          <table:table-cell office:value-type="float" office:value="149.019" calcext:value-type="float">
            <text:p>149.019</text:p>
          </table:table-cell>
          <table:table-cell office:value-type="float" office:value="137.202" calcext:value-type="float">
            <text:p>137.202</text:p>
          </table:table-cell>
          <table:table-cell office:value-type="float" office:value="127.338" calcext:value-type="float">
            <text:p>127.338</text:p>
          </table:table-cell>
          <table:table-cell office:value-type="float" office:value="118.998" calcext:value-type="float">
            <text:p>118.998</text:p>
          </table:table-cell>
          <table:table-cell office:value-type="float" office:value="111.869" calcext:value-type="float">
            <text:p>111.869</text:p>
          </table:table-cell>
          <table:table-cell office:value-type="float" office:value="105.716" calcext:value-type="float">
            <text:p>105.716</text:p>
          </table:table-cell>
          <table:table-cell office:value-type="float" office:value="100.362" calcext:value-type="float">
            <text:p>100.36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office:value-type="float" office:value="262.627" calcext:value-type="float">
            <text:p>262.627</text:p>
          </table:table-cell>
          <table:table-cell office:value-type="float" office:value="241.421" calcext:value-type="float">
            <text:p>241.421</text:p>
          </table:table-cell>
          <table:table-cell office:value-type="float" office:value="223.774" calcext:value-type="float">
            <text:p>223.774</text:p>
          </table:table-cell>
          <table:table-cell office:value-type="float" office:value="208.899" calcext:value-type="float">
            <text:p>208.899</text:p>
          </table:table-cell>
          <table:table-cell office:value-type="float" office:value="196.224" calcext:value-type="float">
            <text:p>196.224</text:p>
          </table:table-cell>
          <table:table-cell office:value-type="float" office:value="185.321" calcext:value-type="float">
            <text:p>185.321</text:p>
          </table:table-cell>
          <table:table-cell office:value-type="float" office:value="175.866" calcext:value-type="float">
            <text:p>175.86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S2O3-2</text:p>
          </table:table-cell>
          <table:table-cell office:value-type="float" office:value="4" calcext:value-type="float">
            <text:p>4</text:p>
          </table:table-cell>
          <table:table-cell office:value-type="float" office:value="69.6304" calcext:value-type="float">
            <text:p>69.6304</text:p>
          </table:table-cell>
          <table:table-cell office:value-type="float" office:value="65.3248" calcext:value-type="float">
            <text:p>65.3248</text:p>
          </table:table-cell>
          <table:table-cell office:value-type="float" office:value="61.9128" calcext:value-type="float">
            <text:p>61.9128</text:p>
          </table:table-cell>
          <table:table-cell office:value-type="float" office:value="59.1856" calcext:value-type="float">
            <text:p>59.1856</text:p>
          </table:table-cell>
          <table:table-cell office:value-type="float" office:value="56.9925" calcext:value-type="float">
            <text:p>56.9925</text:p>
          </table:table-cell>
          <table:table-cell office:value-type="float" office:value="55.2222" calcext:value-type="float">
            <text:p>55.2222</text:p>
          </table:table-cell>
          <table:table-cell office:value-type="float" office:value="53.7911" calcext:value-type="float">
            <text:p>53.791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SO3-2</text:p>
          </table:table-cell>
          <table:table-cell office:value-type="float" office:value="4.5" calcext:value-type="float">
            <text:p>4.5</text:p>
          </table:table-cell>
          <table:table-cell office:value-type="float" office:value="3.65095" calcext:value-type="float">
            <text:p>3.65095</text:p>
          </table:table-cell>
          <table:table-cell office:value-type="float" office:value="3.42891" calcext:value-type="float">
            <text:p>3.42891</text:p>
          </table:table-cell>
          <table:table-cell office:value-type="float" office:value="3.26173" calcext:value-type="float">
            <text:p>3.26173</text:p>
          </table:table-cell>
          <table:table-cell office:value-type="float" office:value="3.13613" calcext:value-type="float">
            <text:p>3.13613</text:p>
          </table:table-cell>
          <table:table-cell office:value-type="float" office:value="3.04256" calcext:value-type="float">
            <text:p>3.04256</text:p>
          </table:table-cell>
          <table:table-cell office:value-type="float" office:value="2.97403" calcext:value-type="float">
            <text:p>2.97403</text:p>
          </table:table-cell>
          <table:table-cell office:value-type="float" office:value="2.92533" calcext:value-type="float">
            <text:p>2.9253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HSO3-</text:p>
          </table:table-cell>
          <table:table-cell office:value-type="float" office:value="4" calcext:value-type="float">
            <text:p>4</text:p>
          </table:table-cell>
          <table:table-cell office:value-type="float" office:value="10.7811" calcext:value-type="float">
            <text:p>10.7811</text:p>
          </table:table-cell>
          <table:table-cell office:value-type="float" office:value="10.6495" calcext:value-type="float">
            <text:p>10.6495</text:p>
          </table:table-cell>
          <table:table-cell office:value-type="float" office:value="10.6522" calcext:value-type="float">
            <text:p>10.6522</text:p>
          </table:table-cell>
          <table:table-cell office:value-type="float" office:value="10.7522" calcext:value-type="float">
            <text:p>10.7522</text:p>
          </table:table-cell>
          <table:table-cell office:value-type="float" office:value="10.9233" calcext:value-type="float">
            <text:p>10.9233</text:p>
          </table:table-cell>
          <table:table-cell office:value-type="float" office:value="11.1468" calcext:value-type="float">
            <text:p>11.1468</text:p>
          </table:table-cell>
          <table:table-cell office:value-type="float" office:value="11.4091" calcext:value-type="float">
            <text:p>11.409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HSO4-</text:p>
          </table:table-cell>
          <table:table-cell office:value-type="float" office:value="4" calcext:value-type="float">
            <text:p>4</text:p>
          </table:table-cell>
          <table:table-cell office:value-type="float" office:value="1.72047" calcext:value-type="float">
            <text:p>1.72047</text:p>
          </table:table-cell>
          <table:table-cell office:value-type="float" office:value="1.98897" calcext:value-type="float">
            <text:p>1.98897</text:p>
          </table:table-cell>
          <table:table-cell office:value-type="float" office:value="2.31388" calcext:value-type="float">
            <text:p>2.31388</text:p>
          </table:table-cell>
          <table:table-cell office:value-type="float" office:value="2.67601" calcext:value-type="float">
            <text:p>2.67601</text:p>
          </table:table-cell>
          <table:table-cell office:value-type="float" office:value="3.06224" calcext:value-type="float">
            <text:p>3.06224</text:p>
          </table:table-cell>
          <table:table-cell office:value-type="float" office:value="3.46347" calcext:value-type="float">
            <text:p>3.46347</text:p>
          </table:table-cell>
          <table:table-cell office:value-type="float" office:value="3.87328" calcext:value-type="float">
            <text:p>3.8732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HS-</text:p>
          </table:table-cell>
          <table:table-cell office:value-type="float" office:value="3.5" calcext:value-type="float">
            <text:p>3.5</text:p>
          </table:table-cell>
          <table:table-cell office:value-type="float" office:value="65.093" calcext:value-type="float">
            <text:p>65.093</text:p>
          </table:table-cell>
          <table:table-cell office:value-type="float" office:value="60.9867" calcext:value-type="float">
            <text:p>60.9867</text:p>
          </table:table-cell>
          <table:table-cell office:value-type="float" office:value="57.6765" calcext:value-type="float">
            <text:p>57.6765</text:p>
          </table:table-cell>
          <table:table-cell office:value-type="float" office:value="54.9792" calcext:value-type="float">
            <text:p>54.9792</text:p>
          </table:table-cell>
          <table:table-cell office:value-type="float" office:value="52.7624" calcext:value-type="float">
            <text:p>52.7624</text:p>
          </table:table-cell>
          <table:table-cell office:value-type="float" office:value="50.9282" calcext:value-type="float">
            <text:p>50.9282</text:p>
          </table:table-cell>
          <table:table-cell office:value-type="float" office:value="49.4025" calcext:value-type="float">
            <text:p>49.402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H2S</text:p>
          </table:table-cell>
          <table:table-cell office:value-type="float" office:value="0" calcext:value-type="float">
            <text:p>0</text:p>
          </table:table-cell>
          <table:table-cell office:value-type="float" office:value="72.5058" calcext:value-type="float">
            <text:p>72.5058</text:p>
          </table:table-cell>
          <table:table-cell office:value-type="float" office:value="67.9774" calcext:value-type="float">
            <text:p>67.9774</text:p>
          </table:table-cell>
          <table:table-cell office:value-type="float" office:value="64.403" calcext:value-type="float">
            <text:p>64.403</text:p>
          </table:table-cell>
          <table:table-cell office:value-type="float" office:value="61.5588" calcext:value-type="float">
            <text:p>61.5588</text:p>
          </table:table-cell>
          <table:table-cell office:value-type="float" office:value="59.2836" calcext:value-type="float">
            <text:p>59.2836</text:p>
          </table:table-cell>
          <table:table-cell office:value-type="float" office:value="57.4582" calcext:value-type="float">
            <text:p>57.4582</text:p>
          </table:table-cell>
          <table:table-cell office:value-type="float" office:value="55.9934" calcext:value-type="float">
            <text:p>55.993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S-2</text:p>
          </table:table-cell>
          <table:table-cell office:value-type="float" office:value="5" calcext:value-type="float">
            <text:p>5</text:p>
          </table:table-cell>
          <table:table-cell office:value-type="float" office:value="44.345" calcext:value-type="float">
            <text:p>44.345</text:p>
          </table:table-cell>
          <table:table-cell office:value-type="float" office:value="41.9785" calcext:value-type="float">
            <text:p>41.9785</text:p>
          </table:table-cell>
          <table:table-cell office:value-type="float" office:value="40.1388" calcext:value-type="float">
            <text:p>40.1388</text:p>
          </table:table-cell>
          <table:table-cell office:value-type="float" office:value="38.7008" calcext:value-type="float">
            <text:p>38.7008</text:p>
          </table:table-cell>
          <table:table-cell office:value-type="float" office:value="37.5747" calcext:value-type="float">
            <text:p>37.5747</text:p>
          </table:table-cell>
          <table:table-cell office:value-type="float" office:value="36.6941" calcext:value-type="float">
            <text:p>36.6941</text:p>
          </table:table-cell>
          <table:table-cell office:value-type="float" office:value="36.0094" calcext:value-type="float">
            <text:p>36.009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OH-</text:p>
          </table:table-cell>
          <table:table-cell office:value-type="float" office:value="10.65" calcext:value-type="float">
            <text:p>10.65</text:p>
          </table:table-cell>
          <table:table-cell office:value-type="float" office:value="-14.9396" calcext:value-type="float">
            <text:p>-14.9396</text:p>
          </table:table-cell>
          <table:table-cell office:value-type="float" office:value="-14.0001" calcext:value-type="float">
            <text:p>-14.0001</text:p>
          </table:table-cell>
          <table:table-cell office:value-type="float" office:value="-13.2778" calcext:value-type="float">
            <text:p>-13.2778</text:p>
          </table:table-cell>
          <table:table-cell office:value-type="float" office:value="-12.7207" calcext:value-type="float">
            <text:p>-12.7207</text:p>
          </table:table-cell>
          <table:table-cell office:value-type="float" office:value="-12.2915" calcext:value-type="float">
            <text:p>-12.2915</text:p>
          </table:table-cell>
          <table:table-cell office:value-type="float" office:value="-11.9627" calcext:value-type="float">
            <text:p>-11.9627</text:p>
          </table:table-cell>
          <table:table-cell office:value-type="float" office:value="-11.7139" calcext:value-type="float">
            <text:p>-11.713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DAT07</text:p>
          </table:table-cell>
          <table:table-cell table:number-columns-repeated="2" office:value-type="string" calcext:value-type="string">
            <text:p>H2</text:p>
          </table:table-cell>
          <table:table-cell office:value-type="float" office:value="0" calcext:value-type="float">
            <text:p>0</text:p>
          </table:table-cell>
          <table:table-cell office:value-type="float" office:value="3.81896" calcext:value-type="float">
            <text:p>3.81896</text:p>
          </table:table-cell>
          <table:table-cell office:value-type="float" office:value="3.72011" calcext:value-type="float">
            <text:p>3.72011</text:p>
          </table:table-cell>
          <table:table-cell office:value-type="float" office:value="3.69316" calcext:value-type="float">
            <text:p>3.69316</text:p>
          </table:table-cell>
          <table:table-cell office:value-type="float" office:value="3.71855" calcext:value-type="float">
            <text:p>3.71855</text:p>
          </table:table-cell>
          <table:table-cell office:value-type="float" office:value="3.7825" calcext:value-type="float">
            <text:p>3.7825</text:p>
          </table:table-cell>
          <table:table-cell office:value-type="float" office:value="3.87511" calcext:value-type="float">
            <text:p>3.87511</text:p>
          </table:table-cell>
          <table:table-cell office:value-type="float" office:value="3.98913" calcext:value-type="float">
            <text:p>3.9891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CH4(g)</text:p>
          </table:table-cell>
          <table:table-cell office:value-type="string" calcext:value-type="string">
            <text:p>CH4 </text:p>
          </table:table-cell>
          <table:table-cell office:value-type="float" office:value="2600" calcext:value-type="float">
            <text:p>2600</text:p>
          </table:table-cell>
          <table:table-cell office:value-type="float" office:value="56.7471" calcext:value-type="float">
            <text:p>56.7471</text:p>
          </table:table-cell>
          <table:table-cell office:value-type="float" office:value="52.2826" calcext:value-type="float">
            <text:p>52.2826</text:p>
          </table:table-cell>
          <table:table-cell office:value-type="float" office:value="48.7735" calcext:value-type="float">
            <text:p>48.7735</text:p>
          </table:table-cell>
          <table:table-cell office:value-type="float" office:value="45.9947" calcext:value-type="float">
            <text:p>45.9947</text:p>
          </table:table-cell>
          <table:table-cell office:value-type="float" office:value="43.7844" calcext:value-type="float">
            <text:p>43.7844</text:p>
          </table:table-cell>
          <table:table-cell office:value-type="float" office:value="42.0232" calcext:value-type="float">
            <text:p>42.0232</text:p>
          </table:table-cell>
          <table:table-cell office:value-type="float" office:value="40.6212" calcext:value-type="float">
            <text:p>40.621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CO2(g)</text:p>
          </table:table-cell>
          <table:table-cell office:value-type="string" calcext:value-type="string">
            <text:p>CO2 </text:p>
          </table:table-cell>
          <table:table-cell office:value-type="float" office:value="2600" calcext:value-type="float">
            <text:p>2600</text:p>
          </table:table-cell>
          <table:table-cell office:value-type="float" office:value="-7.67413" calcext:value-type="float">
            <text:p>-7.67413</text:p>
          </table:table-cell>
          <table:table-cell office:value-type="float" office:value="-7.81402" calcext:value-type="float">
            <text:p>-7.81402</text:p>
          </table:table-cell>
          <table:table-cell office:value-type="float" office:value="-7.98225" calcext:value-type="float">
            <text:p>-7.98225</text:p>
          </table:table-cell>
          <table:table-cell office:value-type="float" office:value="-8.16912" calcext:value-type="float">
            <text:p>-8.16912</text:p>
          </table:table-cell>
          <table:table-cell office:value-type="float" office:value="-8.36802" calcext:value-type="float">
            <text:p>-8.36802</text:p>
          </table:table-cell>
          <table:table-cell office:value-type="float" office:value="-8.57434" calcext:value-type="float">
            <text:p>-8.57434</text:p>
          </table:table-cell>
          <table:table-cell office:value-type="float" office:value="-8.78485" calcext:value-type="float">
            <text:p>-8.784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H2(g)</text:p>
          </table:table-cell>
          <table:table-cell office:value-type="string" calcext:value-type="string">
            <text:p>H2 <text:s/></text:p>
          </table:table-cell>
          <table:table-cell office:value-type="float" office:value="2600" calcext:value-type="float">
            <text:p>2600</text:p>
          </table:table-cell>
          <table:table-cell office:value-type="float" office:value="0.805908" calcext:value-type="float">
            <text:p>0.805908</text:p>
          </table:table-cell>
          <table:table-cell office:value-type="float" office:value="0.614165" calcext:value-type="float">
            <text:p>0.614165</text:p>
          </table:table-cell>
          <table:table-cell office:value-type="float" office:value="0.555517" calcext:value-type="float">
            <text:p>0.555517</text:p>
          </table:table-cell>
          <table:table-cell office:value-type="float" office:value="0.593849" calcext:value-type="float">
            <text:p>0.593849</text:p>
          </table:table-cell>
          <table:table-cell office:value-type="float" office:value="0.703727" calcext:value-type="float">
            <text:p>0.703727</text:p>
          </table:table-cell>
          <table:table-cell office:value-type="float" office:value="0.86685" calcext:value-type="float">
            <text:p>0.86685</text:p>
          </table:table-cell>
          <table:table-cell office:value-type="float" office:value="1.06982" calcext:value-type="float">
            <text:p>1.0698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O2(g)</text:p>
          </table:table-cell>
          <table:table-cell office:value-type="string" calcext:value-type="string">
            <text:p>O2 <text:s/></text:p>
          </table:table-cell>
          <table:table-cell office:value-type="float" office:value="2600" calcext:value-type="float">
            <text:p>2600</text:p>
          </table:table-cell>
          <table:table-cell office:value-type="float" office:value="-111.228" calcext:value-type="float">
            <text:p>-111.228</text:p>
          </table:table-cell>
          <table:table-cell office:value-type="float" office:value="-102.513" calcext:value-type="float">
            <text:p>-102.513</text:p>
          </table:table-cell>
          <table:table-cell office:value-type="float" office:value="-95.0479" calcext:value-type="float">
            <text:p>-95.0479</text:p>
          </table:table-cell>
          <table:table-cell office:value-type="float" office:value="-88.5714" calcext:value-type="float">
            <text:p>-88.5714</text:p>
          </table:table-cell>
          <table:table-cell office:value-type="float" office:value="-82.8903" calcext:value-type="float">
            <text:p>-82.8903</text:p>
          </table:table-cell>
          <table:table-cell office:value-type="float" office:value="-77.8593" calcext:value-type="float">
            <text:p>-77.8593</text:p>
          </table:table-cell>
          <table:table-cell office:value-type="float" office:value="-73.3668" calcext:value-type="float">
            <text:p>-73.366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H2S(g)</text:p>
          </table:table-cell>
          <table:table-cell office:value-type="string" calcext:value-type="string">
            <text:p>H2S </text:p>
          </table:table-cell>
          <table:table-cell office:value-type="float" office:value="2600" calcext:value-type="float">
            <text:p>2600</text:p>
          </table:table-cell>
          <table:table-cell office:value-type="float" office:value="57.0355" calcext:value-type="float">
            <text:p>57.0355</text:p>
          </table:table-cell>
          <table:table-cell office:value-type="float" office:value="53.0264" calcext:value-type="float">
            <text:p>53.0264</text:p>
          </table:table-cell>
          <table:table-cell office:value-type="float" office:value="49.7548" calcext:value-type="float">
            <text:p>49.7548</text:p>
          </table:table-cell>
          <table:table-cell office:value-type="float" office:value="47.0534" calcext:value-type="float">
            <text:p>47.0534</text:p>
          </table:table-cell>
          <table:table-cell office:value-type="float" office:value="44.8009" calcext:value-type="float">
            <text:p>44.8009</text:p>
          </table:table-cell>
          <table:table-cell office:value-type="float" office:value="42.9073" calcext:value-type="float">
            <text:p>42.9073</text:p>
          </table:table-cell>
          <table:table-cell office:value-type="float" office:value="41.3043" calcext:value-type="float">
            <text:p>41.304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N2(g)</text:p>
          </table:table-cell>
          <table:table-cell office:value-type="string" calcext:value-type="string">
            <text:p>N2 <text:s/></text:p>
          </table:table-cell>
          <table:table-cell office:value-type="float" office:value="2600" calcext:value-type="float">
            <text:p>2600</text:p>
          </table:table-cell>
          <table:table-cell office:value-type="float" office:value="259.649" calcext:value-type="float">
            <text:p>259.649</text:p>
          </table:table-cell>
          <table:table-cell office:value-type="float" office:value="238.234" calcext:value-type="float">
            <text:p>238.234</text:p>
          </table:table-cell>
          <table:table-cell office:value-type="float" office:value="220.48" calcext:value-type="float">
            <text:p>220.48</text:p>
          </table:table-cell>
          <table:table-cell office:value-type="float" office:value="205.574" calcext:value-type="float">
            <text:p>205.574</text:p>
          </table:table-cell>
          <table:table-cell office:value-type="float" office:value="192.923" calcext:value-type="float">
            <text:p>192.923</text:p>
          </table:table-cell>
          <table:table-cell office:value-type="float" office:value="182.086" calcext:value-type="float">
            <text:p>182.086</text:p>
          </table:table-cell>
          <table:table-cell office:value-type="float" office:value="172.728" calcext:value-type="float">
            <text:p>172.72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SiO2-am</text:p>
          </table:table-cell>
          <table:table-cell office:value-type="string" calcext:value-type="string">
            <text:p>SiO2 </text:p>
          </table:table-cell>
          <table:table-cell office:value-type="float" office:value="2600" calcext:value-type="float">
            <text:p>2600</text:p>
          </table:table-cell>
          <table:table-cell office:value-type="float" office:value="6.27933" calcext:value-type="float">
            <text:p>6.27933</text:p>
          </table:table-cell>
          <table:table-cell office:value-type="float" office:value="5.66601" calcext:value-type="float">
            <text:p>5.66601</text:p>
          </table:table-cell>
          <table:table-cell office:value-type="float" office:value="5.15076" calcext:value-type="float">
            <text:p>5.15076</text:p>
          </table:table-cell>
          <table:table-cell office:value-type="float" office:value="4.71222" calcext:value-type="float">
            <text:p>4.71222</text:p>
          </table:table-cell>
          <table:table-cell office:value-type="float" office:value="4.33479" calcext:value-type="float">
            <text:p>4.33479</text:p>
          </table:table-cell>
          <table:table-cell office:value-type="float" office:value="4.00682" calcext:value-type="float">
            <text:p>4.00682</text:p>
          </table:table-cell>
          <table:table-cell office:value-type="float" office:value="3.71941" calcext:value-type="float">
            <text:p>3.7194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CSHtob1</text:p>
          </table:table-cell>
          <table:table-cell office:value-type="string" calcext:value-type="string">
            <text:p>(CaO)2(SiO2)12/5(H2O)16/5 </text:p>
          </table:table-cell>
          <table:table-cell office:value-type="float" office:value="2600" calcext:value-type="float">
            <text:p>2600</text:p>
          </table:table-cell>
          <table:table-cell office:value-type="float" office:value="-68.8715" calcext:value-type="float">
            <text:p>-68.8715</text:p>
          </table:table-cell>
          <table:table-cell office:value-type="float" office:value="-65.1416" calcext:value-type="float">
            <text:p>-65.1416</text:p>
          </table:table-cell>
          <table:table-cell office:value-type="float" office:value="-62.5152" calcext:value-type="float">
            <text:p>-62.5152</text:p>
          </table:table-cell>
          <table:table-cell office:value-type="float" office:value="-60.7169" calcext:value-type="float">
            <text:p>-60.7169</text:p>
          </table:table-cell>
          <table:table-cell office:value-type="float" office:value="-59.55" calcext:value-type="float">
            <text:p>-59.55</text:p>
          </table:table-cell>
          <table:table-cell office:value-type="float" office:value="-58.8708" calcext:value-type="float">
            <text:p>-58.8708</text:p>
          </table:table-cell>
          <table:table-cell office:value-type="float" office:value="-58.5729" calcext:value-type="float">
            <text:p>-58.572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CSHjen</text:p>
          </table:table-cell>
          <table:table-cell office:value-type="string" calcext:value-type="string">
            <text:p>(CaO)5/3(SiO2)(H2O)21/10 </text:p>
          </table:table-cell>
          <table:table-cell office:value-type="float" office:value="2600" calcext:value-type="float">
            <text:p>2600</text:p>
          </table:table-cell>
          <table:table-cell office:value-type="float" office:value="-58.6789" calcext:value-type="float">
            <text:p>-58.6789</text:p>
          </table:table-cell>
          <table:table-cell office:value-type="float" office:value="-55.6367" calcext:value-type="float">
            <text:p>-55.6367</text:p>
          </table:table-cell>
          <table:table-cell office:value-type="float" office:value="-53.5184" calcext:value-type="float">
            <text:p>-53.5184</text:p>
          </table:table-cell>
          <table:table-cell office:value-type="float" office:value="-52.0924" calcext:value-type="float">
            <text:p>-52.0924</text:p>
          </table:table-cell>
          <table:table-cell office:value-type="float" office:value="-51.1935" calcext:value-type="float">
            <text:p>-51.1935</text:p>
          </table:table-cell>
          <table:table-cell office:value-type="float" office:value="-50.7012" calcext:value-type="float">
            <text:p>-50.7012</text:p>
          </table:table-cell>
          <table:table-cell office:value-type="float" office:value="-50.5262" calcext:value-type="float">
            <text:p>-50.526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CSHtob2</text:p>
          </table:table-cell>
          <table:table-cell office:value-type="string" calcext:value-type="string">
            <text:p>(CaO)5/6(SiO2)(H2O)5/3 </text:p>
          </table:table-cell>
          <table:table-cell office:value-type="float" office:value="2600" calcext:value-type="float">
            <text:p>2600</text:p>
          </table:table-cell>
          <table:table-cell office:value-type="float" office:value="-28.6984" calcext:value-type="float">
            <text:p>-28.6984</text:p>
          </table:table-cell>
          <table:table-cell office:value-type="float" office:value="-27.1441" calcext:value-type="float">
            <text:p>-27.1441</text:p>
          </table:table-cell>
          <table:table-cell office:value-type="float" office:value="-26.0496" calcext:value-type="float">
            <text:p>-26.0496</text:p>
          </table:table-cell>
          <table:table-cell office:value-type="float" office:value="-25.3002" calcext:value-type="float">
            <text:p>-25.3002</text:p>
          </table:table-cell>
          <table:table-cell office:value-type="float" office:value="-24.8139" calcext:value-type="float">
            <text:p>-24.8139</text:p>
          </table:table-cell>
          <table:table-cell office:value-type="float" office:value="-24.5309" calcext:value-type="float">
            <text:p>-24.5309</text:p>
          </table:table-cell>
          <table:table-cell office:value-type="float" office:value="-24.4066" calcext:value-type="float">
            <text:p>-24.406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C2AH8</text:p>
          </table:table-cell>
          <table:table-cell office:value-type="string" calcext:value-type="string">
            <text:p>Ca2Al2(OH)10(H2O)3 </text:p>
          </table:table-cell>
          <table:table-cell office:value-type="float" office:value="2600" calcext:value-type="float">
            <text:p>2600</text:p>
          </table:table-cell>
          <table:table-cell office:value-type="float" office:value="-95.531" calcext:value-type="float">
            <text:p>-95.531</text:p>
          </table:table-cell>
          <table:table-cell office:value-type="float" office:value="-87.3112" calcext:value-type="float">
            <text:p>-87.3112</text:p>
          </table:table-cell>
          <table:table-cell office:value-type="float" office:value="-80.7123" calcext:value-type="float">
            <text:p>-80.7123</text:p>
          </table:table-cell>
          <table:table-cell office:value-type="float" office:value="-75.3599" calcext:value-type="float">
            <text:p>-75.3599</text:p>
          </table:table-cell>
          <table:table-cell office:value-type="float" office:value="-70.9834" calcext:value-type="float">
            <text:p>-70.9834</text:p>
          </table:table-cell>
          <table:table-cell office:value-type="float" office:value="-67.3828" calcext:value-type="float">
            <text:p>-67.3828</text:p>
          </table:table-cell>
          <table:table-cell office:value-type="float" office:value="-64.4071" calcext:value-type="float">
            <text:p>-64.407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C2FH8</text:p>
          </table:table-cell>
          <table:table-cell office:value-type="string" calcext:value-type="string">
            <text:p>Ca2Fe2(OH)10(H2O)3 </text:p>
          </table:table-cell>
          <table:table-cell office:value-type="float" office:value="2600" calcext:value-type="float">
            <text:p>2600</text:p>
          </table:table-cell>
          <table:table-cell office:value-type="float" office:value="-132.368" calcext:value-type="float">
            <text:p>-132.368</text:p>
          </table:table-cell>
          <table:table-cell office:value-type="float" office:value="-121.653" calcext:value-type="float">
            <text:p>-121.653</text:p>
          </table:table-cell>
          <table:table-cell office:value-type="float" office:value="-113.27" calcext:value-type="float">
            <text:p>-113.27</text:p>
          </table:table-cell>
          <table:table-cell office:value-type="float" office:value="-106.67" calcext:value-type="float">
            <text:p>-106.67</text:p>
          </table:table-cell>
          <table:table-cell office:value-type="float" office:value="-101.455" calcext:value-type="float">
            <text:p>-101.455</text:p>
          </table:table-cell>
          <table:table-cell office:value-type="float" office:value="-97.3326" calcext:value-type="float">
            <text:p>-97.3326</text:p>
          </table:table-cell>
          <table:table-cell office:value-type="float" office:value="-94.0831" calcext:value-type="float">
            <text:p>-94.083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hydrogarnet-OH</text:p>
          </table:table-cell>
          <table:table-cell office:value-type="string" calcext:value-type="string">
            <text:p>Ca3Al2(OH)12 </text:p>
          </table:table-cell>
          <table:table-cell office:value-type="float" office:value="2600" calcext:value-type="float">
            <text:p>2600</text:p>
          </table:table-cell>
          <table:table-cell office:value-type="float" office:value="-132.167" calcext:value-type="float">
            <text:p>-132.167</text:p>
          </table:table-cell>
          <table:table-cell office:value-type="float" office:value="-122.588" calcext:value-type="float">
            <text:p>-122.588</text:p>
          </table:table-cell>
          <table:table-cell office:value-type="float" office:value="-115.13" calcext:value-type="float">
            <text:p>-115.13</text:p>
          </table:table-cell>
          <table:table-cell office:value-type="float" office:value="-109.29" calcext:value-type="float">
            <text:p>-109.29</text:p>
          </table:table-cell>
          <table:table-cell office:value-type="float" office:value="-104.706" calcext:value-type="float">
            <text:p>-104.706</text:p>
          </table:table-cell>
          <table:table-cell office:value-type="float" office:value="-101.112" calcext:value-type="float">
            <text:p>-101.112</text:p>
          </table:table-cell>
          <table:table-cell office:value-type="float" office:value="-98.308" calcext:value-type="float">
            <text:p>-98.30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hydrogarnet-Fe</text:p>
          </table:table-cell>
          <table:table-cell office:value-type="string" calcext:value-type="string">
            <text:p>Ca3Fe2(OH)12 </text:p>
          </table:table-cell>
          <table:table-cell office:value-type="float" office:value="2600" calcext:value-type="float">
            <text:p>2600</text:p>
          </table:table-cell>
          <table:table-cell office:value-type="float" office:value="-169.391" calcext:value-type="float">
            <text:p>-169.391</text:p>
          </table:table-cell>
          <table:table-cell office:value-type="float" office:value="-157.211" calcext:value-type="float">
            <text:p>-157.211</text:p>
          </table:table-cell>
          <table:table-cell office:value-type="float" office:value="-147.881" calcext:value-type="float">
            <text:p>-147.881</text:p>
          </table:table-cell>
          <table:table-cell office:value-type="float" office:value="-140.718" calcext:value-type="float">
            <text:p>-140.718</text:p>
          </table:table-cell>
          <table:table-cell office:value-type="float" office:value="-135.23" calcext:value-type="float">
            <text:p>-135.23</text:p>
          </table:table-cell>
          <table:table-cell office:value-type="float" office:value="-131.057" calcext:value-type="float">
            <text:p>-131.057</text:p>
          </table:table-cell>
          <table:table-cell office:value-type="float" office:value="-127.928" calcext:value-type="float">
            <text:p>-127.92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C4AH13</text:p>
          </table:table-cell>
          <table:table-cell office:value-type="string" calcext:value-type="string">
            <text:p>Ca4Al2(OH)14(H2O)6 </text:p>
          </table:table-cell>
          <table:table-cell office:value-type="float" office:value="2600" calcext:value-type="float">
            <text:p>2600</text:p>
          </table:table-cell>
          <table:table-cell office:value-type="float" office:value="-167.384" calcext:value-type="float">
            <text:p>-167.384</text:p>
          </table:table-cell>
          <table:table-cell office:value-type="float" office:value="-155.153" calcext:value-type="float">
            <text:p>-155.153</text:p>
          </table:table-cell>
          <table:table-cell office:value-type="float" office:value="-145.705" calcext:value-type="float">
            <text:p>-145.705</text:p>
          </table:table-cell>
          <table:table-cell office:value-type="float" office:value="-138.378" calcext:value-type="float">
            <text:p>-138.378</text:p>
          </table:table-cell>
          <table:table-cell office:value-type="float" office:value="-132.693" calcext:value-type="float">
            <text:p>-132.693</text:p>
          </table:table-cell>
          <table:table-cell office:value-type="float" office:value="-128.301" calcext:value-type="float">
            <text:p>-128.301</text:p>
          </table:table-cell>
          <table:table-cell office:value-type="float" office:value="-124.937" calcext:value-type="float">
            <text:p>-124.93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C4FH13</text:p>
          </table:table-cell>
          <table:table-cell office:value-type="string" calcext:value-type="string">
            <text:p>Ca4Fe2(OH)14(H2O)6 </text:p>
          </table:table-cell>
          <table:table-cell office:value-type="float" office:value="2600" calcext:value-type="float">
            <text:p>2600</text:p>
          </table:table-cell>
          <table:table-cell office:value-type="float" office:value="-204.176" calcext:value-type="float">
            <text:p>-204.176</text:p>
          </table:table-cell>
          <table:table-cell office:value-type="float" office:value="-189.452" calcext:value-type="float">
            <text:p>-189.452</text:p>
          </table:table-cell>
          <table:table-cell office:value-type="float" office:value="-178.225" calcext:value-type="float">
            <text:p>-178.225</text:p>
          </table:table-cell>
          <table:table-cell office:value-type="float" office:value="-169.653" calcext:value-type="float">
            <text:p>-169.653</text:p>
          </table:table-cell>
          <table:table-cell office:value-type="float" office:value="-163.132" calcext:value-type="float">
            <text:p>-163.132</text:p>
          </table:table-cell>
          <table:table-cell office:value-type="float" office:value="-158.22" calcext:value-type="float">
            <text:p>-158.22</text:p>
          </table:table-cell>
          <table:table-cell office:value-type="float" office:value="-154.585" calcext:value-type="float">
            <text:p>-154.5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Ettringite</text:p>
          </table:table-cell>
          <table:table-cell office:value-type="string" calcext:value-type="string">
            <text:p>Ca6Al2(SO4)3(OH)12(H2O)26 </text:p>
          </table:table-cell>
          <table:table-cell office:value-type="float" office:value="2600" calcext:value-type="float">
            <text:p>2600</text:p>
          </table:table-cell>
          <table:table-cell office:value-type="float" office:value="-159.575" calcext:value-type="float">
            <text:p>-159.575</text:p>
          </table:table-cell>
          <table:table-cell office:value-type="float" office:value="-146.595" calcext:value-type="float">
            <text:p>-146.595</text:p>
          </table:table-cell>
          <table:table-cell office:value-type="float" office:value="-136.481" calcext:value-type="float">
            <text:p>-136.481</text:p>
          </table:table-cell>
          <table:table-cell office:value-type="float" office:value="-128.555" calcext:value-type="float">
            <text:p>-128.555</text:p>
          </table:table-cell>
          <table:table-cell office:value-type="float" office:value="-122.327" calcext:value-type="float">
            <text:p>-122.327</text:p>
          </table:table-cell>
          <table:table-cell office:value-type="float" office:value="-117.437" calcext:value-type="float">
            <text:p>-117.437</text:p>
          </table:table-cell>
          <table:table-cell office:value-type="float" office:value="-113.616" calcext:value-type="float">
            <text:p>-113.61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tricarboaluminate</text:p>
          </table:table-cell>
          <table:table-cell office:value-type="string" calcext:value-type="string">
            <text:p>Ca6Al2(CO3)3(OH)12(H2O)26 </text:p>
          </table:table-cell>
          <table:table-cell office:value-type="float" office:value="2600" calcext:value-type="float">
            <text:p>2600</text:p>
          </table:table-cell>
          <table:table-cell office:value-type="float" office:value="-192.432" calcext:value-type="float">
            <text:p>-192.432</text:p>
          </table:table-cell>
          <table:table-cell office:value-type="float" office:value="-179.22" calcext:value-type="float">
            <text:p>-179.22</text:p>
          </table:table-cell>
          <table:table-cell office:value-type="float" office:value="-169.175" calcext:value-type="float">
            <text:p>-169.175</text:p>
          </table:table-cell>
          <table:table-cell office:value-type="float" office:value="-161.534" calcext:value-type="float">
            <text:p>-161.534</text:p>
          </table:table-cell>
          <table:table-cell office:value-type="float" office:value="-155.75" calcext:value-type="float">
            <text:p>-155.75</text:p>
          </table:table-cell>
          <table:table-cell office:value-type="float" office:value="-151.419" calcext:value-type="float">
            <text:p>-151.419</text:p>
          </table:table-cell>
          <table:table-cell office:value-type="float" office:value="-148.242" calcext:value-type="float">
            <text:p>-148.24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ettringite-Fe</text:p>
          </table:table-cell>
          <table:table-cell office:value-type="string" calcext:value-type="string">
            <text:p>Ca6Fe2(SO4)3(OH)12(H2O)26 </text:p>
          </table:table-cell>
          <table:table-cell office:value-type="float" office:value="2600" calcext:value-type="float">
            <text:p>2600</text:p>
          </table:table-cell>
          <table:table-cell office:value-type="float" office:value="-191.025" calcext:value-type="float">
            <text:p>-191.025</text:p>
          </table:table-cell>
          <table:table-cell office:value-type="float" office:value="-176.001" calcext:value-type="float">
            <text:p>-176.001</text:p>
          </table:table-cell>
          <table:table-cell office:value-type="float" office:value="-164.486" calcext:value-type="float">
            <text:p>-164.486</text:p>
          </table:table-cell>
          <table:table-cell office:value-type="float" office:value="-155.638" calcext:value-type="float">
            <text:p>-155.638</text:p>
          </table:table-cell>
          <table:table-cell office:value-type="float" office:value="-148.854" calcext:value-type="float">
            <text:p>-148.854</text:p>
          </table:table-cell>
          <table:table-cell office:value-type="float" office:value="-143.69" calcext:value-type="float">
            <text:p>-143.69</text:p>
          </table:table-cell>
          <table:table-cell office:value-type="float" office:value="-139.813" calcext:value-type="float">
            <text:p>-139.81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monosulfoaluminate</text:p>
          </table:table-cell>
          <table:table-cell office:value-type="string" calcext:value-type="string">
            <text:p>Ca4Al2(SO4)(OH)12(H2O)6 </text:p>
          </table:table-cell>
          <table:table-cell office:value-type="float" office:value="2600" calcext:value-type="float">
            <text:p>2600</text:p>
          </table:table-cell>
          <table:table-cell office:value-type="float" office:value="-141.31" calcext:value-type="float">
            <text:p>-141.31</text:p>
          </table:table-cell>
          <table:table-cell office:value-type="float" office:value="-130.991" calcext:value-type="float">
            <text:p>-130.991</text:p>
          </table:table-cell>
          <table:table-cell office:value-type="float" office:value="-123.019" calcext:value-type="float">
            <text:p>-123.019</text:p>
          </table:table-cell>
          <table:table-cell office:value-type="float" office:value="-116.834" calcext:value-type="float">
            <text:p>-116.834</text:p>
          </table:table-cell>
          <table:table-cell office:value-type="float" office:value="-112.033" calcext:value-type="float">
            <text:p>-112.033</text:p>
          </table:table-cell>
          <table:table-cell office:value-type="float" office:value="-108.322" calcext:value-type="float">
            <text:p>-108.322</text:p>
          </table:table-cell>
          <table:table-cell office:value-type="float" office:value="-105.478" calcext:value-type="float">
            <text:p>-105.47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monosulfate-Fe</text:p>
          </table:table-cell>
          <table:table-cell office:value-type="string" calcext:value-type="string">
            <text:p>Ca4Fe2(SO4)(OH)12(H2O)6 </text:p>
          </table:table-cell>
          <table:table-cell office:value-type="float" office:value="2600" calcext:value-type="float">
            <text:p>2600</text:p>
          </table:table-cell>
          <table:table-cell office:value-type="float" office:value="-178.042" calcext:value-type="float">
            <text:p>-178.042</text:p>
          </table:table-cell>
          <table:table-cell office:value-type="float" office:value="-165.236" calcext:value-type="float">
            <text:p>-165.236</text:p>
          </table:table-cell>
          <table:table-cell office:value-type="float" office:value="-155.488" calcext:value-type="float">
            <text:p>-155.488</text:p>
          </table:table-cell>
          <table:table-cell office:value-type="float" office:value="-148.061" calcext:value-type="float">
            <text:p>-148.061</text:p>
          </table:table-cell>
          <table:table-cell office:value-type="float" office:value="-142.427" calcext:value-type="float">
            <text:p>-142.427</text:p>
          </table:table-cell>
          <table:table-cell office:value-type="float" office:value="-138.198" calcext:value-type="float">
            <text:p>-138.198</text:p>
          </table:table-cell>
          <table:table-cell office:value-type="float" office:value="-135.084" calcext:value-type="float">
            <text:p>-135.08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stratlingite</text:p>
          </table:table-cell>
          <table:table-cell office:value-type="string" calcext:value-type="string">
            <text:p>Ca2Al2SiO2(OH)10(H2O)3 </text:p>
          </table:table-cell>
          <table:table-cell office:value-type="float" office:value="2600" calcext:value-type="float">
            <text:p>2600</text:p>
          </table:table-cell>
          <table:table-cell office:value-type="float" office:value="-97.2509" calcext:value-type="float">
            <text:p>-97.2509</text:p>
          </table:table-cell>
          <table:table-cell office:value-type="float" office:value="-89.2577" calcext:value-type="float">
            <text:p>-89.2577</text:p>
          </table:table-cell>
          <table:table-cell office:value-type="float" office:value="-82.8471" calcext:value-type="float">
            <text:p>-82.8471</text:p>
          </table:table-cell>
          <table:table-cell office:value-type="float" office:value="-77.6533" calcext:value-type="float">
            <text:p>-77.6533</text:p>
          </table:table-cell>
          <table:table-cell office:value-type="float" office:value="-73.4118" calcext:value-type="float">
            <text:p>-73.4118</text:p>
          </table:table-cell>
          <table:table-cell office:value-type="float" office:value="-69.9272" calcext:value-type="float">
            <text:p>-69.9272</text:p>
          </table:table-cell>
          <table:table-cell office:value-type="float" office:value="-67.052" calcext:value-type="float">
            <text:p>-67.05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stratlingite-Fe</text:p>
          </table:table-cell>
          <table:table-cell office:value-type="string" calcext:value-type="string">
            <text:p>Ca2Fe2SiO2(OH)10(H2O)3 </text:p>
          </table:table-cell>
          <table:table-cell office:value-type="float" office:value="2600" calcext:value-type="float">
            <text:p>2600</text:p>
          </table:table-cell>
          <table:table-cell office:value-type="float" office:value="-134.044" calcext:value-type="float">
            <text:p>-134.044</text:p>
          </table:table-cell>
          <table:table-cell office:value-type="float" office:value="-123.559" calcext:value-type="float">
            <text:p>-123.559</text:p>
          </table:table-cell>
          <table:table-cell office:value-type="float" office:value="-115.368" calcext:value-type="float">
            <text:p>-115.368</text:p>
          </table:table-cell>
          <table:table-cell office:value-type="float" office:value="-108.929" calcext:value-type="float">
            <text:p>-108.929</text:p>
          </table:table-cell>
          <table:table-cell office:value-type="float" office:value="-103.851" calcext:value-type="float">
            <text:p>-103.851</text:p>
          </table:table-cell>
          <table:table-cell office:value-type="float" office:value="-99.8468" calcext:value-type="float">
            <text:p>-99.8468</text:p>
          </table:table-cell>
          <table:table-cell office:value-type="float" office:value="-96.6996" calcext:value-type="float">
            <text:p>-96.699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hemicarboaluminate</text:p>
          </table:table-cell>
          <table:table-cell office:value-type="string" calcext:value-type="string">
            <text:p>Ca4Al2(CO3)0.5(OH)13(H2O)11/2 </text:p>
          </table:table-cell>
          <table:table-cell office:value-type="float" office:value="2600" calcext:value-type="float">
            <text:p>2600</text:p>
          </table:table-cell>
          <table:table-cell office:value-type="float" office:value="-161.526" calcext:value-type="float">
            <text:p>-161.526</text:p>
          </table:table-cell>
          <table:table-cell office:value-type="float" office:value="-150.04" calcext:value-type="float">
            <text:p>-150.04</text:p>
          </table:table-cell>
          <table:table-cell office:value-type="float" office:value="-141.202" calcext:value-type="float">
            <text:p>-141.202</text:p>
          </table:table-cell>
          <table:table-cell office:value-type="float" office:value="-134.378" calcext:value-type="float">
            <text:p>-134.378</text:p>
          </table:table-cell>
          <table:table-cell office:value-type="float" office:value="-129.114" calcext:value-type="float">
            <text:p>-129.114</text:p>
          </table:table-cell>
          <table:table-cell office:value-type="float" office:value="-125.076" calcext:value-type="float">
            <text:p>-125.076</text:p>
          </table:table-cell>
          <table:table-cell office:value-type="float" office:value="-122.012" calcext:value-type="float">
            <text:p>-122.01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hemicarbonate-Fe</text:p>
          </table:table-cell>
          <table:table-cell office:value-type="string" calcext:value-type="string">
            <text:p>Ca4Fe2(CO3)0.5(OH)13(H2O)11/2 </text:p>
          </table:table-cell>
          <table:table-cell office:value-type="float" office:value="2600" calcext:value-type="float">
            <text:p>2600</text:p>
          </table:table-cell>
          <table:table-cell office:value-type="float" office:value="-198.292" calcext:value-type="float">
            <text:p>-198.292</text:p>
          </table:table-cell>
          <table:table-cell office:value-type="float" office:value="-184.317" calcext:value-type="float">
            <text:p>-184.317</text:p>
          </table:table-cell>
          <table:table-cell office:value-type="float" office:value="-173.7" calcext:value-type="float">
            <text:p>-173.7</text:p>
          </table:table-cell>
          <table:table-cell office:value-type="float" office:value="-165.633" calcext:value-type="float">
            <text:p>-165.633</text:p>
          </table:table-cell>
          <table:table-cell office:value-type="float" office:value="-159.534" calcext:value-type="float">
            <text:p>-159.534</text:p>
          </table:table-cell>
          <table:table-cell office:value-type="float" office:value="-154.976" calcext:value-type="float">
            <text:p>-154.976</text:p>
          </table:table-cell>
          <table:table-cell office:value-type="float" office:value="-151.641" calcext:value-type="float">
            <text:p>-151.64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monocarboaluminate</text:p>
          </table:table-cell>
          <table:table-cell office:value-type="string" calcext:value-type="string">
            <text:p>Ca4Al2(CO3)(OH)12(H2O)5 </text:p>
          </table:table-cell>
          <table:table-cell office:value-type="float" office:value="2600" calcext:value-type="float">
            <text:p>2600</text:p>
          </table:table-cell>
          <table:table-cell office:value-type="float" office:value="-154.486" calcext:value-type="float">
            <text:p>-154.486</text:p>
          </table:table-cell>
          <table:table-cell office:value-type="float" office:value="-143.546" calcext:value-type="float">
            <text:p>-143.546</text:p>
          </table:table-cell>
          <table:table-cell office:value-type="float" office:value="-135.148" calcext:value-type="float">
            <text:p>-135.148</text:p>
          </table:table-cell>
          <table:table-cell office:value-type="float" office:value="-128.683" calcext:value-type="float">
            <text:p>-128.683</text:p>
          </table:table-cell>
          <table:table-cell office:value-type="float" office:value="-123.714" calcext:value-type="float">
            <text:p>-123.714</text:p>
          </table:table-cell>
          <table:table-cell office:value-type="float" office:value="-119.919" calcext:value-type="float">
            <text:p>-119.919</text:p>
          </table:table-cell>
          <table:table-cell office:value-type="float" office:value="-117.059" calcext:value-type="float">
            <text:p>-117.05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monocarbonate-Fe</text:p>
          </table:table-cell>
          <table:table-cell office:value-type="string" calcext:value-type="string">
            <text:p>Ca4Fe2(CO3)(OH)12(H2O)5 </text:p>
          </table:table-cell>
          <table:table-cell office:value-type="float" office:value="2600" calcext:value-type="float">
            <text:p>2600</text:p>
          </table:table-cell>
          <table:table-cell office:value-type="float" office:value="-191.435" calcext:value-type="float">
            <text:p>-191.435</text:p>
          </table:table-cell>
          <table:table-cell office:value-type="float" office:value="-177.881" calcext:value-type="float">
            <text:p>-177.881</text:p>
          </table:table-cell>
          <table:table-cell office:value-type="float" office:value="-167.588" calcext:value-type="float">
            <text:p>-167.588</text:p>
          </table:table-cell>
          <table:table-cell office:value-type="float" office:value="-159.77" calcext:value-type="float">
            <text:p>-159.77</text:p>
          </table:table-cell>
          <table:table-cell office:value-type="float" office:value="-153.864" calcext:value-type="float">
            <text:p>-153.864</text:p>
          </table:table-cell>
          <table:table-cell office:value-type="float" office:value="-149.453" calcext:value-type="float">
            <text:p>-149.453</text:p>
          </table:table-cell>
          <table:table-cell office:value-type="float" office:value="-146.23" calcext:value-type="float">
            <text:p>-146.2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hydrotalcite-OH</text:p>
          </table:table-cell>
          <table:table-cell office:value-type="string" calcext:value-type="string">
            <text:p>Mg4Al2(OH)14(H2O)3 </text:p>
          </table:table-cell>
          <table:table-cell office:value-type="float" office:value="2600" calcext:value-type="float">
            <text:p>2600</text:p>
          </table:table-cell>
          <table:table-cell office:value-type="float" office:value="-198.948" calcext:value-type="float">
            <text:p>-198.948</text:p>
          </table:table-cell>
          <table:table-cell office:value-type="float" office:value="-185.774" calcext:value-type="float">
            <text:p>-185.774</text:p>
          </table:table-cell>
          <table:table-cell office:value-type="float" office:value="-175.498" calcext:value-type="float">
            <text:p>-175.498</text:p>
          </table:table-cell>
          <table:table-cell office:value-type="float" office:value="-167.435" calcext:value-type="float">
            <text:p>-167.435</text:p>
          </table:table-cell>
          <table:table-cell office:value-type="float" office:value="-161.09" calcext:value-type="float">
            <text:p>-161.09</text:p>
          </table:table-cell>
          <table:table-cell office:value-type="float" office:value="-156.099" calcext:value-type="float">
            <text:p>-156.099</text:p>
          </table:table-cell>
          <table:table-cell office:value-type="float" office:value="-152.19" calcext:value-type="float">
            <text:p>-152.1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hydrotalcite-Fe</text:p>
          </table:table-cell>
          <table:table-cell office:value-type="string" calcext:value-type="string">
            <text:p>Mg4Fe2(OH)14(H2O)3 </text:p>
          </table:table-cell>
          <table:table-cell office:value-type="float" office:value="2600" calcext:value-type="float">
            <text:p>2600</text:p>
          </table:table-cell>
          <table:table-cell office:value-type="float" office:value="-235.714" calcext:value-type="float">
            <text:p>-235.714</text:p>
          </table:table-cell>
          <table:table-cell office:value-type="float" office:value="-220.05" calcext:value-type="float">
            <text:p>-220.05</text:p>
          </table:table-cell>
          <table:table-cell office:value-type="float" office:value="-207.996" calcext:value-type="float">
            <text:p>-207.996</text:p>
          </table:table-cell>
          <table:table-cell office:value-type="float" office:value="-198.689" calcext:value-type="float">
            <text:p>-198.689</text:p>
          </table:table-cell>
          <table:table-cell office:value-type="float" office:value="-191.509" calcext:value-type="float">
            <text:p>-191.509</text:p>
          </table:table-cell>
          <table:table-cell office:value-type="float" office:value="-186" calcext:value-type="float">
            <text:p>-186</text:p>
          </table:table-cell>
          <table:table-cell office:value-type="float" office:value="-181.819" calcext:value-type="float">
            <text:p>-181.81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CAH10</text:p>
          </table:table-cell>
          <table:table-cell office:value-type="string" calcext:value-type="string">
            <text:p>CaAl2(OH)8(H2O)6 </text:p>
          </table:table-cell>
          <table:table-cell office:value-type="float" office:value="2600" calcext:value-type="float">
            <text:p>2600</text:p>
          </table:table-cell>
          <table:table-cell office:value-type="float" office:value="-60.0276" calcext:value-type="float">
            <text:p>-60.0276</text:p>
          </table:table-cell>
          <table:table-cell office:value-type="float" office:value="-53.2456" calcext:value-type="float">
            <text:p>-53.2456</text:p>
          </table:table-cell>
          <table:table-cell office:value-type="float" office:value="-47.5759" calcext:value-type="float">
            <text:p>-47.5759</text:p>
          </table:table-cell>
          <table:table-cell office:value-type="float" office:value="-42.7742" calcext:value-type="float">
            <text:p>-42.7742</text:p>
          </table:table-cell>
          <table:table-cell office:value-type="float" office:value="-38.6626" calcext:value-type="float">
            <text:p>-38.6626</text:p>
          </table:table-cell>
          <table:table-cell office:value-type="float" office:value="-35.108" calcext:value-type="float">
            <text:p>-35.108</text:p>
          </table:table-cell>
          <table:table-cell office:value-type="float" office:value="-32.0094" calcext:value-type="float">
            <text:p>-32.009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hydrogarnet-Si</text:p>
          </table:table-cell>
          <table:table-cell office:value-type="string" calcext:value-type="string">
            <text:p>Ca3Al2(SiO4)4/5(OH)44/5 </text:p>
          </table:table-cell>
          <table:table-cell office:value-type="float" office:value="2600" calcext:value-type="float">
            <text:p>2600</text:p>
          </table:table-cell>
          <table:table-cell office:value-type="float" office:value="-138.161" calcext:value-type="float">
            <text:p>-138.161</text:p>
          </table:table-cell>
          <table:table-cell office:value-type="float" office:value="-128.266" calcext:value-type="float">
            <text:p>-128.266</text:p>
          </table:table-cell>
          <table:table-cell office:value-type="float" office:value="-120.554" calcext:value-type="float">
            <text:p>-120.554</text:p>
          </table:table-cell>
          <table:table-cell office:value-type="float" office:value="-114.509" calcext:value-type="float">
            <text:p>-114.509</text:p>
          </table:table-cell>
          <table:table-cell office:value-type="float" office:value="-109.758" calcext:value-type="float">
            <text:p>-109.758</text:p>
          </table:table-cell>
          <table:table-cell office:value-type="float" office:value="-106.027" calcext:value-type="float">
            <text:p>-106.027</text:p>
          </table:table-cell>
          <table:table-cell office:value-type="float" office:value="-103.11" calcext:value-type="float">
            <text:p>-103.1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hydrotalcite-C</text:p>
          </table:table-cell>
          <table:table-cell office:value-type="string" calcext:value-type="string">
            <text:p>Mg4Al2(OH)12CO3(H2O)3 </text:p>
          </table:table-cell>
          <table:table-cell office:value-type="float" office:value="2600" calcext:value-type="float">
            <text:p>2600</text:p>
          </table:table-cell>
          <table:table-cell office:value-type="float" office:value="-174.208" calcext:value-type="float">
            <text:p>-174.208</text:p>
          </table:table-cell>
          <table:table-cell office:value-type="float" office:value="-163.217" calcext:value-type="float">
            <text:p>-163.217</text:p>
          </table:table-cell>
          <table:table-cell office:value-type="float" office:value="-154.735" calcext:value-type="float">
            <text:p>-154.735</text:p>
          </table:table-cell>
          <table:table-cell office:value-type="float" office:value="-148.163" calcext:value-type="float">
            <text:p>-148.163</text:p>
          </table:table-cell>
          <table:table-cell office:value-type="float" office:value="-143.071" calcext:value-type="float">
            <text:p>-143.071</text:p>
          </table:table-cell>
          <table:table-cell office:value-type="float" office:value="-139.142" calcext:value-type="float">
            <text:p>-139.142</text:p>
          </table:table-cell>
          <table:table-cell office:value-type="float" office:value="-136.14" calcext:value-type="float">
            <text:p>-136.1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syngenite</text:p>
          </table:table-cell>
          <table:table-cell office:value-type="string" calcext:value-type="string">
            <text:p>K2Ca(SO4)2H2O </text:p>
          </table:table-cell>
          <table:table-cell office:value-type="float" office:value="2600" calcext:value-type="float">
            <text:p>2600</text:p>
          </table:table-cell>
          <table:table-cell office:value-type="float" office:value="-7.66209" calcext:value-type="float">
            <text:p>-7.66209</text:p>
          </table:table-cell>
          <table:table-cell office:value-type="float" office:value="-7.19741" calcext:value-type="float">
            <text:p>-7.19741</text:p>
          </table:table-cell>
          <table:table-cell office:value-type="float" office:value="-7.05698" calcext:value-type="float">
            <text:p>-7.05698</text:p>
          </table:table-cell>
          <table:table-cell office:value-type="float" office:value="-7.1528" calcext:value-type="float">
            <text:p>-7.1528</text:p>
          </table:table-cell>
          <table:table-cell office:value-type="float" office:value="-7.42288" calcext:value-type="float">
            <text:p>-7.42288</text:p>
          </table:table-cell>
          <table:table-cell office:value-type="float" office:value="-7.82262" calcext:value-type="float">
            <text:p>-7.82262</text:p>
          </table:table-cell>
          <table:table-cell office:value-type="float" office:value="-8.31937" calcext:value-type="float">
            <text:p>-8.3193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Al(OH)3-am</text:p>
          </table:table-cell>
          <table:table-cell office:value-type="string" calcext:value-type="string">
            <text:p>Al(OH)3 </text:p>
          </table:table-cell>
          <table:table-cell office:value-type="float" office:value="2600" calcext:value-type="float">
            <text:p>2600</text:p>
          </table:table-cell>
          <table:table-cell office:value-type="float" office:value="-10.7324" calcext:value-type="float">
            <text:p>-10.7324</text:p>
          </table:table-cell>
          <table:table-cell office:value-type="float" office:value="-8.63405" calcext:value-type="float">
            <text:p>-8.63405</text:p>
          </table:table-cell>
          <table:table-cell office:value-type="float" office:value="-6.76349" calcext:value-type="float">
            <text:p>-6.76349</text:p>
          </table:table-cell>
          <table:table-cell office:value-type="float" office:value="-5.07863" calcext:value-type="float">
            <text:p>-5.07863</text:p>
          </table:table-cell>
          <table:table-cell office:value-type="float" office:value="-3.5477" calcext:value-type="float">
            <text:p>-3.5477</text:p>
          </table:table-cell>
          <table:table-cell office:value-type="float" office:value="-2.14624" calcext:value-type="float">
            <text:p>-2.14624</text:p>
          </table:table-cell>
          <table:table-cell office:value-type="float" office:value="-0.854996" calcext:value-type="float">
            <text:p>-0.85499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Fe(OH)3-mic</text:p>
          </table:table-cell>
          <table:table-cell office:value-type="string" calcext:value-type="string">
            <text:p>Fe(OH)3 </text:p>
          </table:table-cell>
          <table:table-cell office:value-type="float" office:value="2600" calcext:value-type="float">
            <text:p>2600</text:p>
          </table:table-cell>
          <table:table-cell office:value-type="float" office:value="-32.2176" calcext:value-type="float">
            <text:p>-32.2176</text:p>
          </table:table-cell>
          <table:table-cell office:value-type="float" office:value="-28.6261" calcext:value-type="float">
            <text:p>-28.6261</text:p>
          </table:table-cell>
          <table:table-cell office:value-type="float" office:value="-25.6354" calcext:value-type="float">
            <text:p>-25.6354</text:p>
          </table:table-cell>
          <table:table-cell office:value-type="float" office:value="-23.1127" calcext:value-type="float">
            <text:p>-23.1127</text:p>
          </table:table-cell>
          <table:table-cell office:value-type="float" office:value="-20.9614" calcext:value-type="float">
            <text:p>-20.9614</text:p>
          </table:table-cell>
          <table:table-cell office:value-type="float" office:value="-19.1094" calcext:value-type="float">
            <text:p>-19.1094</text:p>
          </table:table-cell>
          <table:table-cell office:value-type="float" office:value="-17.5021" calcext:value-type="float">
            <text:p>-17.502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CaCO3 <text:s text:c="2"/></text:p>
          </table:table-cell>
          <table:table-cell office:value-type="float" office:value="2600" calcext:value-type="float">
            <text:p>2600</text:p>
          </table:table-cell>
          <table:table-cell office:value-type="float" office:value="2.2293" calcext:value-type="float">
            <text:p>2.2293</text:p>
          </table:table-cell>
          <table:table-cell office:value-type="float" office:value="1.84815" calcext:value-type="float">
            <text:p>1.84815</text:p>
          </table:table-cell>
          <table:table-cell office:value-type="float" office:value="1.4759" calcext:value-type="float">
            <text:p>1.4759</text:p>
          </table:table-cell>
          <table:table-cell office:value-type="float" office:value="1.11421" calcext:value-type="float">
            <text:p>1.11421</text:p>
          </table:table-cell>
          <table:table-cell office:value-type="float" office:value="0.763865" calcext:value-type="float">
            <text:p>0.763865</text:p>
          </table:table-cell>
          <table:table-cell office:value-type="float" office:value="0.425045" calcext:value-type="float">
            <text:p>0.425045</text:p>
          </table:table-cell>
          <table:table-cell office:value-type="float" office:value="0.0976338" calcext:value-type="float">
            <text:p>0.097633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 </text:p>
          </table:table-cell>
          <table:table-cell office:value-type="float" office:value="2600" calcext:value-type="float">
            <text:p>2600</text:p>
          </table:table-cell>
          <table:table-cell office:value-type="float" office:value="24.9023" calcext:value-type="float">
            <text:p>24.9023</text:p>
          </table:table-cell>
          <table:table-cell office:value-type="float" office:value="22.808" calcext:value-type="float">
            <text:p>22.808</text:p>
          </table:table-cell>
          <table:table-cell office:value-type="float" office:value="21.0487" calcext:value-type="float">
            <text:p>21.0487</text:p>
          </table:table-cell>
          <table:table-cell office:value-type="float" office:value="19.5514" calcext:value-type="float">
            <text:p>19.5514</text:p>
          </table:table-cell>
          <table:table-cell office:value-type="float" office:value="18.2629" calcext:value-type="float">
            <text:p>18.2629</text:p>
          </table:table-cell>
          <table:table-cell office:value-type="float" office:value="17.1432" calcext:value-type="float">
            <text:p>17.1432</text:p>
          </table:table-cell>
          <table:table-cell office:value-type="float" office:value="16.1622" calcext:value-type="float">
            <text:p>16.162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Anhydrite</text:p>
          </table:table-cell>
          <table:table-cell office:value-type="string" calcext:value-type="string">
            <text:p>CaSO4 <text:s text:c="2"/></text:p>
          </table:table-cell>
          <table:table-cell office:value-type="float" office:value="2600" calcext:value-type="float">
            <text:p>2600</text:p>
          </table:table-cell>
          <table:table-cell office:value-type="float" office:value="-4.14963" calcext:value-type="float">
            <text:p>-4.14963</text:p>
          </table:table-cell>
          <table:table-cell office:value-type="float" office:value="-4.35899" calcext:value-type="float">
            <text:p>-4.35899</text:p>
          </table:table-cell>
          <table:table-cell office:value-type="float" office:value="-4.67052" calcext:value-type="float">
            <text:p>-4.67052</text:p>
          </table:table-cell>
          <table:table-cell office:value-type="float" office:value="-5.05253" calcext:value-type="float">
            <text:p>-5.05253</text:p>
          </table:table-cell>
          <table:table-cell office:value-type="float" office:value="-5.48311" calcext:value-type="float">
            <text:p>-5.48311</text:p>
          </table:table-cell>
          <table:table-cell office:value-type="float" office:value="-5.94684" calcext:value-type="float">
            <text:p>-5.94684</text:p>
          </table:table-cell>
          <table:table-cell office:value-type="float" office:value="-6.43269" calcext:value-type="float">
            <text:p>-6.4326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Gypsum</text:p>
          </table:table-cell>
          <table:table-cell office:value-type="string" calcext:value-type="string">
            <text:p>CaSO4(H2O)2 <text:s/></text:p>
          </table:table-cell>
          <table:table-cell office:value-type="float" office:value="2600" calcext:value-type="float">
            <text:p>2600</text:p>
          </table:table-cell>
          <table:table-cell office:value-type="float" office:value="-4.6311" calcext:value-type="float">
            <text:p>-4.6311</text:p>
          </table:table-cell>
          <table:table-cell office:value-type="float" office:value="-4.58123" calcext:value-type="float">
            <text:p>-4.58123</text:p>
          </table:table-cell>
          <table:table-cell office:value-type="float" office:value="-4.65186" calcext:value-type="float">
            <text:p>-4.65186</text:p>
          </table:table-cell>
          <table:table-cell office:value-type="float" office:value="-4.80893" calcext:value-type="float">
            <text:p>-4.80893</text:p>
          </table:table-cell>
          <table:table-cell office:value-type="float" office:value="-5.02857" calcext:value-type="float">
            <text:p>-5.02857</text:p>
          </table:table-cell>
          <table:table-cell office:value-type="float" office:value="-5.29374" calcext:value-type="float">
            <text:p>-5.29374</text:p>
          </table:table-cell>
          <table:table-cell office:value-type="float" office:value="-5.59204" calcext:value-type="float">
            <text:p>-5.5920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Hematite</text:p>
          </table:table-cell>
          <table:table-cell office:value-type="string" calcext:value-type="string">
            <text:p>Fe2O3 <text:s text:c="2"/></text:p>
          </table:table-cell>
          <table:table-cell office:value-type="float" office:value="2600" calcext:value-type="float">
            <text:p>2600</text:p>
          </table:table-cell>
          <table:table-cell office:value-type="float" office:value="-30.9636" calcext:value-type="float">
            <text:p>-30.9636</text:p>
          </table:table-cell>
          <table:table-cell office:value-type="float" office:value="-31.7421" calcext:value-type="float">
            <text:p>-31.7421</text:p>
          </table:table-cell>
          <table:table-cell office:value-type="float" office:value="-32.441" calcext:value-type="float">
            <text:p>-32.441</text:p>
          </table:table-cell>
          <table:table-cell office:value-type="float" office:value="-33.0746" calcext:value-type="float">
            <text:p>-33.0746</text:p>
          </table:table-cell>
          <table:table-cell office:value-type="float" office:value="-33.6536" calcext:value-type="float">
            <text:p>-33.6536</text:p>
          </table:table-cell>
          <table:table-cell office:value-type="float" office:value="-34.1865" calcext:value-type="float">
            <text:p>-34.1865</text:p>
          </table:table-cell>
          <table:table-cell office:value-type="float" office:value="-34.6798" calcext:value-type="float">
            <text:p>-34.679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Brucite</text:p>
          </table:table-cell>
          <table:table-cell office:value-type="string" calcext:value-type="string">
            <text:p>Mg(OH)2 </text:p>
          </table:table-cell>
          <table:table-cell office:value-type="float" office:value="2600" calcext:value-type="float">
            <text:p>2600</text:p>
          </table:table-cell>
          <table:table-cell office:value-type="float" office:value="18.6818" calcext:value-type="float">
            <text:p>18.6818</text:p>
          </table:table-cell>
          <table:table-cell office:value-type="float" office:value="16.8368" calcext:value-type="float">
            <text:p>16.8368</text:p>
          </table:table-cell>
          <table:table-cell office:value-type="float" office:value="15.2948" calcext:value-type="float">
            <text:p>15.2948</text:p>
          </table:table-cell>
          <table:table-cell office:value-type="float" office:value="13.9893" calcext:value-type="float">
            <text:p>13.9893</text:p>
          </table:table-cell>
          <table:table-cell office:value-type="float" office:value="12.8718" calcext:value-type="float">
            <text:p>12.8718</text:p>
          </table:table-cell>
          <table:table-cell office:value-type="float" office:value="11.906" calcext:value-type="float">
            <text:p>11.906</text:p>
          </table:table-cell>
          <table:table-cell office:value-type="float" office:value="11.0644" calcext:value-type="float">
            <text:p>11.064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Thaumasite</text:p>
          </table:table-cell>
          <table:table-cell office:value-type="string" calcext:value-type="string">
            <text:p>(CaSiO3)2(CaSO4)2(CaCO3)2(H2O)30 </text:p>
          </table:table-cell>
          <table:table-cell office:value-type="float" office:value="2600" calcext:value-type="float">
            <text:p>2600</text:p>
          </table:table-cell>
          <table:table-cell office:value-type="float" office:value="-124.531" calcext:value-type="float">
            <text:p>-124.531</text:p>
          </table:table-cell>
          <table:table-cell office:value-type="float" office:value="-117.644" calcext:value-type="float">
            <text:p>-117.644</text:p>
          </table:table-cell>
          <table:table-cell office:value-type="float" office:value="-112.874" calcext:value-type="float">
            <text:p>-112.874</text:p>
          </table:table-cell>
          <table:table-cell office:value-type="float" office:value="-109.688" calcext:value-type="float">
            <text:p>-109.688</text:p>
          </table:table-cell>
          <table:table-cell office:value-type="float" office:value="-107.708" calcext:value-type="float">
            <text:p>-107.708</text:p>
          </table:table-cell>
          <table:table-cell office:value-type="float" office:value="-106.658" calcext:value-type="float">
            <text:p>-106.658</text:p>
          </table:table-cell>
          <table:table-cell office:value-type="float" office:value="-106.333" calcext:value-type="float">
            <text:p>-106.333</text:p>
          </table:table-cell>
        </table:table-row>
      </table:table>
      <table:table table:name="entropy" table:style-name="ta1">
        <office:forms form:automatic-focus="false" form:apply-design-mode="false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ce1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row table:style-name="ro1">
          <table:table-cell office:value-type="string" calcext:value-type="string">
            <text:p>PERPLEX</text:p>
          </table:table-cell>
          <table:table-cell/>
          <table:table-cell office:value-type="string" calcext:value-type="string">
            <text:p>S_ref</text:p>
          </table:table-cell>
          <table:table-cell table:number-columns-repeated="6"/>
          <table:table-cell table:style-name="ce1"/>
          <table:table-cell office:value-type="string" calcext:value-type="string">
            <text:p>perplex</text:p>
          </table:table-cell>
          <table:table-cell/>
          <table:table-cell office:value-type="string" calcext:value-type="string">
            <text:p>elemnts.dtb</text:p>
          </table:table-cell>
        </table:table-row>
        <table:table-row table:style-name="ro1">
          <table:table-cell table:number-columns-repeated="9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Na2O</text:p>
          </table:table-cell>
          <table:table-cell office:value-type="float" office:value="61.979" calcext:value-type="float">
            <text:p>61.979</text:p>
          </table:table-cell>
          <table:table-cell office:value-type="float" office:value="205.175" calcext:value-type="float">
            <text:p>205.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formula="of:=([.C3]-[.D3]*[.$H$15])/[.E3]" office:value-type="float" office:value="51.3" calcext:value-type="float">
            <text:p>51.3</text:p>
          </table:table-cell>
          <table:table-cell table:number-columns-repeated="2"/>
          <table:table-cell table:style-name="ce1" office:value-type="string" calcext:value-type="string">
            <text:p>Al</text:p>
          </table:table-cell>
          <table:table-cell office:value-type="float" office:value="28.35" calcext:value-type="float">
            <text:p>28.35</text:p>
          </table:table-cell>
          <table:table-cell office:value-type="string" calcext:value-type="string">
            <text:p>AL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string" calcext:value-type="string">
            <text:p>MgO</text:p>
          </table:table-cell>
          <table:table-cell office:value-type="float" office:value="40.304" calcext:value-type="float">
            <text:p>40.304</text:p>
          </table:table-cell>
          <table:table-cell office:value-type="float" office:value="135.255" calcext:value-type="float">
            <text:p>135.2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g</text:p>
          </table:table-cell>
          <table:table-cell table:formula="of:=([.C4]-[.D4]*[.$H$15])/[.E4]" office:value-type="float" office:value="32.68" calcext:value-type="float">
            <text:p>32.68</text:p>
          </table:table-cell>
          <table:table-cell table:number-columns-repeated="2"/>
          <table:table-cell table:style-name="ce1" office:value-type="string" calcext:value-type="string">
            <text:p>C</text:p>
          </table:table-cell>
          <table:table-cell office:value-type="float" office:value="5.73999999999998" calcext:value-type="float">
            <text:p>5.73999999999998</text:p>
          </table:table-cell>
          <table:table-cell office:value-type="string" calcext:value-type="string">
            <text:p>C</text:p>
          </table:table-cell>
          <table:table-cell office:value-type="float" office:value="5.74" calcext:value-type="float">
            <text:p>5.74</text:p>
          </table:table-cell>
        </table:table-row>
        <table:table-row table:style-name="ro1">
          <table:table-cell office:value-type="string" calcext:value-type="string">
            <text:p>Al2O3</text:p>
          </table:table-cell>
          <table:table-cell office:value-type="float" office:value="101.961" calcext:value-type="float">
            <text:p>101.961</text:p>
          </table:table-cell>
          <table:table-cell office:value-type="float" office:value="364.425" calcext:value-type="float">
            <text:p>364.4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</text:p>
          </table:table-cell>
          <table:table-cell table:formula="of:=([.C5]-[.D5]*[.$H$15])/[.E5]" office:value-type="float" office:value="28.35" calcext:value-type="float">
            <text:p>28.35</text:p>
          </table:table-cell>
          <table:table-cell table:number-columns-repeated="2"/>
          <table:table-cell table:style-name="ce1" office:value-type="string" calcext:value-type="string">
            <text:p>Ca</text:p>
          </table:table-cell>
          <table:table-cell office:value-type="float" office:value="41.63" calcext:value-type="float">
            <text:p>41.63</text:p>
          </table:table-cell>
          <table:table-cell office:value-type="string" calcext:value-type="string">
            <text:p>CA</text:p>
          </table:table-cell>
          <table:table-cell office:value-type="float" office:value="41.59" calcext:value-type="float">
            <text:p>41.59</text:p>
          </table:table-cell>
        </table:table-row>
        <table:table-row table:style-name="ro1">
          <table:table-cell office:value-type="string" calcext:value-type="string">
            <text:p>SiO2</text:p>
          </table:table-cell>
          <table:table-cell office:value-type="float" office:value="60.084" calcext:value-type="float">
            <text:p>60.084</text:p>
          </table:table-cell>
          <table:table-cell office:value-type="float" office:value="223.96" calcext:value-type="float">
            <text:p>223.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table:formula="of:=([.C6]-[.D6]*[.$H$15])/[.E6]" office:value-type="float" office:value="18.81" calcext:value-type="float">
            <text:p>18.81</text:p>
          </table:table-cell>
          <table:table-cell table:number-columns-repeated="2"/>
          <table:table-cell table:style-name="ce1" office:value-type="string" calcext:value-type="string">
            <text:p>Cl</text:p>
          </table:table-cell>
          <table:table-cell office:value-type="float" office:value="111.54" calcext:value-type="float">
            <text:p>111.54</text:p>
          </table:table-cell>
          <table:table-cell office:value-type="string" calcext:value-type="string">
            <text:p>CL</text:p>
          </table:table-cell>
          <table:table-cell office:value-type="float" office:value="111.54" calcext:value-type="float">
            <text:p>111.54</text:p>
          </table:table-cell>
        </table:table-row>
        <table:table-row table:style-name="ro1">
          <table:table-cell office:value-type="string" calcext:value-type="string">
            <text:p>K2O</text:p>
          </table:table-cell>
          <table:table-cell office:value-type="float" office:value="94.196" calcext:value-type="float">
            <text:p>94.196</text:p>
          </table:table-cell>
          <table:table-cell office:value-type="float" office:value="231.935" calcext:value-type="float">
            <text:p>231.9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table:formula="of:=([.C7]-[.D7]*[.$H$15])/[.E7]" office:value-type="float" office:value="64.68" calcext:value-type="float">
            <text:p>64.68</text:p>
          </table:table-cell>
          <table:table-cell table:number-columns-repeated="2"/>
          <table:table-cell table:style-name="ce1" office:value-type="string" calcext:value-type="string">
            <text:p>Cr</text:p>
          </table:table-cell>
          <table:table-cell office:value-type="float" office:value="25.543" calcext:value-type="float">
            <text:p>25.543</text:p>
          </table:table-cell>
          <table:table-cell office:value-type="string" calcext:value-type="string">
            <text:p>CR</text:p>
          </table:table-cell>
          <table:table-cell office:value-type="float" office:value="23.62" calcext:value-type="float">
            <text:p>23.62</text:p>
          </table:table-cell>
        </table:table-row>
        <table:table-row table:style-name="ro1">
          <table:table-cell office:value-type="string" calcext:value-type="string">
            <text:p>CaO</text:p>
          </table:table-cell>
          <table:table-cell office:value-type="float" office:value="56.077" calcext:value-type="float">
            <text:p>56.077</text:p>
          </table:table-cell>
          <table:table-cell office:value-type="float" office:value="144.205" calcext:value-type="float">
            <text:p>144.2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</text:p>
          </table:table-cell>
          <table:table-cell table:formula="of:=([.C8]-[.D8]*[.$H$15])/[.E8]" office:value-type="float" office:value="41.63" calcext:value-type="float">
            <text:p>41.63</text:p>
          </table:table-cell>
          <table:table-cell table:number-columns-repeated="2"/>
          <table:table-cell table:style-name="ce1" office:value-type="string" calcext:value-type="string">
            <text:p>Cu</text:p>
          </table:table-cell>
          <table:table-cell office:value-type="float" office:value="33.15" calcext:value-type="float">
            <text:p>33.15</text:p>
          </table:table-cell>
          <table:table-cell office:value-type="string" calcext:value-type="string">
            <text:p>CU</text:p>
          </table:table-cell>
          <table:table-cell office:value-type="float" office:value="33.14" calcext:value-type="float">
            <text:p>33.14</text:p>
          </table:table-cell>
        </table:table-row>
        <table:table-row table:style-name="ro1">
          <table:table-cell office:value-type="string" calcext:value-type="string">
            <text:p>TiO2</text:p>
          </table:table-cell>
          <table:table-cell office:value-type="float" office:value="79.866" calcext:value-type="float">
            <text:p>79.866</text:p>
          </table:table-cell>
          <table:table-cell office:value-type="float" office:value="235.87" calcext:value-type="float">
            <text:p>235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</text:p>
          </table:table-cell>
          <table:table-cell table:formula="of:=([.C9]-[.D9]*[.$H$15])/[.E9]" office:value-type="float" office:value="133.295" calcext:value-type="float">
            <text:p>133.295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office:value-type="float" office:value="101.395" calcext:value-type="float">
            <text:p>101.395</text:p>
          </table:table-cell>
          <table:table-cell office:value-type="string" calcext:value-type="string">
            <text:p>F</text:p>
          </table:table-cell>
          <table:table-cell office:value-type="float" office:value="101.39" calcext:value-type="float">
            <text:p>101.39</text:p>
          </table:table-cell>
        </table:table-row>
        <table:table-row table:style-name="ro1">
          <table:table-cell office:value-type="string" calcext:value-type="string">
            <text:p>MnO</text:p>
          </table:table-cell>
          <table:table-cell office:value-type="float" office:value="70.937" calcext:value-type="float">
            <text:p>70.937</text:p>
          </table:table-cell>
          <table:table-cell office:value-type="float" office:value="134.795" calcext:value-type="float">
            <text:p>134.7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n</text:p>
          </table:table-cell>
          <table:table-cell table:formula="of:=([.C10]-[.D10]*[.$H$15])/[.E10]" office:value-type="float" office:value="32.22" calcext:value-type="float">
            <text:p>32.22</text:p>
          </table:table-cell>
          <table:table-cell table:number-columns-repeated="2"/>
          <table:table-cell table:style-name="ce1" office:value-type="string" calcext:value-type="string">
            <text:p>Fe</text:p>
          </table:table-cell>
          <table:table-cell office:value-type="float" office:value="27.28" calcext:value-type="float">
            <text:p>27.28</text:p>
          </table:table-cell>
          <table:table-cell office:value-type="string" calcext:value-type="string">
            <text:p>FE</text:p>
          </table:table-cell>
          <table:table-cell office:value-type="float" office:value="27.28" calcext:value-type="float">
            <text:p>27.28</text:p>
          </table:table-cell>
        </table:table-row>
        <table:table-row table:style-name="ro1">
          <table:table-cell office:value-type="string" calcext:value-type="string">
            <text:p>FeO</text:p>
          </table:table-cell>
          <table:table-cell office:value-type="float" office:value="71.844" calcext:value-type="float">
            <text:p>71.844</text:p>
          </table:table-cell>
          <table:table-cell office:value-type="float" office:value="129.855" calcext:value-type="float">
            <text:p>129.8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table:formula="of:=([.C11]-[.D11]*[.$H$15])/[.E11]" office:value-type="float" office:value="27.28" calcext:value-type="float">
            <text:p>27.28</text:p>
          </table:table-cell>
          <table:table-cell table:number-columns-repeated="2"/>
          <table:table-cell table:style-name="ce1" office:value-type="string" calcext:value-type="string">
            <text:p>H</text:p>
          </table:table-cell>
          <table:table-cell office:value-type="float" office:value="65.34" calcext:value-type="float">
            <text:p>65.34</text:p>
          </table:table-cell>
          <table:table-cell office:value-type="string" calcext:value-type="string">
            <text:p>H</text:p>
          </table:table-cell>
          <table:table-cell office:value-type="float" office:value="65.34" calcext:value-type="float">
            <text:p>65.34</text:p>
          </table:table-cell>
        </table:table-row>
        <table:table-row table:style-name="ro1">
          <table:table-cell office:value-type="string" calcext:value-type="string">
            <text:p>NiO</text:p>
          </table:table-cell>
          <table:table-cell office:value-type="float" office:value="74.693" calcext:value-type="float">
            <text:p>74.693</text:p>
          </table:table-cell>
          <table:table-cell office:value-type="float" office:value="132.375" calcext:value-type="float">
            <text:p>132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i</text:p>
          </table:table-cell>
          <table:table-cell table:formula="of:=([.C12]-[.D12]*[.$H$15])/[.E12]" office:value-type="float" office:value="29.8" calcext:value-type="float">
            <text:p>29.8</text:p>
          </table:table-cell>
          <table:table-cell table:number-columns-repeated="2"/>
          <table:table-cell table:style-name="ce1" office:value-type="string" calcext:value-type="string">
            <text:p>K</text:p>
          </table:table-cell>
          <table:table-cell office:value-type="float" office:value="64.68" calcext:value-type="float">
            <text:p>64.68</text:p>
          </table:table-cell>
          <table:table-cell office:value-type="string" calcext:value-type="string">
            <text:p>K</text:p>
          </table:table-cell>
          <table:table-cell office:value-type="float" office:value="64.67" calcext:value-type="float">
            <text:p>64.67</text:p>
          </table:table-cell>
        </table:table-row>
        <table:table-row table:style-name="ro1">
          <table:table-cell office:value-type="string" calcext:value-type="string">
            <text:p>ZrO2</text:p>
          </table:table-cell>
          <table:table-cell office:value-type="float" office:value="123.22" calcext:value-type="float">
            <text:p>123.22</text:p>
          </table:table-cell>
          <table:table-cell office:value-type="float" office:value="244.33" calcext:value-type="float">
            <text:p>244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</text:p>
          </table:table-cell>
          <table:table-cell table:formula="of:=([.C13]-[.D13]*[.$H$15])/[.E13]" office:value-type="float" office:value="39.18" calcext:value-type="float">
            <text:p>39.18</text:p>
          </table:table-cell>
          <table:table-cell table:number-columns-repeated="2"/>
          <table:table-cell table:style-name="ce1" office:value-type="string" calcext:value-type="string">
            <text:p>Mg</text:p>
          </table:table-cell>
          <table:table-cell office:value-type="float" office:value="32.68" calcext:value-type="float">
            <text:p>32.68</text:p>
          </table:table-cell>
          <table:table-cell office:value-type="string" calcext:value-type="string">
            <text:p>MG</text:p>
          </table:table-cell>
          <table:table-cell office:value-type="float" office:value="32.67" calcext:value-type="float">
            <text:p>32.67</text:p>
          </table:table-cell>
        </table:table-row>
        <table:table-row table:style-name="ro1">
          <table:table-cell office:value-type="string" calcext:value-type="string">
            <text:p>Cl2</text:p>
          </table:table-cell>
          <table:table-cell office:value-type="float" office:value="70.906" calcext:value-type="float">
            <text:p>70.906</text:p>
          </table:table-cell>
          <table:table-cell office:value-type="float" office:value="223.08" calcext:value-type="float">
            <text:p>223.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table:formula="of:=([.C14]-[.D14]*[.$H$15])/[.E14]" office:value-type="float" office:value="111.54" calcext:value-type="float">
            <text:p>111.54</text:p>
          </table:table-cell>
          <table:table-cell table:number-columns-repeated="2"/>
          <table:table-cell table:style-name="ce1" office:value-type="string" calcext:value-type="string">
            <text:p>Mn</text:p>
          </table:table-cell>
          <table:table-cell office:value-type="float" office:value="32.22" calcext:value-type="float">
            <text:p>32.22</text:p>
          </table:table-cell>
          <table:table-cell office:value-type="string" calcext:value-type="string">
            <text:p>MN</text:p>
          </table:table-cell>
          <table:table-cell office:value-type="float" office:value="32.01" calcext:value-type="float">
            <text:p>32.01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31.999" calcext:value-type="float">
            <text:p>31.999</text:p>
          </table:table-cell>
          <table:table-cell office:value-type="float" office:value="205.15" calcext:value-type="float">
            <text:p>205.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formula="of:=([.C15]-[.D15]*[.$H$15])/[.E15]" office:value-type="float" office:value="0" calcext:value-type="float">
            <text:p>0</text:p>
          </table:table-cell>
          <table:table-cell table:style-name="ce1" table:formula="of:=[.C15]/2" office:value-type="float" office:value="102.575" calcext:value-type="float">
            <text:p>102.575</text:p>
          </table:table-cell>
          <table:table-cell table:style-name="ce1"/>
          <table:table-cell table:style-name="ce1" office:value-type="string" calcext:value-type="string">
            <text:p>Na</text:p>
          </table:table-cell>
          <table:table-cell office:value-type="float" office:value="51.3" calcext:value-type="float">
            <text:p>51.3</text:p>
          </table:table-cell>
          <table:table-cell office:value-type="string" calcext:value-type="string">
            <text:p>NA</text:p>
          </table:table-cell>
          <table:table-cell office:value-type="float" office:value="51.46" calcext:value-type="float">
            <text:p>51.46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office:value-type="float" office:value="18.015" calcext:value-type="float">
            <text:p>18.015</text:p>
          </table:table-cell>
          <table:table-cell office:value-type="float" office:value="233.255" calcext:value-type="float">
            <text:p>233.2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formula="of:=([.C16]-[.D16]*[.$H$15])/[.E16]" office:value-type="float" office:value="65.34" calcext:value-type="float">
            <text:p>65.34</text:p>
          </table:table-cell>
          <table:table-cell table:number-columns-repeated="2"/>
          <table:table-cell table:style-name="ce1" office:value-type="string" calcext:value-type="string">
            <text:p>Ni</text:p>
          </table:table-cell>
          <table:table-cell office:value-type="float" office:value="29.8" calcext:value-type="float">
            <text:p>29.8</text:p>
          </table:table-cell>
          <table:table-cell office:value-type="string" calcext:value-type="string">
            <text:p>NI</text:p>
          </table:table-cell>
          <table:table-cell office:value-type="float" office:value="29.87" calcext:value-type="float">
            <text:p>29.87</text:p>
          </table:table-cell>
        </table:table-row>
        <table:table-row table:style-name="ro1">
          <table:table-cell office:value-type="string" calcext:value-type="string">
            <text:p>CO2</text:p>
          </table:table-cell>
          <table:table-cell office:value-type="float" office:value="44.01" calcext:value-type="float">
            <text:p>44.01</text:p>
          </table:table-cell>
          <table:table-cell office:value-type="float" office:value="210.89" calcext:value-type="float">
            <text:p>210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([.C17]-[.D17]*[.$H$15])/[.E17]" office:value-type="float" office:value="5.73999999999998" calcext:value-type="float">
            <text:p>5.73999999999998</text:p>
          </table:table-cell>
          <table:table-cell table:number-columns-repeated="2"/>
          <table:table-cell table:style-name="ce1" office:value-type="string" calcext:value-type="string">
            <text:p>O</text:p>
          </table:table-cell>
          <table:table-cell office:value-type="float" office:value="102.575" calcext:value-type="float">
            <text:p>102.575</text:p>
          </table:table-cell>
          <table:table-cell office:value-type="string" calcext:value-type="string">
            <text:p>O</text:p>
          </table:table-cell>
          <table:table-cell office:value-type="float" office:value="102.575" calcext:value-type="float">
            <text:p>102.575</text:p>
          </table:table-cell>
        </table:table-row>
        <table:table-row table:style-name="ro1">
          <table:table-cell office:value-type="string" calcext:value-type="string">
            <text:p>CuO</text:p>
          </table:table-cell>
          <table:table-cell office:value-type="float" office:value="79.545" calcext:value-type="float">
            <text:p>79.545</text:p>
          </table:table-cell>
          <table:table-cell office:value-type="float" office:value="135.725" calcext:value-type="float">
            <text:p>135.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</text:p>
          </table:table-cell>
          <table:table-cell table:formula="of:=([.C18]-[.D18]*[.$H$15])/[.E18]" office:value-type="float" office:value="33.15" calcext:value-type="float">
            <text:p>33.15</text:p>
          </table:table-cell>
          <table:table-cell table:number-columns-repeated="2"/>
          <table:table-cell table:style-name="ce1" office:value-type="string" calcext:value-type="string">
            <text:p>Si</text:p>
          </table:table-cell>
          <table:table-cell office:value-type="float" office:value="18.81" calcext:value-type="float">
            <text:p>18.81</text:p>
          </table:table-cell>
          <table:table-cell office:value-type="string" calcext:value-type="string">
            <text:p>SI</text:p>
          </table:table-cell>
          <table:table-cell office:value-type="float" office:value="18.81" calcext:value-type="float">
            <text:p>18.81</text:p>
          </table:table-cell>
        </table:table-row>
        <table:table-row table:style-name="ro1">
          <table:table-cell office:value-type="string" calcext:value-type="string">
            <text:p>Cr2O3</text:p>
          </table:table-cell>
          <table:table-cell office:value-type="float" office:value="151.99" calcext:value-type="float">
            <text:p>151.99</text:p>
          </table:table-cell>
          <table:table-cell office:value-type="float" office:value="358.811" calcext:value-type="float">
            <text:p>358.8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</text:p>
          </table:table-cell>
          <table:table-cell table:formula="of:=([.C19]-[.D19]*[.$H$15])/[.E19]" office:value-type="float" office:value="25.543" calcext:value-type="float">
            <text:p>25.543</text:p>
          </table:table-cell>
          <table:table-cell table:number-columns-repeated="2"/>
          <table:table-cell table:style-name="ce1" office:value-type="string" calcext:value-type="string">
            <text:p>S</text:p>
          </table:table-cell>
          <table:table-cell office:value-type="float" office:value="32.07" calcext:value-type="float">
            <text:p>32.07</text:p>
          </table:table-cell>
          <table:table-cell office:value-type="string" calcext:value-type="string">
            <text:p>S</text:p>
          </table:table-cell>
          <table:table-cell office:value-type="float" office:value="32.05" calcext:value-type="float">
            <text:p>32.05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32.065" calcext:value-type="float">
            <text:p>32.065</text:p>
          </table:table-cell>
          <table:table-cell office:value-type="float" office:value="64.14" calcext:value-type="float">
            <text:p>64.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formula="of:=([.C20]-[.D20]*[.$H$15])/[.E20]" office:value-type="float" office:value="32.07" calcext:value-type="float">
            <text:p>32.07</text:p>
          </table:table-cell>
          <table:table-cell table:number-columns-repeated="2"/>
          <table:table-cell table:style-name="ce1" office:value-type="string" calcext:value-type="string">
            <text:p>Ti</text:p>
          </table:table-cell>
          <table:table-cell office:value-type="float" office:value="133.295" calcext:value-type="float">
            <text:p>133.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37.9968" calcext:value-type="float">
            <text:p>37.9968</text:p>
          </table:table-cell>
          <table:table-cell office:value-type="float" office:value="202.79" calcext:value-type="float">
            <text:p>202.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formula="of:=([.C21]-[.D21]*[.$H$15])/[.E21]" office:value-type="float" office:value="101.395" calcext:value-type="float">
            <text:p>101.395</text:p>
          </table:table-cell>
          <table:table-cell table:number-columns-repeated="2"/>
          <table:table-cell table:style-name="ce1" office:value-type="string" calcext:value-type="string">
            <text:p>Zr</text:p>
          </table:table-cell>
          <table:table-cell office:value-type="float" office:value="39.18" calcext:value-type="float">
            <text:p>39.18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AL</text:p>
          </table:table-cell>
          <table:table-cell office:value-type="float" office:value="28.3" calcext:value-type="float">
            <text:p>28.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AS</text:p>
          </table:table-cell>
          <table:table-cell office:value-type="float" office:value="35.69" calcext:value-type="float">
            <text:p>35.6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B</text:p>
          </table:table-cell>
          <table:table-cell office:value-type="float" office:value="5.83" calcext:value-type="float">
            <text:p>5.8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BA</text:p>
          </table:table-cell>
          <table:table-cell office:value-type="float" office:value="62.42" calcext:value-type="float">
            <text:p>62.4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BR</text:p>
          </table:table-cell>
          <table:table-cell office:value-type="float" office:value="76.1" calcext:value-type="float">
            <text:p>76.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</text:p>
          </table:table-cell>
          <table:table-cell office:value-type="float" office:value="5.74" calcext:value-type="float">
            <text:p>5.7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</text:p>
          </table:table-cell>
          <table:table-cell office:value-type="float" office:value="41.59" calcext:value-type="float">
            <text:p>41.5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D</text:p>
          </table:table-cell>
          <table:table-cell office:value-type="float" office:value="51.8" calcext:value-type="float">
            <text:p>51.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L</text:p>
          </table:table-cell>
          <table:table-cell office:value-type="float" office:value="111.54" calcext:value-type="float">
            <text:p>111.5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R</text:p>
          </table:table-cell>
          <table:table-cell office:value-type="float" office:value="23.62" calcext:value-type="float">
            <text:p>23.6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U</text:p>
          </table:table-cell>
          <table:table-cell office:value-type="float" office:value="33.14" calcext:value-type="float">
            <text:p>33.1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E_</text:p>
          </table:table-cell>
          <table:table-cell office:value-type="float" office:value="65.34" calcext:value-type="float">
            <text:p>65.3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F</text:p>
          </table:table-cell>
          <table:table-cell office:value-type="float" office:value="101.39" calcext:value-type="float">
            <text:p>101.3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FE</text:p>
          </table:table-cell>
          <table:table-cell office:value-type="float" office:value="27.28" calcext:value-type="float">
            <text:p>27.2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H</text:p>
          </table:table-cell>
          <table:table-cell office:value-type="float" office:value="65.34" calcext:value-type="float">
            <text:p>65.3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</text:p>
          </table:table-cell>
          <table:table-cell office:value-type="float" office:value="58.07" calcext:value-type="float">
            <text:p>58.0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K</text:p>
          </table:table-cell>
          <table:table-cell office:value-type="float" office:value="64.67" calcext:value-type="float">
            <text:p>64.6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I</text:p>
          </table:table-cell>
          <table:table-cell office:value-type="float" office:value="29.09" calcext:value-type="float">
            <text:p>29.0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G</text:p>
          </table:table-cell>
          <table:table-cell office:value-type="float" office:value="32.67" calcext:value-type="float">
            <text:p>32.6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N</text:p>
          </table:table-cell>
          <table:table-cell office:value-type="float" office:value="32.01" calcext:value-type="float">
            <text:p>32.0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O</text:p>
          </table:table-cell>
          <table:table-cell office:value-type="float" office:value="64.8" calcext:value-type="float">
            <text:p>64.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N</text:p>
          </table:table-cell>
          <table:table-cell office:value-type="float" office:value="95.805" calcext:value-type="float">
            <text:p>95.80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NA</text:p>
          </table:table-cell>
          <table:table-cell office:value-type="float" office:value="51.46" calcext:value-type="float">
            <text:p>51.4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NI</text:p>
          </table:table-cell>
          <table:table-cell office:value-type="float" office:value="29.87" calcext:value-type="float">
            <text:p>29.8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O</text:p>
          </table:table-cell>
          <table:table-cell office:value-type="float" office:value="102.575" calcext:value-type="float">
            <text:p>102.57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</text:p>
          </table:table-cell>
          <table:table-cell office:value-type="float" office:value="41.09" calcext:value-type="float">
            <text:p>41.0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B</text:p>
          </table:table-cell>
          <table:table-cell office:value-type="float" office:value="64.8" calcext:value-type="float">
            <text:p>64.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S</text:p>
          </table:table-cell>
          <table:table-cell office:value-type="float" office:value="32.05" calcext:value-type="float">
            <text:p>32.0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SI</text:p>
          </table:table-cell>
          <table:table-cell office:value-type="float" office:value="18.81" calcext:value-type="float">
            <text:p>18.8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SR</text:p>
          </table:table-cell>
          <table:table-cell office:value-type="float" office:value="55.69" calcext:value-type="float">
            <text:p>55.6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I</text:p>
          </table:table-cell>
          <table:table-cell office:value-type="float" office:value="30.76" calcext:value-type="float">
            <text:p>30.7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U</text:p>
          </table:table-cell>
          <table:table-cell office:value-type="float" office:value="50.2" calcext:value-type="float">
            <text:p>50.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ZN</text:p>
          </table:table-cell>
          <table:table-cell office:value-type="float" office:value="41.63" calcext:value-type="float">
            <text:p>41.63</text:p>
          </table:table-cell>
          <table:table-cell table:number-columns-repeated="2"/>
        </table:table-row>
        <table:table-row table:style-name="ro1" table:number-rows-repeated="104851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logk_TDDEM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!CSH-TDDE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TP.T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dgC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bar</text:p>
          </table:table-cell>
          <table:table-cell table:number-columns-repeated="4" office:value-type="float" office:value="1.013" calcext:value-type="float">
            <text:p>1.013</text:p>
          </table:table-cell>
          <table:table-cell office:value-type="float" office:value="4.757" calcext:value-type="float">
            <text:p>4.757</text:p>
          </table:table-cell>
          <table:table-cell office:value-type="float" office:value="15.537" calcext:value-type="float">
            <text:p>15.537</text:p>
          </table:table-cell>
          <table:table-cell office:value-type="float" office:value="39.736" calcext:value-type="float">
            <text:p>39.736</text:p>
          </table:table-cell>
          <table:table-cell office:value-type="float" office:value="85.838" calcext:value-type="float">
            <text:p>85.8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TP.TAB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PECIES</text:p>
          </table:table-cell>
          <table:table-cell office:value-type="string" calcext:value-type="string">
            <text:p>LOG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C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!</text:p>
          </table:table-cell>
          <table:table-cell table:number-columns-repeated="4" office:value-type="string" calcext:value-type="string">
            <text:p>!</text:p>
          </table:table-cell>
          <table:table-cell office:value-type="float" office:value="0.01" calcext:value-type="float">
            <text:p>0.01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000</text:p>
          </table:table-cell>
          <table:table-cell table:number-columns-repeated="2" office:value-type="string" calcext:value-type="string">
            <text:p>H2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009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(CaO)3(SiO2)2(H2O)3</text:p>
          </table:table-cell>
          <table:table-cell office:value-type="float" office:value="129.53" calcext:value-type="float">
            <text:p>129.53</text:p>
          </table:table-cell>
          <table:table-cell office:value-type="float" office:value="-53.771" calcext:value-type="float">
            <text:p>-53.771</text:p>
          </table:table-cell>
          <table:table-cell table:style-name="ce3" office:value-type="float" office:value="-49.422" calcext:value-type="float">
            <text:p>-49.422</text:p>
          </table:table-cell>
          <table:table-cell office:value-type="float" office:value="-44.519" calcext:value-type="float">
            <text:p>-44.519</text:p>
          </table:table-cell>
          <table:table-cell office:value-type="float" office:value="-40.145" calcext:value-type="float">
            <text:p>-40.145</text:p>
          </table:table-cell>
          <table:table-cell office:value-type="float" office:value="-35.935" calcext:value-type="float">
            <text:p>-35.935</text:p>
          </table:table-cell>
          <table:table-cell office:value-type="float" office:value="-32.653" calcext:value-type="float">
            <text:p>-32.653</text:p>
          </table:table-cell>
          <table:table-cell office:value-type="float" office:value="-29.961" calcext:value-type="float">
            <text:p>-29.961</text:p>
          </table:table-cell>
          <table:table-cell office:value-type="float" office:value="-27.605" calcext:value-type="float">
            <text:p>-27.6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50</text:p>
          </table:table-cell>
          <table:table-cell office:value-type="string" calcext:value-type="string">
            <text:p>CSH08</text:p>
          </table:table-cell>
          <table:table-cell office:value-type="string" calcext:value-type="string">
            <text:p>(CaO)4/5(SiO2)(H2O)154/100</text:p>
          </table:table-cell>
          <table:table-cell office:value-type="float" office:value="59.29" calcext:value-type="float">
            <text:p>59.29</text:p>
          </table:table-cell>
          <table:table-cell office:value-type="float" office:value="-11.827" calcext:value-type="float">
            <text:p>-11.827</text:p>
          </table:table-cell>
          <table:table-cell table:style-name="ce3" office:value-type="float" office:value="-11.05" calcext:value-type="float">
            <text:p>-11.05</text:p>
          </table:table-cell>
          <table:table-cell office:value-type="float" office:value="-10.195" calcext:value-type="float">
            <text:p>-10.195</text:p>
          </table:table-cell>
          <table:table-cell office:value-type="float" office:value="-9.455" calcext:value-type="float">
            <text:p>-9.455</text:p>
          </table:table-cell>
          <table:table-cell office:value-type="float" office:value="-8.773" calcext:value-type="float">
            <text:p>-8.773</text:p>
          </table:table-cell>
          <table:table-cell office:value-type="float" office:value="-8.265" calcext:value-type="float">
            <text:p>-8.265</text:p>
          </table:table-cell>
          <table:table-cell office:value-type="float" office:value="-7.861" calcext:value-type="float">
            <text:p>-7.861</text:p>
          </table:table-cell>
          <table:table-cell office:value-type="float" office:value="-7.51" calcext:value-type="float">
            <text:p>-7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51</text:p>
          </table:table-cell>
          <table:table-cell office:value-type="string" calcext:value-type="string">
            <text:p>CSH12</text:p>
          </table:table-cell>
          <table:table-cell office:value-type="string" calcext:value-type="string">
            <text:p>(CaO)6/5(SiO2)(H2O)206/100</text:p>
          </table:table-cell>
          <table:table-cell office:value-type="float" office:value="71.95" calcext:value-type="float">
            <text:p>71.95</text:p>
          </table:table-cell>
          <table:table-cell office:value-type="float" office:value="-20.74" calcext:value-type="float">
            <text:p>-20.74</text:p>
          </table:table-cell>
          <table:table-cell table:style-name="ce3" office:value-type="float" office:value="-19.301" calcext:value-type="float">
            <text:p>-19.301</text:p>
          </table:table-cell>
          <table:table-cell office:value-type="float" office:value="-17.7" calcext:value-type="float">
            <text:p>-17.7</text:p>
          </table:table-cell>
          <table:table-cell office:value-type="float" office:value="-16.295" calcext:value-type="float">
            <text:p>-16.295</text:p>
          </table:table-cell>
          <table:table-cell office:value-type="float" office:value="-14.971" calcext:value-type="float">
            <text:p>-14.971</text:p>
          </table:table-cell>
          <table:table-cell office:value-type="float" office:value="-13.961" calcext:value-type="float">
            <text:p>-13.961</text:p>
          </table:table-cell>
          <table:table-cell office:value-type="float" office:value="-13.147" calcext:value-type="float">
            <text:p>-13.147</text:p>
          </table:table-cell>
          <table:table-cell office:value-type="float" office:value="-12.438" calcext:value-type="float">
            <text:p>-12.4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52</text:p>
          </table:table-cell>
          <table:table-cell office:value-type="string" calcext:value-type="string">
            <text:p>CSH16</text:p>
          </table:table-cell>
          <table:table-cell office:value-type="string" calcext:value-type="string">
            <text:p>(CaO)8/5(SiO2)(H2O)258/100</text:p>
          </table:table-cell>
          <table:table-cell office:value-type="float" office:value="84.68" calcext:value-type="float">
            <text:p>84.68</text:p>
          </table:table-cell>
          <table:table-cell office:value-type="float" office:value="-30.165" calcext:value-type="float">
            <text:p>-30.165</text:p>
          </table:table-cell>
          <table:table-cell table:style-name="ce3" office:value-type="float" office:value="-28.002" calcext:value-type="float">
            <text:p>-28.002</text:p>
          </table:table-cell>
          <table:table-cell office:value-type="float" office:value="-25.589" calcext:value-type="float">
            <text:p>-25.589</text:p>
          </table:table-cell>
          <table:table-cell office:value-type="float" office:value="-23.466" calcext:value-type="float">
            <text:p>-23.466</text:p>
          </table:table-cell>
          <table:table-cell office:value-type="float" office:value="-21.458" calcext:value-type="float">
            <text:p>-21.458</text:p>
          </table:table-cell>
          <table:table-cell office:value-type="float" office:value="-19.923" calcext:value-type="float">
            <text:p>-19.923</text:p>
          </table:table-cell>
          <table:table-cell office:value-type="float" office:value="-18.684" calcext:value-type="float">
            <text:p>-18.684</text:p>
          </table:table-cell>
          <table:table-cell office:value-type="float" office:value="-17.611" calcext:value-type="float">
            <text:p>-17.6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225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float" office:value="137.34" calcext:value-type="float">
            <text:p>137.34</text:p>
          </table:table-cell>
          <table:table-cell office:value-type="float" office:value="-24.328" calcext:value-type="float">
            <text:p>-24.328</text:p>
          </table:table-cell>
          <table:table-cell table:style-name="ce3" office:value-type="float" office:value="-22.338" calcext:value-type="float">
            <text:p>-22.338</text:p>
          </table:table-cell>
          <table:table-cell office:value-type="float" office:value="-20.111" calcext:value-type="float">
            <text:p>-20.111</text:p>
          </table:table-cell>
          <table:table-cell office:value-type="float" office:value="-18.145" calcext:value-type="float">
            <text:p>-18.145</text:p>
          </table:table-cell>
          <table:table-cell office:value-type="float" office:value="-16.279" calcext:value-type="float">
            <text:p>-16.279</text:p>
          </table:table-cell>
          <table:table-cell office:value-type="float" office:value="-14.843" calcext:value-type="float">
            <text:p>-14.843</text:p>
          </table:table-cell>
          <table:table-cell office:value-type="float" office:value="-13.67" calcext:value-type="float">
            <text:p>-13.67</text:p>
          </table:table-cell>
          <table:table-cell office:value-type="float" office:value="-12.632" calcext:value-type="float">
            <text:p>-12.6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272</text:p>
          </table:table-cell>
          <table:table-cell office:value-type="string" calcext:value-type="string">
            <text:p>Jennite</text:p>
          </table:table-cell>
          <table:table-cell office:value-type="string" calcext:value-type="string">
            <text:p>(CaO)9(SiO2)6(H2O)11</text:p>
          </table:table-cell>
          <table:table-cell office:value-type="float" office:value="456.4" calcext:value-type="float">
            <text:p>456.4</text:p>
          </table:table-cell>
          <table:table-cell office:value-type="float" office:value="-159.514" calcext:value-type="float">
            <text:p>-159.514</text:p>
          </table:table-cell>
          <table:table-cell table:style-name="ce3" office:value-type="float" office:value="-147.338" calcext:value-type="float">
            <text:p>-147.338</text:p>
          </table:table-cell>
          <table:table-cell office:value-type="float" office:value="-133.699" calcext:value-type="float">
            <text:p>-133.699</text:p>
          </table:table-cell>
          <table:table-cell office:value-type="float" office:value="-121.632" calcext:value-type="float">
            <text:p>-121.632</text:p>
          </table:table-cell>
          <table:table-cell office:value-type="float" office:value="-110.139" calcext:value-type="float">
            <text:p>-110.139</text:p>
          </table:table-cell>
          <table:table-cell office:value-type="float" office:value="-101.278" calcext:value-type="float">
            <text:p>-101.278</text:p>
          </table:table-cell>
          <table:table-cell office:value-type="float" office:value="-94.076" calcext:value-type="float">
            <text:p>-94.076</text:p>
          </table:table-cell>
          <table:table-cell office:value-type="float" office:value="-87.799" calcext:value-type="float">
            <text:p>-87.7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377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(CaO)(SiO2)2(H2O)2</text:p>
          </table:table-cell>
          <table:table-cell office:value-type="float" office:value="94.77" calcext:value-type="float">
            <text:p>94.77</text:p>
          </table:table-cell>
          <table:table-cell office:value-type="float" office:value="-9.852" calcext:value-type="float">
            <text:p>-9.852</text:p>
          </table:table-cell>
          <table:table-cell table:style-name="ce3" office:value-type="float" office:value="-9.179" calcext:value-type="float">
            <text:p>-9.179</text:p>
          </table:table-cell>
          <table:table-cell office:value-type="float" office:value="-8.478" calcext:value-type="float">
            <text:p>-8.478</text:p>
          </table:table-cell>
          <table:table-cell office:value-type="float" office:value="-7.916" calcext:value-type="float">
            <text:p>-7.916</text:p>
          </table:table-cell>
          <table:table-cell office:value-type="float" office:value="-7.444" calcext:value-type="float">
            <text:p>-7.444</text:p>
          </table:table-cell>
          <table:table-cell office:value-type="float" office:value="-7.124" calcext:value-type="float">
            <text:p>-7.124</text:p>
          </table:table-cell>
          <table:table-cell office:value-type="float" office:value="-6.887" calcext:value-type="float">
            <text:p>-6.887</text:p>
          </table:table-cell>
          <table:table-cell office:value-type="float" office:value="-6.679" calcext:value-type="float">
            <text:p>-6.6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409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O(H2O)</text:p>
          </table:table-cell>
          <table:table-cell office:value-type="float" office:value="33.056" calcext:value-type="float">
            <text:p>33.056</text:p>
          </table:table-cell>
          <table:table-cell office:value-type="float" office:value="-24.905" calcext:value-type="float">
            <text:p>-24.905</text:p>
          </table:table-cell>
          <table:table-cell table:style-name="ce3" office:value-type="float" office:value="-22.812" calcext:value-type="float">
            <text:p>-22.812</text:p>
          </table:table-cell>
          <table:table-cell office:value-type="float" office:value="-20.429" calcext:value-type="float">
            <text:p>-20.429</text:p>
          </table:table-cell>
          <table:table-cell office:value-type="float" office:value="-18.271" calcext:value-type="float">
            <text:p>-18.271</text:p>
          </table:table-cell>
          <table:table-cell office:value-type="float" office:value="-16.158" calcext:value-type="float">
            <text:p>-16.158</text:p>
          </table:table-cell>
          <table:table-cell office:value-type="float" office:value="-14.481" calcext:value-type="float">
            <text:p>-14.481</text:p>
          </table:table-cell>
          <table:table-cell office:value-type="float" office:value="-13.09" calcext:value-type="float">
            <text:p>-13.09</text:p>
          </table:table-cell>
          <table:table-cell office:value-type="float" office:value="-11.876" calcext:value-type="float">
            <text:p>-11.8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499</text:p>
          </table:table-cell>
          <table:table-cell office:value-type="string" calcext:value-type="string">
            <text:p>Tobermorite_11A</text:p>
          </table:table-cell>
          <table:table-cell office:value-type="string" calcext:value-type="string">
            <text:p>(CaO)5(SiO2)6(H2O)11/2</text:p>
          </table:table-cell>
          <table:table-cell office:value-type="float" office:value="286.19" calcext:value-type="float">
            <text:p>286.19</text:p>
          </table:table-cell>
          <table:table-cell office:value-type="float" office:value="-71.584" calcext:value-type="float">
            <text:p>-71.584</text:p>
          </table:table-cell>
          <table:table-cell table:style-name="ce3" office:value-type="float" office:value="-65.578" calcext:value-type="float">
            <text:p>-65.578</text:p>
          </table:table-cell>
          <table:table-cell office:value-type="float" office:value="-58.782" calcext:value-type="float">
            <text:p>-58.782</text:p>
          </table:table-cell>
          <table:table-cell office:value-type="float" office:value="-52.693" calcext:value-type="float">
            <text:p>-52.693</text:p>
          </table:table-cell>
          <table:table-cell office:value-type="float" office:value="-46.806" calcext:value-type="float">
            <text:p>-46.806</text:p>
          </table:table-cell>
          <table:table-cell office:value-type="float" office:value="-42.186" calcext:value-type="float">
            <text:p>-42.186</text:p>
          </table:table-cell>
          <table:table-cell office:value-type="float" office:value="-38.364" calcext:value-type="float">
            <text:p>-38.364</text:p>
          </table:table-cell>
          <table:table-cell office:value-type="float" office:value="-34.978" calcext:value-type="float">
            <text:p>-34.9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500</text:p>
          </table:table-cell>
          <table:table-cell office:value-type="string" calcext:value-type="string">
            <text:p>Tobermorite_14A</text:p>
          </table:table-cell>
          <table:table-cell office:value-type="string" calcext:value-type="string">
            <text:p>(CaO)5(SiO2)6(H2O)21/2</text:p>
          </table:table-cell>
          <table:table-cell office:value-type="float" office:value="351.3" calcext:value-type="float">
            <text:p>351.3</text:p>
          </table:table-cell>
          <table:table-cell office:value-type="float" office:value="-67.941" calcext:value-type="float">
            <text:p>-67.941</text:p>
          </table:table-cell>
          <table:table-cell table:style-name="ce3" office:value-type="float" office:value="-62.944" calcext:value-type="float">
            <text:p>-62.944</text:p>
          </table:table-cell>
          <table:table-cell office:value-type="float" office:value="-57.397" calcext:value-type="float">
            <text:p>-57.397</text:p>
          </table:table-cell>
          <table:table-cell office:value-type="float" office:value="-52.554" calcext:value-type="float">
            <text:p>-52.554</text:p>
          </table:table-cell>
          <table:table-cell office:value-type="float" office:value="-48.02" calcext:value-type="float">
            <text:p>-48.02</text:p>
          </table:table-cell>
          <table:table-cell office:value-type="float" office:value="-44.581" calcext:value-type="float">
            <text:p>-44.581</text:p>
          </table:table-cell>
          <table:table-cell office:value-type="float" office:value="-41.81" calcext:value-type="float">
            <text:p>-41.81</text:p>
          </table:table-cell>
          <table:table-cell office:value-type="float" office:value="-39.376" calcext:value-type="float">
            <text:p>-39.3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522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(CaO)6(SiO2)6(H2O)</text:p>
          </table:table-cell>
          <table:table-cell office:value-type="float" office:value="256.9" calcext:value-type="float">
            <text:p>256.9</text:p>
          </table:table-cell>
          <table:table-cell office:value-type="float" office:value="-100.537" calcext:value-type="float">
            <text:p>-100.537</text:p>
          </table:table-cell>
          <table:table-cell table:style-name="ce3" office:value-type="float" office:value="-91.335" calcext:value-type="float">
            <text:p>-91.335</text:p>
          </table:table-cell>
          <table:table-cell office:value-type="float" office:value="-80.786" calcext:value-type="float">
            <text:p>-80.786</text:p>
          </table:table-cell>
          <table:table-cell office:value-type="float" office:value="-71.17" calcext:value-type="float">
            <text:p>-71.17</text:p>
          </table:table-cell>
          <table:table-cell office:value-type="float" office:value="-61.686" calcext:value-type="float">
            <text:p>-61.686</text:p>
          </table:table-cell>
          <table:table-cell office:value-type="float" office:value="-54.096" calcext:value-type="float">
            <text:p>-54.096</text:p>
          </table:table-cell>
          <table:table-cell office:value-type="float" office:value="-47.737" calcext:value-type="float">
            <text:p>-47.737</text:p>
          </table:table-cell>
          <table:table-cell office:value-type="float" office:value="-42.104" calcext:value-type="float">
            <text:p>-42.1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519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O(SiO2)</text:p>
          </table:table-cell>
          <table:table-cell office:value-type="float" office:value="39.93" calcext:value-type="float">
            <text:p>39.93</text:p>
          </table:table-cell>
          <table:table-cell office:value-type="float" office:value="-15.44" calcext:value-type="float">
            <text:p>-15.44</text:p>
          </table:table-cell>
          <table:table-cell table:style-name="ce3" office:value-type="float" office:value="-14.024" calcext:value-type="float">
            <text:p>-14.024</text:p>
          </table:table-cell>
          <table:table-cell office:value-type="float" office:value="-12.404" calcext:value-type="float">
            <text:p>-12.404</text:p>
          </table:table-cell>
          <table:table-cell office:value-type="float" office:value="-10.927" calcext:value-type="float">
            <text:p>-10.927</text:p>
          </table:table-cell>
          <table:table-cell office:value-type="float" office:value="-9.467" calcext:value-type="float">
            <text:p>-9.467</text:p>
          </table:table-cell>
          <table:table-cell office:value-type="float" office:value="-8.29" calcext:value-type="float">
            <text:p>-8.29</text:p>
          </table:table-cell>
          <table:table-cell office:value-type="float" office:value="-7.293" calcext:value-type="float">
            <text:p>-7.293</text:p>
          </table:table-cell>
          <table:table-cell office:value-type="float" office:value="-6.399" calcext:value-type="float">
            <text:p>-6.399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45</text:p>
          </table:table-cell>
          <table:table-cell office:value-type="string" calcext:value-type="string">
            <text:p>Cristobalite-a</text:p>
          </table:table-cell>
          <table:table-cell office:value-type="string" calcext:value-type="string">
            <text:p>SiO2</text:p>
          </table:table-cell>
          <table:table-cell office:value-type="float" office:value="25.74" calcext:value-type="float">
            <text:p>25.74</text:p>
          </table:table-cell>
          <table:table-cell office:value-type="float" office:value="3.427" calcext:value-type="float">
            <text:p>3.427</text:p>
          </table:table-cell>
          <table:table-cell table:style-name="ce3" office:value-type="float" office:value="3.163" calcext:value-type="float">
            <text:p>3.163</text:p>
          </table:table-cell>
          <table:table-cell office:value-type="float" office:value="2.858" calcext:value-type="float">
            <text:p>2.858</text:p>
          </table:table-cell>
          <table:table-cell office:value-type="float" office:value="2.577" calcext:value-type="float">
            <text:p>2.577</text:p>
          </table:table-cell>
          <table:table-cell office:value-type="float" office:value="2.296" calcext:value-type="float">
            <text:p>2.296</text:p>
          </table:table-cell>
          <table:table-cell office:value-type="float" office:value="2.069" calcext:value-type="float">
            <text:p>2.069</text:p>
          </table:table-cell>
          <table:table-cell office:value-type="float" office:value="1.88" calcext:value-type="float">
            <text:p>1.88</text:p>
          </table:table-cell>
          <table:table-cell office:value-type="float" office:value="1.716" calcext:value-type="float">
            <text:p>1.7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46</text:p>
          </table:table-cell>
          <table:table-cell office:value-type="string" calcext:value-type="string">
            <text:p>Cristobalite-b</text:p>
          </table:table-cell>
          <table:table-cell office:value-type="string" calcext:value-type="string">
            <text:p>SiO2</text:p>
          </table:table-cell>
          <table:table-cell office:value-type="float" office:value="27.44" calcext:value-type="float">
            <text:p>27.44</text:p>
          </table:table-cell>
          <table:table-cell office:value-type="float" office:value="3.379" calcext:value-type="float">
            <text:p>3.379</text:p>
          </table:table-cell>
          <table:table-cell table:style-name="ce3" office:value-type="float" office:value="3.107" calcext:value-type="float">
            <text:p>3.107</text:p>
          </table:table-cell>
          <table:table-cell office:value-type="float" office:value="2.803" calcext:value-type="float">
            <text:p>2.803</text:p>
          </table:table-cell>
          <table:table-cell office:value-type="float" office:value="2.531" calcext:value-type="float">
            <text:p>2.531</text:p>
          </table:table-cell>
          <table:table-cell office:value-type="float" office:value="2.266" calcext:value-type="float">
            <text:p>2.266</text:p>
          </table:table-cell>
          <table:table-cell office:value-type="float" office:value="2.055" calcext:value-type="float">
            <text:p>2.055</text:p>
          </table:table-cell>
          <table:table-cell office:value-type="float" office:value="1.879" calcext:value-type="float">
            <text:p>1.879</text:p>
          </table:table-cell>
          <table:table-cell office:value-type="float" office:value="1.726" calcext:value-type="float">
            <text:p>1.7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022</text:p>
          </table:table-cell>
          <table:table-cell office:value-type="string" calcext:value-type="string">
            <text:p>silica-am</text:p>
          </table:table-cell>
          <table:table-cell office:value-type="string" calcext:value-type="string">
            <text:p>SiO2</text:p>
          </table:table-cell>
          <table:table-cell office:value-type="float" office:value="29" calcext:value-type="float">
            <text:p>29</text:p>
          </table:table-cell>
          <table:table-cell office:value-type="float" office:value="2.924" calcext:value-type="float">
            <text:p>2.924</text:p>
          </table:table-cell>
          <table:table-cell table:style-name="ce3" office:value-type="float" office:value="2.702" calcext:value-type="float">
            <text:p>2.702</text:p>
          </table:table-cell>
          <table:table-cell office:value-type="float" office:value="2.455" calcext:value-type="float">
            <text:p>2.455</text:p>
          </table:table-cell>
          <table:table-cell office:value-type="float" office:value="2.232" calcext:value-type="float">
            <text:p>2.232</text:p>
          </table:table-cell>
          <table:table-cell office:value-type="float" office:value="2.01" calcext:value-type="float">
            <text:p>2.01</text:p>
          </table:table-cell>
          <table:table-cell office:value-type="float" office:value="1.829" calcext:value-type="float">
            <text:p>1.829</text:p>
          </table:table-cell>
          <table:table-cell office:value-type="float" office:value="1.673" calcext:value-type="float">
            <text:p>1.673</text:p>
          </table:table-cell>
          <table:table-cell office:value-type="float" office:value="1.532" calcext:value-type="float">
            <text:p>1.5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421</text:p>
          </table:table-cell>
          <table:table-cell office:value-type="string" calcext:value-type="string">
            <text:p>Quartz,alpha</text:p>
          </table:table-cell>
          <table:table-cell office:value-type="string" calcext:value-type="string">
            <text:p>SiO2</text:p>
          </table:table-cell>
          <table:table-cell office:value-type="float" office:value="22.69" calcext:value-type="float">
            <text:p>22.69</text:p>
          </table:table-cell>
          <table:table-cell office:value-type="float" office:value="4.079" calcext:value-type="float">
            <text:p>4.079</text:p>
          </table:table-cell>
          <table:table-cell table:style-name="ce3" office:value-type="float" office:value="3.74" calcext:value-type="float">
            <text:p>3.74</text:p>
          </table:table-cell>
          <table:table-cell office:value-type="float" office:value="3.349" calcext:value-type="float">
            <text:p>3.349</text:p>
          </table:table-cell>
          <table:table-cell office:value-type="float" office:value="2.991" calcext:value-type="float">
            <text:p>2.991</text:p>
          </table:table-cell>
          <table:table-cell office:value-type="float" office:value="2.635" calcext:value-type="float">
            <text:p>2.635</text:p>
          </table:table-cell>
          <table:table-cell office:value-type="float" office:value="2.351" calcext:value-type="float">
            <text:p>2.351</text:p>
          </table:table-cell>
          <table:table-cell office:value-type="float" office:value="2.117" calcext:value-type="float">
            <text:p>2.117</text:p>
          </table:table-cell>
          <table:table-cell office:value-type="float" office:value="1.918" calcext:value-type="float">
            <text:p>1.9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422</text:p>
          </table:table-cell>
          <table:table-cell office:value-type="string" calcext:value-type="string">
            <text:p>Quartz,beta</text:p>
          </table:table-cell>
          <table:table-cell office:value-type="string" calcext:value-type="string">
            <text:p>SiO2</text:p>
          </table:table-cell>
          <table:table-cell office:value-type="float" office:value="23.09" calcext:value-type="float">
            <text:p>23.09</text:p>
          </table:table-cell>
          <table:table-cell office:value-type="float" office:value="3.079" calcext:value-type="float">
            <text:p>3.079</text:p>
          </table:table-cell>
          <table:table-cell table:style-name="ce3" office:value-type="float" office:value="3.079" calcext:value-type="float">
            <text:p>3.079</text:p>
          </table:table-cell>
          <table:table-cell table:number-columns-repeated="6" office:value-type="float" office:value="3.079" calcext:value-type="float">
            <text:p>3.0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k_csh_blanc.dtb" table:style-name="ta1">
        <table:table-column table:style-name="co19" table:number-columns-repeated="3" table:default-cell-style-name="ce5"/>
        <table:table-column table:style-name="co20" table:default-cell-style-name="ce5"/>
        <table:table-column table:style-name="co19" table:number-columns-repeated="252" table:default-cell-style-name="ce5"/>
        <table:table-column table:style-name="co1" table:number-columns-repeated="768" table:default-cell-style-name="ce5"/>
        <table:table-row table:style-name="ro1">
          <table:table-cell table:style-name="ce4" office:value-type="string" calcext:value-type="string">
            <text:p>! logk_csh_blanc.dtb</text:p>
          </table:table-cell>
          <table:table-cell table:style-name="ce4" table:number-columns-repeated="255"/>
          <table:table-cell table:number-columns-repeated="768"/>
        </table:table-row>
        <table:table-row table:style-name="ro1">
          <table:table-cell table:style-name="ce4" office:value-type="string" calcext:value-type="string">
            <text:p>TP.TABLE</text:p>
          </table:table-cell>
          <table:table-cell table:style-name="ce4" table:number-columns-repeated="255"/>
          <table:table-cell table:number-columns-repeated="768"/>
        </table:table-row>
        <table:table-row table:style-name="ro1">
          <table:table-cell table:style-name="ce4" office:value-type="string" calcext:value-type="string">
            <text:p>TdgC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50"/>
          <table:table-cell table:number-columns-repeated="768"/>
        </table:table-row>
        <table:table-row table:style-name="ro1">
          <table:table-cell table:style-name="ce4" office:value-type="string" calcext:value-type="string">
            <text:p>Pbar</text:p>
          </table:table-cell>
          <table:table-cell table:number-columns-repeated="5" table:style-name="ce4" office:value-type="float" office:value="1.01325" calcext:value-type="float">
            <text:p>1.01325</text:p>
          </table:table-cell>
          <table:table-cell table:style-name="ce4" table:number-columns-repeated="250"/>
          <table:table-cell table:number-columns-repeated="768"/>
        </table:table-row>
        <table:table-row table:style-name="ro1">
          <table:table-cell table:style-name="ce4" office:value-type="string" calcext:value-type="string">
            <text:p>END</text:p>
          </table:table-cell>
          <table:table-cell table:style-name="ce4" table:number-columns-repeated="255"/>
          <table:table-cell table:number-columns-repeated="768"/>
        </table:table-row>
        <table:table-row table:style-name="ro1">
          <table:table-cell table:style-name="ce4" table:number-columns-repeated="256"/>
          <table:table-cell table:number-columns-repeated="768"/>
        </table:table-row>
        <table:table-row table:style-name="ro1">
          <table:table-cell table:style-name="ce4" office:value-type="string" calcext:value-type="string">
            <text:p>SPECIES LOGK</text:p>
          </table:table-cell>
          <table:table-cell table:style-name="ce4" table:number-columns-repeated="255"/>
          <table:table-cell table:number-columns-repeated="768"/>
        </table:table-row>
        <table:table-row table:style-name="ro1">
          <table:table-cell table:style-name="ce4" office:value-type="string" calcext:value-type="string">
            <text:p>!!</text:p>
          </table:table-cell>
          <table:table-cell table:number-columns-repeated="4" table:style-name="ce4" office:value-type="string" calcext:value-type="string">
            <text:p>!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AQU</text:p>
          </table:table-cell>
          <table:table-cell table:style-name="ce4" office:value-type="string" calcext:value-type="string">
            <text:p>HAAR_etal</text:p>
          </table:table-cell>
          <table:table-cell table:style-name="ce4" office:value-type="string" calcext:value-type="string">
            <text:p>H2O</text:p>
          </table:table-cell>
          <table:table-cell table:style-name="ce4" office:value-type="string" calcext:value-type="string">
            <text:p>H(2)O(1)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AQU</text:p>
          </table:table-cell>
          <table:table-cell table:style-name="ce4" office:value-type="string" calcext:value-type="string">
            <text:p>SLOP98_0028</text:p>
          </table:table-cell>
          <table:table-cell table:style-name="ce4" office:value-type="string" calcext:value-type="string">
            <text:p>CA+2</text:p>
          </table:table-cell>
          <table:table-cell table:style-name="ce4" office:value-type="string" calcext:value-type="string">
            <text:p>CA(1)+(2)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AQU</text:p>
          </table:table-cell>
          <table:table-cell table:style-name="ce4" office:value-type="string" calcext:value-type="string">
            <text:p>SLOP98_0053</text:p>
          </table:table-cell>
          <table:table-cell table:style-name="ce4" office:value-type="string" calcext:value-type="string">
            <text:p>H+</text:p>
          </table:table-cell>
          <table:table-cell table:style-name="ce4" office:value-type="string" calcext:value-type="string">
            <text:p>H(1)+(1)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AQU</text:p>
          </table:table-cell>
          <table:table-cell table:style-name="ce4" office:value-type="string" calcext:value-type="string">
            <text:p>SLOP98_0167</text:p>
          </table:table-cell>
          <table:table-cell table:style-name="ce4" office:value-type="string" calcext:value-type="string">
            <text:p>SIO2(AQ)</text:p>
          </table:table-cell>
          <table:table-cell table:style-name="ce4" office:value-type="string" calcext:value-type="string">
            <text:p>SI(1)O(2)+(0)</text:p>
          </table:table-cell>
          <table:table-cell table:style-name="ce4" office:value-type="float" office:value="3.7" calcext:value-type="float">
            <text:p>3.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AQU</text:p>
          </table:table-cell>
          <table:table-cell table:style-name="ce4" office:value-type="string" calcext:value-type="string">
            <text:p>SLOP98_0021</text:p>
          </table:table-cell>
          <table:table-cell table:style-name="ce4" office:value-type="string" calcext:value-type="string">
            <text:p>CAOH+</text:p>
          </table:table-cell>
          <table:table-cell table:style-name="ce4" office:value-type="string" calcext:value-type="string">
            <text:p>CA(1)O(1)H(1)+(1)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-14.084964" calcext:value-type="float">
            <text:p>-14.084964</text:p>
          </table:table-cell>
          <table:table-cell table:style-name="ce4" office:value-type="float" office:value="-12.833171" calcext:value-type="float">
            <text:p>-12.833171</text:p>
          </table:table-cell>
          <table:table-cell table:style-name="ce4" office:value-type="float" office:value="-11.787525" calcext:value-type="float">
            <text:p>-11.787525</text:p>
          </table:table-cell>
          <table:table-cell table:style-name="ce4" office:value-type="float" office:value="-10.901978" calcext:value-type="float">
            <text:p>-10.901978</text:p>
          </table:table-cell>
          <table:table-cell table:style-name="ce4" office:value-type="float" office:value="-10.142207" calcext:value-type="float">
            <text:p>-10.142207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AQU</text:p>
          </table:table-cell>
          <table:table-cell table:style-name="ce4" office:value-type="string" calcext:value-type="string">
            <text:p>SLOP98_0073</text:p>
          </table:table-cell>
          <table:table-cell table:style-name="ce4" office:value-type="string" calcext:value-type="string">
            <text:p>HSIO3-</text:p>
          </table:table-cell>
          <table:table-cell table:style-name="ce4" office:value-type="string" calcext:value-type="string">
            <text:p>H(1)SI(1)O(3)-(1)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-9.8104577" calcext:value-type="float">
            <text:p>-9.8104577</text:p>
          </table:table-cell>
          <table:table-cell table:style-name="ce4" office:value-type="float" office:value="-9.5852441" calcext:value-type="float">
            <text:p>-9.5852441</text:p>
          </table:table-cell>
          <table:table-cell table:style-name="ce4" office:value-type="float" office:value="-9.3320116" calcext:value-type="float">
            <text:p>-9.3320116</text:p>
          </table:table-cell>
          <table:table-cell table:style-name="ce4" office:value-type="float" office:value="-9.1185327" calcext:value-type="float">
            <text:p>-9.1185327</text:p>
          </table:table-cell>
          <table:table-cell table:style-name="ce4" office:value-type="float" office:value="-8.9595454" calcext:value-type="float">
            <text:p>-8.9595454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AQU</text:p>
          </table:table-cell>
          <table:table-cell table:style-name="ce4" office:value-type="string" calcext:value-type="string">
            <text:p>SLOP98_0137</text:p>
          </table:table-cell>
          <table:table-cell table:style-name="ce4" office:value-type="string" calcext:value-type="string">
            <text:p>OH-</text:p>
          </table:table-cell>
          <table:table-cell table:style-name="ce4" office:value-type="string" calcext:value-type="string">
            <text:p>O(1)H(1)-(1)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-14.939729" calcext:value-type="float">
            <text:p>-14.939729</text:p>
          </table:table-cell>
          <table:table-cell table:style-name="ce4" office:value-type="float" office:value="-13.994976" calcext:value-type="float">
            <text:p>-13.994976</text:p>
          </table:table-cell>
          <table:table-cell table:style-name="ce4" office:value-type="float" office:value="-13.270609" calcext:value-type="float">
            <text:p>-13.270609</text:p>
          </table:table-cell>
          <table:table-cell table:style-name="ce4" office:value-type="float" office:value="-12.70284" calcext:value-type="float">
            <text:p>-12.70284</text:p>
          </table:table-cell>
          <table:table-cell table:style-name="ce4" office:value-type="float" office:value="-12.255012" calcext:value-type="float">
            <text:p>-12.255012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AQU</text:p>
          </table:table-cell>
          <table:table-cell table:style-name="ce4" office:value-type="string" calcext:value-type="string">
            <text:p>SLOP98_0262</text:p>
          </table:table-cell>
          <table:table-cell table:style-name="ce4" office:value-type="string" calcext:value-type="string">
            <text:p>CA(HSIO3)+</text:p>
          </table:table-cell>
          <table:table-cell table:style-name="ce4" office:value-type="string" calcext:value-type="string">
            <text:p>CA(1)H(1)SI(1)O(3)+(1)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-8.7774294" calcext:value-type="float">
            <text:p>-8.7774294</text:p>
          </table:table-cell>
          <table:table-cell table:style-name="ce4" office:value-type="float" office:value="-8.5751702" calcext:value-type="float">
            <text:p>-8.5751702</text:p>
          </table:table-cell>
          <table:table-cell table:style-name="ce4" office:value-type="float" office:value="-8.2509748" calcext:value-type="float">
            <text:p>-8.2509748</text:p>
          </table:table-cell>
          <table:table-cell table:style-name="ce4" office:value-type="float" office:value="-7.9140809" calcext:value-type="float">
            <text:p>-7.9140809</text:p>
          </table:table-cell>
          <table:table-cell table:style-name="ce4" office:value-type="float" office:value="-7.5962674" calcext:value-type="float">
            <text:p>-7.5962674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HSV.THR_0001</text:p>
          </table:table-cell>
          <table:table-cell table:style-name="ce4" office:value-type="string" calcext:value-type="string">
            <text:p>GYROLITE</text:p>
          </table:table-cell>
          <table:table-cell table:style-name="ce4" office:value-type="string" calcext:value-type="string">
            <text:p>O(21)H(10)CA(4)SI(6)/(2)</text:p>
          </table:table-cell>
          <table:table-cell table:style-name="ce4" office:value-type="float" office:value="245.69717" calcext:value-type="float">
            <text:p>245.69717</text:p>
          </table:table-cell>
          <table:table-cell table:style-name="ce4" office:value-type="float" office:value="-22.664269" calcext:value-type="float">
            <text:p>-22.664269</text:p>
          </table:table-cell>
          <table:table-cell table:style-name="ce4" office:value-type="float" office:value="-21.556946" calcext:value-type="float">
            <text:p>-21.556946</text:p>
          </table:table-cell>
          <table:table-cell table:style-name="ce4" office:value-type="float" office:value="-20.242608" calcext:value-type="float">
            <text:p>-20.242608</text:p>
          </table:table-cell>
          <table:table-cell table:style-name="ce4" office:value-type="float" office:value="-18.991392" calcext:value-type="float">
            <text:p>-18.991392</text:p>
          </table:table-cell>
          <table:table-cell table:style-name="ce4" office:value-type="float" office:value="-17.867664" calcext:value-type="float">
            <text:p>-17.867664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HSV.THR_0002</text:p>
          </table:table-cell>
          <table:table-cell table:style-name="ce4" office:value-type="string" calcext:value-type="string">
            <text:p>XONOTLITE</text:p>
          </table:table-cell>
          <table:table-cell table:style-name="ce4" office:value-type="string" calcext:value-type="string">
            <text:p>O(19)H(2)CA(6)SI(6)</text:p>
          </table:table-cell>
          <table:table-cell table:style-name="ce4" office:value-type="float" office:value="278.30868" calcext:value-type="float">
            <text:p>278.30868</text:p>
          </table:table-cell>
          <table:table-cell table:style-name="ce4" office:value-type="float" office:value="-97.186786" calcext:value-type="float">
            <text:p>-97.186786</text:p>
          </table:table-cell>
          <table:table-cell table:style-name="ce4" office:value-type="float" office:value="-89.753839" calcext:value-type="float">
            <text:p>-89.753839</text:p>
          </table:table-cell>
          <table:table-cell table:style-name="ce4" office:value-type="float" office:value="-82.646452" calcext:value-type="float">
            <text:p>-82.646452</text:p>
          </table:table-cell>
          <table:table-cell table:style-name="ce4" office:value-type="float" office:value="-76.255861" calcext:value-type="float">
            <text:p>-76.255861</text:p>
          </table:table-cell>
          <table:table-cell table:style-name="ce4" office:value-type="float" office:value="-70.593455" calcext:value-type="float">
            <text:p>-70.593455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HSV.THR_0003</text:p>
          </table:table-cell>
          <table:table-cell table:style-name="ce4" office:value-type="string" calcext:value-type="string">
            <text:p>TOBERMORITE-14A</text:p>
          </table:table-cell>
          <table:table-cell table:style-name="ce4" office:value-type="string" calcext:value-type="string">
            <text:p>O(55)H(42)CA(10)SI(12)/(2)</text:p>
          </table:table-cell>
          <table:table-cell table:style-name="ce4" office:value-type="float" office:value="236.27683" calcext:value-type="float">
            <text:p>236.27683</text:p>
          </table:table-cell>
          <table:table-cell table:style-name="ce4" office:value-type="float" office:value="-64.651801" calcext:value-type="float">
            <text:p>-64.651801</text:p>
          </table:table-cell>
          <table:table-cell table:style-name="ce4" office:value-type="float" office:value="-61.415046" calcext:value-type="float">
            <text:p>-61.415046</text:p>
          </table:table-cell>
          <table:table-cell table:style-name="ce4" office:value-type="float" office:value="-57.967801" calcext:value-type="float">
            <text:p>-57.967801</text:p>
          </table:table-cell>
          <table:table-cell table:style-name="ce4" office:value-type="float" office:value="-54.805368" calcext:value-type="float">
            <text:p>-54.805368</text:p>
          </table:table-cell>
          <table:table-cell table:style-name="ce4" office:value-type="float" office:value="-52.021075" calcext:value-type="float">
            <text:p>-52.021075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HSV.THR_0004</text:p>
          </table:table-cell>
          <table:table-cell table:style-name="ce4" office:value-type="string" calcext:value-type="string">
            <text:p>TOBERMORITE-11A</text:p>
          </table:table-cell>
          <table:table-cell table:style-name="ce4" office:value-type="string" calcext:value-type="string">
            <text:p>O(45)H(22)CA(10)SI(12)/(2)</text:p>
          </table:table-cell>
          <table:table-cell table:style-name="ce4" office:value-type="float" office:value="258.55743" calcext:value-type="float">
            <text:p>258.55743</text:p>
          </table:table-cell>
          <table:table-cell table:style-name="ce4" office:value-type="float" office:value="-68.262363" calcext:value-type="float">
            <text:p>-68.262363</text:p>
          </table:table-cell>
          <table:table-cell table:style-name="ce4" office:value-type="float" office:value="-64.021022" calcext:value-type="float">
            <text:p>-64.021022</text:p>
          </table:table-cell>
          <table:table-cell table:style-name="ce4" office:value-type="float" office:value="-59.667179" calcext:value-type="float">
            <text:p>-59.667179</text:p>
          </table:table-cell>
          <table:table-cell table:style-name="ce4" office:value-type="float" office:value="-55.679518" calcext:value-type="float">
            <text:p>-55.679518</text:p>
          </table:table-cell>
          <table:table-cell table:style-name="ce4" office:value-type="float" office:value="-52.138084" calcext:value-type="float">
            <text:p>-52.138084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HSV.THR_0005</text:p>
          </table:table-cell>
          <table:table-cell table:style-name="ce4" office:value-type="string" calcext:value-type="string">
            <text:p>FOSHAGITE</text:p>
          </table:table-cell>
          <table:table-cell table:style-name="ce4" office:value-type="string" calcext:value-type="string">
            <text:p>O(23)H(6)CA(8)SI(6)/(2)</text:p>
          </table:table-cell>
          <table:table-cell table:style-name="ce4" office:value-type="float" office:value="268.62909" calcext:value-type="float">
            <text:p>268.62909</text:p>
          </table:table-cell>
          <table:table-cell table:style-name="ce4" office:value-type="float" office:value="-70.416401" calcext:value-type="float">
            <text:p>-70.416401</text:p>
          </table:table-cell>
          <table:table-cell table:style-name="ce4" office:value-type="float" office:value="-65.177687" calcext:value-type="float">
            <text:p>-65.177687</text:p>
          </table:table-cell>
          <table:table-cell table:style-name="ce4" office:value-type="float" office:value="-60.37821" calcext:value-type="float">
            <text:p>-60.37821</text:p>
          </table:table-cell>
          <table:table-cell table:style-name="ce4" office:value-type="float" office:value="-56.153431" calcext:value-type="float">
            <text:p>-56.153431</text:p>
          </table:table-cell>
          <table:table-cell table:style-name="ce4" office:value-type="float" office:value="-52.462092" calcext:value-type="float">
            <text:p>-52.462092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HSV.THR_0006</text:p>
          </table:table-cell>
          <table:table-cell table:style-name="ce4" office:value-type="string" calcext:value-type="string">
            <text:p>JENNITE</text:p>
          </table:table-cell>
          <table:table-cell table:style-name="ce4" office:value-type="string" calcext:value-type="string">
            <text:p>O(32)H(22)CA(9)SI(6)</text:p>
          </table:table-cell>
          <table:table-cell table:style-name="ce4" office:value-type="float" office:value="232.98773" calcext:value-type="float">
            <text:p>232.98773</text:p>
          </table:table-cell>
          <table:table-cell table:style-name="ce4" office:value-type="float" office:value="-156.23752" calcext:value-type="float">
            <text:p>-156.23752</text:p>
          </table:table-cell>
          <table:table-cell table:style-name="ce4" office:value-type="float" office:value="-145.82465" calcext:value-type="float">
            <text:p>-145.82465</text:p>
          </table:table-cell>
          <table:table-cell table:style-name="ce4" office:value-type="float" office:value="-136.39241" calcext:value-type="float">
            <text:p>-136.39241</text:p>
          </table:table-cell>
          <table:table-cell table:style-name="ce4" office:value-type="float" office:value="-128.18345" calcext:value-type="float">
            <text:p>-128.18345</text:p>
          </table:table-cell>
          <table:table-cell table:style-name="ce4" office:value-type="float" office:value="-121.09314" calcext:value-type="float">
            <text:p>-121.09314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HSV.THR_0007</text:p>
          </table:table-cell>
          <table:table-cell table:style-name="ce4" office:value-type="string" calcext:value-type="string">
            <text:p>AFWILLITE</text:p>
          </table:table-cell>
          <table:table-cell table:style-name="ce4" office:value-type="string" calcext:value-type="string">
            <text:p>O(10)H(6)CA(3)SI(2)</text:p>
          </table:table-cell>
          <table:table-cell table:style-name="ce4" office:value-type="float" office:value="264.37273" calcext:value-type="float">
            <text:p>264.37273</text:p>
          </table:table-cell>
          <table:table-cell table:style-name="ce4" office:value-type="float" office:value="-52.674057" calcext:value-type="float">
            <text:p>-52.674057</text:p>
          </table:table-cell>
          <table:table-cell table:style-name="ce4" office:value-type="float" office:value="-48.913663" calcext:value-type="float">
            <text:p>-48.913663</text:p>
          </table:table-cell>
          <table:table-cell table:style-name="ce4" office:value-type="float" office:value="-45.510331" calcext:value-type="float">
            <text:p>-45.510331</text:p>
          </table:table-cell>
          <table:table-cell table:style-name="ce4" office:value-type="float" office:value="-42.539583" calcext:value-type="float">
            <text:p>-42.539583</text:p>
          </table:table-cell>
          <table:table-cell table:style-name="ce4" office:value-type="float" office:value="-39.962362" calcext:value-type="float">
            <text:p>-39.962362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HSV.THR_0008</text:p>
          </table:table-cell>
          <table:table-cell table:style-name="ce4" office:value-type="string" calcext:value-type="string">
            <text:p>HILLEBRANDITE</text:p>
          </table:table-cell>
          <table:table-cell table:style-name="ce4" office:value-type="string" calcext:value-type="string">
            <text:p>O(31)H(14)CA(12)SI(6)/(6)</text:p>
          </table:table-cell>
          <table:table-cell table:style-name="ce4" office:value-type="float" office:value="266.26412" calcext:value-type="float">
            <text:p>266.26412</text:p>
          </table:table-cell>
          <table:table-cell table:style-name="ce4" office:value-type="float" office:value="-39.630956" calcext:value-type="float">
            <text:p>-39.630956</text:p>
          </table:table-cell>
          <table:table-cell table:style-name="ce4" office:value-type="float" office:value="-36.417357" calcext:value-type="float">
            <text:p>-36.417357</text:p>
          </table:table-cell>
          <table:table-cell table:style-name="ce4" office:value-type="float" office:value="-33.577999" calcext:value-type="float">
            <text:p>-33.577999</text:p>
          </table:table-cell>
          <table:table-cell table:style-name="ce4" office:value-type="float" office:value="-31.110601" calcext:value-type="float">
            <text:p>-31.110601</text:p>
          </table:table-cell>
          <table:table-cell table:style-name="ce4" office:value-type="float" office:value="-28.964345" calcext:value-type="float">
            <text:p>-28.964345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HSV.THR_0009</text:p>
          </table:table-cell>
          <table:table-cell table:style-name="ce4" office:value-type="string" calcext:value-type="string">
            <text:p>TRUSCOTTITE</text:p>
          </table:table-cell>
          <table:table-cell table:style-name="ce4" office:value-type="string" calcext:value-type="string">
            <text:p>O(34)H(6)CA(7)SI(12)</text:p>
          </table:table-cell>
          <table:table-cell table:style-name="ce4" office:value-type="float" office:value="243.89113" calcext:value-type="float">
            <text:p>243.89113</text:p>
          </table:table-cell>
          <table:table-cell table:style-name="ce4" office:value-type="float" office:value="-78.06211" calcext:value-type="float">
            <text:p>-78.06211</text:p>
          </table:table-cell>
          <table:table-cell table:style-name="ce4" office:value-type="float" office:value="-73.897933" calcext:value-type="float">
            <text:p>-73.897933</text:p>
          </table:table-cell>
          <table:table-cell table:style-name="ce4" office:value-type="float" office:value="-68.763021" calcext:value-type="float">
            <text:p>-68.763021</text:p>
          </table:table-cell>
          <table:table-cell table:style-name="ce4" office:value-type="float" office:value="-63.774067" calcext:value-type="float">
            <text:p>-63.774067</text:p>
          </table:table-cell>
          <table:table-cell table:style-name="ce4" office:value-type="float" office:value="-59.216653" calcext:value-type="float">
            <text:p>-59.216653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HSV.THR_0010</text:p>
          </table:table-cell>
          <table:table-cell table:style-name="ce4" office:value-type="string" calcext:value-type="string">
            <text:p>OKENITE</text:p>
          </table:table-cell>
          <table:table-cell table:style-name="ce4" office:value-type="string" calcext:value-type="string">
            <text:p>O(8)H(6)CA(1)SI(2)</text:p>
          </table:table-cell>
          <table:table-cell table:style-name="ce4" office:value-type="float" office:value="242.99673" calcext:value-type="float">
            <text:p>242.99673</text:p>
          </table:table-cell>
          <table:table-cell table:style-name="ce4" office:value-type="float" office:value="-67.031228" calcext:value-type="float">
            <text:p>-67.031228</text:p>
          </table:table-cell>
          <table:table-cell table:style-name="ce4" office:value-type="float" office:value="-62.301544" calcext:value-type="float">
            <text:p>-62.301544</text:p>
          </table:table-cell>
          <table:table-cell table:style-name="ce4" office:value-type="float" office:value="-58.081754" calcext:value-type="float">
            <text:p>-58.081754</text:p>
          </table:table-cell>
          <table:table-cell table:style-name="ce4" office:value-type="float" office:value="-54.410826" calcext:value-type="float">
            <text:p>-54.410826</text:p>
          </table:table-cell>
          <table:table-cell table:style-name="ce4" office:value-type="float" office:value="-51.22842" calcext:value-type="float">
            <text:p>-51.22842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HSV.THR_0011</text:p>
          </table:table-cell>
          <table:table-cell table:style-name="ce4" office:value-type="string" calcext:value-type="string">
            <text:p>JAFFEITE</text:p>
          </table:table-cell>
          <table:table-cell table:style-name="ce4" office:value-type="string" calcext:value-type="string">
            <text:p>O(13)H(6)CA(6)SI(2)</text:p>
          </table:table-cell>
          <table:table-cell table:style-name="ce4" office:value-type="float" office:value="292.85067" calcext:value-type="float">
            <text:p>292.85067</text:p>
          </table:table-cell>
          <table:table-cell table:style-name="ce4" office:value-type="float" office:value="-123.23532" calcext:value-type="float">
            <text:p>-123.23532</text:p>
          </table:table-cell>
          <table:table-cell table:style-name="ce4" office:value-type="float" office:value="-113.56427" calcext:value-type="float">
            <text:p>-113.56427</text:p>
          </table:table-cell>
          <table:table-cell table:style-name="ce4" office:value-type="float" office:value="-105.19134" calcext:value-type="float">
            <text:p>-105.19134</text:p>
          </table:table-cell>
          <table:table-cell table:style-name="ce4" office:value-type="float" office:value="-97.9949" calcext:value-type="float">
            <text:p>-97.9949</text:p>
          </table:table-cell>
          <table:table-cell table:style-name="ce4" office:value-type="float" office:value="-91.781309" calcext:value-type="float">
            <text:p>-91.781309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HSV.THR_0012</text:p>
          </table:table-cell>
          <table:table-cell table:style-name="ce4" office:value-type="string" calcext:value-type="string">
            <text:p>PORTLANDITE</text:p>
          </table:table-cell>
          <table:table-cell table:style-name="ce4" office:value-type="string" calcext:value-type="string">
            <text:p>O(2)H(2)CA(1)</text:p>
          </table:table-cell>
          <table:table-cell table:style-name="ce4" office:value-type="float" office:value="2241.1373" calcext:value-type="float">
            <text:p>2241.1373</text:p>
          </table:table-cell>
          <table:table-cell table:style-name="ce4" office:value-type="float" office:value="-24.606504" calcext:value-type="float">
            <text:p>-24.606504</text:p>
          </table:table-cell>
          <table:table-cell table:style-name="ce4" office:value-type="float" office:value="-22.558588" calcext:value-type="float">
            <text:p>-22.558588</text:p>
          </table:table-cell>
          <table:table-cell table:style-name="ce4" office:value-type="float" office:value="-20.803274" calcext:value-type="float">
            <text:p>-20.803274</text:p>
          </table:table-cell>
          <table:table-cell table:style-name="ce4" office:value-type="float" office:value="-19.281774" calcext:value-type="float">
            <text:p>-19.281774</text:p>
          </table:table-cell>
          <table:table-cell table:style-name="ce4" office:value-type="float" office:value="-17.947349" calcext:value-type="float">
            <text:p>-17.947349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HSV.THR_0013</text:p>
          </table:table-cell>
          <table:table-cell table:style-name="ce4" office:value-type="string" calcext:value-type="string">
            <text:p>QUARTZ-A</text:p>
          </table:table-cell>
          <table:table-cell table:style-name="ce4" office:value-type="string" calcext:value-type="string">
            <text:p>O(2)SI(1)</text:p>
          </table:table-cell>
          <table:table-cell table:style-name="ce4" office:value-type="float" office:value="2647.9947" calcext:value-type="float">
            <text:p>2647.9947</text:p>
          </table:table-cell>
          <table:table-cell table:style-name="ce4" office:value-type="float" office:value="4.6413383" calcext:value-type="float">
            <text:p>4.6413383</text:p>
          </table:table-cell>
          <table:table-cell table:style-name="ce4" office:value-type="float" office:value="4.0083526" calcext:value-type="float">
            <text:p>4.0083526</text:p>
          </table:table-cell>
          <table:table-cell table:style-name="ce4" office:value-type="float" office:value="3.6081647" calcext:value-type="float">
            <text:p>3.6081647</text:p>
          </table:table-cell>
          <table:table-cell table:style-name="ce4" office:value-type="float" office:value="3.317097" calcext:value-type="float">
            <text:p>3.317097</text:p>
          </table:table-cell>
          <table:table-cell table:style-name="ce4" office:value-type="float" office:value="3.0868095" calcext:value-type="float">
            <text:p>3.0868095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table:number-columns-repeated="256"/>
          <table:table-cell table:number-columns-repeated="768"/>
        </table:table-row>
        <table:table-row table:style-name="ro1">
          <table:table-cell table:style-name="ce4" office:value-type="string" calcext:value-type="string">
            <text:p>END <text:s/>SPECIES</text:p>
          </table:table-cell>
          <table:table-cell table:style-name="ce4" table:number-columns-repeated="255"/>
          <table:table-cell table:number-columns-repeated="768"/>
        </table:table-row>
        <table:table-row table:style-name="ro1">
          <table:table-cell table:style-name="ce4" table:number-columns-repeated="256"/>
          <table:table-cell table:number-columns-repeated="768"/>
        </table:table-row>
        <table:table-row table:style-name="ro1">
          <table:table-cell table:style-name="ce4" office:value-type="string" calcext:value-type="string">
            <text:p>THERMODDEM, ONLINE DATA</text:p>
          </table:table-cell>
          <table:table-cell table:style-name="ce4" table:number-columns-repeated="255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_0000</text:p>
          </table:table-cell>
          <table:table-cell table:number-columns-repeated="2" table:style-name="ce4" office:value-type="string" calcext:value-type="string">
            <text:p>H2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_0022</text:p>
          </table:table-cell>
          <table:table-cell table:style-name="ce4" office:value-type="string" calcext:value-type="string">
            <text:p>Amorphous_silica</text:p>
          </table:table-cell>
          <table:table-cell table:style-name="ce4" office:value-type="string" calcext:value-type="string">
            <text:p>SiO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.924" calcext:value-type="float">
            <text:p>2.924</text:p>
          </table:table-cell>
          <table:table-cell table:style-name="ce6" office:value-type="float" office:value="2.702" calcext:value-type="float">
            <text:p>2.702</text:p>
          </table:table-cell>
          <table:table-cell table:style-name="ce4" office:value-type="float" office:value="2.455" calcext:value-type="float">
            <text:p>2.455</text:p>
          </table:table-cell>
          <table:table-cell table:style-name="ce4" office:value-type="float" office:value="2.232" calcext:value-type="float">
            <text:p>2.232</text:p>
          </table:table-cell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1.829" calcext:value-type="float">
            <text:p>1.829</text:p>
          </table:table-cell>
          <table:table-cell table:style-name="ce4" office:value-type="float" office:value="1.673" calcext:value-type="float">
            <text:p>1.673</text:p>
          </table:table-cell>
          <table:table-cell table:style-name="ce4" office:value-type="float" office:value="1.532" calcext:value-type="float">
            <text:p>1.532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_0009</text:p>
          </table:table-cell>
          <table:table-cell table:style-name="ce4" office:value-type="string" calcext:value-type="string">
            <text:p>Afwillite</text:p>
          </table:table-cell>
          <table:table-cell table:style-name="ce4" office:value-type="string" calcext:value-type="string">
            <text:p>Ca3Si2O4(OH)6</text:p>
          </table:table-cell>
          <table:table-cell table:style-name="ce4" office:value-type="float" office:value="129.53" calcext:value-type="float">
            <text:p>129.53</text:p>
          </table:table-cell>
          <table:table-cell table:style-name="ce4" office:value-type="float" office:value="-53.771" calcext:value-type="float">
            <text:p>-53.771</text:p>
          </table:table-cell>
          <table:table-cell table:style-name="ce6" office:value-type="float" office:value="-49.422" calcext:value-type="float">
            <text:p>-49.422</text:p>
          </table:table-cell>
          <table:table-cell table:style-name="ce4" office:value-type="float" office:value="-44.519" calcext:value-type="float">
            <text:p>-44.519</text:p>
          </table:table-cell>
          <table:table-cell table:style-name="ce4" office:value-type="float" office:value="-40.145" calcext:value-type="float">
            <text:p>-40.145</text:p>
          </table:table-cell>
          <table:table-cell table:style-name="ce4" office:value-type="float" office:value="-35.935" calcext:value-type="float">
            <text:p>-35.935</text:p>
          </table:table-cell>
          <table:table-cell table:style-name="ce4" office:value-type="float" office:value="-32.653" calcext:value-type="float">
            <text:p>-32.653</text:p>
          </table:table-cell>
          <table:table-cell table:style-name="ce4" office:value-type="float" office:value="-29.961" calcext:value-type="float">
            <text:p>-29.961</text:p>
          </table:table-cell>
          <table:table-cell table:style-name="ce4" office:value-type="float" office:value="-27.605" calcext:value-type="float">
            <text:p>-27.605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_0150</text:p>
          </table:table-cell>
          <table:table-cell table:style-name="ce4" office:value-type="string" calcext:value-type="string">
            <text:p>CSH_0.8</text:p>
          </table:table-cell>
          <table:table-cell table:style-name="ce4" office:value-type="string" calcext:value-type="string">
            <text:p>(CaO)4/5(SiO2)(H2O)154/100</text:p>
          </table:table-cell>
          <table:table-cell table:style-name="ce4" office:value-type="float" office:value="59.29" calcext:value-type="float">
            <text:p>59.29</text:p>
          </table:table-cell>
          <table:table-cell table:style-name="ce4" office:value-type="float" office:value="-11.827" calcext:value-type="float">
            <text:p>-11.827</text:p>
          </table:table-cell>
          <table:table-cell table:style-name="ce6" office:value-type="float" office:value="-11.05" calcext:value-type="float">
            <text:p>-11.05</text:p>
          </table:table-cell>
          <table:table-cell table:style-name="ce4" office:value-type="float" office:value="-10.195" calcext:value-type="float">
            <text:p>-10.195</text:p>
          </table:table-cell>
          <table:table-cell table:style-name="ce4" office:value-type="float" office:value="-9.455" calcext:value-type="float">
            <text:p>-9.455</text:p>
          </table:table-cell>
          <table:table-cell table:style-name="ce4" office:value-type="float" office:value="-8.773" calcext:value-type="float">
            <text:p>-8.773</text:p>
          </table:table-cell>
          <table:table-cell table:style-name="ce4" office:value-type="float" office:value="-8.265" calcext:value-type="float">
            <text:p>-8.265</text:p>
          </table:table-cell>
          <table:table-cell table:style-name="ce4" office:value-type="float" office:value="-7.861" calcext:value-type="float">
            <text:p>-7.861</text:p>
          </table:table-cell>
          <table:table-cell table:style-name="ce4" office:value-type="float" office:value="-7.51" calcext:value-type="float">
            <text:p>-7.51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_0151</text:p>
          </table:table-cell>
          <table:table-cell table:style-name="ce4" office:value-type="string" calcext:value-type="string">
            <text:p>CSH_1.2</text:p>
          </table:table-cell>
          <table:table-cell table:style-name="ce4" office:value-type="string" calcext:value-type="string">
            <text:p>(CaO)6/5(SiO2)(H2O)206/100</text:p>
          </table:table-cell>
          <table:table-cell table:style-name="ce4" office:value-type="float" office:value="71.95" calcext:value-type="float">
            <text:p>71.95</text:p>
          </table:table-cell>
          <table:table-cell table:style-name="ce4" office:value-type="float" office:value="-20.74" calcext:value-type="float">
            <text:p>-20.74</text:p>
          </table:table-cell>
          <table:table-cell table:style-name="ce6" office:value-type="float" office:value="-19.301" calcext:value-type="float">
            <text:p>-19.301</text:p>
          </table:table-cell>
          <table:table-cell table:style-name="ce4" office:value-type="float" office:value="-17.7" calcext:value-type="float">
            <text:p>-17.7</text:p>
          </table:table-cell>
          <table:table-cell table:style-name="ce4" office:value-type="float" office:value="-16.295" calcext:value-type="float">
            <text:p>-16.295</text:p>
          </table:table-cell>
          <table:table-cell table:style-name="ce4" office:value-type="float" office:value="-14.971" calcext:value-type="float">
            <text:p>-14.971</text:p>
          </table:table-cell>
          <table:table-cell table:style-name="ce4" office:value-type="float" office:value="-13.961" calcext:value-type="float">
            <text:p>-13.961</text:p>
          </table:table-cell>
          <table:table-cell table:style-name="ce4" office:value-type="float" office:value="-13.147" calcext:value-type="float">
            <text:p>-13.147</text:p>
          </table:table-cell>
          <table:table-cell table:style-name="ce4" office:value-type="float" office:value="-12.438" calcext:value-type="float">
            <text:p>-12.438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_0152</text:p>
          </table:table-cell>
          <table:table-cell table:style-name="ce4" office:value-type="string" calcext:value-type="string">
            <text:p>CSH_1.6</text:p>
          </table:table-cell>
          <table:table-cell table:style-name="ce4" office:value-type="string" calcext:value-type="string">
            <text:p>(CaO)8/5(SiO2)(H2O)258/100</text:p>
          </table:table-cell>
          <table:table-cell table:style-name="ce4" office:value-type="float" office:value="84.68" calcext:value-type="float">
            <text:p>84.68</text:p>
          </table:table-cell>
          <table:table-cell table:style-name="ce4" office:value-type="float" office:value="-30.165" calcext:value-type="float">
            <text:p>-30.165</text:p>
          </table:table-cell>
          <table:table-cell table:style-name="ce6" office:value-type="float" office:value="-28.002" calcext:value-type="float">
            <text:p>-28.002</text:p>
          </table:table-cell>
          <table:table-cell table:style-name="ce4" office:value-type="float" office:value="-25.589" calcext:value-type="float">
            <text:p>-25.589</text:p>
          </table:table-cell>
          <table:table-cell table:style-name="ce4" office:value-type="float" office:value="-23.466" calcext:value-type="float">
            <text:p>-23.466</text:p>
          </table:table-cell>
          <table:table-cell table:style-name="ce4" office:value-type="float" office:value="-21.458" calcext:value-type="float">
            <text:p>-21.458</text:p>
          </table:table-cell>
          <table:table-cell table:style-name="ce4" office:value-type="float" office:value="-19.923" calcext:value-type="float">
            <text:p>-19.923</text:p>
          </table:table-cell>
          <table:table-cell table:style-name="ce4" office:value-type="float" office:value="-18.684" calcext:value-type="float">
            <text:p>-18.684</text:p>
          </table:table-cell>
          <table:table-cell table:style-name="ce4" office:value-type="float" office:value="-17.611" calcext:value-type="float">
            <text:p>-17.611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_0145</text:p>
          </table:table-cell>
          <table:table-cell table:style-name="ce4" office:value-type="string" calcext:value-type="string">
            <text:p>Cristobalite,alpha</text:p>
          </table:table-cell>
          <table:table-cell table:style-name="ce4" office:value-type="string" calcext:value-type="string">
            <text:p>SiO2</text:p>
          </table:table-cell>
          <table:table-cell table:style-name="ce4" office:value-type="float" office:value="25.74" calcext:value-type="float">
            <text:p>25.74</text:p>
          </table:table-cell>
          <table:table-cell table:style-name="ce4" office:value-type="float" office:value="3.427" calcext:value-type="float">
            <text:p>3.427</text:p>
          </table:table-cell>
          <table:table-cell table:style-name="ce6" office:value-type="float" office:value="3.163" calcext:value-type="float">
            <text:p>3.163</text:p>
          </table:table-cell>
          <table:table-cell table:style-name="ce4" office:value-type="float" office:value="2.858" calcext:value-type="float">
            <text:p>2.858</text:p>
          </table:table-cell>
          <table:table-cell table:style-name="ce4" office:value-type="float" office:value="2.577" calcext:value-type="float">
            <text:p>2.577</text:p>
          </table:table-cell>
          <table:table-cell table:style-name="ce4" office:value-type="float" office:value="2.296" calcext:value-type="float">
            <text:p>2.296</text:p>
          </table:table-cell>
          <table:table-cell table:style-name="ce4" office:value-type="float" office:value="2.069" calcext:value-type="float">
            <text:p>2.069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1.716" calcext:value-type="float">
            <text:p>1.716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_0146</text:p>
          </table:table-cell>
          <table:table-cell table:style-name="ce4" office:value-type="string" calcext:value-type="string">
            <text:p>Cristobalite,beta</text:p>
          </table:table-cell>
          <table:table-cell table:style-name="ce4" office:value-type="string" calcext:value-type="string">
            <text:p>SiO2</text:p>
          </table:table-cell>
          <table:table-cell table:style-name="ce4" office:value-type="float" office:value="27.44" calcext:value-type="float">
            <text:p>27.44</text:p>
          </table:table-cell>
          <table:table-cell table:style-name="ce4" office:value-type="float" office:value="3.379" calcext:value-type="float">
            <text:p>3.379</text:p>
          </table:table-cell>
          <table:table-cell table:style-name="ce6" office:value-type="float" office:value="3.107" calcext:value-type="float">
            <text:p>3.107</text:p>
          </table:table-cell>
          <table:table-cell table:style-name="ce4" office:value-type="float" office:value="2.803" calcext:value-type="float">
            <text:p>2.803</text:p>
          </table:table-cell>
          <table:table-cell table:style-name="ce4" office:value-type="float" office:value="2.531" calcext:value-type="float">
            <text:p>2.531</text:p>
          </table:table-cell>
          <table:table-cell table:style-name="ce4" office:value-type="float" office:value="2.266" calcext:value-type="float">
            <text:p>2.266</text:p>
          </table:table-cell>
          <table:table-cell table:style-name="ce4" office:value-type="float" office:value="2.055" calcext:value-type="float">
            <text:p>2.055</text:p>
          </table:table-cell>
          <table:table-cell table:style-name="ce4" office:value-type="float" office:value="1.879" calcext:value-type="float">
            <text:p>1.879</text:p>
          </table:table-cell>
          <table:table-cell table:style-name="ce4" office:value-type="float" office:value="1.726" calcext:value-type="float">
            <text:p>1.726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!MIN</text:p>
          </table:table-cell>
          <table:table-cell table:style-name="ce4" office:value-type="string" calcext:value-type="string">
            <text:p>_0272</text:p>
          </table:table-cell>
          <table:table-cell table:style-name="ce4" office:value-type="string" calcext:value-type="string">
            <text:p>Jennite</text:p>
          </table:table-cell>
          <table:table-cell table:style-name="ce4" office:value-type="string" calcext:value-type="string">
            <text:p>Ca9Si6H22O32</text:p>
          </table:table-cell>
          <table:table-cell table:style-name="ce4" office:value-type="float" office:value="456.4" calcext:value-type="float">
            <text:p>456.4</text:p>
          </table:table-cell>
          <table:table-cell table:style-name="ce4" office:value-type="float" office:value="-159.514" calcext:value-type="float">
            <text:p>-159.514</text:p>
          </table:table-cell>
          <table:table-cell table:style-name="ce6" office:value-type="float" office:value="-147.338" calcext:value-type="float">
            <text:p>-147.338</text:p>
          </table:table-cell>
          <table:table-cell table:style-name="ce4" office:value-type="float" office:value="-133.699" calcext:value-type="float">
            <text:p>-133.699</text:p>
          </table:table-cell>
          <table:table-cell table:style-name="ce4" office:value-type="float" office:value="-121.632" calcext:value-type="float">
            <text:p>-121.632</text:p>
          </table:table-cell>
          <table:table-cell table:style-name="ce4" office:value-type="float" office:value="-110.139" calcext:value-type="float">
            <text:p>-110.139</text:p>
          </table:table-cell>
          <table:table-cell table:style-name="ce4" office:value-type="float" office:value="-101.278" calcext:value-type="float">
            <text:p>-101.278</text:p>
          </table:table-cell>
          <table:table-cell table:style-name="ce4" office:value-type="float" office:value="-94.076" calcext:value-type="float">
            <text:p>-94.076</text:p>
          </table:table-cell>
          <table:table-cell table:style-name="ce4" office:value-type="float" office:value="-87.799" calcext:value-type="float">
            <text:p>-87.799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_0377</text:p>
          </table:table-cell>
          <table:table-cell table:style-name="ce4" office:value-type="string" calcext:value-type="string">
            <text:p>Okenite</text:p>
          </table:table-cell>
          <table:table-cell table:style-name="ce4" office:value-type="string" calcext:value-type="string">
            <text:p>CaSi2O4(OH)2(H2O)</text:p>
          </table:table-cell>
          <table:table-cell table:style-name="ce4" office:value-type="float" office:value="94.77" calcext:value-type="float">
            <text:p>94.77</text:p>
          </table:table-cell>
          <table:table-cell table:style-name="ce4" office:value-type="float" office:value="-9.852" calcext:value-type="float">
            <text:p>-9.852</text:p>
          </table:table-cell>
          <table:table-cell table:style-name="ce6" office:value-type="float" office:value="-9.179" calcext:value-type="float">
            <text:p>-9.179</text:p>
          </table:table-cell>
          <table:table-cell table:style-name="ce4" office:value-type="float" office:value="-8.478" calcext:value-type="float">
            <text:p>-8.478</text:p>
          </table:table-cell>
          <table:table-cell table:style-name="ce4" office:value-type="float" office:value="-7.916" calcext:value-type="float">
            <text:p>-7.916</text:p>
          </table:table-cell>
          <table:table-cell table:style-name="ce4" office:value-type="float" office:value="-7.444" calcext:value-type="float">
            <text:p>-7.444</text:p>
          </table:table-cell>
          <table:table-cell table:style-name="ce4" office:value-type="float" office:value="-7.124" calcext:value-type="float">
            <text:p>-7.124</text:p>
          </table:table-cell>
          <table:table-cell table:style-name="ce4" office:value-type="float" office:value="-6.887" calcext:value-type="float">
            <text:p>-6.887</text:p>
          </table:table-cell>
          <table:table-cell table:style-name="ce4" office:value-type="float" office:value="-6.679" calcext:value-type="float">
            <text:p>-6.679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_0409</text:p>
          </table:table-cell>
          <table:table-cell table:style-name="ce4" office:value-type="string" calcext:value-type="string">
            <text:p>Portlandite</text:p>
          </table:table-cell>
          <table:table-cell table:style-name="ce4" office:value-type="string" calcext:value-type="string">
            <text:p>Ca(OH)2</text:p>
          </table:table-cell>
          <table:table-cell table:style-name="ce4" office:value-type="float" office:value="33.056" calcext:value-type="float">
            <text:p>33.056</text:p>
          </table:table-cell>
          <table:table-cell table:style-name="ce4" office:value-type="float" office:value="-24.905" calcext:value-type="float">
            <text:p>-24.905</text:p>
          </table:table-cell>
          <table:table-cell table:style-name="ce6" office:value-type="float" office:value="-22.812" calcext:value-type="float">
            <text:p>-22.812</text:p>
          </table:table-cell>
          <table:table-cell table:style-name="ce4" office:value-type="float" office:value="-20.429" calcext:value-type="float">
            <text:p>-20.429</text:p>
          </table:table-cell>
          <table:table-cell table:style-name="ce4" office:value-type="float" office:value="-18.271" calcext:value-type="float">
            <text:p>-18.271</text:p>
          </table:table-cell>
          <table:table-cell table:style-name="ce4" office:value-type="float" office:value="-16.158" calcext:value-type="float">
            <text:p>-16.158</text:p>
          </table:table-cell>
          <table:table-cell table:style-name="ce4" office:value-type="float" office:value="-14.481" calcext:value-type="float">
            <text:p>-14.481</text:p>
          </table:table-cell>
          <table:table-cell table:style-name="ce4" office:value-type="float" office:value="-13.09" calcext:value-type="float">
            <text:p>-13.09</text:p>
          </table:table-cell>
          <table:table-cell table:style-name="ce4" office:value-type="float" office:value="-11.876" calcext:value-type="float">
            <text:p>-11.876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_0421</text:p>
          </table:table-cell>
          <table:table-cell table:style-name="ce4" office:value-type="string" calcext:value-type="string">
            <text:p>Quartz,alpha</text:p>
          </table:table-cell>
          <table:table-cell table:style-name="ce4" office:value-type="string" calcext:value-type="string">
            <text:p>SiO2</text:p>
          </table:table-cell>
          <table:table-cell table:style-name="ce4" office:value-type="float" office:value="22.69" calcext:value-type="float">
            <text:p>22.69</text:p>
          </table:table-cell>
          <table:table-cell table:style-name="ce4" office:value-type="float" office:value="4.079" calcext:value-type="float">
            <text:p>4.079</text:p>
          </table:table-cell>
          <table:table-cell table:style-name="ce6" office:value-type="float" office:value="3.74" calcext:value-type="float">
            <text:p>3.74</text:p>
          </table:table-cell>
          <table:table-cell table:style-name="ce4" office:value-type="float" office:value="3.349" calcext:value-type="float">
            <text:p>3.349</text:p>
          </table:table-cell>
          <table:table-cell table:style-name="ce4" office:value-type="float" office:value="2.991" calcext:value-type="float">
            <text:p>2.991</text:p>
          </table:table-cell>
          <table:table-cell table:style-name="ce4" office:value-type="float" office:value="2.635" calcext:value-type="float">
            <text:p>2.635</text:p>
          </table:table-cell>
          <table:table-cell table:style-name="ce4" office:value-type="float" office:value="2.351" calcext:value-type="float">
            <text:p>2.351</text:p>
          </table:table-cell>
          <table:table-cell table:style-name="ce4" office:value-type="float" office:value="2.117" calcext:value-type="float">
            <text:p>2.117</text:p>
          </table:table-cell>
          <table:table-cell table:style-name="ce4" office:value-type="float" office:value="1.918" calcext:value-type="float">
            <text:p>1.918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_0422</text:p>
          </table:table-cell>
          <table:table-cell table:style-name="ce4" office:value-type="string" calcext:value-type="string">
            <text:p>Quartz,beta</text:p>
          </table:table-cell>
          <table:table-cell table:style-name="ce4" office:value-type="string" calcext:value-type="string">
            <text:p>SiO2</text:p>
          </table:table-cell>
          <table:table-cell table:style-name="ce4" office:value-type="float" office:value="23.09" calcext:value-type="float">
            <text:p>23.09</text:p>
          </table:table-cell>
          <table:table-cell table:style-name="ce4" office:value-type="float" office:value="3.079" calcext:value-type="float">
            <text:p>3.079</text:p>
          </table:table-cell>
          <table:table-cell table:style-name="ce6" office:value-type="float" office:value="3.079" calcext:value-type="float">
            <text:p>3.079</text:p>
          </table:table-cell>
          <table:table-cell table:number-columns-repeated="6" table:style-name="ce4" office:value-type="float" office:value="3.079" calcext:value-type="float">
            <text:p>3.079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!MIN</text:p>
          </table:table-cell>
          <table:table-cell table:style-name="ce4" office:value-type="string" calcext:value-type="string">
            <text:p>_0499</text:p>
          </table:table-cell>
          <table:table-cell table:style-name="ce4" office:value-type="string" calcext:value-type="string">
            <text:p>Tobermorite_11A</text:p>
          </table:table-cell>
          <table:table-cell table:style-name="ce4" office:value-type="string" calcext:value-type="string">
            <text:p>((Ca5Si6)2O23(OH)22)/2</text:p>
          </table:table-cell>
          <table:table-cell table:style-name="ce4" office:value-type="float" office:value="286.19" calcext:value-type="float">
            <text:p>286.19</text:p>
          </table:table-cell>
          <table:table-cell table:style-name="ce4" office:value-type="float" office:value="-71.584" calcext:value-type="float">
            <text:p>-71.584</text:p>
          </table:table-cell>
          <table:table-cell table:style-name="ce6" office:value-type="float" office:value="-65.578" calcext:value-type="float">
            <text:p>-65.578</text:p>
          </table:table-cell>
          <table:table-cell table:style-name="ce4" office:value-type="float" office:value="-58.782" calcext:value-type="float">
            <text:p>-58.782</text:p>
          </table:table-cell>
          <table:table-cell table:style-name="ce4" office:value-type="float" office:value="-52.693" calcext:value-type="float">
            <text:p>-52.693</text:p>
          </table:table-cell>
          <table:table-cell table:style-name="ce4" office:value-type="float" office:value="-46.806" calcext:value-type="float">
            <text:p>-46.806</text:p>
          </table:table-cell>
          <table:table-cell table:style-name="ce4" office:value-type="float" office:value="-42.186" calcext:value-type="float">
            <text:p>-42.186</text:p>
          </table:table-cell>
          <table:table-cell table:style-name="ce4" office:value-type="float" office:value="-38.364" calcext:value-type="float">
            <text:p>-38.364</text:p>
          </table:table-cell>
          <table:table-cell table:style-name="ce4" office:value-type="float" office:value="-34.978" calcext:value-type="float">
            <text:p>-34.978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!MIN</text:p>
          </table:table-cell>
          <table:table-cell table:style-name="ce4" office:value-type="string" calcext:value-type="string">
            <text:p>_0500</text:p>
          </table:table-cell>
          <table:table-cell table:style-name="ce4" office:value-type="string" calcext:value-type="string">
            <text:p>Tobermorite_14A</text:p>
          </table:table-cell>
          <table:table-cell table:style-name="ce4" office:value-type="string" calcext:value-type="string">
            <text:p>((Ca5Si6)2O13(OH)42)/2</text:p>
          </table:table-cell>
          <table:table-cell table:style-name="ce4" office:value-type="float" office:value="351.3" calcext:value-type="float">
            <text:p>351.3</text:p>
          </table:table-cell>
          <table:table-cell table:style-name="ce4" office:value-type="float" office:value="-67.941" calcext:value-type="float">
            <text:p>-67.941</text:p>
          </table:table-cell>
          <table:table-cell table:style-name="ce6" office:value-type="float" office:value="-62.944" calcext:value-type="float">
            <text:p>-62.944</text:p>
          </table:table-cell>
          <table:table-cell table:style-name="ce4" office:value-type="float" office:value="-57.397" calcext:value-type="float">
            <text:p>-57.397</text:p>
          </table:table-cell>
          <table:table-cell table:style-name="ce4" office:value-type="float" office:value="-52.554" calcext:value-type="float">
            <text:p>-52.554</text:p>
          </table:table-cell>
          <table:table-cell table:style-name="ce4" office:value-type="float" office:value="-48.02" calcext:value-type="float">
            <text:p>-48.02</text:p>
          </table:table-cell>
          <table:table-cell table:style-name="ce4" office:value-type="float" office:value="-44.581" calcext:value-type="float">
            <text:p>-44.581</text:p>
          </table:table-cell>
          <table:table-cell table:style-name="ce4" office:value-type="float" office:value="-41.81" calcext:value-type="float">
            <text:p>-41.81</text:p>
          </table:table-cell>
          <table:table-cell table:style-name="ce4" office:value-type="float" office:value="-39.376" calcext:value-type="float">
            <text:p>-39.376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_0522</text:p>
          </table:table-cell>
          <table:table-cell table:style-name="ce4" office:value-type="string" calcext:value-type="string">
            <text:p>Xonotlite</text:p>
          </table:table-cell>
          <table:table-cell table:style-name="ce4" office:value-type="string" calcext:value-type="string">
            <text:p>Ca6Si6O17(OH)2</text:p>
          </table:table-cell>
          <table:table-cell table:style-name="ce4" office:value-type="float" office:value="256.9" calcext:value-type="float">
            <text:p>256.9</text:p>
          </table:table-cell>
          <table:table-cell table:style-name="ce4" office:value-type="float" office:value="-100.537" calcext:value-type="float">
            <text:p>-100.537</text:p>
          </table:table-cell>
          <table:table-cell table:style-name="ce6" office:value-type="float" office:value="-91.335" calcext:value-type="float">
            <text:p>-91.335</text:p>
          </table:table-cell>
          <table:table-cell table:style-name="ce4" office:value-type="float" office:value="-80.786" calcext:value-type="float">
            <text:p>-80.786</text:p>
          </table:table-cell>
          <table:table-cell table:style-name="ce4" office:value-type="float" office:value="-71.17" calcext:value-type="float">
            <text:p>-71.17</text:p>
          </table:table-cell>
          <table:table-cell table:style-name="ce4" office:value-type="float" office:value="-61.686" calcext:value-type="float">
            <text:p>-61.686</text:p>
          </table:table-cell>
          <table:table-cell table:style-name="ce4" office:value-type="float" office:value="-54.096" calcext:value-type="float">
            <text:p>-54.096</text:p>
          </table:table-cell>
          <table:table-cell table:style-name="ce4" office:value-type="float" office:value="-47.737" calcext:value-type="float">
            <text:p>-47.737</text:p>
          </table:table-cell>
          <table:table-cell table:style-name="ce4" office:value-type="float" office:value="-42.104" calcext:value-type="float">
            <text:p>-42.104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_0519</text:p>
          </table:table-cell>
          <table:table-cell table:style-name="ce4" office:value-type="string" calcext:value-type="string">
            <text:p>Wollastonite</text:p>
          </table:table-cell>
          <table:table-cell table:style-name="ce4" office:value-type="string" calcext:value-type="string">
            <text:p>CaSiO3</text:p>
          </table:table-cell>
          <table:table-cell table:style-name="ce4" office:value-type="float" office:value="39.93" calcext:value-type="float">
            <text:p>39.93</text:p>
          </table:table-cell>
          <table:table-cell table:style-name="ce4" office:value-type="float" office:value="-15.44" calcext:value-type="float">
            <text:p>-15.44</text:p>
          </table:table-cell>
          <table:table-cell table:style-name="ce6" office:value-type="float" office:value="-14.024" calcext:value-type="float">
            <text:p>-14.024</text:p>
          </table:table-cell>
          <table:table-cell table:style-name="ce4" office:value-type="float" office:value="-12.404" calcext:value-type="float">
            <text:p>-12.404</text:p>
          </table:table-cell>
          <table:table-cell table:style-name="ce4" office:value-type="float" office:value="-10.927" calcext:value-type="float">
            <text:p>-10.927</text:p>
          </table:table-cell>
          <table:table-cell table:style-name="ce4" office:value-type="float" office:value="-9.467" calcext:value-type="float">
            <text:p>-9.467</text:p>
          </table:table-cell>
          <table:table-cell table:style-name="ce4" office:value-type="float" office:value="-8.29" calcext:value-type="float">
            <text:p>-8.29</text:p>
          </table:table-cell>
          <table:table-cell table:style-name="ce4" office:value-type="float" office:value="-7.293" calcext:value-type="float">
            <text:p>-7.293</text:p>
          </table:table-cell>
          <table:table-cell table:style-name="ce4" office:value-type="float" office:value="-6.399" calcext:value-type="float">
            <text:p>-6.399</text:p>
          </table:table-cell>
          <table:table-cell table:style-name="ce4" table:number-columns-repeated="243"/>
          <table:table-cell table:number-columns-repeated="768"/>
        </table:table-row>
        <table:table-row table:style-name="ro1" table:number-rows-repeated="65486">
          <table:table-cell table:style-name="ce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logk_csh_blanc.dtb'.$A$1" table:expression="#REF!"/>
          <table:named-expression table:name="Sheet_Title" table:base-cell-address="$'logk_csh_blanc.dtb'.$A$1" table:expression="&quot;logk_csh_blanc.dtb&quot;"/>
        </table:named-expressions>
      </table:table>
      <table:table table:name="logk_csh_ctdp_dubious" table:style-name="ta1">
        <table:table-column table:style-name="co1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"/>
        <table:table-column table:style-name="co25" table:number-columns-repeated="3" table:default-cell-style-name="Default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TP.TABLE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TdgC <text:s/>0.01 <text:s text:c="2"/>25.0 <text:s text:c="2"/>50.0 <text:s/>75.0 <text:s/>100.0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Pbar <text:s/>1.00 <text:s text:c="2"/>1.00 <text:s text:c="2"/>1.00 <text:s/>1.00 <text:s/>1.00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END TP.TABLE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PECIES LOGK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ORMULA SCFORM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CFORM</text:p>
          </table:table-cell>
          <table:table-cell table:style-name="ce1" office:value-type="string" calcext:value-type="string">
            <text:p>PARAMETERS</text:p>
          </table:table-cell>
          <table:table-cell/>
          <table:table-cell table:style-name="ce1" table:number-columns-repeated="1018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Ca3Si2O4(OH)6</text:p>
          </table:table-cell>
          <table:table-cell office:value-type="float" office:value="-65.99163" calcext:value-type="float">
            <text:p>-65.99163</text:p>
          </table:table-cell>
          <table:table-cell office:value-type="float" office:value="-60.53235" calcext:value-type="float">
            <text:p>-60.53235</text:p>
          </table:table-cell>
          <table:table-cell office:value-type="float" office:value="-55.91757" calcext:value-type="float">
            <text:p>-55.91757</text:p>
          </table:table-cell>
          <table:table-cell office:value-type="float" office:value="-51.96554" calcext:value-type="float">
            <text:p>-51.96554</text:p>
          </table:table-cell>
          <table:table-cell office:value-type="float" office:value="-48.54307" calcext:value-type="float">
            <text:p>-48.543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office:value-type="float" office:value="-102.48481" calcext:value-type="float">
            <text:p>-102.48481</text:p>
          </table:table-cell>
          <table:table-cell office:value-type="float" office:value="-93.36028" calcext:value-type="float">
            <text:p>-93.36028</text:p>
          </table:table-cell>
          <table:table-cell office:value-type="float" office:value="-85.64723" calcext:value-type="float">
            <text:p>-85.64723</text:p>
          </table:table-cell>
          <table:table-cell office:value-type="float" office:value="-79.04189" calcext:value-type="float">
            <text:p>-79.04189</text:p>
          </table:table-cell>
          <table:table-cell office:value-type="float" office:value="-73.32164" calcext:value-type="float">
            <text:p>-73.321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SiO3</text:p>
          </table:table-cell>
          <table:table-cell office:value-type="float" office:value="-15.44191" calcext:value-type="float">
            <text:p>-15.44191</text:p>
          </table:table-cell>
          <table:table-cell office:value-type="float" office:value="-14.01735" calcext:value-type="float">
            <text:p>-14.01735</text:p>
          </table:table-cell>
          <table:table-cell office:value-type="float" office:value="-12.81315" calcext:value-type="float">
            <text:p>-12.81315</text:p>
          </table:table-cell>
          <table:table-cell office:value-type="float" office:value="-11.78189" calcext:value-type="float">
            <text:p>-11.78189</text:p>
          </table:table-cell>
          <table:table-cell office:value-type="float" office:value="-10.88881" calcext:value-type="float">
            <text:p>-10.888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11A</text:p>
          </table:table-cell>
          <table:table-cell office:value-type="string" calcext:value-type="string">
            <text:p>((Ca5Si6)2O23(OH)22)/2</text:p>
          </table:table-cell>
          <table:table-cell office:value-type="float" office:value="-72.89864" calcext:value-type="float">
            <text:p>-72.89864</text:p>
          </table:table-cell>
          <table:table-cell office:value-type="float" office:value="-67.1178" calcext:value-type="float">
            <text:p>-67.1178</text:p>
          </table:table-cell>
          <table:table-cell office:value-type="float" office:value="-62.23119" calcext:value-type="float">
            <text:p>-62.23119</text:p>
          </table:table-cell>
          <table:table-cell office:value-type="float" office:value="-58.04638" calcext:value-type="float">
            <text:p>-58.04638</text:p>
          </table:table-cell>
          <table:table-cell office:value-type="float" office:value="-54.42231" calcext:value-type="float">
            <text:p>-54.422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14A</text:p>
          </table:table-cell>
          <table:table-cell office:value-type="string" calcext:value-type="string">
            <text:p>((Ca5Si6)2O13(OH)42)/2</text:p>
          </table:table-cell>
          <table:table-cell office:value-type="float" office:value="-70.19781" calcext:value-type="float">
            <text:p>-70.19781</text:p>
          </table:table-cell>
          <table:table-cell office:value-type="float" office:value="-65.31395" calcext:value-type="float">
            <text:p>-65.31395</text:p>
          </table:table-cell>
          <table:table-cell office:value-type="float" office:value="-61.18558" calcext:value-type="float">
            <text:p>-61.18558</text:p>
          </table:table-cell>
          <table:table-cell office:value-type="float" office:value="-57.65011" calcext:value-type="float">
            <text:p>-57.65011</text:p>
          </table:table-cell>
          <table:table-cell office:value-type="float" office:value="-54.58837" calcext:value-type="float">
            <text:p>-54.588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9A</text:p>
          </table:table-cell>
          <table:table-cell office:value-type="string" calcext:value-type="string">
            <text:p>(CaO)5(SiO2)6(H2O)3</text:p>
          </table:table-cell>
          <table:table-cell office:value-type="float" office:value="-77.06929" calcext:value-type="float">
            <text:p>-77.06929</text:p>
          </table:table-cell>
          <table:table-cell office:value-type="float" office:value="-70.60354" calcext:value-type="float">
            <text:p>-70.60354</text:p>
          </table:table-cell>
          <table:table-cell office:value-type="float" office:value="-65.13799" calcext:value-type="float">
            <text:p>-65.13799</text:p>
          </table:table-cell>
          <table:table-cell office:value-type="float" office:value="-60.45737" calcext:value-type="float">
            <text:p>-60.45737</text:p>
          </table:table-cell>
          <table:table-cell office:value-type="float" office:value="-56.40393" calcext:value-type="float">
            <text:p>-56.403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float" office:value="-25.58691" calcext:value-type="float">
            <text:p>-25.58691</text:p>
          </table:table-cell>
          <table:table-cell office:value-type="float" office:value="-23.66685" calcext:value-type="float">
            <text:p>-23.66685</text:p>
          </table:table-cell>
          <table:table-cell office:value-type="float" office:value="-22.04381" calcext:value-type="float">
            <text:p>-22.04381</text:p>
          </table:table-cell>
          <table:table-cell office:value-type="float" office:value="-20.65387" calcext:value-type="float">
            <text:p>-20.65387</text:p>
          </table:table-cell>
          <table:table-cell office:value-type="float" office:value="-19.45017" calcext:value-type="float">
            <text:p>-19.450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CaSi2O4(OH)2(H2O)</text:p>
          </table:table-cell>
          <table:table-cell office:value-type="float" office:value="-11.59279" calcext:value-type="float">
            <text:p>-11.59279</text:p>
          </table:table-cell>
          <table:table-cell office:value-type="float" office:value="-10.88541" calcext:value-type="float">
            <text:p>-10.88541</text:p>
          </table:table-cell>
          <table:table-cell office:value-type="float" office:value="-10.28746" calcext:value-type="float">
            <text:p>-10.28746</text:p>
          </table:table-cell>
          <table:table-cell office:value-type="float" office:value="-9.77539" calcext:value-type="float">
            <text:p>-9.77539</text:p>
          </table:table-cell>
          <table:table-cell office:value-type="float" office:value="-9.33193" calcext:value-type="float">
            <text:p>-9.331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Quartz,alpha</text:p>
          </table:table-cell>
          <table:table-cell office:value-type="string" calcext:value-type="string">
            <text:p>SiO2</text:p>
          </table:table-cell>
          <table:table-cell office:value-type="float" office:value="4.07718" calcext:value-type="float">
            <text:p>4.07718</text:p>
          </table:table-cell>
          <table:table-cell office:value-type="float" office:value="3.74629" calcext:value-type="float">
            <text:p>3.74629</text:p>
          </table:table-cell>
          <table:table-cell office:value-type="float" office:value="3.46659" calcext:value-type="float">
            <text:p>3.46659</text:p>
          </table:table-cell>
          <table:table-cell office:value-type="float" office:value="3.22706" calcext:value-type="float">
            <text:p>3.22706</text:p>
          </table:table-cell>
          <table:table-cell office:value-type="float" office:value="3.01962" calcext:value-type="float">
            <text:p>3.019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Cristobalite,alpha</text:p>
          </table:table-cell>
          <table:table-cell office:value-type="string" calcext:value-type="string">
            <text:p>SiO2</text:p>
          </table:table-cell>
          <table:table-cell office:value-type="float" office:value="3.45738" calcext:value-type="float">
            <text:p>3.45738</text:p>
          </table:table-cell>
          <table:table-cell office:value-type="float" office:value="3.18738" calcext:value-type="float">
            <text:p>3.18738</text:p>
          </table:table-cell>
          <table:table-cell office:value-type="float" office:value="2.95914" calcext:value-type="float">
            <text:p>2.95914</text:p>
          </table:table-cell>
          <table:table-cell office:value-type="float" office:value="2.76368" calcext:value-type="float">
            <text:p>2.76368</text:p>
          </table:table-cell>
          <table:table-cell office:value-type="float" office:value="2.59441" calcext:value-type="float">
            <text:p>2.594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-24.87963" calcext:value-type="float">
            <text:p>-24.87963</text:p>
          </table:table-cell>
          <table:table-cell office:value-type="float" office:value="-22.8" calcext:value-type="float">
            <text:p>-22.8</text:p>
          </table:table-cell>
          <table:table-cell office:value-type="float" office:value="-21.04207" calcext:value-type="float">
            <text:p>-21.04207</text:p>
          </table:table-cell>
          <table:table-cell office:value-type="float" office:value="-19.5366" calcext:value-type="float">
            <text:p>-19.5366</text:p>
          </table:table-cell>
          <table:table-cell office:value-type="float" office:value="-18.23286" calcext:value-type="float">
            <text:p>-18.232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table:number-columns-repeated="2" office:value-type="string" calcext:value-type="string">
            <text:p>H2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office:value-type="float" office:value="-102.48481" calcext:value-type="float">
            <text:p>-102.48481</text:p>
          </table:table-cell>
          <table:table-cell office:value-type="float" office:value="-93.36028" calcext:value-type="float">
            <text:p>-93.36028</text:p>
          </table:table-cell>
          <table:table-cell office:value-type="float" office:value="-85.64723" calcext:value-type="float">
            <text:p>-85.64723</text:p>
          </table:table-cell>
          <table:table-cell office:value-type="float" office:value="-79.04189" calcext:value-type="float">
            <text:p>-79.04189</text:p>
          </table:table-cell>
          <table:table-cell office:value-type="float" office:value="-73.32164" calcext:value-type="float">
            <text:p>-73.321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4"/>
          <table:table-cell table:style-name="Default"/>
          <table:table-cell table:number-columns-repeated="1018"/>
        </table:table-row>
      </table:table>
      <table:table table:name="csh_blanc_25C" table:style-name="ta1">
        <table:table-column table:style-name="co1" table:number-columns-repeated="3" table:default-cell-style-name="ce2"/>
        <table:table-column table:style-name="co26" table:default-cell-style-name="ce2"/>
        <table:table-column table:style-name="co1" table:number-columns-repeated="1020" table:default-cell-style-name="ce2"/>
        <table:table-row table:style-name="ro1">
          <table:table-cell office:value-type="string" calcext:value-type="string">
            <text:p>! logk_csh_blanc_25c.dt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P.T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dgC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ba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PECIES LOGK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CFORM</text:p>
          </table:table-cell>
          <table:table-cell table:style-name="ce3" office:value-type="string" calcext:value-type="string">
            <text:p>PARAMETERS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HGK</text:p>
          </table:table-cell>
          <table:table-cell table:number-columns-repeated="2" office:value-type="string" calcext:value-type="string">
            <text:p>H2O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</text:p>
          </table:table-cell>
          <table:table-cell office:value-type="string" calcext:value-type="string">
            <text:p>CA+2</text:p>
          </table:table-cell>
          <table:table-cell office:value-type="string" calcext:value-type="string">
            <text:p>Ca+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</text:p>
          </table:table-cell>
          <table:table-cell table:number-columns-repeated="2" office:value-type="string" calcext:value-type="string">
            <text:p>H+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</text:p>
          </table:table-cell>
          <table:table-cell office:value-type="string" calcext:value-type="string">
            <text:p>SIO2(AQ)</text:p>
          </table:table-cell>
          <table:table-cell office:value-type="string" calcext:value-type="string">
            <text:p>SiO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</text:p>
          </table:table-cell>
          <table:table-cell office:value-type="string" calcext:value-type="string">
            <text:p>CAOH+</text:p>
          </table:table-cell>
          <table:table-cell office:value-type="string" calcext:value-type="string">
            <text:p>CaOH+</text:p>
          </table:table-cell>
          <table:table-cell office:value-type="float" office:value="-12.833171" calcext:value-type="float">
            <text:p>-12.8331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</text:p>
          </table:table-cell>
          <table:table-cell office:value-type="string" calcext:value-type="string">
            <text:p>HSIO3-</text:p>
          </table:table-cell>
          <table:table-cell office:value-type="string" calcext:value-type="string">
            <text:p>HSiO3-</text:p>
          </table:table-cell>
          <table:table-cell office:value-type="float" office:value="-9.5852441" calcext:value-type="float">
            <text:p>-9.58524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</text:p>
          </table:table-cell>
          <table:table-cell table:number-columns-repeated="2" office:value-type="string" calcext:value-type="string">
            <text:p>OH-</text:p>
          </table:table-cell>
          <table:table-cell office:value-type="float" office:value="-13.994976" calcext:value-type="float">
            <text:p>-13.9949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</text:p>
          </table:table-cell>
          <table:table-cell office:value-type="string" calcext:value-type="string">
            <text:p>CA(HSIO3)+</text:p>
          </table:table-cell>
          <table:table-cell office:value-type="string" calcext:value-type="string">
            <text:p>CaHSiO3+</text:p>
          </table:table-cell>
          <table:table-cell office:value-type="float" office:value="-8.5751702" calcext:value-type="float">
            <text:p>-8.575170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float" office:value="-22.34" calcext:value-type="float">
            <text:p>-22.34</text:p>
          </table:table-cell>
          <table:table-cell/>
          <table:table-cell office:value-type="float" office:value="-23.66685" calcext:value-type="float">
            <text:p>-23.666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(CaO)6(SiO2)6(H2O)</text:p>
          </table:table-cell>
          <table:table-cell office:value-type="float" office:value="-91.34" calcext:value-type="float">
            <text:p>-91.34</text:p>
          </table:table-cell>
          <table:table-cell/>
          <table:table-cell office:value-type="float" office:value="-93.36028" calcext:value-type="float">
            <text:p>-93.360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obermorite-14A</text:p>
          </table:table-cell>
          <table:table-cell office:value-type="string" calcext:value-type="string">
            <text:p>(CaO)5(SiO2)6(H2O)21/2</text:p>
          </table:table-cell>
          <table:table-cell office:value-type="float" office:value="-62.94" calcext:value-type="float">
            <text:p>-62.94</text:p>
          </table:table-cell>
          <table:table-cell/>
          <table:table-cell office:value-type="float" office:value="-65.31395" calcext:value-type="float">
            <text:p>-65.313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obermorite-11A</text:p>
          </table:table-cell>
          <table:table-cell office:value-type="string" calcext:value-type="string">
            <text:p>(CaO)5(SiO2)6(H2O)11/2</text:p>
          </table:table-cell>
          <table:table-cell office:value-type="float" office:value="-65.58" calcext:value-type="float">
            <text:p>-65.58</text:p>
          </table:table-cell>
          <table:table-cell/>
          <table:table-cell office:value-type="float" office:value="-67.1178" calcext:value-type="float">
            <text:p>-67.1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shagite</text:p>
          </table:table-cell>
          <table:table-cell office:value-type="string" calcext:value-type="string">
            <text:p>(CaO)4(SiO2)3(H2O)3/2</text:p>
          </table:table-cell>
          <table:table-cell office:value-type="float" office:value="-65.96" calcext:value-type="float">
            <text:p>-65.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Jennite</text:p>
          </table:table-cell>
          <table:table-cell office:value-type="string" calcext:value-type="string">
            <text:p>(CaO)9(SiO2)6(H2O)11</text:p>
          </table:table-cell>
          <table:table-cell office:value-type="float" office:value="-147.33" calcext:value-type="float">
            <text:p>-147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(CaO)3(SiO2)2(H2O)3</text:p>
          </table:table-cell>
          <table:table-cell office:value-type="float" office:value="-49.42" calcext:value-type="float">
            <text:p>-49.42</text:p>
          </table:table-cell>
          <table:table-cell/>
          <table:table-cell office:value-type="float" office:value="-60.53235" calcext:value-type="float">
            <text:p>-60.532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illebrandite</text:p>
          </table:table-cell>
          <table:table-cell office:value-type="string" calcext:value-type="string">
            <text:p>(CaO)2(SiO2)(H2O)7/6</text:p>
          </table:table-cell>
          <table:table-cell office:value-type="float" office:value="-36.95" calcext:value-type="float">
            <text:p>-36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1.6</text:p>
          </table:table-cell>
          <table:table-cell office:value-type="string" calcext:value-type="string">
            <text:p>(CaO)8/5(SiO2)(H2O)13/10</text:p>
          </table:table-cell>
          <table:table-cell office:value-type="float" office:value="-28" calcext:value-type="float">
            <text:p>-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1.2</text:p>
          </table:table-cell>
          <table:table-cell office:value-type="string" calcext:value-type="string">
            <text:p>(CaO)6/5(SiO2)(H2O)2</text:p>
          </table:table-cell>
          <table:table-cell office:value-type="float" office:value="-19.3" calcext:value-type="float">
            <text:p>-19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0.8</text:p>
          </table:table-cell>
          <table:table-cell office:value-type="string" calcext:value-type="string">
            <text:p>(CaO)4/5(SiO2)(H2O)3/2</text:p>
          </table:table-cell>
          <table:table-cell office:value-type="float" office:value="-11.05" calcext:value-type="float">
            <text:p>-11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ruscottite</text:p>
          </table:table-cell>
          <table:table-cell office:value-type="string" calcext:value-type="string">
            <text:p>(CaO)7(SiO2)12(H2O)3</text:p>
          </table:table-cell>
          <table:table-cell office:value-type="float" office:value="-77.08" calcext:value-type="float">
            <text:p>-77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(CaO)(SiO2)2(H2O)3</text:p>
          </table:table-cell>
          <table:table-cell office:value-type="float" office:value="-9.18" calcext:value-type="float">
            <text:p>-9.18</text:p>
          </table:table-cell>
          <table:table-cell/>
          <table:table-cell office:value-type="float" office:value="-10.88541" calcext:value-type="float">
            <text:p>-10.885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!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2SH,alpha</text:p>
          </table:table-cell>
          <table:table-cell office:value-type="string" calcext:value-type="string">
            <text:p>xxx</text:p>
          </table:table-cell>
          <table:table-cell office:value-type="float" office:value="-35.54" calcext:value-type="float">
            <text:p>-35.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Jaffeite</text:p>
          </table:table-cell>
          <table:table-cell office:value-type="string" calcext:value-type="string">
            <text:p>(CaO)6(SiO2)2(H2O)3</text:p>
          </table:table-cell>
          <table:table-cell office:value-type="float" office:value="-114.06" calcext:value-type="float">
            <text:p>-114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-24.87963" calcext:value-type="float">
            <text:p>-24.879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table:number-columns-repeated="2" office:value-type="string" calcext:value-type="string">
            <text:p>H2O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Quartz,alpha</text:p>
          </table:table-cell>
          <table:table-cell office:value-type="string" calcext:value-type="string">
            <text:p>SiO2</text:p>
          </table:table-cell>
          <table:table-cell office:value-type="float" office:value="3.74629" calcext:value-type="float">
            <text:p>3.746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Cristobalite,alpha</text:p>
          </table:table-cell>
          <table:table-cell office:value-type="string" calcext:value-type="string">
            <text:p>SiO2</text:p>
          </table:table-cell>
          <table:table-cell office:value-type="float" office:value="3.18738" calcext:value-type="float">
            <text:p>3.1873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0C</text:p>
          </table:table-cell>
          <table:table-cell table:style-name="ce3" office:value-type="string" calcext:value-type="string">
            <text:p>25C</text:p>
          </table:table-cell>
          <table:table-cell table:style-name="ce3" office:value-type="string" calcext:value-type="string">
            <text:p>50C</text:p>
          </table:table-cell>
          <table:table-cell table:style-name="ce3" office:value-type="string" calcext:value-type="string">
            <text:p>75C</text:p>
          </table:table-cell>
          <table:table-cell table:style-name="ce3" office:value-type="string" calcext:value-type="string">
            <text:p>100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Ca3Si2O4(OH)6</text:p>
          </table:table-cell>
          <table:table-cell office:value-type="float" office:value="-65.99163" calcext:value-type="float">
            <text:p>-65.99163</text:p>
          </table:table-cell>
          <table:table-cell office:value-type="float" office:value="-60.53235" calcext:value-type="float">
            <text:p>-60.53235</text:p>
          </table:table-cell>
          <table:table-cell office:value-type="float" office:value="-55.91757" calcext:value-type="float">
            <text:p>-55.91757</text:p>
          </table:table-cell>
          <table:table-cell office:value-type="float" office:value="-51.96554" calcext:value-type="float">
            <text:p>-51.96554</text:p>
          </table:table-cell>
          <table:table-cell office:value-type="float" office:value="-48.54307" calcext:value-type="float">
            <text:p>-48.543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office:value-type="float" office:value="-102.48481" calcext:value-type="float">
            <text:p>-102.48481</text:p>
          </table:table-cell>
          <table:table-cell office:value-type="float" office:value="-93.36028" calcext:value-type="float">
            <text:p>-93.36028</text:p>
          </table:table-cell>
          <table:table-cell office:value-type="float" office:value="-85.64723" calcext:value-type="float">
            <text:p>-85.64723</text:p>
          </table:table-cell>
          <table:table-cell office:value-type="float" office:value="-79.04189" calcext:value-type="float">
            <text:p>-79.04189</text:p>
          </table:table-cell>
          <table:table-cell office:value-type="float" office:value="-73.32164" calcext:value-type="float">
            <text:p>-73.321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SiO3</text:p>
          </table:table-cell>
          <table:table-cell office:value-type="float" office:value="-15.44191" calcext:value-type="float">
            <text:p>-15.44191</text:p>
          </table:table-cell>
          <table:table-cell office:value-type="float" office:value="-14.01735" calcext:value-type="float">
            <text:p>-14.01735</text:p>
          </table:table-cell>
          <table:table-cell office:value-type="float" office:value="-12.81315" calcext:value-type="float">
            <text:p>-12.81315</text:p>
          </table:table-cell>
          <table:table-cell office:value-type="float" office:value="-11.78189" calcext:value-type="float">
            <text:p>-11.78189</text:p>
          </table:table-cell>
          <table:table-cell office:value-type="float" office:value="-10.88881" calcext:value-type="float">
            <text:p>-10.888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11A</text:p>
          </table:table-cell>
          <table:table-cell office:value-type="string" calcext:value-type="string">
            <text:p>(CaO)5(SiO2)6(H2O)11/2</text:p>
          </table:table-cell>
          <table:table-cell office:value-type="float" office:value="-72.89864" calcext:value-type="float">
            <text:p>-72.89864</text:p>
          </table:table-cell>
          <table:table-cell office:value-type="float" office:value="-67.1178" calcext:value-type="float">
            <text:p>-67.1178</text:p>
          </table:table-cell>
          <table:table-cell office:value-type="float" office:value="-62.23119" calcext:value-type="float">
            <text:p>-62.23119</text:p>
          </table:table-cell>
          <table:table-cell office:value-type="float" office:value="-58.04638" calcext:value-type="float">
            <text:p>-58.04638</text:p>
          </table:table-cell>
          <table:table-cell office:value-type="float" office:value="-54.42231" calcext:value-type="float">
            <text:p>-54.422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14A</text:p>
          </table:table-cell>
          <table:table-cell office:value-type="string" calcext:value-type="string">
            <text:p>(CaO)5(SiO2)6(H2O)21/2</text:p>
          </table:table-cell>
          <table:table-cell office:value-type="float" office:value="-70.19781" calcext:value-type="float">
            <text:p>-70.19781</text:p>
          </table:table-cell>
          <table:table-cell office:value-type="float" office:value="-65.31395" calcext:value-type="float">
            <text:p>-65.31395</text:p>
          </table:table-cell>
          <table:table-cell office:value-type="float" office:value="-61.18558" calcext:value-type="float">
            <text:p>-61.18558</text:p>
          </table:table-cell>
          <table:table-cell office:value-type="float" office:value="-57.65011" calcext:value-type="float">
            <text:p>-57.65011</text:p>
          </table:table-cell>
          <table:table-cell office:value-type="float" office:value="-54.58837" calcext:value-type="float">
            <text:p>-54.588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9A</text:p>
          </table:table-cell>
          <table:table-cell office:value-type="string" calcext:value-type="string">
            <text:p>(CaO)5(SiO2)6(H2O)3</text:p>
          </table:table-cell>
          <table:table-cell office:value-type="float" office:value="-77.06929" calcext:value-type="float">
            <text:p>-77.06929</text:p>
          </table:table-cell>
          <table:table-cell office:value-type="float" office:value="-70.60354" calcext:value-type="float">
            <text:p>-70.60354</text:p>
          </table:table-cell>
          <table:table-cell office:value-type="float" office:value="-65.13799" calcext:value-type="float">
            <text:p>-65.13799</text:p>
          </table:table-cell>
          <table:table-cell office:value-type="float" office:value="-60.45737" calcext:value-type="float">
            <text:p>-60.45737</text:p>
          </table:table-cell>
          <table:table-cell office:value-type="float" office:value="-56.40393" calcext:value-type="float">
            <text:p>-56.403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float" office:value="-25.58691" calcext:value-type="float">
            <text:p>-25.58691</text:p>
          </table:table-cell>
          <table:table-cell office:value-type="float" office:value="-23.66685" calcext:value-type="float">
            <text:p>-23.66685</text:p>
          </table:table-cell>
          <table:table-cell office:value-type="float" office:value="-22.04381" calcext:value-type="float">
            <text:p>-22.04381</text:p>
          </table:table-cell>
          <table:table-cell office:value-type="float" office:value="-20.65387" calcext:value-type="float">
            <text:p>-20.65387</text:p>
          </table:table-cell>
          <table:table-cell office:value-type="float" office:value="-19.45017" calcext:value-type="float">
            <text:p>-19.450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CaO(SiO2)2(H2O)2</text:p>
          </table:table-cell>
          <table:table-cell office:value-type="float" office:value="-11.59279" calcext:value-type="float">
            <text:p>-11.59279</text:p>
          </table:table-cell>
          <table:table-cell office:value-type="float" office:value="-10.88541" calcext:value-type="float">
            <text:p>-10.88541</text:p>
          </table:table-cell>
          <table:table-cell office:value-type="float" office:value="-10.28746" calcext:value-type="float">
            <text:p>-10.28746</text:p>
          </table:table-cell>
          <table:table-cell office:value-type="float" office:value="-9.77539" calcext:value-type="float">
            <text:p>-9.77539</text:p>
          </table:table-cell>
          <table:table-cell office:value-type="float" office:value="-9.33193" calcext:value-type="float">
            <text:p>-9.331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Quartz,alpha</text:p>
          </table:table-cell>
          <table:table-cell office:value-type="string" calcext:value-type="string">
            <text:p>SiO2</text:p>
          </table:table-cell>
          <table:table-cell office:value-type="float" office:value="4.07718" calcext:value-type="float">
            <text:p>4.07718</text:p>
          </table:table-cell>
          <table:table-cell office:value-type="float" office:value="3.74629" calcext:value-type="float">
            <text:p>3.74629</text:p>
          </table:table-cell>
          <table:table-cell office:value-type="float" office:value="3.46659" calcext:value-type="float">
            <text:p>3.46659</text:p>
          </table:table-cell>
          <table:table-cell office:value-type="float" office:value="3.22706" calcext:value-type="float">
            <text:p>3.22706</text:p>
          </table:table-cell>
          <table:table-cell office:value-type="float" office:value="3.01962" calcext:value-type="float">
            <text:p>3.019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Cristobalite,alpha</text:p>
          </table:table-cell>
          <table:table-cell office:value-type="string" calcext:value-type="string">
            <text:p>SiO2</text:p>
          </table:table-cell>
          <table:table-cell office:value-type="float" office:value="3.45738" calcext:value-type="float">
            <text:p>3.45738</text:p>
          </table:table-cell>
          <table:table-cell office:value-type="float" office:value="3.18738" calcext:value-type="float">
            <text:p>3.18738</text:p>
          </table:table-cell>
          <table:table-cell office:value-type="float" office:value="2.95914" calcext:value-type="float">
            <text:p>2.95914</text:p>
          </table:table-cell>
          <table:table-cell office:value-type="float" office:value="2.76368" calcext:value-type="float">
            <text:p>2.76368</text:p>
          </table:table-cell>
          <table:table-cell office:value-type="float" office:value="2.59441" calcext:value-type="float">
            <text:p>2.594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(CaO)(H2O)</text:p>
          </table:table-cell>
          <table:table-cell office:value-type="float" office:value="-24.87963" calcext:value-type="float">
            <text:p>-24.87963</text:p>
          </table:table-cell>
          <table:table-cell office:value-type="float" office:value="-22.8" calcext:value-type="float">
            <text:p>-22.8</text:p>
          </table:table-cell>
          <table:table-cell office:value-type="float" office:value="-21.04207" calcext:value-type="float">
            <text:p>-21.04207</text:p>
          </table:table-cell>
          <table:table-cell office:value-type="float" office:value="-19.5366" calcext:value-type="float">
            <text:p>-19.5366</text:p>
          </table:table-cell>
          <table:table-cell office:value-type="float" office:value="-18.23286" calcext:value-type="float">
            <text:p>-18.232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table:number-columns-repeated="2" office:value-type="string" calcext:value-type="string">
            <text:p>H2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(CaO)6(SiO2)6(H2O)</text:p>
          </table:table-cell>
          <table:table-cell office:value-type="float" office:value="-102.48481" calcext:value-type="float">
            <text:p>-102.48481</text:p>
          </table:table-cell>
          <table:table-cell office:value-type="float" office:value="-93.36028" calcext:value-type="float">
            <text:p>-93.36028</text:p>
          </table:table-cell>
          <table:table-cell office:value-type="float" office:value="-85.64723" calcext:value-type="float">
            <text:p>-85.64723</text:p>
          </table:table-cell>
          <table:table-cell office:value-type="float" office:value="-79.04189" calcext:value-type="float">
            <text:p>-79.04189</text:p>
          </table:table-cell>
          <table:table-cell office:value-type="float" office:value="-73.32164" calcext:value-type="float">
            <text:p>-73.32164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h_walker-2016" table:style-name="ta1">
        <table:table-column table:style-name="co1" table:number-columns-repeated="3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ARAMETERS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1.65)</text:p>
          </table:table-cell>
          <table:table-cell office:value-type="string" calcext:value-type="string">
            <text:p>(CaO)165/100(SiO2)(H2O)127/120</text:p>
          </table:table-cell>
          <table:table-cell office:value-type="float" office:value="2700" calcext:value-type="float">
            <text:p>2700</text:p>
          </table:table-cell>
          <table:table-cell office:value-type="float" office:value="-28.9493" calcext:value-type="float">
            <text:p>-28.949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1.55)</text:p>
          </table:table-cell>
          <table:table-cell office:value-type="string" calcext:value-type="string">
            <text:p>(CaO)155/100(SiO2)(H2O)121/120</text:p>
          </table:table-cell>
          <table:table-cell office:value-type="float" office:value="2700" calcext:value-type="float">
            <text:p>2700</text:p>
          </table:table-cell>
          <table:table-cell office:value-type="float" office:value="-26.672" calcext:value-type="float">
            <text:p>-26.67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1.45)</text:p>
          </table:table-cell>
          <table:table-cell office:value-type="string" calcext:value-type="string">
            <text:p>(CaO)145/100(SiO2)(H2O)115/120</text:p>
          </table:table-cell>
          <table:table-cell office:value-type="float" office:value="2700" calcext:value-type="float">
            <text:p>2700</text:p>
          </table:table-cell>
          <table:table-cell office:value-type="float" office:value="-24.4029" calcext:value-type="float">
            <text:p>-24.402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1.35)</text:p>
          </table:table-cell>
          <table:table-cell office:value-type="string" calcext:value-type="string">
            <text:p>(CaO)135/100(SiO2)(H2O)109/120</text:p>
          </table:table-cell>
          <table:table-cell office:value-type="float" office:value="2700" calcext:value-type="float">
            <text:p>2700</text:p>
          </table:table-cell>
          <table:table-cell office:value-type="float" office:value="-22.1459" calcext:value-type="float">
            <text:p>-22.145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1.25)</text:p>
          </table:table-cell>
          <table:table-cell office:value-type="string" calcext:value-type="string">
            <text:p>(CaO)125/100(SiO2)(H2O)103/120</text:p>
          </table:table-cell>
          <table:table-cell office:value-type="float" office:value="2700" calcext:value-type="float">
            <text:p>2700</text:p>
          </table:table-cell>
          <table:table-cell office:value-type="float" office:value="-19.9071" calcext:value-type="float">
            <text:p>-19.907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1.15)</text:p>
          </table:table-cell>
          <table:table-cell office:value-type="string" calcext:value-type="string">
            <text:p>(CaO)115/100(SiO2)(H2O)97/120</text:p>
          </table:table-cell>
          <table:table-cell office:value-type="float" office:value="2700" calcext:value-type="float">
            <text:p>2700</text:p>
          </table:table-cell>
          <table:table-cell office:value-type="float" office:value="-17.6961" calcext:value-type="float">
            <text:p>-17.696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1.05)</text:p>
          </table:table-cell>
          <table:table-cell office:value-type="string" calcext:value-type="string">
            <text:p>(CaO)105/100(SiO2)(H2O)91/120</text:p>
          </table:table-cell>
          <table:table-cell office:value-type="float" office:value="2700" calcext:value-type="float">
            <text:p>2700</text:p>
          </table:table-cell>
          <table:table-cell office:value-type="float" office:value="-15.5285" calcext:value-type="float">
            <text:p>-15.52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0.95)</text:p>
          </table:table-cell>
          <table:table-cell office:value-type="string" calcext:value-type="string">
            <text:p>(CaO)95/100(SiO2)(H2O)85/120</text:p>
          </table:table-cell>
          <table:table-cell office:value-type="float" office:value="2700" calcext:value-type="float">
            <text:p>2700</text:p>
          </table:table-cell>
          <table:table-cell office:value-type="float" office:value="-13.4319" calcext:value-type="float">
            <text:p>-13.431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0.85)</text:p>
          </table:table-cell>
          <table:table-cell office:value-type="string" calcext:value-type="string">
            <text:p>(CaO)85/100(SiO2)(H2O)79/120</text:p>
          </table:table-cell>
          <table:table-cell office:value-type="float" office:value="2700" calcext:value-type="float">
            <text:p>2700</text:p>
          </table:table-cell>
          <table:table-cell office:value-type="float" office:value="-11.4655" calcext:value-type="float">
            <text:p>-11.465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0.75)</text:p>
          </table:table-cell>
          <table:table-cell office:value-type="string" calcext:value-type="string">
            <text:p>(CaO)75/100(SiO2)(H2O)70/120</text:p>
          </table:table-cell>
          <table:table-cell office:value-type="float" office:value="2700" calcext:value-type="float">
            <text:p>2700</text:p>
          </table:table-cell>
          <table:table-cell office:value-type="float" office:value="-9.7085" calcext:value-type="float">
            <text:p>-9.70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0.65)</text:p>
          </table:table-cell>
          <table:table-cell office:value-type="string" calcext:value-type="string">
            <text:p>(CaO)65/100(SiO2)(H2O)61/120</text:p>
          </table:table-cell>
          <table:table-cell office:value-type="float" office:value="2700" calcext:value-type="float">
            <text:p>2700</text:p>
          </table:table-cell>
          <table:table-cell office:value-type="float" office:value="-8.0327" calcext:value-type="float">
            <text:p>-8.032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0.55)</text:p>
          </table:table-cell>
          <table:table-cell office:value-type="string" calcext:value-type="string">
            <text:p>(CaO)55/100(SiO2)(H2O)51/120</text:p>
          </table:table-cell>
          <table:table-cell office:value-type="float" office:value="2700" calcext:value-type="float">
            <text:p>2700</text:p>
          </table:table-cell>
          <table:table-cell office:value-type="float" office:value="-6.3803" calcext:value-type="float">
            <text:p>-6.3803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5"/>
        </table:table-row>
      </table:table>
      <table:table table:name="csh_blanc" table:style-name="ta1">
        <table:table-column table:style-name="co19" table:number-columns-repeated="3" table:default-cell-style-name="Default"/>
        <table:table-column table:style-name="co20" table:default-cell-style-name="Default"/>
        <table:table-column table:style-name="co19" table:number-columns-repeated="252" table:default-cell-style-name="Default"/>
        <table:table-row table:style-name="ro1">
          <table:table-cell office:value-type="string" calcext:value-type="string">
            <text:p>! logk_csh_blanc.dtb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TP.TABL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TdgC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bar</text:p>
          </table:table-cell>
          <table:table-cell table:number-columns-repeated="5" office:value-type="float" office:value="1.01325" calcext:value-type="float">
            <text:p>1.01325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55"/>
        </table:table-row>
        <table:table-row table:style-name="ro1">
          <table:table-cell table:number-columns-repeated="5"/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SPECIES LOGK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HAAR_etal</text:p>
          </table:table-cell>
          <table:table-cell office:value-type="string" calcext:value-type="string">
            <text:p>H2O</text:p>
          </table:table-cell>
          <table:table-cell office:value-type="string" calcext:value-type="string">
            <text:p>H(2)O(1)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028</text:p>
          </table:table-cell>
          <table:table-cell office:value-type="string" calcext:value-type="string">
            <text:p>CA+2</text:p>
          </table:table-cell>
          <table:table-cell office:value-type="string" calcext:value-type="string">
            <text:p>CA(1)+(2)</text:p>
          </table:table-cell>
          <table:table-cell office:value-type="float" office:value="4.3" calcext:value-type="float">
            <text:p>4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053</text:p>
          </table:table-cell>
          <table:table-cell office:value-type="string" calcext:value-type="string">
            <text:p>H+</text:p>
          </table:table-cell>
          <table:table-cell office:value-type="string" calcext:value-type="string">
            <text:p>H(1)+(1)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167</text:p>
          </table:table-cell>
          <table:table-cell office:value-type="string" calcext:value-type="string">
            <text:p>SIO2(AQ)</text:p>
          </table:table-cell>
          <table:table-cell office:value-type="string" calcext:value-type="string">
            <text:p>SI(1)O(2)+(0)</text:p>
          </table:table-cell>
          <table:table-cell office:value-type="float" office:value="3.7" calcext:value-type="float">
            <text:p>3.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021</text:p>
          </table:table-cell>
          <table:table-cell office:value-type="string" calcext:value-type="string">
            <text:p>CAOH+</text:p>
          </table:table-cell>
          <table:table-cell office:value-type="string" calcext:value-type="string">
            <text:p>CA(1)O(1)H(1)+(1)</text:p>
          </table:table-cell>
          <table:table-cell office:value-type="float" office:value="3.5" calcext:value-type="float">
            <text:p>3.5</text:p>
          </table:table-cell>
          <table:table-cell office:value-type="float" office:value="-14.084964" calcext:value-type="float">
            <text:p>-14.084964</text:p>
          </table:table-cell>
          <table:table-cell office:value-type="float" office:value="-12.833171" calcext:value-type="float">
            <text:p>-12.833171</text:p>
          </table:table-cell>
          <table:table-cell office:value-type="float" office:value="-11.787525" calcext:value-type="float">
            <text:p>-11.787525</text:p>
          </table:table-cell>
          <table:table-cell office:value-type="float" office:value="-10.901978" calcext:value-type="float">
            <text:p>-10.901978</text:p>
          </table:table-cell>
          <table:table-cell office:value-type="float" office:value="-10.142207" calcext:value-type="float">
            <text:p>-10.142207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073</text:p>
          </table:table-cell>
          <table:table-cell office:value-type="string" calcext:value-type="string">
            <text:p>HSIO3-</text:p>
          </table:table-cell>
          <table:table-cell office:value-type="string" calcext:value-type="string">
            <text:p>H(1)SI(1)O(3)-(1)</text:p>
          </table:table-cell>
          <table:table-cell office:value-type="float" office:value="3.5" calcext:value-type="float">
            <text:p>3.5</text:p>
          </table:table-cell>
          <table:table-cell office:value-type="float" office:value="-9.8104577" calcext:value-type="float">
            <text:p>-9.8104577</text:p>
          </table:table-cell>
          <table:table-cell office:value-type="float" office:value="-9.5852441" calcext:value-type="float">
            <text:p>-9.5852441</text:p>
          </table:table-cell>
          <table:table-cell office:value-type="float" office:value="-9.3320116" calcext:value-type="float">
            <text:p>-9.3320116</text:p>
          </table:table-cell>
          <table:table-cell office:value-type="float" office:value="-9.1185327" calcext:value-type="float">
            <text:p>-9.1185327</text:p>
          </table:table-cell>
          <table:table-cell office:value-type="float" office:value="-8.9595454" calcext:value-type="float">
            <text:p>-8.9595454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137</text:p>
          </table:table-cell>
          <table:table-cell office:value-type="string" calcext:value-type="string">
            <text:p>OH-</text:p>
          </table:table-cell>
          <table:table-cell office:value-type="string" calcext:value-type="string">
            <text:p>O(1)H(1)-(1)</text:p>
          </table:table-cell>
          <table:table-cell office:value-type="float" office:value="3.3" calcext:value-type="float">
            <text:p>3.3</text:p>
          </table:table-cell>
          <table:table-cell office:value-type="float" office:value="-14.939729" calcext:value-type="float">
            <text:p>-14.939729</text:p>
          </table:table-cell>
          <table:table-cell office:value-type="float" office:value="-13.994976" calcext:value-type="float">
            <text:p>-13.994976</text:p>
          </table:table-cell>
          <table:table-cell office:value-type="float" office:value="-13.270609" calcext:value-type="float">
            <text:p>-13.270609</text:p>
          </table:table-cell>
          <table:table-cell office:value-type="float" office:value="-12.70284" calcext:value-type="float">
            <text:p>-12.70284</text:p>
          </table:table-cell>
          <table:table-cell office:value-type="float" office:value="-12.255012" calcext:value-type="float">
            <text:p>-12.255012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262</text:p>
          </table:table-cell>
          <table:table-cell office:value-type="string" calcext:value-type="string">
            <text:p>CA(HSIO3)+</text:p>
          </table:table-cell>
          <table:table-cell office:value-type="string" calcext:value-type="string">
            <text:p>CA(1)H(1)SI(1)O(3)+(1)</text:p>
          </table:table-cell>
          <table:table-cell office:value-type="float" office:value="3.3" calcext:value-type="float">
            <text:p>3.3</text:p>
          </table:table-cell>
          <table:table-cell office:value-type="float" office:value="-8.7774294" calcext:value-type="float">
            <text:p>-8.7774294</text:p>
          </table:table-cell>
          <table:table-cell office:value-type="float" office:value="-8.5751702" calcext:value-type="float">
            <text:p>-8.5751702</text:p>
          </table:table-cell>
          <table:table-cell office:value-type="float" office:value="-8.2509748" calcext:value-type="float">
            <text:p>-8.2509748</text:p>
          </table:table-cell>
          <table:table-cell office:value-type="float" office:value="-7.9140809" calcext:value-type="float">
            <text:p>-7.9140809</text:p>
          </table:table-cell>
          <table:table-cell office:value-type="float" office:value="-7.5962674" calcext:value-type="float">
            <text:p>-7.5962674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1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O(21)H(10)CA(4)SI(6)/(2)</text:p>
          </table:table-cell>
          <table:table-cell office:value-type="float" office:value="245.69717" calcext:value-type="float">
            <text:p>245.69717</text:p>
          </table:table-cell>
          <table:table-cell office:value-type="float" office:value="-22.664269" calcext:value-type="float">
            <text:p>-22.664269</text:p>
          </table:table-cell>
          <table:table-cell office:value-type="float" office:value="-21.556946" calcext:value-type="float">
            <text:p>-21.556946</text:p>
          </table:table-cell>
          <table:table-cell office:value-type="float" office:value="-20.242608" calcext:value-type="float">
            <text:p>-20.242608</text:p>
          </table:table-cell>
          <table:table-cell office:value-type="float" office:value="-18.991392" calcext:value-type="float">
            <text:p>-18.991392</text:p>
          </table:table-cell>
          <table:table-cell office:value-type="float" office:value="-17.867664" calcext:value-type="float">
            <text:p>-17.867664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2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O(19)H(2)CA(6)SI(6)</text:p>
          </table:table-cell>
          <table:table-cell office:value-type="float" office:value="278.30868" calcext:value-type="float">
            <text:p>278.30868</text:p>
          </table:table-cell>
          <table:table-cell office:value-type="float" office:value="-97.186786" calcext:value-type="float">
            <text:p>-97.186786</text:p>
          </table:table-cell>
          <table:table-cell office:value-type="float" office:value="-89.753839" calcext:value-type="float">
            <text:p>-89.753839</text:p>
          </table:table-cell>
          <table:table-cell office:value-type="float" office:value="-82.646452" calcext:value-type="float">
            <text:p>-82.646452</text:p>
          </table:table-cell>
          <table:table-cell office:value-type="float" office:value="-76.255861" calcext:value-type="float">
            <text:p>-76.255861</text:p>
          </table:table-cell>
          <table:table-cell office:value-type="float" office:value="-70.593455" calcext:value-type="float">
            <text:p>-70.593455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3</text:p>
          </table:table-cell>
          <table:table-cell office:value-type="string" calcext:value-type="string">
            <text:p>TOBERMORITE-14A</text:p>
          </table:table-cell>
          <table:table-cell office:value-type="string" calcext:value-type="string">
            <text:p>O(55)H(42)CA(10)SI(12)/(2)</text:p>
          </table:table-cell>
          <table:table-cell office:value-type="float" office:value="236.27683" calcext:value-type="float">
            <text:p>236.27683</text:p>
          </table:table-cell>
          <table:table-cell office:value-type="float" office:value="-64.651801" calcext:value-type="float">
            <text:p>-64.651801</text:p>
          </table:table-cell>
          <table:table-cell office:value-type="float" office:value="-61.415046" calcext:value-type="float">
            <text:p>-61.415046</text:p>
          </table:table-cell>
          <table:table-cell office:value-type="float" office:value="-57.967801" calcext:value-type="float">
            <text:p>-57.967801</text:p>
          </table:table-cell>
          <table:table-cell office:value-type="float" office:value="-54.805368" calcext:value-type="float">
            <text:p>-54.805368</text:p>
          </table:table-cell>
          <table:table-cell office:value-type="float" office:value="-52.021075" calcext:value-type="float">
            <text:p>-52.021075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4</text:p>
          </table:table-cell>
          <table:table-cell office:value-type="string" calcext:value-type="string">
            <text:p>TOBERMORITE-11A</text:p>
          </table:table-cell>
          <table:table-cell office:value-type="string" calcext:value-type="string">
            <text:p>O(45)H(22)CA(10)SI(12)/(2)</text:p>
          </table:table-cell>
          <table:table-cell office:value-type="float" office:value="258.55743" calcext:value-type="float">
            <text:p>258.55743</text:p>
          </table:table-cell>
          <table:table-cell office:value-type="float" office:value="-68.262363" calcext:value-type="float">
            <text:p>-68.262363</text:p>
          </table:table-cell>
          <table:table-cell office:value-type="float" office:value="-64.021022" calcext:value-type="float">
            <text:p>-64.021022</text:p>
          </table:table-cell>
          <table:table-cell office:value-type="float" office:value="-59.667179" calcext:value-type="float">
            <text:p>-59.667179</text:p>
          </table:table-cell>
          <table:table-cell office:value-type="float" office:value="-55.679518" calcext:value-type="float">
            <text:p>-55.679518</text:p>
          </table:table-cell>
          <table:table-cell office:value-type="float" office:value="-52.138084" calcext:value-type="float">
            <text:p>-52.138084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5</text:p>
          </table:table-cell>
          <table:table-cell office:value-type="string" calcext:value-type="string">
            <text:p>FOSHAGITE</text:p>
          </table:table-cell>
          <table:table-cell office:value-type="string" calcext:value-type="string">
            <text:p>O(23)H(6)CA(8)SI(6)/(2)</text:p>
          </table:table-cell>
          <table:table-cell office:value-type="float" office:value="268.62909" calcext:value-type="float">
            <text:p>268.62909</text:p>
          </table:table-cell>
          <table:table-cell office:value-type="float" office:value="-70.416401" calcext:value-type="float">
            <text:p>-70.416401</text:p>
          </table:table-cell>
          <table:table-cell office:value-type="float" office:value="-65.177687" calcext:value-type="float">
            <text:p>-65.177687</text:p>
          </table:table-cell>
          <table:table-cell office:value-type="float" office:value="-60.37821" calcext:value-type="float">
            <text:p>-60.37821</text:p>
          </table:table-cell>
          <table:table-cell office:value-type="float" office:value="-56.153431" calcext:value-type="float">
            <text:p>-56.153431</text:p>
          </table:table-cell>
          <table:table-cell office:value-type="float" office:value="-52.462092" calcext:value-type="float">
            <text:p>-52.462092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6</text:p>
          </table:table-cell>
          <table:table-cell office:value-type="string" calcext:value-type="string">
            <text:p>JENNITE</text:p>
          </table:table-cell>
          <table:table-cell office:value-type="string" calcext:value-type="string">
            <text:p>O(32)H(22)CA(9)SI(6)</text:p>
          </table:table-cell>
          <table:table-cell office:value-type="float" office:value="232.98773" calcext:value-type="float">
            <text:p>232.98773</text:p>
          </table:table-cell>
          <table:table-cell office:value-type="float" office:value="-156.23752" calcext:value-type="float">
            <text:p>-156.23752</text:p>
          </table:table-cell>
          <table:table-cell office:value-type="float" office:value="-145.82465" calcext:value-type="float">
            <text:p>-145.82465</text:p>
          </table:table-cell>
          <table:table-cell office:value-type="float" office:value="-136.39241" calcext:value-type="float">
            <text:p>-136.39241</text:p>
          </table:table-cell>
          <table:table-cell office:value-type="float" office:value="-128.18345" calcext:value-type="float">
            <text:p>-128.18345</text:p>
          </table:table-cell>
          <table:table-cell office:value-type="float" office:value="-121.09314" calcext:value-type="float">
            <text:p>-121.09314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7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O(10)H(6)CA(3)SI(2)</text:p>
          </table:table-cell>
          <table:table-cell office:value-type="float" office:value="264.37273" calcext:value-type="float">
            <text:p>264.37273</text:p>
          </table:table-cell>
          <table:table-cell office:value-type="float" office:value="-52.674057" calcext:value-type="float">
            <text:p>-52.674057</text:p>
          </table:table-cell>
          <table:table-cell office:value-type="float" office:value="-48.913663" calcext:value-type="float">
            <text:p>-48.913663</text:p>
          </table:table-cell>
          <table:table-cell office:value-type="float" office:value="-45.510331" calcext:value-type="float">
            <text:p>-45.510331</text:p>
          </table:table-cell>
          <table:table-cell office:value-type="float" office:value="-42.539583" calcext:value-type="float">
            <text:p>-42.539583</text:p>
          </table:table-cell>
          <table:table-cell office:value-type="float" office:value="-39.962362" calcext:value-type="float">
            <text:p>-39.962362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8</text:p>
          </table:table-cell>
          <table:table-cell office:value-type="string" calcext:value-type="string">
            <text:p>HILLEBRANDITE</text:p>
          </table:table-cell>
          <table:table-cell office:value-type="string" calcext:value-type="string">
            <text:p>O(31)H(14)CA(12)SI(6)/(6)</text:p>
          </table:table-cell>
          <table:table-cell office:value-type="float" office:value="266.26412" calcext:value-type="float">
            <text:p>266.26412</text:p>
          </table:table-cell>
          <table:table-cell office:value-type="float" office:value="-39.630956" calcext:value-type="float">
            <text:p>-39.630956</text:p>
          </table:table-cell>
          <table:table-cell office:value-type="float" office:value="-36.417357" calcext:value-type="float">
            <text:p>-36.417357</text:p>
          </table:table-cell>
          <table:table-cell office:value-type="float" office:value="-33.577999" calcext:value-type="float">
            <text:p>-33.577999</text:p>
          </table:table-cell>
          <table:table-cell office:value-type="float" office:value="-31.110601" calcext:value-type="float">
            <text:p>-31.110601</text:p>
          </table:table-cell>
          <table:table-cell office:value-type="float" office:value="-28.964345" calcext:value-type="float">
            <text:p>-28.964345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9</text:p>
          </table:table-cell>
          <table:table-cell office:value-type="string" calcext:value-type="string">
            <text:p>TRUSCOTTITE</text:p>
          </table:table-cell>
          <table:table-cell office:value-type="string" calcext:value-type="string">
            <text:p>O(34)H(6)CA(7)SI(12)</text:p>
          </table:table-cell>
          <table:table-cell office:value-type="float" office:value="243.89113" calcext:value-type="float">
            <text:p>243.89113</text:p>
          </table:table-cell>
          <table:table-cell office:value-type="float" office:value="-78.06211" calcext:value-type="float">
            <text:p>-78.06211</text:p>
          </table:table-cell>
          <table:table-cell office:value-type="float" office:value="-73.897933" calcext:value-type="float">
            <text:p>-73.897933</text:p>
          </table:table-cell>
          <table:table-cell office:value-type="float" office:value="-68.763021" calcext:value-type="float">
            <text:p>-68.763021</text:p>
          </table:table-cell>
          <table:table-cell office:value-type="float" office:value="-63.774067" calcext:value-type="float">
            <text:p>-63.774067</text:p>
          </table:table-cell>
          <table:table-cell office:value-type="float" office:value="-59.216653" calcext:value-type="float">
            <text:p>-59.216653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10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O(8)H(6)CA(1)SI(2)</text:p>
          </table:table-cell>
          <table:table-cell office:value-type="float" office:value="242.99673" calcext:value-type="float">
            <text:p>242.99673</text:p>
          </table:table-cell>
          <table:table-cell office:value-type="float" office:value="-67.031228" calcext:value-type="float">
            <text:p>-67.031228</text:p>
          </table:table-cell>
          <table:table-cell office:value-type="float" office:value="-62.301544" calcext:value-type="float">
            <text:p>-62.301544</text:p>
          </table:table-cell>
          <table:table-cell office:value-type="float" office:value="-58.081754" calcext:value-type="float">
            <text:p>-58.081754</text:p>
          </table:table-cell>
          <table:table-cell office:value-type="float" office:value="-54.410826" calcext:value-type="float">
            <text:p>-54.410826</text:p>
          </table:table-cell>
          <table:table-cell office:value-type="float" office:value="-51.22842" calcext:value-type="float">
            <text:p>-51.22842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11</text:p>
          </table:table-cell>
          <table:table-cell office:value-type="string" calcext:value-type="string">
            <text:p>JAFFEITE</text:p>
          </table:table-cell>
          <table:table-cell office:value-type="string" calcext:value-type="string">
            <text:p>O(13)H(6)CA(6)SI(2)</text:p>
          </table:table-cell>
          <table:table-cell office:value-type="float" office:value="292.85067" calcext:value-type="float">
            <text:p>292.85067</text:p>
          </table:table-cell>
          <table:table-cell office:value-type="float" office:value="-123.23532" calcext:value-type="float">
            <text:p>-123.23532</text:p>
          </table:table-cell>
          <table:table-cell office:value-type="float" office:value="-113.56427" calcext:value-type="float">
            <text:p>-113.56427</text:p>
          </table:table-cell>
          <table:table-cell office:value-type="float" office:value="-105.19134" calcext:value-type="float">
            <text:p>-105.19134</text:p>
          </table:table-cell>
          <table:table-cell office:value-type="float" office:value="-97.9949" calcext:value-type="float">
            <text:p>-97.9949</text:p>
          </table:table-cell>
          <table:table-cell office:value-type="float" office:value="-91.781309" calcext:value-type="float">
            <text:p>-91.781309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12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O(2)H(2)CA(1)</text:p>
          </table:table-cell>
          <table:table-cell office:value-type="float" office:value="2241.1373" calcext:value-type="float">
            <text:p>2241.1373</text:p>
          </table:table-cell>
          <table:table-cell office:value-type="float" office:value="-24.606504" calcext:value-type="float">
            <text:p>-24.606504</text:p>
          </table:table-cell>
          <table:table-cell office:value-type="float" office:value="-22.558588" calcext:value-type="float">
            <text:p>-22.558588</text:p>
          </table:table-cell>
          <table:table-cell office:value-type="float" office:value="-20.803274" calcext:value-type="float">
            <text:p>-20.803274</text:p>
          </table:table-cell>
          <table:table-cell office:value-type="float" office:value="-19.281774" calcext:value-type="float">
            <text:p>-19.281774</text:p>
          </table:table-cell>
          <table:table-cell office:value-type="float" office:value="-17.947349" calcext:value-type="float">
            <text:p>-17.947349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13</text:p>
          </table:table-cell>
          <table:table-cell office:value-type="string" calcext:value-type="string">
            <text:p>QUARTZ-A</text:p>
          </table:table-cell>
          <table:table-cell office:value-type="string" calcext:value-type="string">
            <text:p>O(2)SI(1)</text:p>
          </table:table-cell>
          <table:table-cell office:value-type="float" office:value="2647.9947" calcext:value-type="float">
            <text:p>2647.9947</text:p>
          </table:table-cell>
          <table:table-cell office:value-type="float" office:value="4.6413383" calcext:value-type="float">
            <text:p>4.6413383</text:p>
          </table:table-cell>
          <table:table-cell office:value-type="float" office:value="4.0083526" calcext:value-type="float">
            <text:p>4.0083526</text:p>
          </table:table-cell>
          <table:table-cell office:value-type="float" office:value="3.6081647" calcext:value-type="float">
            <text:p>3.6081647</text:p>
          </table:table-cell>
          <table:table-cell office:value-type="float" office:value="3.317097" calcext:value-type="float">
            <text:p>3.317097</text:p>
          </table:table-cell>
          <table:table-cell office:value-type="float" office:value="3.0868095" calcext:value-type="float">
            <text:p>3.0868095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END <text:s/>SPECIE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THERMODDEM, ONLINE DATA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000</text:p>
          </table:table-cell>
          <table:table-cell table:number-columns-repeated="2" office:value-type="string" calcext:value-type="string">
            <text:p>H2O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022</text:p>
          </table:table-cell>
          <table:table-cell office:value-type="string" calcext:value-type="string">
            <text:p>Amorphous_silica</text:p>
          </table:table-cell>
          <table:table-cell office:value-type="string" calcext:value-type="string">
            <text:p>SiO2</text:p>
          </table:table-cell>
          <table:table-cell office:value-type="float" office:value="29" calcext:value-type="float">
            <text:p>29</text:p>
          </table:table-cell>
          <table:table-cell office:value-type="float" office:value="2.924" calcext:value-type="float">
            <text:p>2.924</text:p>
          </table:table-cell>
          <table:table-cell office:value-type="float" office:value="2.702" calcext:value-type="float">
            <text:p>2.702</text:p>
          </table:table-cell>
          <table:table-cell office:value-type="float" office:value="2.455" calcext:value-type="float">
            <text:p>2.455</text:p>
          </table:table-cell>
          <table:table-cell office:value-type="float" office:value="2.232" calcext:value-type="float">
            <text:p>2.232</text:p>
          </table:table-cell>
          <table:table-cell office:value-type="float" office:value="2.01" calcext:value-type="float">
            <text:p>2.01</text:p>
          </table:table-cell>
          <table:table-cell office:value-type="float" office:value="1.829" calcext:value-type="float">
            <text:p>1.829</text:p>
          </table:table-cell>
          <table:table-cell office:value-type="float" office:value="1.673" calcext:value-type="float">
            <text:p>1.673</text:p>
          </table:table-cell>
          <table:table-cell office:value-type="float" office:value="1.532" calcext:value-type="float">
            <text:p>1.53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009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Ca3Si2O4(OH)6</text:p>
          </table:table-cell>
          <table:table-cell office:value-type="float" office:value="129.53" calcext:value-type="float">
            <text:p>129.53</text:p>
          </table:table-cell>
          <table:table-cell office:value-type="float" office:value="-53.771" calcext:value-type="float">
            <text:p>-53.771</text:p>
          </table:table-cell>
          <table:table-cell office:value-type="float" office:value="-49.422" calcext:value-type="float">
            <text:p>-49.422</text:p>
          </table:table-cell>
          <table:table-cell office:value-type="float" office:value="-44.519" calcext:value-type="float">
            <text:p>-44.519</text:p>
          </table:table-cell>
          <table:table-cell office:value-type="float" office:value="-40.145" calcext:value-type="float">
            <text:p>-40.145</text:p>
          </table:table-cell>
          <table:table-cell office:value-type="float" office:value="-35.935" calcext:value-type="float">
            <text:p>-35.935</text:p>
          </table:table-cell>
          <table:table-cell office:value-type="float" office:value="-32.653" calcext:value-type="float">
            <text:p>-32.653</text:p>
          </table:table-cell>
          <table:table-cell office:value-type="float" office:value="-29.961" calcext:value-type="float">
            <text:p>-29.961</text:p>
          </table:table-cell>
          <table:table-cell office:value-type="float" office:value="-27.605" calcext:value-type="float">
            <text:p>-27.60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50</text:p>
          </table:table-cell>
          <table:table-cell office:value-type="string" calcext:value-type="string">
            <text:p>CSH_0.8</text:p>
          </table:table-cell>
          <table:table-cell office:value-type="string" calcext:value-type="string">
            <text:p>(CaO)4/5(SiO2)(H2O)154/100</text:p>
          </table:table-cell>
          <table:table-cell office:value-type="float" office:value="59.29" calcext:value-type="float">
            <text:p>59.29</text:p>
          </table:table-cell>
          <table:table-cell office:value-type="float" office:value="-11.827" calcext:value-type="float">
            <text:p>-11.827</text:p>
          </table:table-cell>
          <table:table-cell office:value-type="float" office:value="-11.05" calcext:value-type="float">
            <text:p>-11.05</text:p>
          </table:table-cell>
          <table:table-cell office:value-type="float" office:value="-10.195" calcext:value-type="float">
            <text:p>-10.195</text:p>
          </table:table-cell>
          <table:table-cell office:value-type="float" office:value="-9.455" calcext:value-type="float">
            <text:p>-9.455</text:p>
          </table:table-cell>
          <table:table-cell office:value-type="float" office:value="-8.773" calcext:value-type="float">
            <text:p>-8.773</text:p>
          </table:table-cell>
          <table:table-cell office:value-type="float" office:value="-8.265" calcext:value-type="float">
            <text:p>-8.265</text:p>
          </table:table-cell>
          <table:table-cell office:value-type="float" office:value="-7.861" calcext:value-type="float">
            <text:p>-7.861</text:p>
          </table:table-cell>
          <table:table-cell office:value-type="float" office:value="-7.51" calcext:value-type="float">
            <text:p>-7.5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51</text:p>
          </table:table-cell>
          <table:table-cell office:value-type="string" calcext:value-type="string">
            <text:p>CSH_1.2</text:p>
          </table:table-cell>
          <table:table-cell office:value-type="string" calcext:value-type="string">
            <text:p>(CaO)6/5(SiO2)(H2O)206/100</text:p>
          </table:table-cell>
          <table:table-cell office:value-type="float" office:value="71.95" calcext:value-type="float">
            <text:p>71.95</text:p>
          </table:table-cell>
          <table:table-cell office:value-type="float" office:value="-20.74" calcext:value-type="float">
            <text:p>-20.74</text:p>
          </table:table-cell>
          <table:table-cell office:value-type="float" office:value="-19.301" calcext:value-type="float">
            <text:p>-19.301</text:p>
          </table:table-cell>
          <table:table-cell office:value-type="float" office:value="-17.7" calcext:value-type="float">
            <text:p>-17.7</text:p>
          </table:table-cell>
          <table:table-cell office:value-type="float" office:value="-16.295" calcext:value-type="float">
            <text:p>-16.295</text:p>
          </table:table-cell>
          <table:table-cell office:value-type="float" office:value="-14.971" calcext:value-type="float">
            <text:p>-14.971</text:p>
          </table:table-cell>
          <table:table-cell office:value-type="float" office:value="-13.961" calcext:value-type="float">
            <text:p>-13.961</text:p>
          </table:table-cell>
          <table:table-cell office:value-type="float" office:value="-13.147" calcext:value-type="float">
            <text:p>-13.147</text:p>
          </table:table-cell>
          <table:table-cell office:value-type="float" office:value="-12.438" calcext:value-type="float">
            <text:p>-12.43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52</text:p>
          </table:table-cell>
          <table:table-cell office:value-type="string" calcext:value-type="string">
            <text:p>CSH_1.6</text:p>
          </table:table-cell>
          <table:table-cell office:value-type="string" calcext:value-type="string">
            <text:p>(CaO)8/5(SiO2)(H2O)258/100</text:p>
          </table:table-cell>
          <table:table-cell office:value-type="float" office:value="84.68" calcext:value-type="float">
            <text:p>84.68</text:p>
          </table:table-cell>
          <table:table-cell office:value-type="float" office:value="-30.165" calcext:value-type="float">
            <text:p>-30.165</text:p>
          </table:table-cell>
          <table:table-cell office:value-type="float" office:value="-28.002" calcext:value-type="float">
            <text:p>-28.002</text:p>
          </table:table-cell>
          <table:table-cell office:value-type="float" office:value="-25.589" calcext:value-type="float">
            <text:p>-25.589</text:p>
          </table:table-cell>
          <table:table-cell office:value-type="float" office:value="-23.466" calcext:value-type="float">
            <text:p>-23.466</text:p>
          </table:table-cell>
          <table:table-cell office:value-type="float" office:value="-21.458" calcext:value-type="float">
            <text:p>-21.458</text:p>
          </table:table-cell>
          <table:table-cell office:value-type="float" office:value="-19.923" calcext:value-type="float">
            <text:p>-19.923</text:p>
          </table:table-cell>
          <table:table-cell office:value-type="float" office:value="-18.684" calcext:value-type="float">
            <text:p>-18.684</text:p>
          </table:table-cell>
          <table:table-cell office:value-type="float" office:value="-17.611" calcext:value-type="float">
            <text:p>-17.61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45</text:p>
          </table:table-cell>
          <table:table-cell office:value-type="string" calcext:value-type="string">
            <text:p>Cristobalite,alpha</text:p>
          </table:table-cell>
          <table:table-cell office:value-type="string" calcext:value-type="string">
            <text:p>SiO2</text:p>
          </table:table-cell>
          <table:table-cell office:value-type="float" office:value="25.74" calcext:value-type="float">
            <text:p>25.74</text:p>
          </table:table-cell>
          <table:table-cell office:value-type="float" office:value="3.427" calcext:value-type="float">
            <text:p>3.427</text:p>
          </table:table-cell>
          <table:table-cell office:value-type="float" office:value="3.163" calcext:value-type="float">
            <text:p>3.163</text:p>
          </table:table-cell>
          <table:table-cell office:value-type="float" office:value="2.858" calcext:value-type="float">
            <text:p>2.858</text:p>
          </table:table-cell>
          <table:table-cell office:value-type="float" office:value="2.577" calcext:value-type="float">
            <text:p>2.577</text:p>
          </table:table-cell>
          <table:table-cell office:value-type="float" office:value="2.296" calcext:value-type="float">
            <text:p>2.296</text:p>
          </table:table-cell>
          <table:table-cell office:value-type="float" office:value="2.069" calcext:value-type="float">
            <text:p>2.069</text:p>
          </table:table-cell>
          <table:table-cell office:value-type="float" office:value="1.88" calcext:value-type="float">
            <text:p>1.88</text:p>
          </table:table-cell>
          <table:table-cell office:value-type="float" office:value="1.716" calcext:value-type="float">
            <text:p>1.71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46</text:p>
          </table:table-cell>
          <table:table-cell office:value-type="string" calcext:value-type="string">
            <text:p>Cristobalite,beta</text:p>
          </table:table-cell>
          <table:table-cell office:value-type="string" calcext:value-type="string">
            <text:p>SiO2</text:p>
          </table:table-cell>
          <table:table-cell office:value-type="float" office:value="27.44" calcext:value-type="float">
            <text:p>27.44</text:p>
          </table:table-cell>
          <table:table-cell office:value-type="float" office:value="3.379" calcext:value-type="float">
            <text:p>3.379</text:p>
          </table:table-cell>
          <table:table-cell office:value-type="float" office:value="3.107" calcext:value-type="float">
            <text:p>3.107</text:p>
          </table:table-cell>
          <table:table-cell office:value-type="float" office:value="2.803" calcext:value-type="float">
            <text:p>2.803</text:p>
          </table:table-cell>
          <table:table-cell office:value-type="float" office:value="2.531" calcext:value-type="float">
            <text:p>2.531</text:p>
          </table:table-cell>
          <table:table-cell office:value-type="float" office:value="2.266" calcext:value-type="float">
            <text:p>2.266</text:p>
          </table:table-cell>
          <table:table-cell office:value-type="float" office:value="2.055" calcext:value-type="float">
            <text:p>2.055</text:p>
          </table:table-cell>
          <table:table-cell office:value-type="float" office:value="1.879" calcext:value-type="float">
            <text:p>1.879</text:p>
          </table:table-cell>
          <table:table-cell office:value-type="float" office:value="1.726" calcext:value-type="float">
            <text:p>1.72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!MIN</text:p>
          </table:table-cell>
          <table:table-cell office:value-type="string" calcext:value-type="string">
            <text:p>_0272</text:p>
          </table:table-cell>
          <table:table-cell office:value-type="string" calcext:value-type="string">
            <text:p>Jennite</text:p>
          </table:table-cell>
          <table:table-cell office:value-type="string" calcext:value-type="string">
            <text:p>Ca9Si6H22O32</text:p>
          </table:table-cell>
          <table:table-cell office:value-type="float" office:value="456.4" calcext:value-type="float">
            <text:p>456.4</text:p>
          </table:table-cell>
          <table:table-cell office:value-type="float" office:value="-159.514" calcext:value-type="float">
            <text:p>-159.514</text:p>
          </table:table-cell>
          <table:table-cell office:value-type="float" office:value="-147.338" calcext:value-type="float">
            <text:p>-147.338</text:p>
          </table:table-cell>
          <table:table-cell office:value-type="float" office:value="-133.699" calcext:value-type="float">
            <text:p>-133.699</text:p>
          </table:table-cell>
          <table:table-cell office:value-type="float" office:value="-121.632" calcext:value-type="float">
            <text:p>-121.632</text:p>
          </table:table-cell>
          <table:table-cell office:value-type="float" office:value="-110.139" calcext:value-type="float">
            <text:p>-110.139</text:p>
          </table:table-cell>
          <table:table-cell office:value-type="float" office:value="-101.278" calcext:value-type="float">
            <text:p>-101.278</text:p>
          </table:table-cell>
          <table:table-cell office:value-type="float" office:value="-94.076" calcext:value-type="float">
            <text:p>-94.076</text:p>
          </table:table-cell>
          <table:table-cell office:value-type="float" office:value="-87.799" calcext:value-type="float">
            <text:p>-87.79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377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CaSi2O4(OH)2(H2O)</text:p>
          </table:table-cell>
          <table:table-cell office:value-type="float" office:value="94.77" calcext:value-type="float">
            <text:p>94.77</text:p>
          </table:table-cell>
          <table:table-cell office:value-type="float" office:value="-9.852" calcext:value-type="float">
            <text:p>-9.852</text:p>
          </table:table-cell>
          <table:table-cell office:value-type="float" office:value="-9.179" calcext:value-type="float">
            <text:p>-9.179</text:p>
          </table:table-cell>
          <table:table-cell office:value-type="float" office:value="-8.478" calcext:value-type="float">
            <text:p>-8.478</text:p>
          </table:table-cell>
          <table:table-cell office:value-type="float" office:value="-7.916" calcext:value-type="float">
            <text:p>-7.916</text:p>
          </table:table-cell>
          <table:table-cell office:value-type="float" office:value="-7.444" calcext:value-type="float">
            <text:p>-7.444</text:p>
          </table:table-cell>
          <table:table-cell office:value-type="float" office:value="-7.124" calcext:value-type="float">
            <text:p>-7.124</text:p>
          </table:table-cell>
          <table:table-cell office:value-type="float" office:value="-6.887" calcext:value-type="float">
            <text:p>-6.887</text:p>
          </table:table-cell>
          <table:table-cell office:value-type="float" office:value="-6.679" calcext:value-type="float">
            <text:p>-6.67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409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33.056" calcext:value-type="float">
            <text:p>33.056</text:p>
          </table:table-cell>
          <table:table-cell office:value-type="float" office:value="-24.905" calcext:value-type="float">
            <text:p>-24.905</text:p>
          </table:table-cell>
          <table:table-cell office:value-type="float" office:value="-22.812" calcext:value-type="float">
            <text:p>-22.812</text:p>
          </table:table-cell>
          <table:table-cell office:value-type="float" office:value="-20.429" calcext:value-type="float">
            <text:p>-20.429</text:p>
          </table:table-cell>
          <table:table-cell office:value-type="float" office:value="-18.271" calcext:value-type="float">
            <text:p>-18.271</text:p>
          </table:table-cell>
          <table:table-cell office:value-type="float" office:value="-16.158" calcext:value-type="float">
            <text:p>-16.158</text:p>
          </table:table-cell>
          <table:table-cell office:value-type="float" office:value="-14.481" calcext:value-type="float">
            <text:p>-14.481</text:p>
          </table:table-cell>
          <table:table-cell office:value-type="float" office:value="-13.09" calcext:value-type="float">
            <text:p>-13.09</text:p>
          </table:table-cell>
          <table:table-cell office:value-type="float" office:value="-11.876" calcext:value-type="float">
            <text:p>-11.87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421</text:p>
          </table:table-cell>
          <table:table-cell office:value-type="string" calcext:value-type="string">
            <text:p>Quartz,alpha</text:p>
          </table:table-cell>
          <table:table-cell office:value-type="string" calcext:value-type="string">
            <text:p>SiO2</text:p>
          </table:table-cell>
          <table:table-cell office:value-type="float" office:value="22.69" calcext:value-type="float">
            <text:p>22.69</text:p>
          </table:table-cell>
          <table:table-cell office:value-type="float" office:value="4.079" calcext:value-type="float">
            <text:p>4.079</text:p>
          </table:table-cell>
          <table:table-cell office:value-type="float" office:value="3.74" calcext:value-type="float">
            <text:p>3.74</text:p>
          </table:table-cell>
          <table:table-cell office:value-type="float" office:value="3.349" calcext:value-type="float">
            <text:p>3.349</text:p>
          </table:table-cell>
          <table:table-cell office:value-type="float" office:value="2.991" calcext:value-type="float">
            <text:p>2.991</text:p>
          </table:table-cell>
          <table:table-cell office:value-type="float" office:value="2.635" calcext:value-type="float">
            <text:p>2.635</text:p>
          </table:table-cell>
          <table:table-cell office:value-type="float" office:value="2.351" calcext:value-type="float">
            <text:p>2.351</text:p>
          </table:table-cell>
          <table:table-cell office:value-type="float" office:value="2.117" calcext:value-type="float">
            <text:p>2.117</text:p>
          </table:table-cell>
          <table:table-cell office:value-type="float" office:value="1.918" calcext:value-type="float">
            <text:p>1.91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422</text:p>
          </table:table-cell>
          <table:table-cell office:value-type="string" calcext:value-type="string">
            <text:p>Quartz,beta</text:p>
          </table:table-cell>
          <table:table-cell office:value-type="string" calcext:value-type="string">
            <text:p>SiO2</text:p>
          </table:table-cell>
          <table:table-cell office:value-type="float" office:value="23.09" calcext:value-type="float">
            <text:p>23.09</text:p>
          </table:table-cell>
          <table:table-cell table:number-columns-repeated="8" office:value-type="float" office:value="3.079" calcext:value-type="float">
            <text:p>3.07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!MIN</text:p>
          </table:table-cell>
          <table:table-cell office:value-type="string" calcext:value-type="string">
            <text:p>_0499</text:p>
          </table:table-cell>
          <table:table-cell office:value-type="string" calcext:value-type="string">
            <text:p>Tobermorite_11A</text:p>
          </table:table-cell>
          <table:table-cell office:value-type="string" calcext:value-type="string">
            <text:p>((Ca5Si6)2O23(OH)22)/2</text:p>
          </table:table-cell>
          <table:table-cell office:value-type="float" office:value="286.19" calcext:value-type="float">
            <text:p>286.19</text:p>
          </table:table-cell>
          <table:table-cell office:value-type="float" office:value="-71.584" calcext:value-type="float">
            <text:p>-71.584</text:p>
          </table:table-cell>
          <table:table-cell office:value-type="float" office:value="-65.578" calcext:value-type="float">
            <text:p>-65.578</text:p>
          </table:table-cell>
          <table:table-cell office:value-type="float" office:value="-58.782" calcext:value-type="float">
            <text:p>-58.782</text:p>
          </table:table-cell>
          <table:table-cell office:value-type="float" office:value="-52.693" calcext:value-type="float">
            <text:p>-52.693</text:p>
          </table:table-cell>
          <table:table-cell office:value-type="float" office:value="-46.806" calcext:value-type="float">
            <text:p>-46.806</text:p>
          </table:table-cell>
          <table:table-cell office:value-type="float" office:value="-42.186" calcext:value-type="float">
            <text:p>-42.186</text:p>
          </table:table-cell>
          <table:table-cell office:value-type="float" office:value="-38.364" calcext:value-type="float">
            <text:p>-38.364</text:p>
          </table:table-cell>
          <table:table-cell office:value-type="float" office:value="-34.978" calcext:value-type="float">
            <text:p>-34.97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!MIN</text:p>
          </table:table-cell>
          <table:table-cell office:value-type="string" calcext:value-type="string">
            <text:p>_0500</text:p>
          </table:table-cell>
          <table:table-cell office:value-type="string" calcext:value-type="string">
            <text:p>Tobermorite_14A</text:p>
          </table:table-cell>
          <table:table-cell office:value-type="string" calcext:value-type="string">
            <text:p>((Ca5Si6)2O13(OH)42)/2</text:p>
          </table:table-cell>
          <table:table-cell office:value-type="float" office:value="351.3" calcext:value-type="float">
            <text:p>351.3</text:p>
          </table:table-cell>
          <table:table-cell office:value-type="float" office:value="-67.941" calcext:value-type="float">
            <text:p>-67.941</text:p>
          </table:table-cell>
          <table:table-cell office:value-type="float" office:value="-62.944" calcext:value-type="float">
            <text:p>-62.944</text:p>
          </table:table-cell>
          <table:table-cell office:value-type="float" office:value="-57.397" calcext:value-type="float">
            <text:p>-57.397</text:p>
          </table:table-cell>
          <table:table-cell office:value-type="float" office:value="-52.554" calcext:value-type="float">
            <text:p>-52.554</text:p>
          </table:table-cell>
          <table:table-cell office:value-type="float" office:value="-48.02" calcext:value-type="float">
            <text:p>-48.02</text:p>
          </table:table-cell>
          <table:table-cell office:value-type="float" office:value="-44.581" calcext:value-type="float">
            <text:p>-44.581</text:p>
          </table:table-cell>
          <table:table-cell office:value-type="float" office:value="-41.81" calcext:value-type="float">
            <text:p>-41.81</text:p>
          </table:table-cell>
          <table:table-cell office:value-type="float" office:value="-39.376" calcext:value-type="float">
            <text:p>-39.37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522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office:value-type="float" office:value="256.9" calcext:value-type="float">
            <text:p>256.9</text:p>
          </table:table-cell>
          <table:table-cell office:value-type="float" office:value="-100.537" calcext:value-type="float">
            <text:p>-100.537</text:p>
          </table:table-cell>
          <table:table-cell office:value-type="float" office:value="-91.335" calcext:value-type="float">
            <text:p>-91.335</text:p>
          </table:table-cell>
          <table:table-cell office:value-type="float" office:value="-80.786" calcext:value-type="float">
            <text:p>-80.786</text:p>
          </table:table-cell>
          <table:table-cell office:value-type="float" office:value="-71.17" calcext:value-type="float">
            <text:p>-71.17</text:p>
          </table:table-cell>
          <table:table-cell office:value-type="float" office:value="-61.686" calcext:value-type="float">
            <text:p>-61.686</text:p>
          </table:table-cell>
          <table:table-cell office:value-type="float" office:value="-54.096" calcext:value-type="float">
            <text:p>-54.096</text:p>
          </table:table-cell>
          <table:table-cell office:value-type="float" office:value="-47.737" calcext:value-type="float">
            <text:p>-47.737</text:p>
          </table:table-cell>
          <table:table-cell office:value-type="float" office:value="-42.104" calcext:value-type="float">
            <text:p>-42.10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519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SiO3</text:p>
          </table:table-cell>
          <table:table-cell office:value-type="float" office:value="39.93" calcext:value-type="float">
            <text:p>39.93</text:p>
          </table:table-cell>
          <table:table-cell office:value-type="float" office:value="-15.44" calcext:value-type="float">
            <text:p>-15.44</text:p>
          </table:table-cell>
          <table:table-cell office:value-type="float" office:value="-14.024" calcext:value-type="float">
            <text:p>-14.024</text:p>
          </table:table-cell>
          <table:table-cell office:value-type="float" office:value="-12.404" calcext:value-type="float">
            <text:p>-12.404</text:p>
          </table:table-cell>
          <table:table-cell office:value-type="float" office:value="-10.927" calcext:value-type="float">
            <text:p>-10.927</text:p>
          </table:table-cell>
          <table:table-cell office:value-type="float" office:value="-9.467" calcext:value-type="float">
            <text:p>-9.467</text:p>
          </table:table-cell>
          <table:table-cell office:value-type="float" office:value="-8.29" calcext:value-type="float">
            <text:p>-8.29</text:p>
          </table:table-cell>
          <table:table-cell office:value-type="float" office:value="-7.293" calcext:value-type="float">
            <text:p>-7.293</text:p>
          </table:table-cell>
          <table:table-cell office:value-type="float" office:value="-6.399" calcext:value-type="float">
            <text:p>-6.399</text:p>
          </table:table-cell>
          <table:table-cell table:number-columns-repeated="243"/>
        </table:table-row>
        <table:named-expressions>
          <table:named-expression table:name="Print_Area" table:base-cell-address="$csh_blanc.$A$1" table:expression="#REF!"/>
          <table:named-expression table:name="Sheet_Title" table:base-cell-address="$csh_blanc.$A$1" table:expression="&quot;logk_csh_blanc.dtb&quot;"/>
        </table:named-expressions>
      </table:table>
      <table:table table:name="csh_blanc_vs_ctdp" table:style-name="ta1">
        <table:table-column table:style-name="co19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6" table:default-cell-style-name="Default"/>
        <table:table-column table:style-name="co19" table:number-columns-repeated="245" table:default-cell-style-name="Default"/>
        <table:table-row table:style-name="ro1">
          <table:table-cell office:value-type="string" calcext:value-type="string">
            <text:p>! logk_csh_blanc_25c.dtb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TP.TABL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TdgC 25.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Pbar 1.0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SPECIES LOGK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PARAMETERS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HAAR_etal</text:p>
          </table:table-cell>
          <table:table-cell table:number-columns-repeated="2" office:value-type="string" calcext:value-type="string">
            <text:p>H2O</text:p>
          </table:table-cell>
          <table:table-cell office:value-type="float" office:value="0" calcext:value-type="float">
            <text:p>0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028</text:p>
          </table:table-cell>
          <table:table-cell office:value-type="string" calcext:value-type="string">
            <text:p>CA+2</text:p>
          </table:table-cell>
          <table:table-cell office:value-type="string" calcext:value-type="string">
            <text:p>Ca+2</text:p>
          </table:table-cell>
          <table:table-cell office:value-type="float" office:value="0" calcext:value-type="float">
            <text:p>0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053</text:p>
          </table:table-cell>
          <table:table-cell table:number-columns-repeated="2" office:value-type="string" calcext:value-type="string">
            <text:p>H+</text:p>
          </table:table-cell>
          <table:table-cell office:value-type="float" office:value="0" calcext:value-type="float">
            <text:p>0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167</text:p>
          </table:table-cell>
          <table:table-cell office:value-type="string" calcext:value-type="string">
            <text:p>SIO2(AQ)</text:p>
          </table:table-cell>
          <table:table-cell office:value-type="string" calcext:value-type="string">
            <text:p>SiO2</text:p>
          </table:table-cell>
          <table:table-cell office:value-type="float" office:value="0" calcext:value-type="float">
            <text:p>0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021</text:p>
          </table:table-cell>
          <table:table-cell office:value-type="string" calcext:value-type="string">
            <text:p>CAOH+</text:p>
          </table:table-cell>
          <table:table-cell office:value-type="string" calcext:value-type="string">
            <text:p>CaOH+</text:p>
          </table:table-cell>
          <table:table-cell office:value-type="float" office:value="-12.833171" calcext:value-type="float">
            <text:p>-12.833171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073</text:p>
          </table:table-cell>
          <table:table-cell office:value-type="string" calcext:value-type="string">
            <text:p>HSIO3-</text:p>
          </table:table-cell>
          <table:table-cell office:value-type="string" calcext:value-type="string">
            <text:p>HSiO3-</text:p>
          </table:table-cell>
          <table:table-cell office:value-type="float" office:value="-9.5852441" calcext:value-type="float">
            <text:p>-9.5852441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137</text:p>
          </table:table-cell>
          <table:table-cell table:number-columns-repeated="2" office:value-type="string" calcext:value-type="string">
            <text:p>OH-</text:p>
          </table:table-cell>
          <table:table-cell office:value-type="float" office:value="-13.994976" calcext:value-type="float">
            <text:p>-13.994976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262</text:p>
          </table:table-cell>
          <table:table-cell office:value-type="string" calcext:value-type="string">
            <text:p>CA(HSIO3)+</text:p>
          </table:table-cell>
          <table:table-cell office:value-type="string" calcext:value-type="string">
            <text:p>CaHSiO3+</text:p>
          </table:table-cell>
          <table:table-cell office:value-type="float" office:value="-8.5751702" calcext:value-type="float">
            <text:p>-8.5751702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float" office:value="-22.34" calcext:value-type="float">
            <text:p>-22.34</text:p>
          </table:table-cell>
          <table:table-cell/>
          <table:table-cell office:value-type="float" office:value="-23.66685" calcext:value-type="float">
            <text:p>-23.66685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(CaO)6(SiO2)6(H2O)</text:p>
          </table:table-cell>
          <table:table-cell office:value-type="float" office:value="-91.34" calcext:value-type="float">
            <text:p>-91.34</text:p>
          </table:table-cell>
          <table:table-cell/>
          <table:table-cell office:value-type="float" office:value="-93.36028" calcext:value-type="float">
            <text:p>-93.36028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obermorite-14A</text:p>
          </table:table-cell>
          <table:table-cell office:value-type="string" calcext:value-type="string">
            <text:p>(CaO)5(SiO2)6(H2O)21/2</text:p>
          </table:table-cell>
          <table:table-cell office:value-type="float" office:value="-62.94" calcext:value-type="float">
            <text:p>-62.94</text:p>
          </table:table-cell>
          <table:table-cell/>
          <table:table-cell office:value-type="float" office:value="-65.31395" calcext:value-type="float">
            <text:p>-65.31395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obermorite-11A</text:p>
          </table:table-cell>
          <table:table-cell office:value-type="string" calcext:value-type="string">
            <text:p>(CaO)5(SiO2)6(H2O)11/2</text:p>
          </table:table-cell>
          <table:table-cell office:value-type="float" office:value="-65.58" calcext:value-type="float">
            <text:p>-65.58</text:p>
          </table:table-cell>
          <table:table-cell/>
          <table:table-cell office:value-type="float" office:value="-67.1178" calcext:value-type="float">
            <text:p>-67.1178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shagite</text:p>
          </table:table-cell>
          <table:table-cell office:value-type="string" calcext:value-type="string">
            <text:p>(CaO)4(SiO2)3(H2O)3/2</text:p>
          </table:table-cell>
          <table:table-cell office:value-type="float" office:value="-65.96" calcext:value-type="float">
            <text:p>-65.96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Jennite</text:p>
          </table:table-cell>
          <table:table-cell office:value-type="string" calcext:value-type="string">
            <text:p>(CaO)9(SiO2)6(H2O)11</text:p>
          </table:table-cell>
          <table:table-cell office:value-type="float" office:value="-147.33" calcext:value-type="float">
            <text:p>-147.33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(CaO)3(SiO2)2(H2O)3</text:p>
          </table:table-cell>
          <table:table-cell office:value-type="float" office:value="-49.42" calcext:value-type="float">
            <text:p>-49.42</text:p>
          </table:table-cell>
          <table:table-cell/>
          <table:table-cell office:value-type="float" office:value="-60.53235" calcext:value-type="float">
            <text:p>-60.53235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illebrandite</text:p>
          </table:table-cell>
          <table:table-cell office:value-type="string" calcext:value-type="string">
            <text:p>(CaO)2(SiO2)(H2O)7/6</text:p>
          </table:table-cell>
          <table:table-cell office:value-type="float" office:value="-36.95" calcext:value-type="float">
            <text:p>-36.95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1.6</text:p>
          </table:table-cell>
          <table:table-cell office:value-type="string" calcext:value-type="string">
            <text:p>(CaO)8/5(SiO2)(H2O)13/10</text:p>
          </table:table-cell>
          <table:table-cell office:value-type="float" office:value="-28" calcext:value-type="float">
            <text:p>-28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1.2</text:p>
          </table:table-cell>
          <table:table-cell office:value-type="string" calcext:value-type="string">
            <text:p>(CaO)6/5(SiO2)(H2O)2</text:p>
          </table:table-cell>
          <table:table-cell office:value-type="float" office:value="-19.3" calcext:value-type="float">
            <text:p>-19.3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0.8</text:p>
          </table:table-cell>
          <table:table-cell office:value-type="string" calcext:value-type="string">
            <text:p>(CaO)4/5(SiO2)(H2O)3/2</text:p>
          </table:table-cell>
          <table:table-cell office:value-type="float" office:value="-11.05" calcext:value-type="float">
            <text:p>-11.05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ruscottite</text:p>
          </table:table-cell>
          <table:table-cell office:value-type="string" calcext:value-type="string">
            <text:p>(CaO)7(SiO2)12(H2O)3</text:p>
          </table:table-cell>
          <table:table-cell office:value-type="float" office:value="-77.08" calcext:value-type="float">
            <text:p>-77.08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(CaO)(SiO2)2(H2O)3</text:p>
          </table:table-cell>
          <table:table-cell office:value-type="float" office:value="-9.18" calcext:value-type="float">
            <text:p>-9.18</text:p>
          </table:table-cell>
          <table:table-cell/>
          <table:table-cell office:value-type="float" office:value="-10.88541" calcext:value-type="float">
            <text:p>-10.88541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!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2SH,alpha</text:p>
          </table:table-cell>
          <table:table-cell office:value-type="string" calcext:value-type="string">
            <text:p>xxx</text:p>
          </table:table-cell>
          <table:table-cell office:value-type="float" office:value="-35.54" calcext:value-type="float">
            <text:p>-35.54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Jaffeite</text:p>
          </table:table-cell>
          <table:table-cell office:value-type="string" calcext:value-type="string">
            <text:p>(CaO)6(SiO2)2(H2O)3</text:p>
          </table:table-cell>
          <table:table-cell office:value-type="float" office:value="-114.06" calcext:value-type="float">
            <text:p>-114.06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-24.87963" calcext:value-type="float">
            <text:p>-24.87963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table:number-columns-repeated="2" office:value-type="string" calcext:value-type="string">
            <text:p>H2O</text:p>
          </table:table-cell>
          <table:table-cell office:value-type="float" office:value="0" calcext:value-type="float">
            <text:p>0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Quartz,alpha</text:p>
          </table:table-cell>
          <table:table-cell office:value-type="string" calcext:value-type="string">
            <text:p>SiO2</text:p>
          </table:table-cell>
          <table:table-cell office:value-type="float" office:value="3.74629" calcext:value-type="float">
            <text:p>3.74629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Cristobalite,alpha</text:p>
          </table:table-cell>
          <table:table-cell office:value-type="string" calcext:value-type="string">
            <text:p>SiO2</text:p>
          </table:table-cell>
          <table:table-cell office:value-type="float" office:value="3.18738" calcext:value-type="float">
            <text:p>3.18738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END <text:s/>SPECIE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!_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25C</text:p>
          </table:table-cell>
          <table:table-cell office:value-type="string" calcext:value-type="string">
            <text:p>50C</text:p>
          </table:table-cell>
          <table:table-cell office:value-type="string" calcext:value-type="string">
            <text:p>75C</text:p>
          </table:table-cell>
          <table:table-cell office:value-type="string" calcext:value-type="string">
            <text:p>100C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PARAMETERS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Ca3Si2O4(OH)6</text:p>
          </table:table-cell>
          <table:table-cell office:value-type="float" office:value="-65.99163" calcext:value-type="float">
            <text:p>-65.99163</text:p>
          </table:table-cell>
          <table:table-cell office:value-type="float" office:value="-60.53235" calcext:value-type="float">
            <text:p>-60.53235</text:p>
          </table:table-cell>
          <table:table-cell office:value-type="float" office:value="-55.91757" calcext:value-type="float">
            <text:p>-55.91757</text:p>
          </table:table-cell>
          <table:table-cell office:value-type="float" office:value="-51.96554" calcext:value-type="float">
            <text:p>-51.96554</text:p>
          </table:table-cell>
          <table:table-cell office:value-type="float" office:value="-48.54307" calcext:value-type="float">
            <text:p>-48.5430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office:value-type="float" office:value="-102.48481" calcext:value-type="float">
            <text:p>-102.48481</text:p>
          </table:table-cell>
          <table:table-cell office:value-type="float" office:value="-93.36028" calcext:value-type="float">
            <text:p>-93.36028</text:p>
          </table:table-cell>
          <table:table-cell office:value-type="float" office:value="-85.64723" calcext:value-type="float">
            <text:p>-85.64723</text:p>
          </table:table-cell>
          <table:table-cell office:value-type="float" office:value="-79.04189" calcext:value-type="float">
            <text:p>-79.04189</text:p>
          </table:table-cell>
          <table:table-cell office:value-type="float" office:value="-73.32164" calcext:value-type="float">
            <text:p>-73.32164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SiO3</text:p>
          </table:table-cell>
          <table:table-cell office:value-type="float" office:value="-15.44191" calcext:value-type="float">
            <text:p>-15.44191</text:p>
          </table:table-cell>
          <table:table-cell office:value-type="float" office:value="-14.01735" calcext:value-type="float">
            <text:p>-14.01735</text:p>
          </table:table-cell>
          <table:table-cell office:value-type="float" office:value="-12.81315" calcext:value-type="float">
            <text:p>-12.81315</text:p>
          </table:table-cell>
          <table:table-cell office:value-type="float" office:value="-11.78189" calcext:value-type="float">
            <text:p>-11.78189</text:p>
          </table:table-cell>
          <table:table-cell office:value-type="float" office:value="-10.88881" calcext:value-type="float">
            <text:p>-10.88881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11A</text:p>
          </table:table-cell>
          <table:table-cell office:value-type="string" calcext:value-type="string">
            <text:p>((Ca5Si6)2O23(OH)22)/2</text:p>
          </table:table-cell>
          <table:table-cell office:value-type="float" office:value="-72.89864" calcext:value-type="float">
            <text:p>-72.89864</text:p>
          </table:table-cell>
          <table:table-cell office:value-type="float" office:value="-67.1178" calcext:value-type="float">
            <text:p>-67.1178</text:p>
          </table:table-cell>
          <table:table-cell office:value-type="float" office:value="-62.23119" calcext:value-type="float">
            <text:p>-62.23119</text:p>
          </table:table-cell>
          <table:table-cell office:value-type="float" office:value="-58.04638" calcext:value-type="float">
            <text:p>-58.04638</text:p>
          </table:table-cell>
          <table:table-cell office:value-type="float" office:value="-54.42231" calcext:value-type="float">
            <text:p>-54.42231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14A</text:p>
          </table:table-cell>
          <table:table-cell office:value-type="string" calcext:value-type="string">
            <text:p>((Ca5Si6)2O13(OH)42)/2</text:p>
          </table:table-cell>
          <table:table-cell office:value-type="float" office:value="-70.19781" calcext:value-type="float">
            <text:p>-70.19781</text:p>
          </table:table-cell>
          <table:table-cell office:value-type="float" office:value="-65.31395" calcext:value-type="float">
            <text:p>-65.31395</text:p>
          </table:table-cell>
          <table:table-cell office:value-type="float" office:value="-61.18558" calcext:value-type="float">
            <text:p>-61.18558</text:p>
          </table:table-cell>
          <table:table-cell office:value-type="float" office:value="-57.65011" calcext:value-type="float">
            <text:p>-57.65011</text:p>
          </table:table-cell>
          <table:table-cell office:value-type="float" office:value="-54.58837" calcext:value-type="float">
            <text:p>-54.5883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9A</text:p>
          </table:table-cell>
          <table:table-cell office:value-type="string" calcext:value-type="string">
            <text:p>(CaO)5(SiO2)6(H2O)3</text:p>
          </table:table-cell>
          <table:table-cell office:value-type="float" office:value="-77.06929" calcext:value-type="float">
            <text:p>-77.06929</text:p>
          </table:table-cell>
          <table:table-cell office:value-type="float" office:value="-70.60354" calcext:value-type="float">
            <text:p>-70.60354</text:p>
          </table:table-cell>
          <table:table-cell office:value-type="float" office:value="-65.13799" calcext:value-type="float">
            <text:p>-65.13799</text:p>
          </table:table-cell>
          <table:table-cell office:value-type="float" office:value="-60.45737" calcext:value-type="float">
            <text:p>-60.45737</text:p>
          </table:table-cell>
          <table:table-cell office:value-type="float" office:value="-56.40393" calcext:value-type="float">
            <text:p>-56.4039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float" office:value="-25.58691" calcext:value-type="float">
            <text:p>-25.58691</text:p>
          </table:table-cell>
          <table:table-cell office:value-type="float" office:value="-23.66685" calcext:value-type="float">
            <text:p>-23.66685</text:p>
          </table:table-cell>
          <table:table-cell office:value-type="float" office:value="-22.04381" calcext:value-type="float">
            <text:p>-22.04381</text:p>
          </table:table-cell>
          <table:table-cell office:value-type="float" office:value="-20.65387" calcext:value-type="float">
            <text:p>-20.65387</text:p>
          </table:table-cell>
          <table:table-cell office:value-type="float" office:value="-19.45017" calcext:value-type="float">
            <text:p>-19.4501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CaSi2O4(OH)2(H2O)</text:p>
          </table:table-cell>
          <table:table-cell office:value-type="float" office:value="-11.59279" calcext:value-type="float">
            <text:p>-11.59279</text:p>
          </table:table-cell>
          <table:table-cell office:value-type="float" office:value="-10.88541" calcext:value-type="float">
            <text:p>-10.88541</text:p>
          </table:table-cell>
          <table:table-cell office:value-type="float" office:value="-10.28746" calcext:value-type="float">
            <text:p>-10.28746</text:p>
          </table:table-cell>
          <table:table-cell office:value-type="float" office:value="-9.77539" calcext:value-type="float">
            <text:p>-9.77539</text:p>
          </table:table-cell>
          <table:table-cell office:value-type="float" office:value="-9.33193" calcext:value-type="float">
            <text:p>-9.3319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Quartz,alpha</text:p>
          </table:table-cell>
          <table:table-cell office:value-type="string" calcext:value-type="string">
            <text:p>SiO2</text:p>
          </table:table-cell>
          <table:table-cell office:value-type="float" office:value="4.07718" calcext:value-type="float">
            <text:p>4.07718</text:p>
          </table:table-cell>
          <table:table-cell office:value-type="float" office:value="3.74629" calcext:value-type="float">
            <text:p>3.74629</text:p>
          </table:table-cell>
          <table:table-cell office:value-type="float" office:value="3.46659" calcext:value-type="float">
            <text:p>3.46659</text:p>
          </table:table-cell>
          <table:table-cell office:value-type="float" office:value="3.22706" calcext:value-type="float">
            <text:p>3.22706</text:p>
          </table:table-cell>
          <table:table-cell office:value-type="float" office:value="3.01962" calcext:value-type="float">
            <text:p>3.01962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Cristobalite,alpha</text:p>
          </table:table-cell>
          <table:table-cell office:value-type="string" calcext:value-type="string">
            <text:p>SiO2</text:p>
          </table:table-cell>
          <table:table-cell office:value-type="float" office:value="3.45738" calcext:value-type="float">
            <text:p>3.45738</text:p>
          </table:table-cell>
          <table:table-cell office:value-type="float" office:value="3.18738" calcext:value-type="float">
            <text:p>3.18738</text:p>
          </table:table-cell>
          <table:table-cell office:value-type="float" office:value="2.95914" calcext:value-type="float">
            <text:p>2.95914</text:p>
          </table:table-cell>
          <table:table-cell office:value-type="float" office:value="2.76368" calcext:value-type="float">
            <text:p>2.76368</text:p>
          </table:table-cell>
          <table:table-cell office:value-type="float" office:value="2.59441" calcext:value-type="float">
            <text:p>2.59441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-24.87963" calcext:value-type="float">
            <text:p>-24.87963</text:p>
          </table:table-cell>
          <table:table-cell office:value-type="float" office:value="-22.8" calcext:value-type="float">
            <text:p>-22.8</text:p>
          </table:table-cell>
          <table:table-cell office:value-type="float" office:value="-21.04207" calcext:value-type="float">
            <text:p>-21.04207</text:p>
          </table:table-cell>
          <table:table-cell office:value-type="float" office:value="-19.5366" calcext:value-type="float">
            <text:p>-19.5366</text:p>
          </table:table-cell>
          <table:table-cell office:value-type="float" office:value="-18.23286" calcext:value-type="float">
            <text:p>-18.23286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table:number-columns-repeated="2" office:value-type="string" calcext:value-type="string">
            <text:p>H2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office:value-type="float" office:value="-102.48481" calcext:value-type="float">
            <text:p>-102.48481</text:p>
          </table:table-cell>
          <table:table-cell office:value-type="float" office:value="-93.36028" calcext:value-type="float">
            <text:p>-93.36028</text:p>
          </table:table-cell>
          <table:table-cell office:value-type="float" office:value="-85.64723" calcext:value-type="float">
            <text:p>-85.64723</text:p>
          </table:table-cell>
          <table:table-cell office:value-type="float" office:value="-79.04189" calcext:value-type="float">
            <text:p>-79.04189</text:p>
          </table:table-cell>
          <table:table-cell office:value-type="float" office:value="-73.32164" calcext:value-type="float">
            <text:p>-73.32164</text:p>
          </table:table-cell>
          <table:table-cell table:number-columns-repeated="247"/>
        </table:table-row>
        <table:named-expressions>
          <table:named-expression table:name="Print_Area" table:base-cell-address="$csh_blanc_vs_ctdp.$A$1" table:expression="#REF!"/>
          <table:named-expression table:name="Sheet_Title" table:base-cell-address="$csh_blanc_vs_ctdp.$A$1" table:expression="&quot;logk_csh_blanc_25c.dtb&quot;"/>
        </table:named-expressions>
      </table:table>
      <table:table table:name="logk_jensen-2014_" table:style-name="ta1">
        <table:table-column table:style-name="co32" table:default-cell-style-name="Default"/>
        <table:table-column table:style-name="co1" table:number-columns-repeated="2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!Jensen_2014_CMS_Framework for reactive mass transpo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P.TA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dgC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ar</text:p>
          </table:table-cell>
          <table:table-cell office:value-type="float" office:value="1.01325" calcext:value-type="float">
            <text:p>1.01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LV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 H2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0.997062" calcext:value-type="float">
            <text:p>0.9970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s</text:p>
          </table:table-cell>
          <table:table-cell office:value-type="float" office:value="78.2452" calcext:value-type="float">
            <text:p>78.2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HA</text:p>
          </table:table-cell>
          <table:table-cell office:value-type="float" office:value="0.511381" calcext:value-type="float">
            <text:p>0.5113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HB</text:p>
          </table:table-cell>
          <table:table-cell office:value-type="float" office:value="0.328784" calcext:value-type="float">
            <text:p>0.328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DOT</text:p>
          </table:table-cell>
          <table:table-cell office:value-type="float" office:value="0.041" calcext:value-type="float">
            <text:p>0.0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HAAR_etal</text:p>
          </table:table-cell>
          <table:table-cell office:value-type="string" calcext:value-type="string">
            <text:p>H2O</text:p>
          </table:table-cell>
          <table:table-cell office:value-type="string" calcext:value-type="string">
            <text:p>H(2)O(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ALOO-</text:p>
          </table:table-cell>
          <table:table-cell office:value-type="string" calcext:value-type="string">
            <text:p>AL(1)O(2)-(1)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O3-2</text:p>
          </table:table-cell>
          <table:table-cell office:value-type="string" calcext:value-type="string">
            <text:p>C(1)O(3)-(2)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A+2</text:p>
          </table:table-cell>
          <table:table-cell office:value-type="string" calcext:value-type="string">
            <text:p>CA(1)+(2)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L-</text:p>
          </table:table-cell>
          <table:table-cell office:value-type="string" calcext:value-type="string">
            <text:p>CL(1)-(1)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H+</text:p>
          </table:table-cell>
          <table:table-cell office:value-type="string" calcext:value-type="string">
            <text:p>H(1)+(1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FEO2-</text:p>
          </table:table-cell>
          <table:table-cell office:value-type="string" calcext:value-type="string">
            <text:p>FE(1)O(2)-(1)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MG+2</text:p>
          </table:table-cell>
          <table:table-cell office:value-type="string" calcext:value-type="string">
            <text:p>MG(1)+(2)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NA+</text:p>
          </table:table-cell>
          <table:table-cell office:value-type="string" calcext:value-type="string">
            <text:p>NA(1)+(1)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SIO2(AQ)</text:p>
          </table:table-cell>
          <table:table-cell office:value-type="string" calcext:value-type="string">
            <text:p>SI(1)O(2)+(0)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AL+3</text:p>
          </table:table-cell>
          <table:table-cell office:value-type="string" calcext:value-type="string">
            <text:p>AL(1)+(3)</text:p>
          </table:table-cell>
          <table:table-cell office:value-type="float" office:value="4.4" calcext:value-type="float">
            <text:p>4.4</text:p>
          </table:table-cell>
          <table:table-cell office:value-type="float" office:value="22.188788" calcext:value-type="float">
            <text:p>22.188788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ALO+</text:p>
          </table:table-cell>
          <table:table-cell office:value-type="string" calcext:value-type="string">
            <text:p>AL(1)O(1)+(1)</text:p>
          </table:table-cell>
          <table:table-cell office:value-type="float" office:value="2.9" calcext:value-type="float">
            <text:p>2.9</text:p>
          </table:table-cell>
          <table:table-cell office:value-type="float" office:value="11.854515" calcext:value-type="float">
            <text:p>11.854515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ALOH+2</text:p>
          </table:table-cell>
          <table:table-cell office:value-type="string" calcext:value-type="string">
            <text:p>AL(1)O(1)H(1)+(2)</text:p>
          </table:table-cell>
          <table:table-cell office:value-type="float" office:value="4" calcext:value-type="float">
            <text:p>4</text:p>
          </table:table-cell>
          <table:table-cell office:value-type="float" office:value="17.195892" calcext:value-type="float">
            <text:p>17.195892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ALOOH(AQ)</text:p>
          </table:table-cell>
          <table:table-cell office:value-type="string" calcext:value-type="string">
            <text:p>H(1)AL(1)O(2)+(0)</text:p>
          </table:table-cell>
          <table:table-cell office:value-type="float" office:value="3.7" calcext:value-type="float">
            <text:p>3.7</text:p>
          </table:table-cell>
          <table:table-cell office:value-type="float" office:value="6.6021367" calcext:value-type="float">
            <text:p>6.6021367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AOH+</text:p>
          </table:table-cell>
          <table:table-cell office:value-type="string" calcext:value-type="string">
            <text:p>CA(1)O(1)H(1)+(1)</text:p>
          </table:table-cell>
          <table:table-cell office:value-type="float" office:value="3.5" calcext:value-type="float">
            <text:p>3.5</text:p>
          </table:table-cell>
          <table:table-cell office:value-type="float" office:value="-12.825742" calcext:value-type="float">
            <text:p>-12.825742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O2(AQ)</text:p>
          </table:table-cell>
          <table:table-cell office:value-type="string" calcext:value-type="string">
            <text:p>C(1)O(2)+(0)</text:p>
          </table:table-cell>
          <table:table-cell office:value-type="float" office:value="3.7" calcext:value-type="float">
            <text:p>3.7</text:p>
          </table:table-cell>
          <table:table-cell office:value-type="float" office:value="16.66593" calcext:value-type="float">
            <text:p>16.66593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AHCO3+</text:p>
          </table:table-cell>
          <table:table-cell office:value-type="string" calcext:value-type="string">
            <text:p>CA(1)H(1)C(1)O(3)+(1)</text:p>
          </table:table-cell>
          <table:table-cell office:value-type="float" office:value="3.8" calcext:value-type="float">
            <text:p>3.8</text:p>
          </table:table-cell>
          <table:table-cell office:value-type="float" office:value="11.375436" calcext:value-type="float">
            <text:p>11.375436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ACL+</text:p>
          </table:table-cell>
          <table:table-cell office:value-type="string" calcext:value-type="string">
            <text:p>CA(1)CL(1)+(1)</text:p>
          </table:table-cell>
          <table:table-cell office:value-type="float" office:value="3.4" calcext:value-type="float">
            <text:p>3.4</text:p>
          </table:table-cell>
          <table:table-cell office:value-type="float" office:value="-0.29246841" calcext:value-type="float">
            <text:p>-0.29246841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ACL2(AQ)</text:p>
          </table:table-cell>
          <table:table-cell office:value-type="string" calcext:value-type="string">
            <text:p>CA(1)CL(2)+(0)</text:p>
          </table:table-cell>
          <table:table-cell office:value-type="float" office:value="3.7" calcext:value-type="float">
            <text:p>3.7</text:p>
          </table:table-cell>
          <table:table-cell office:value-type="float" office:value="-0.64357676" calcext:value-type="float">
            <text:p>-0.64357676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HCO3-</text:p>
          </table:table-cell>
          <table:table-cell office:value-type="string" calcext:value-type="string">
            <text:p>H(1)C(1)O(3)-(1)</text:p>
          </table:table-cell>
          <table:table-cell office:value-type="float" office:value="4.2" calcext:value-type="float">
            <text:p>4.2</text:p>
          </table:table-cell>
          <table:table-cell office:value-type="float" office:value="10.328712" calcext:value-type="float">
            <text:p>10.328712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HSIO3-</text:p>
          </table:table-cell>
          <table:table-cell office:value-type="string" calcext:value-type="string">
            <text:p>H(1)SI(1)O(3)-(1)</text:p>
          </table:table-cell>
          <table:table-cell office:value-type="float" office:value="3.5" calcext:value-type="float">
            <text:p>3.5</text:p>
          </table:table-cell>
          <table:table-cell office:value-type="float" office:value="-9.5778145" calcext:value-type="float">
            <text:p>-9.5778145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FE+3</text:p>
          </table:table-cell>
          <table:table-cell office:value-type="string" calcext:value-type="string">
            <text:p>FE(1)+(3)</text:p>
          </table:table-cell>
          <table:table-cell office:value-type="float" office:value="4.5" calcext:value-type="float">
            <text:p>4.5</text:p>
          </table:table-cell>
          <table:table-cell office:value-type="float" office:value="21.605319" calcext:value-type="float">
            <text:p>21.605319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FEOH+2</text:p>
          </table:table-cell>
          <table:table-cell office:value-type="string" calcext:value-type="string">
            <text:p>FE(1)O(1)H(1)+(2)</text:p>
          </table:table-cell>
          <table:table-cell office:value-type="float" office:value="4.2" calcext:value-type="float">
            <text:p>4.2</text:p>
          </table:table-cell>
          <table:table-cell office:value-type="float" office:value="19.408088" calcext:value-type="float">
            <text:p>19.408088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FEO+</text:p>
          </table:table-cell>
          <table:table-cell office:value-type="string" calcext:value-type="string">
            <text:p>FE(1)O(1)+(1)</text:p>
          </table:table-cell>
          <table:table-cell office:value-type="float" office:value="3.1" calcext:value-type="float">
            <text:p>3.1</text:p>
          </table:table-cell>
          <table:table-cell office:value-type="float" office:value="15.962984" calcext:value-type="float">
            <text:p>15.962984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HFEO2(AQ)</text:p>
          </table:table-cell>
          <table:table-cell office:value-type="string" calcext:value-type="string">
            <text:p>H(1)FE(1)O(2)+(0)</text:p>
          </table:table-cell>
          <table:table-cell office:value-type="float" office:value="3.7" calcext:value-type="float">
            <text:p>3.7</text:p>
          </table:table-cell>
          <table:table-cell office:value-type="float" office:value="9.6023089" calcext:value-type="float">
            <text:p>9.6023089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MG(CO3)(AQ)</text:p>
          </table:table-cell>
          <table:table-cell office:value-type="string" calcext:value-type="string">
            <text:p>MG(1)C(1)O(3)+(0)</text:p>
          </table:table-cell>
          <table:table-cell office:value-type="float" office:value="3.7" calcext:value-type="float">
            <text:p>3.7</text:p>
          </table:table-cell>
          <table:table-cell office:value-type="float" office:value="2.9789125" calcext:value-type="float">
            <text:p>2.9789125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MG(HCO3)+</text:p>
          </table:table-cell>
          <table:table-cell office:value-type="string" calcext:value-type="string">
            <text:p>MG(1)H(1)C(1)O(3)+(1)</text:p>
          </table:table-cell>
          <table:table-cell office:value-type="float" office:value="3.3" calcext:value-type="float">
            <text:p>3.3</text:p>
          </table:table-cell>
          <table:table-cell office:value-type="float" office:value="11.364441" calcext:value-type="float">
            <text:p>11.364441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MGCL+</text:p>
          </table:table-cell>
          <table:table-cell office:value-type="string" calcext:value-type="string">
            <text:p>MG(1)CL(1)+(1)</text:p>
          </table:table-cell>
          <table:table-cell office:value-type="float" office:value="3" calcext:value-type="float">
            <text:p>3</text:p>
          </table:table-cell>
          <table:table-cell office:value-type="float" office:value="-0.13487322" calcext:value-type="float">
            <text:p>-0.13487322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MGOH+</text:p>
          </table:table-cell>
          <table:table-cell office:value-type="string" calcext:value-type="string">
            <text:p>MG(1)O(1)H(1)+(1)</text:p>
          </table:table-cell>
          <table:table-cell office:value-type="float" office:value="3" calcext:value-type="float">
            <text:p>3</text:p>
          </table:table-cell>
          <table:table-cell office:value-type="float" office:value="-11.674931" calcext:value-type="float">
            <text:p>-11.674931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NACL(AQ)</text:p>
          </table:table-cell>
          <table:table-cell office:value-type="string" calcext:value-type="string">
            <text:p>NA(1)CL(1)+(0)</text:p>
          </table:table-cell>
          <table:table-cell office:value-type="float" office:value="3.7" calcext:value-type="float">
            <text:p>3.7</text:p>
          </table:table-cell>
          <table:table-cell office:value-type="float" office:value="-0.7769817" calcext:value-type="float">
            <text:p>-0.7769817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NAHSIO3(AQ)</text:p>
          </table:table-cell>
          <table:table-cell office:value-type="string" calcext:value-type="string">
            <text:p>NA(1)H(1)SI(1)O(3)+(0)</text:p>
          </table:table-cell>
          <table:table-cell office:value-type="float" office:value="3.7" calcext:value-type="float">
            <text:p>3.7</text:p>
          </table:table-cell>
          <table:table-cell office:value-type="float" office:value="-7.7467796" calcext:value-type="float">
            <text:p>-7.7467796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NAOH(AQ)</text:p>
          </table:table-cell>
          <table:table-cell office:value-type="string" calcext:value-type="string">
            <text:p>NA(1)O(1)H(1)+(0)</text:p>
          </table:table-cell>
          <table:table-cell office:value-type="float" office:value="3.7" calcext:value-type="float">
            <text:p>3.7</text:p>
          </table:table-cell>
          <table:table-cell office:value-type="float" office:value="-14.197186" calcext:value-type="float">
            <text:p>-14.197186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OH-</text:p>
          </table:table-cell>
          <table:table-cell office:value-type="string" calcext:value-type="string">
            <text:p>O(1)H(1)-(1)</text:p>
          </table:table-cell>
          <table:table-cell office:value-type="float" office:value="3.3" calcext:value-type="float">
            <text:p>3.3</text:p>
          </table:table-cell>
          <table:table-cell office:value-type="float" office:value="-13.987547" calcext:value-type="float">
            <text:p>-13.987547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HCL(AQ)</text:p>
          </table:table-cell>
          <table:table-cell office:value-type="string" calcext:value-type="string">
            <text:p>H(1)CL(1)</text:p>
          </table:table-cell>
          <table:table-cell office:value-type="float" office:value="3.7" calcext:value-type="float">
            <text:p>3.7</text:p>
          </table:table-cell>
          <table:table-cell office:value-type="float" office:value="-0.7102788" calcext:value-type="float">
            <text:p>-0.7102788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ACO3(AQ)</text:p>
          </table:table-cell>
          <table:table-cell office:value-type="string" calcext:value-type="string">
            <text:p>CA(1)C(1)O(3)+(0)</text:p>
          </table:table-cell>
          <table:table-cell office:value-type="float" office:value="3.7" calcext:value-type="float">
            <text:p>3.7</text:p>
          </table:table-cell>
          <table:table-cell office:value-type="float" office:value="3.327088" calcext:value-type="float">
            <text:p>3.327088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FECL+2</text:p>
          </table:table-cell>
          <table:table-cell office:value-type="string" calcext:value-type="string">
            <text:p>FE(1)CL(1)+(2)</text:p>
          </table:table-cell>
          <table:table-cell office:value-type="float" office:value="4" calcext:value-type="float">
            <text:p>4</text:p>
          </table:table-cell>
          <table:table-cell office:value-type="float" office:value="23.085247" calcext:value-type="float">
            <text:p>23.085247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MG(HSIO3)+</text:p>
          </table:table-cell>
          <table:table-cell office:value-type="string" calcext:value-type="string">
            <text:p>MG(1)H(1)SI(1)O(3)+(1)</text:p>
          </table:table-cell>
          <table:table-cell office:value-type="float" office:value="2.9" calcext:value-type="float">
            <text:p>2.9</text:p>
          </table:table-cell>
          <table:table-cell office:value-type="float" office:value="-8.3177873" calcext:value-type="float">
            <text:p>-8.3177873</text:p>
          </table:table-cell>
          <table:table-cell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A(HSIO3)+</text:p>
          </table:table-cell>
          <table:table-cell office:value-type="string" calcext:value-type="string">
            <text:p>CA(1)H(1)SI(1)O(3)+(1)</text:p>
          </table:table-cell>
          <table:table-cell office:value-type="float" office:value="3.3" calcext:value-type="float">
            <text:p>3.3</text:p>
          </table:table-cell>
          <table:table-cell office:value-type="float" office:value="-8.5677406" calcext:value-type="float">
            <text:p>-8.5677406</text:p>
          </table:table-cell>
          <table:table-cell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MULA SCFOR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2700" calcext:value-type="float">
            <text:p>2700</text:p>
          </table:table-cell>
          <table:table-cell office:value-type="float" office:value="-22.799" calcext:value-type="float">
            <text:p>-22.799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Silica_am</text:p>
          </table:table-cell>
          <table:table-cell office:value-type="string" calcext:value-type="string">
            <text:p>SiO2</text:p>
          </table:table-cell>
          <table:table-cell office:value-type="float" office:value="2700" calcext:value-type="float">
            <text:p>2700</text:p>
          </table:table-cell>
          <table:table-cell office:value-type="float" office:value="2.714" calcext:value-type="float">
            <text:p>2.714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Brucite</text:p>
          </table:table-cell>
          <table:table-cell office:value-type="string" calcext:value-type="string">
            <text:p>Mg(OH)2</text:p>
          </table:table-cell>
          <table:table-cell office:value-type="float" office:value="2700" calcext:value-type="float">
            <text:p>2700</text:p>
          </table:table-cell>
          <table:table-cell office:value-type="float" office:value="-16.839" calcext:value-type="float">
            <text:p>-16.839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Gypsum</text:p>
          </table:table-cell>
          <table:table-cell office:value-type="string" calcext:value-type="string">
            <text:p>CaSO4(H2O)2</text:p>
          </table:table-cell>
          <table:table-cell office:value-type="float" office:value="2700" calcext:value-type="float">
            <text:p>2700</text:p>
          </table:table-cell>
          <table:table-cell office:value-type="float" office:value="4.58" calcext:value-type="float">
            <text:p>4.58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CaCO3</text:p>
          </table:table-cell>
          <table:table-cell office:value-type="float" office:value="2700" calcext:value-type="float">
            <text:p>2700</text:p>
          </table:table-cell>
          <table:table-cell office:value-type="float" office:value="-1.849" calcext:value-type="float">
            <text:p>-1.849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HydrogarnetSi</text:p>
          </table:table-cell>
          <table:table-cell office:value-type="string" calcext:value-type="string">
            <text:p>Ca3Al2(SiO4)8/10(OH)88/10</text:p>
          </table:table-cell>
          <table:table-cell office:value-type="float" office:value="2700" calcext:value-type="float">
            <text:p>2700</text:p>
          </table:table-cell>
          <table:table-cell office:value-type="float" office:value="29.871" calcext:value-type="float">
            <text:p>29.871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Fe-monosulfate</text:p>
          </table:table-cell>
          <table:table-cell office:value-type="string" calcext:value-type="string">
            <text:p>Ca4Fe2(SO4)(OH)12(H2O)6</text:p>
          </table:table-cell>
          <table:table-cell office:value-type="float" office:value="2700" calcext:value-type="float">
            <text:p>2700</text:p>
          </table:table-cell>
          <table:table-cell office:value-type="float" office:value="33.203" calcext:value-type="float">
            <text:p>33.2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! C–S–H (s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TobH</text:p>
          </table:table-cell>
          <table:table-cell office:value-type="string" calcext:value-type="string">
            <text:p>(CaO)2/3(SiO2)(H2O)3/2</text:p>
          </table:table-cell>
          <table:table-cell office:value-type="float" office:value="2700" calcext:value-type="float">
            <text:p>2700</text:p>
          </table:table-cell>
          <table:table-cell office:value-type="float" office:value="-8.272" calcext:value-type="float">
            <text:p>-8.272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TobD</text:p>
          </table:table-cell>
          <table:table-cell office:value-type="string" calcext:value-type="string">
            <text:p>(CaO)5/6(SiO2)2/3(H2O)11/6</text:p>
          </table:table-cell>
          <table:table-cell office:value-type="float" office:value="2700" calcext:value-type="float">
            <text:p>2700</text:p>
          </table:table-cell>
          <table:table-cell office:value-type="float" office:value="-13.624" calcext:value-type="float">
            <text:p>-13.624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JenH</text:p>
          </table:table-cell>
          <table:table-cell office:value-type="string" calcext:value-type="string">
            <text:p>(CaO)4/3(SiO2)(H2O)13/6</text:p>
          </table:table-cell>
          <table:table-cell office:value-type="float" office:value="2700" calcext:value-type="float">
            <text:p>2700</text:p>
          </table:table-cell>
          <table:table-cell office:value-type="float" office:value="-22.173" calcext:value-type="float">
            <text:p>-22.173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JenD</text:p>
          </table:table-cell>
          <table:table-cell office:value-type="string" calcext:value-type="string">
            <text:p>(CaO)3/2(SiO2)2/3(H2O)5/2</text:p>
          </table:table-cell>
          <table:table-cell office:value-type="float" office:value="2700" calcext:value-type="float">
            <text:p>2700</text:p>
          </table:table-cell>
          <table:table-cell office:value-type="float" office:value="-28.713" calcext:value-type="float">
            <text:p>-28.71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! AFm (1) (s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2AH8</text:p>
          </table:table-cell>
          <table:table-cell office:value-type="string" calcext:value-type="string">
            <text:p>(CaO)2(Al2O3)(H2O)8</text:p>
          </table:table-cell>
          <table:table-cell office:value-type="float" office:value="2700" calcext:value-type="float">
            <text:p>2700</text:p>
          </table:table-cell>
          <table:table-cell office:value-type="float" office:value="13.562" calcext:value-type="float">
            <text:p>13.562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2FH8</text:p>
          </table:table-cell>
          <table:table-cell office:value-type="string" calcext:value-type="string">
            <text:p>(CaO)2(Fe2O3)(H2O)8</text:p>
          </table:table-cell>
          <table:table-cell office:value-type="float" office:value="2700" calcext:value-type="float">
            <text:p>2700</text:p>
          </table:table-cell>
          <table:table-cell office:value-type="float" office:value="17.602" calcext:value-type="float">
            <text:p>17.6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! AFm (2) (s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4AH13</text:p>
          </table:table-cell>
          <table:table-cell office:value-type="string" calcext:value-type="string">
            <text:p>(CaO)4(Al2O3)(H2O)13</text:p>
          </table:table-cell>
          <table:table-cell office:value-type="float" office:value="2700" calcext:value-type="float">
            <text:p>2700</text:p>
          </table:table-cell>
          <table:table-cell office:value-type="float" office:value="25.403" calcext:value-type="float">
            <text:p>25.403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4FH13</text:p>
          </table:table-cell>
          <table:table-cell office:value-type="string" calcext:value-type="string">
            <text:p>(CaO)4(Fe2O3)(H2O)13</text:p>
          </table:table-cell>
          <table:table-cell office:value-type="float" office:value="2700" calcext:value-type="float">
            <text:p>2700</text:p>
          </table:table-cell>
          <table:table-cell office:value-type="float" office:value="29.403" calcext:value-type="float">
            <text:p>29.4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!AFm (3) (s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2ASH8</text:p>
          </table:table-cell>
          <table:table-cell office:value-type="string" calcext:value-type="string">
            <text:p>(CaO)2(Al2O3)(SiO2)(H2O)8</text:p>
          </table:table-cell>
          <table:table-cell office:value-type="float" office:value="2700" calcext:value-type="float">
            <text:p>2700</text:p>
          </table:table-cell>
          <table:table-cell office:value-type="float" office:value="20.49" calcext:value-type="float">
            <text:p>20.49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2FSH8</text:p>
          </table:table-cell>
          <table:table-cell office:value-type="string" calcext:value-type="string">
            <text:p>(CaO)2(Fe2O3)(SiO2)(H2O)8</text:p>
          </table:table-cell>
          <table:table-cell office:value-type="float" office:value="2700" calcext:value-type="float">
            <text:p>2700</text:p>
          </table:table-cell>
          <table:table-cell office:value-type="float" office:value="24.8" calcext:value-type="float">
            <text:p>24.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! AFm (4) (s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4AS‾H12</text:p>
          </table:table-cell>
          <table:table-cell office:value-type="string" calcext:value-type="string">
            <text:p>(CaO)3(Al2O3)(CaSO4)(H2O)12</text:p>
          </table:table-cell>
          <table:table-cell office:value-type="float" office:value="2700" calcext:value-type="float">
            <text:p>2700</text:p>
          </table:table-cell>
          <table:table-cell office:value-type="float" office:value="27.7" calcext:value-type="float">
            <text:p>27.7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4FS‾H12</text:p>
          </table:table-cell>
          <table:table-cell office:value-type="string" calcext:value-type="string">
            <text:p>(CaO)3(Fe2O3)(CaSO4)(H2O)12</text:p>
          </table:table-cell>
          <table:table-cell office:value-type="float" office:value="2700" calcext:value-type="float">
            <text:p>2700</text:p>
          </table:table-cell>
          <table:table-cell office:value-type="float" office:value="32.02" calcext:value-type="float">
            <text:p>32.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ydrogarnets (s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3AH6</text:p>
          </table:table-cell>
          <table:table-cell office:value-type="string" calcext:value-type="string">
            <text:p>(CaO)3(Al2O3)(H2O)6</text:p>
          </table:table-cell>
          <table:table-cell office:value-type="float" office:value="2700" calcext:value-type="float">
            <text:p>2700</text:p>
          </table:table-cell>
          <table:table-cell office:value-type="float" office:value="34.07" calcext:value-type="float">
            <text:p>34.07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3FH6</text:p>
          </table:table-cell>
          <table:table-cell office:value-type="string" calcext:value-type="string">
            <text:p>(CaO)3(Fe2O3)(H2O)6</text:p>
          </table:table-cell>
          <table:table-cell office:value-type="float" office:value="2700" calcext:value-type="float">
            <text:p>2700</text:p>
          </table:table-cell>
          <table:table-cell office:value-type="float" office:value="22.46" calcext:value-type="float">
            <text:p>22.4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! AFt (1) (s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Al-Ettringite</text:p>
          </table:table-cell>
          <table:table-cell office:value-type="string" calcext:value-type="string">
            <text:p>Ca6Al2(SO4)3(OH)12(H2O)26</text:p>
          </table:table-cell>
          <table:table-cell office:value-type="float" office:value="2700" calcext:value-type="float">
            <text:p>2700</text:p>
          </table:table-cell>
          <table:table-cell office:value-type="float" office:value="44.909" calcext:value-type="float">
            <text:p>44.909</text:p>
          </table:table-cell>
          <table:table-cell office:value-type="string" calcext:value-type="string">
            <text:p>(CaO)3(Al2O3)(CaSO4)3(H2O)3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Fe-Ettringite</text:p>
          </table:table-cell>
          <table:table-cell office:value-type="string" calcext:value-type="string">
            <text:p>Ca6Fe2(SO4)3(OH)12(H2O)26</text:p>
          </table:table-cell>
          <table:table-cell office:value-type="float" office:value="2700" calcext:value-type="float">
            <text:p>2700</text:p>
          </table:table-cell>
          <table:table-cell office:value-type="float" office:value="44.008" calcext:value-type="float">
            <text:p>44.008</text:p>
          </table:table-cell>
          <table:table-cell table:style-name="ce7" office:value-type="string" calcext:value-type="string">
            <text:p>(CaO)3(Fe2O3)(CaSO4)3(H2O)3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! AFt (2) (s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Al-Ettringite</text:p>
          </table:table-cell>
          <table:table-cell office:value-type="string" calcext:value-type="string">
            <text:p>Ca6Al2(SO4)3(OH)12(H2O)26</text:p>
          </table:table-cell>
          <table:table-cell office:value-type="float" office:value="2700" calcext:value-type="float">
            <text:p>2700</text:p>
          </table:table-cell>
          <table:table-cell office:value-type="float" office:value="44.909" calcext:value-type="float">
            <text:p>44.909</text:p>
          </table:table-cell>
          <table:table-cell office:value-type="string" calcext:value-type="string">
            <text:p>(CaO)3(Al2O3)(CaSO4)3(H2O)3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Tricarboaluminate</text:p>
          </table:table-cell>
          <table:table-cell office:value-type="string" calcext:value-type="string">
            <text:p>Ca6Al2(CO3)3(OH)12(H2O)12</text:p>
          </table:table-cell>
          <table:table-cell office:value-type="float" office:value="2700" calcext:value-type="float">
            <text:p>2700</text:p>
          </table:table-cell>
          <table:table-cell office:value-type="float" office:value="46.509" calcext:value-type="float">
            <text:p>46.509</text:p>
          </table:table-cell>
          <table:table-cell office:value-type="string" calcext:value-type="string">
            <text:p>(CaO)3(Al2O3)(CaCO3)3(H2O)18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!MIN</text:p>
          </table:table-cell>
          <table:table-cell table:number-columns-repeated="6"/>
        </table:table-row>
      </table:table>
      <table:table table:name="logk_llnl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8" table:default-cell-style-name="ce8"/>
        <table:table-column table:style-name="co38" table:default-cell-style-name="ce8"/>
        <table:table-column table:style-name="co39" table:default-cell-style-name="ce8"/>
        <table:table-column table:style-name="co38" table:default-cell-style-name="ce8"/>
        <table:table-column table:style-name="co40" table:default-cell-style-name="ce8"/>
        <table:table-column table:style-name="co41" table:default-cell-style-name="ce8"/>
        <table:table-column table:style-name="co41" table:number-columns-repeated="1014" table:default-cell-style-name="Default"/>
        <table:table-row table:style-name="ro1">
          <table:table-cell office:value-type="string" calcext:value-type="string">
            <text:p>!logk_csh_lln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LOGKAN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analytic-expressions-for-logK-phreeqc2.17/llnl.dat-datab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!FITTING</text:p>
          </table:table-cell>
          <table:table-cell office:value-type="string" calcext:value-type="string">
            <text:p>PHREEQ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PARAMETER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SIS</text:p>
          </table:table-cell>
          <table:table-cell table:number-columns-repeated="2" office:value-type="string" calcext:value-type="string">
            <text:p>H2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Ca3Si2O4(OH)6</text:p>
          </table:table-cell>
          <table:table-cell office:value-type="float" office:value="18.353" calcext:value-type="float">
            <text:p>18.353</text:p>
          </table:table-cell>
          <table:table-cell office:value-type="float" office:value="0.0019014" calcext:value-type="float">
            <text:p>0.0019014</text:p>
          </table:table-cell>
          <table:table-cell office:value-type="float" office:value="18478" calcext:value-type="float">
            <text:p>18478</text:p>
          </table:table-cell>
          <table:table-cell office:value-type="float" office:value="-6.6311" calcext:value-type="float">
            <text:p>-6.6311</text:p>
          </table:table-cell>
          <table:table-cell office:value-type="float" office:value="-402270" calcext:value-type="float">
            <text:p>-4022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Cristobalite(alpha)</text:p>
          </table:table-cell>
          <table:table-cell office:value-type="string" calcext:value-type="string">
            <text:p>SiO2</text:p>
          </table:table-cell>
          <table:table-cell office:value-type="float" office:value="-11.936" calcext:value-type="float">
            <text:p>-11.936</text:p>
          </table:table-cell>
          <table:table-cell office:value-type="float" office:value="0.009052" calcext:value-type="float">
            <text:p>0.009052</text:p>
          </table:table-cell>
          <table:table-cell office:value-type="float" office:value="4370.1" calcext:value-type="float">
            <text:p>4370.1</text:p>
          </table:table-cell>
          <table:table-cell office:value-type="float" office:value="-0.11464" calcext:value-type="float">
            <text:p>-0.11464</text:p>
          </table:table-cell>
          <table:table-cell office:value-type="float" office:value="-765680" calcext:value-type="float">
            <text:p>-7656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Cristobalite(beta)</text:p>
          </table:table-cell>
          <table:table-cell office:value-type="string" calcext:value-type="string">
            <text:p>SiO2</text:p>
          </table:table-cell>
          <table:table-cell office:value-type="float" office:value="-4.7414" calcext:value-type="float">
            <text:p>-4.7414</text:p>
          </table:table-cell>
          <table:table-cell office:value-type="float" office:value="0.0097567" calcext:value-type="float">
            <text:p>0.0097567</text:p>
          </table:table-cell>
          <table:table-cell office:value-type="float" office:value="3883.1" calcext:value-type="float">
            <text:p>3883.1</text:p>
          </table:table-cell>
          <table:table-cell office:value-type="float" office:value="-2.583" calcext:value-type="float">
            <text:p>-2.583</text:p>
          </table:table-cell>
          <table:table-cell office:value-type="float" office:value="-696360" calcext:value-type="float">
            <text:p>-6963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float" office:value="-24.416" calcext:value-type="float">
            <text:p>-24.416</text:p>
          </table:table-cell>
          <table:table-cell office:value-type="float" office:value="0.014646" calcext:value-type="float">
            <text:p>0.014646</text:p>
          </table:table-cell>
          <table:table-cell office:value-type="float" office:value="16181" calcext:value-type="float">
            <text:p>16181</text:p>
          </table:table-cell>
          <table:table-cell office:value-type="float" office:value="2.3723" calcext:value-type="float">
            <text:p>2.3723</text:p>
          </table:table-cell>
          <table:table-cell office:value-type="float" office:value="-1536900" calcext:value-type="float">
            <text:p>-15369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(CaO)(SiO2)2(H2O)2</text:p>
          </table:table-cell>
          <table:table-cell office:value-type="float" office:value="-77.353" calcext:value-type="float">
            <text:p>-77.353</text:p>
          </table:table-cell>
          <table:table-cell office:value-type="float" office:value="0.015091" calcext:value-type="float">
            <text:p>0.015091</text:p>
          </table:table-cell>
          <table:table-cell office:value-type="float" office:value="13023" calcext:value-type="float">
            <text:p>13023</text:p>
          </table:table-cell>
          <table:table-cell office:value-type="float" office:value="21.337" calcext:value-type="float">
            <text:p>21.337</text:p>
          </table:table-cell>
          <table:table-cell office:value-type="float" office:value="-1183100" calcext:value-type="float">
            <text:p>-1183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-83.848" calcext:value-type="float">
            <text:p>-83.848</text:p>
          </table:table-cell>
          <table:table-cell office:value-type="float" office:value="-0.018373" calcext:value-type="float">
            <text:p>-0.018373</text:p>
          </table:table-cell>
          <table:table-cell office:value-type="float" office:value="9315.4" calcext:value-type="float">
            <text:p>9315.4</text:p>
          </table:table-cell>
          <table:table-cell office:value-type="float" office:value="32.584" calcext:value-type="float">
            <text:p>32.584</text:p>
          </table:table-cell>
          <table:table-cell office:value-type="float" office:value="145.38" calcext:value-type="float">
            <text:p>145.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Pseudowollastonite</text:p>
          </table:table-cell>
          <table:table-cell office:value-type="string" calcext:value-type="string">
            <text:p>CaSiO3</text:p>
          </table:table-cell>
          <table:table-cell office:value-type="float" office:value="26.691" calcext:value-type="float">
            <text:p>26.691</text:p>
          </table:table-cell>
          <table:table-cell office:value-type="float" office:value="0.0063323" calcext:value-type="float">
            <text:p>0.0063323</text:p>
          </table:table-cell>
          <table:table-cell office:value-type="float" office:value="5572.3" calcext:value-type="float">
            <text:p>5572.3</text:p>
          </table:table-cell>
          <table:table-cell office:value-type="float" office:value="-11.822" calcext:value-type="float">
            <text:p>-11.822</text:p>
          </table:table-cell>
          <table:table-cell office:value-type="float" office:value="-360380" calcext:value-type="float">
            <text:p>-3603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iO2</text:p>
          </table:table-cell>
          <table:table-cell office:value-type="float" office:value="0.077698" calcext:value-type="float">
            <text:p>0.077698</text:p>
          </table:table-cell>
          <table:table-cell office:value-type="float" office:value="0.010612" calcext:value-type="float">
            <text:p>0.010612</text:p>
          </table:table-cell>
          <table:table-cell office:value-type="float" office:value="3465.1" calcext:value-type="float">
            <text:p>3465.1</text:p>
          </table:table-cell>
          <table:table-cell office:value-type="float" office:value="-4.3551" calcext:value-type="float">
            <text:p>-4.3551</text:p>
          </table:table-cell>
          <table:table-cell office:value-type="float" office:value="-721380" calcext:value-type="float">
            <text:p>-7213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Tobermorite-11A</text:p>
          </table:table-cell>
          <table:table-cell office:value-type="string" calcext:value-type="string">
            <text:p>(CaO)5(SiO2)6(H2O)11/2</text:p>
          </table:table-cell>
          <table:table-cell office:value-type="float" office:value="79.123" calcext:value-type="float">
            <text:p>79.123</text:p>
          </table:table-cell>
          <table:table-cell office:value-type="float" office:value="0.03915" calcext:value-type="float">
            <text:p>0.03915</text:p>
          </table:table-cell>
          <table:table-cell office:value-type="float" office:value="29429" calcext:value-type="float">
            <text:p>29429</text:p>
          </table:table-cell>
          <table:table-cell office:value-type="float" office:value="-39.191" calcext:value-type="float">
            <text:p>-39.191</text:p>
          </table:table-cell>
          <table:table-cell office:value-type="float" office:value="-2412200" calcext:value-type="float">
            <text:p>-2412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Tobermorite-14A</text:p>
          </table:table-cell>
          <table:table-cell office:value-type="string" calcext:value-type="string">
            <text:p>(CaO)5(SiO2)6(H2O)21/2</text:p>
          </table:table-cell>
          <table:table-cell office:value-type="float" office:value="-207.89" calcext:value-type="float">
            <text:p>-207.89</text:p>
          </table:table-cell>
          <table:table-cell office:value-type="float" office:value="0.0052472" calcext:value-type="float">
            <text:p>0.0052472</text:p>
          </table:table-cell>
          <table:table-cell office:value-type="float" office:value="39698" calcext:value-type="float">
            <text:p>39698</text:p>
          </table:table-cell>
          <table:table-cell office:value-type="float" office:value="67.797" calcext:value-type="float">
            <text:p>67.797</text:p>
          </table:table-cell>
          <table:table-cell office:value-type="float" office:value="-2753200" calcext:value-type="float">
            <text:p>-2753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Tobermorite-9A</text:p>
          </table:table-cell>
          <table:table-cell office:value-type="string" calcext:value-type="string">
            <text:p>(CaO)5(SiO2)6(H2O)3</text:p>
          </table:table-cell>
          <table:table-cell office:value-type="float" office:value="-63.384" calcext:value-type="float">
            <text:p>-63.384</text:p>
          </table:table-cell>
          <table:table-cell office:value-type="float" office:value="0.011722" calcext:value-type="float">
            <text:p>0.011722</text:p>
          </table:table-cell>
          <table:table-cell office:value-type="float" office:value="38954" calcext:value-type="float">
            <text:p>38954</text:p>
          </table:table-cell>
          <table:table-cell office:value-type="float" office:value="12.268" calcext:value-type="float">
            <text:p>12.268</text:p>
          </table:table-cell>
          <table:table-cell office:value-type="float" office:value="-2868100" calcext:value-type="float">
            <text:p>-2868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SiO3</text:p>
          </table:table-cell>
          <table:table-cell office:value-type="float" office:value="30.931" calcext:value-type="float">
            <text:p>30.931</text:p>
          </table:table-cell>
          <table:table-cell office:value-type="float" office:value="0.0067466" calcext:value-type="float">
            <text:p>0.0067466</text:p>
          </table:table-cell>
          <table:table-cell office:value-type="float" office:value="5174.9" calcext:value-type="float">
            <text:p>5174.9</text:p>
          </table:table-cell>
          <table:table-cell office:value-type="float" office:value="-13.209" calcext:value-type="float">
            <text:p>-13.209</text:p>
          </table:table-cell>
          <table:table-cell office:value-type="float" office:value="-345790" calcext:value-type="float">
            <text:p>-3457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(CaO)6(SiO2)6(H2O)</text:p>
          </table:table-cell>
          <table:table-cell office:value-type="float" office:value="1608" calcext:value-type="float">
            <text:p>1608</text:p>
          </table:table-cell>
          <table:table-cell office:value-type="float" office:value="0.37309" calcext:value-type="float">
            <text:p>0.37309</text:p>
          </table:table-cell>
          <table:table-cell office:value-type="float" office:value="-22548" calcext:value-type="float">
            <text:p>-22548</text:p>
          </table:table-cell>
          <table:table-cell office:value-type="float" office:value="-627.16" calcext:value-type="float">
            <text:p>-627.16</text:p>
          </table:table-cell>
          <table:table-cell office:value-type="float" office:value="-383.46" calcext:value-type="float">
            <text:p>-383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SPECIES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entropy.J24:entropy.K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16:08:49.121493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Linux_X86_64 LibreOffice_project/30m0$Build-2</meta:generator>
    <dc:date>2017-10-18T17:01:53.944964408</dc:date>
    <meta:editing-duration>PT7H18M30S</meta:editing-duration>
    <meta:editing-cycles>17</meta:editing-cycles>
    <meta:document-statistic meta:table-count="12" meta:cell-count="5635" meta:object-count="0"/>
  </office:meta>
</office:document-meta>
</file>